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modern" style:font-pitch="fixed"/>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ejaVu Sans Mono" svg:font-family="DejaVu Sans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number text:level="1" style:num-suffix=")" style:num-format="1" text:start-value="3">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0" style:family="paragraph">
      <style:paragraph-properties fo:break-before="page"/>
      <style:text-properties style:font-name="Trebuchet MS" fo:font-weight="bold" style:font-weight-asian="bold" fo:font-size="11pt" style:font-size-asian="11pt" style:font-size-complex="11pt"/>
    </style:style>
    <style:style style:name="P2" style:parent-style-name="Standard" style:family="paragraph">
      <style:paragraph-properties fo:margin-left="0.25in">
        <style:tab-stops/>
      </style:paragraph-properties>
      <style:text-properties style:font-name="Trebuchet MS" fo:font-weight="bold" style:font-weight-asian="bold" fo:font-size="11pt" style:font-size-asian="11pt" style:font-size-complex="11pt"/>
    </style:style>
    <style:style style:name="P3" style:parent-style-name="Standard" style:family="paragraph">
      <style:paragraph-properties fo:margin-left="0.25in">
        <style:tab-stops/>
      </style:paragraph-properties>
    </style:style>
    <style:style style:name="T4" style:parent-style-name="Car.predefinitoparagrafo" style:family="text">
      <style:text-properties style:font-name="Trebuchet MS" fo:font-weight="bold" style:font-weight-asian="bold" fo:font-size="11pt" style:font-size-asian="11pt" style:font-size-complex="11pt"/>
    </style:style>
    <style:style style:name="P5" style:parent-style-name="Standard" style:family="paragraph">
      <style:paragraph-properties fo:margin-left="0.25in">
        <style:tab-stops/>
      </style:paragraph-properties>
    </style:style>
    <style:style style:name="T6" style:parent-style-name="Car.predefinitoparagrafo" style:family="text">
      <style:text-properties style:font-name="Trebuchet MS" fo:font-weight="bold" style:font-weight-asian="bold" fo:font-size="11pt" style:font-size-asian="11pt" style:font-size-complex="11pt"/>
    </style:style>
    <style:style style:name="P7" style:parent-style-name="Standard" style:family="paragraph">
      <style:paragraph-properties fo:margin-left="0.25in">
        <style:tab-stops/>
      </style:paragraph-properties>
      <style:text-properties style:font-name="Trebuchet MS" fo:font-weight="bold" style:font-weight-asian="bold" fo:font-size="11pt" style:font-size-asian="11pt" style:font-size-complex="11pt"/>
    </style:style>
    <style:style style:name="P8" style:parent-style-name="Standard" style:family="paragraph">
      <style:text-properties style:font-name="Trebuchet MS" fo:font-weight="bold" style:font-weight-asian="bold" fo:font-size="11pt" style:font-size-asian="11pt" style:font-size-complex="11pt"/>
    </style:style>
    <style:style style:name="T9" style:parent-style-name="Car.predefinitoparagrafo" style:family="text">
      <style:text-properties style:font-name="Trebuchet MS" fo:font-size="11pt" style:font-size-asian="11pt" style:font-size-complex="11pt"/>
    </style:style>
    <style:style style:name="T10" style:parent-style-name="Internetlink" style:family="text">
      <style:text-properties style:font-name="Trebuchet MS" fo:font-size="11pt" style:font-size-asian="11pt" style:font-size-complex="11pt"/>
    </style:style>
    <style:style style:name="P11" style:parent-style-name="Standard" style:family="paragraph">
      <style:text-properties style:font-name="Trebuchet MS" fo:font-size="11pt" style:font-size-asian="11pt" style:font-size-complex="11pt"/>
    </style:style>
    <style:style style:name="P12" style:parent-style-name="Standard" style:family="paragraph">
      <style:text-properties style:font-name="Trebuchet MS" fo:font-weight="bold" style:font-weight-asian="bold" fo:font-size="11pt" style:font-size-asian="11pt" style:font-size-complex="11pt"/>
    </style:style>
    <style:style style:name="P13" style:parent-style-name="Standard" style:family="paragraph">
      <style:paragraph-properties fo:margin-left="0.75in">
        <style:tab-stops/>
      </style:paragraph-properties>
      <style:text-properties style:font-name="Trebuchet MS" fo:font-weight="bold" style:font-weight-asian="bold" fo:font-size="11pt" style:font-size-asian="11pt" style:font-size-complex="11pt"/>
    </style:style>
    <style:style style:name="P14" style:parent-style-name="Standard" style:family="paragraph">
      <style:paragraph-properties fo:margin-left="0.75in">
        <style:tab-stops/>
      </style:paragraph-properties>
      <style:text-properties style:font-name="Trebuchet MS" fo:font-size="11pt" style:font-size-asian="11pt" style:font-size-complex="11pt"/>
    </style:style>
    <style:style style:name="P15" style:parent-style-name="Standard" style:family="paragraph">
      <style:paragraph-properties fo:margin-left="0.75in">
        <style:tab-stops/>
      </style:paragraph-properties>
      <style:text-properties style:font-name="Trebuchet MS" fo:font-size="11pt" style:font-size-asian="11pt" style:font-size-complex="11pt"/>
    </style:style>
    <style:style style:name="P16" style:parent-style-name="Standard" style:family="paragraph">
      <style:text-properties style:font-name="Trebuchet MS" fo:font-size="11pt" style:font-size-asian="11pt" style:font-size-complex="11pt"/>
    </style:style>
    <style:style style:name="P17" style:parent-style-name="Standard" style:family="paragraph">
      <style:text-properties style:font-name="Trebuchet MS" fo:font-size="11pt" style:font-size-asian="11pt" style:font-size-complex="11pt"/>
    </style:style>
    <style:style style:name="P18" style:parent-style-name="Standard" style:family="paragraph">
      <style:text-properties style:font-name="Trebuchet MS" fo:font-weight="bold" style:font-weight-asian="bold" fo:font-size="11pt" style:font-size-asian="11pt" style:font-size-complex="11pt"/>
    </style:style>
    <style:style style:name="T19" style:parent-style-name="Car.predefinitoparagrafo" style:family="text">
      <style:text-properties style:font-name="Trebuchet MS" fo:font-size="11pt" style:font-size-asian="11pt" style:font-size-complex="11pt"/>
    </style:style>
    <style:style style:name="T20" style:parent-style-name="Car.predefinitoparagrafo" style:family="text">
      <style:text-properties style:font-name="Trebuchet MS" style:font-name-complex="Arial" fo:font-weight="bold" style:font-weight-asian="bold" style:font-weight-complex="bold" fo:font-size="11pt" style:font-size-asian="11pt" style:font-size-complex="11pt"/>
    </style:style>
    <style:style style:name="T21" style:parent-style-name="Car.predefinitoparagrafo" style:family="text">
      <style:text-properties style:font-name="Trebuchet MS" style:font-name-complex="Arial" style:font-weight-complex="bold" fo:font-size="11pt" style:font-size-asian="11pt" style:font-size-complex="11pt"/>
    </style:style>
    <style:style style:name="T22" style:parent-style-name="Internetlink" style:family="text">
      <style:text-properties style:font-name="Trebuchet MS" style:font-name-complex="Arial" style:font-weight-complex="bold" fo:font-size="11pt" style:font-size-asian="11pt" style:font-size-complex="11pt"/>
    </style:style>
    <style:style style:name="T23" style:parent-style-name="Internetlink" style:family="text">
      <style:text-properties style:font-name="Trebuchet MS" style:font-name-complex="Arial" style:font-weight-complex="bold" fo:font-size="11pt" style:font-size-asian="11pt" style:font-size-complex="11pt"/>
    </style:style>
    <style:style style:name="T24" style:parent-style-name="Internetlink" style:family="text">
      <style:text-properties style:font-name="Trebuchet MS" style:font-name-complex="Arial" style:font-weight-complex="bold" fo:font-size="11pt" style:font-size-asian="11pt" style:font-size-complex="11pt"/>
    </style:style>
    <style:style style:name="P25" style:parent-style-name="Standard" style:family="paragraph">
      <style:text-properties style:font-name="Trebuchet MS" fo:font-size="11pt" style:font-size-asian="11pt" style:font-size-complex="11pt" fo:language="en" fo:country="US"/>
    </style:style>
    <style:style style:name="P26" style:parent-style-name="Standard" style:family="paragraph">
      <style:text-properties style:font-name="Trebuchet MS" fo:font-size="11pt" style:font-size-asian="11pt" style:font-size-complex="11pt" fo:language="en" fo:country="US"/>
    </style:style>
    <style:style style:name="P27" style:parent-style-name="Standard" style:family="paragraph">
      <style:text-properties style:font-name="Trebuchet MS" fo:font-size="11pt" style:font-size-asian="11pt" style:font-size-complex="11pt" fo:language="en" fo:country="US"/>
    </style:style>
    <style:style style:name="P28" style:parent-style-name="Standard" style:family="paragraph">
      <style:text-properties style:font-name="Trebuchet MS" fo:font-weight="bold" style:font-weight-asian="bold" fo:font-size="11pt" style:font-size-asian="11pt" style:font-size-complex="11pt"/>
    </style:style>
    <style:style style:name="T29" style:parent-style-name="Car.predefinitoparagrafo" style:family="text">
      <style:text-properties style:font-name="Trebuchet MS" fo:font-size="11pt" style:font-size-asian="11pt" style:font-size-complex="11pt"/>
    </style:style>
    <style:style style:name="T30" style:parent-style-name="Car.predefinitoparagrafo" style:family="text">
      <style:text-properties style:font-name="Trebuchet MS" fo:font-size="11pt" style:font-size-asian="11pt" style:font-size-complex="11pt"/>
    </style:style>
    <style:style style:name="T31" style:parent-style-name="Internetlink" style:family="text">
      <style:text-properties style:font-name="Trebuchet MS" fo:font-size="11pt" style:font-size-asian="11pt" style:font-size-complex="11pt"/>
    </style:style>
    <style:style style:name="P32" style:parent-style-name="Standard" style:family="paragraph">
      <style:text-properties style:font-name="Trebuchet MS" fo:font-size="11pt" style:font-size-asian="11pt" style:font-size-complex="11pt"/>
    </style:style>
    <style:style style:name="T33" style:parent-style-name="Car.predefinitoparagrafo" style:family="text">
      <style:text-properties style:font-name="Trebuchet MS" fo:font-size="11pt" style:font-size-asian="11pt" style:font-size-complex="11pt" fo:language="en" fo:country="US"/>
    </style:style>
    <style:style style:name="T34" style:parent-style-name="Internetlink" style:family="text">
      <style:text-properties style:font-name="Trebuchet MS" fo:font-style="italic" style:font-style-asian="italic" style:font-style-complex="italic" fo:font-size="11pt" style:font-size-asian="11pt" style:font-size-complex="11pt" fo:language="en" fo:country="US"/>
    </style:style>
    <style:style style:name="T35" style:parent-style-name="Car.predefinitoparagrafo" style:family="text">
      <style:text-properties style:font-name="Trebuchet MS" fo:font-size="11pt" style:font-size-asian="11pt" style:font-size-complex="11pt" fo:language="en" fo:country="US"/>
    </style:style>
    <style:style style:name="T36" style:parent-style-name="Internetlink" style:family="text">
      <style:text-properties style:font-name="Trebuchet MS" fo:font-size="11pt" style:font-size-asian="11pt" style:font-size-complex="11pt" fo:language="en" fo:country="US"/>
    </style:style>
    <style:style style:name="P37" style:parent-style-name="Standard" style:family="paragraph">
      <style:text-properties style:font-name="Trebuchet MS" fo:font-size="11pt" style:font-size-asian="11pt" style:font-size-complex="11pt"/>
    </style:style>
    <style:style style:name="P38" style:parent-style-name="Standard" style:family="paragraph">
      <style:text-properties style:font-name="Trebuchet MS" fo:font-size="11pt" style:font-size-asian="11pt" style:font-size-complex="11pt"/>
    </style:style>
    <style:style style:name="P39" style:parent-style-name="Standard" style:family="paragraph">
      <style:text-properties style:font-name="Trebuchet MS" fo:font-size="11pt" style:font-size-asian="11pt" style:font-size-complex="11pt"/>
    </style:style>
    <style:style style:name="P40" style:parent-style-name="Standard" style:family="paragraph">
      <style:text-properties style:font-name="Trebuchet MS" fo:font-size="11pt" style:font-size-asian="11pt" style:font-size-complex="11pt"/>
    </style:style>
    <style:style style:name="P41" style:parent-style-name="Standard" style:family="paragraph">
      <style:text-properties style:font-name="Trebuchet MS" fo:font-weight="bold" style:font-weight-asian="bold" fo:font-size="11pt" style:font-size-asian="11pt" style:font-size-complex="11pt"/>
    </style:style>
    <style:style style:name="P42" style:parent-style-name="Standard" style:family="paragraph">
      <style:text-properties style:font-name="Trebuchet MS" fo:font-size="11pt" style:font-size-asian="11pt" style:font-size-complex="11pt"/>
    </style:style>
    <style:style style:name="P43" style:parent-style-name="Standard" style:family="paragraph">
      <style:paragraph-properties fo:text-align="justify"/>
    </style:style>
    <style:style style:name="T44" style:parent-style-name="Car.predefinitoparagrafo" style:family="text">
      <style:text-properties style:font-name="Trebuchet MS" fo:font-size="11pt" style:font-size-asian="11pt" style:font-size-complex="11pt" fo:language="en" fo:country="US"/>
    </style:style>
    <style:style style:name="T45" style:parent-style-name="Internetlink" style:family="text">
      <style:text-properties style:font-name="Trebuchet MS" fo:font-size="11pt" style:font-size-asian="11pt" style:font-size-complex="11pt" fo:language="en" fo:country="US"/>
    </style:style>
    <style:style style:name="P46" style:parent-style-name="Standard" style:family="paragraph">
      <style:paragraph-properties fo:text-align="justify"/>
    </style:style>
    <style:style style:name="T47" style:parent-style-name="Car.predefinitoparagrafo" style:family="text">
      <style:text-properties style:font-name="Trebuchet MS" fo:font-size="11pt" style:font-size-asian="11pt" style:font-size-complex="11pt" fo:language="en" fo:country="US"/>
    </style:style>
    <style:style style:name="T48" style:parent-style-name="Car.predefinitoparagrafo" style:family="text">
      <style:text-properties style:font-name="Trebuchet MS" fo:font-size="11pt" style:font-size-asian="11pt" style:font-size-complex="11pt"/>
    </style:style>
    <style:style style:name="T49" style:parent-style-name="Internetlink" style:family="text">
      <style:text-properties style:font-name="Trebuchet MS" fo:font-size="11pt" style:font-size-asian="11pt" style:font-size-complex="11pt"/>
    </style:style>
    <style:style style:name="T50" style:parent-style-name="Internetlink" style:family="text">
      <style:text-properties style:font-name="Trebuchet MS" fo:font-size="11pt" style:font-size-asian="11pt" style:font-size-complex="11pt"/>
    </style:style>
    <style:style style:name="P51" style:parent-style-name="Standard" style:family="paragraph">
      <style:paragraph-properties fo:text-align="justify"/>
      <style:text-properties style:font-name="Trebuchet MS" fo:font-size="11pt" style:font-size-asian="11pt" style:font-size-complex="11pt"/>
    </style:style>
    <style:style style:name="P52" style:parent-style-name="Standard" style:family="paragraph">
      <style:paragraph-properties fo:text-align="justify"/>
      <style:text-properties style:font-name="Trebuchet MS" fo:font-size="11pt" style:font-size-asian="11pt" style:font-size-complex="11pt"/>
    </style:style>
    <style:style style:name="P53" style:parent-style-name="Standard" style:family="paragraph">
      <style:text-properties style:font-name="Trebuchet MS" fo:font-size="11pt" style:font-size-asian="11pt" style:font-size-complex="11pt"/>
    </style:style>
    <style:style style:name="P54" style:parent-style-name="Standard" style:family="paragraph">
      <style:text-properties style:font-name="Trebuchet MS" fo:font-weight="bold" style:font-weight-asian="bold" fo:font-size="11pt" style:font-size-asian="11pt" style:font-size-complex="11pt"/>
    </style:style>
    <style:style style:name="P55" style:parent-style-name="Standard" style:family="paragraph">
      <style:text-properties style:font-name="Trebuchet MS" fo:font-size="11pt" style:font-size-asian="11pt" style:font-size-complex="11pt"/>
    </style:style>
    <style:style style:name="P56" style:parent-style-name="Standard" style:family="paragraph">
      <style:paragraph-properties fo:text-align="justify"/>
    </style:style>
    <style:style style:name="T57" style:parent-style-name="Car.predefinitoparagrafo" style:family="text">
      <style:text-properties style:font-name="Trebuchet MS" fo:font-size="11pt" style:font-size-asian="11pt" style:font-size-complex="11pt" fo:language="en" fo:country="US"/>
    </style:style>
    <style:style style:name="T58" style:parent-style-name="Internetlink" style:family="text">
      <style:text-properties style:font-name="Trebuchet MS" fo:font-size="11pt" style:font-size-asian="11pt" style:font-size-complex="11pt" fo:language="en" fo:country="US"/>
    </style:style>
    <style:style style:name="P59" style:parent-style-name="Standard" style:family="paragraph">
      <style:paragraph-properties fo:text-align="justify"/>
    </style:style>
    <style:style style:name="T60" style:parent-style-name="Car.predefinitoparagrafo" style:family="text">
      <style:text-properties style:font-name="Trebuchet MS" fo:font-size="11pt" style:font-size-asian="11pt" style:font-size-complex="11pt"/>
    </style:style>
    <style:style style:name="T61" style:parent-style-name="Internetlink" style:family="text">
      <style:text-properties style:font-name="Trebuchet MS" fo:font-size="11pt" style:font-size-asian="11pt" style:font-size-complex="11pt"/>
    </style:style>
    <style:style style:name="T62" style:parent-style-name="Car.predefinitoparagrafo" style:family="text">
      <style:text-properties style:font-name="Trebuchet MS" fo:font-size="11pt" style:font-size-asian="11pt" style:font-size-complex="11pt"/>
    </style:style>
    <style:style style:name="P63" style:parent-style-name="Standard" style:family="paragraph">
      <style:paragraph-properties fo:text-align="justify"/>
    </style:style>
    <style:style style:name="T64" style:parent-style-name="Car.predefinitoparagrafo" style:family="text">
      <style:text-properties style:font-name="Trebuchet MS" fo:font-size="11pt" style:font-size-asian="11pt" style:font-size-complex="11pt"/>
    </style:style>
    <style:style style:name="T65" style:parent-style-name="Internetlink" style:family="text">
      <style:text-properties style:font-name="Trebuchet MS" fo:font-size="11pt" style:font-size-asian="11pt" style:font-size-complex="11pt"/>
    </style:style>
    <style:style style:name="P66" style:parent-style-name="Standard" style:family="paragraph">
      <style:paragraph-properties fo:text-align="justify"/>
      <style:text-properties style:font-name="Trebuchet MS" fo:font-size="11pt" style:font-size-asian="11pt" style:font-size-complex="11pt" fo:language="en" fo:country="US"/>
    </style:style>
    <style:style style:name="P67" style:parent-style-name="Standard" style:family="paragraph">
      <style:paragraph-properties fo:text-align="justify"/>
      <style:text-properties style:font-name="Trebuchet MS" fo:font-size="11pt" style:font-size-asian="11pt" style:font-size-complex="11pt"/>
    </style:style>
    <style:style style:name="P68" style:parent-style-name="Standard" style:family="paragraph">
      <style:text-properties style:font-name="Trebuchet MS" fo:font-size="11pt" style:font-size-asian="11pt" style:font-size-complex="11pt"/>
    </style:style>
    <style:style style:name="P69" style:parent-style-name="Standard" style:family="paragraph">
      <style:text-properties style:font-name="Trebuchet MS" fo:font-weight="bold" style:font-weight-asian="bold" fo:font-size="11pt" style:font-size-asian="11pt" style:font-size-complex="11pt"/>
    </style:style>
    <style:style style:name="P70" style:parent-style-name="Standard" style:family="paragraph">
      <style:text-properties style:font-name="Trebuchet MS" fo:font-size="11pt" style:font-size-asian="11pt" style:font-size-complex="11pt"/>
    </style:style>
    <style:style style:name="P71" style:parent-style-name="Standard" style:family="paragraph">
      <style:text-properties style:font-name="Trebuchet MS" fo:font-size="11pt" style:font-size-asian="11pt" style:font-size-complex="11pt"/>
    </style:style>
    <style:style style:name="T72" style:parent-style-name="Internetlink" style:family="text">
      <style:text-properties style:font-name="Trebuchet MS" fo:font-size="11pt" style:font-size-asian="11pt" style:font-size-complex="11pt"/>
    </style:style>
    <style:style style:name="T73" style:parent-style-name="Internetlink" style:family="text">
      <style:text-properties style:font-name="Trebuchet MS" fo:font-size="11pt" style:font-size-asian="11pt" style:font-size-complex="11pt"/>
    </style:style>
    <style:style style:name="P74" style:parent-style-name="Standard" style:family="paragraph">
      <style:text-properties style:font-name="Trebuchet MS" fo:font-size="11pt" style:font-size-asian="11pt" style:font-size-complex="11pt"/>
    </style:style>
    <style:style style:name="P75" style:parent-style-name="Standard" style:family="paragraph">
      <style:text-properties style:font-name="Trebuchet MS" fo:font-size="11pt" style:font-size-asian="11pt" style:font-size-complex="11pt"/>
    </style:style>
    <style:style style:name="P76" style:parent-style-name="Standard" style:family="paragraph">
      <style:text-properties style:font-name="Trebuchet MS" fo:font-size="11pt" style:font-size-asian="11pt" style:font-size-complex="11pt"/>
    </style:style>
    <style:style style:name="P77" style:parent-style-name="Standard" style:family="paragraph">
      <style:text-properties style:font-name="Trebuchet MS" fo:font-weight="bold" style:font-weight-asian="bold" fo:font-size="11pt" style:font-size-asian="11pt" style:font-size-complex="11pt"/>
    </style:style>
    <style:style style:name="P78" style:parent-style-name="Standard" style:family="paragraph">
      <style:text-properties style:font-name="Trebuchet MS" fo:font-size="11pt" style:font-size-asian="11pt" style:font-size-complex="11pt"/>
    </style:style>
    <style:style style:name="T79" style:parent-style-name="Car.predefinitoparagrafo" style:family="text">
      <style:text-properties style:font-name="Trebuchet MS" fo:font-size="11pt" style:font-size-asian="11pt" style:font-size-complex="11pt"/>
    </style:style>
    <style:style style:name="T80" style:parent-style-name="Internetlink" style:family="text">
      <style:text-properties style:font-name="Trebuchet MS" fo:font-size="11pt" style:font-size-asian="11pt" style:font-size-complex="11pt"/>
    </style:style>
    <style:style style:name="T81" style:parent-style-name="Car.predefinitoparagrafo" style:family="text">
      <style:text-properties style:font-name="Trebuchet MS" fo:font-size="11pt" style:font-size-asian="11pt" style:font-size-complex="11pt"/>
    </style:style>
    <style:style style:name="T82" style:parent-style-name="Car.predefinitoparagrafo" style:family="text">
      <style:text-properties style:font-name="Trebuchet MS" fo:font-size="11pt" style:font-size-asian="11pt" style:font-size-complex="11pt" fo:language="en" fo:country="US"/>
    </style:style>
    <style:style style:name="T83" style:parent-style-name="Car.predefinitoparagrafo" style:family="text">
      <style:text-properties style:font-name="Trebuchet MS" fo:font-size="11pt" style:font-size-asian="11pt" style:font-size-complex="11pt" fo:language="en" fo:country="US"/>
    </style:style>
    <style:style style:name="T84" style:parent-style-name="Internetlink" style:family="text">
      <style:text-properties style:font-name="Trebuchet MS" fo:font-size="11pt" style:font-size-asian="11pt" style:font-size-complex="11pt" fo:language="en" fo:country="US"/>
    </style:style>
    <style:style style:name="T85" style:parent-style-name="Internetlink" style:family="text">
      <style:text-properties style:font-name="Trebuchet MS" fo:font-size="11pt" style:font-size-asian="11pt" style:font-size-complex="11pt" fo:language="en" fo:country="US"/>
    </style:style>
    <style:style style:name="P86" style:parent-style-name="Standard" style:family="paragraph">
      <style:text-properties style:font-name="Trebuchet MS" fo:font-size="11pt" style:font-size-asian="11pt" style:font-size-complex="11pt" fo:language="en" fo:country="US"/>
    </style:style>
    <style:style style:name="P87" style:parent-style-name="Standard" style:family="paragraph">
      <style:text-properties style:font-name="Trebuchet MS" fo:font-size="11pt" style:font-size-asian="11pt" style:font-size-complex="11pt" fo:language="en" fo:country="US"/>
    </style:style>
    <style:style style:name="P88" style:parent-style-name="Standard" style:family="paragraph">
      <style:text-properties style:font-name="Trebuchet MS" fo:font-size="11pt" style:font-size-asian="11pt" style:font-size-complex="11pt" fo:language="en" fo:country="US"/>
    </style:style>
    <style:style style:name="P89" style:parent-style-name="Standard" style:family="paragraph">
      <style:text-properties style:font-name="Trebuchet MS" fo:font-weight="bold" style:font-weight-asian="bold" fo:font-size="11pt" style:font-size-asian="11pt" style:font-size-complex="11pt"/>
    </style:style>
    <style:style style:name="P90" style:parent-style-name="Standard" style:family="paragraph">
      <style:text-properties style:font-name="Trebuchet MS" fo:font-weight="bold" style:font-weight-asian="bold" fo:font-size="11pt" style:font-size-asian="11pt" style:font-size-complex="11pt"/>
    </style:style>
    <style:style style:name="P91" style:parent-style-name="Standard" style:family="paragraph">
      <style:text-properties style:font-name="Trebuchet MS" fo:font-weight="bold" style:font-weight-asian="bold" fo:font-size="11pt" style:font-size-asian="11pt" style:font-size-complex="11pt"/>
    </style:style>
    <style:style style:name="P92" style:parent-style-name="Standard" style:family="paragraph">
      <style:text-properties style:font-name="Trebuchet MS" fo:font-size="11pt" style:font-size-asian="11pt" style:font-size-complex="11pt"/>
    </style:style>
    <style:style style:name="T93" style:parent-style-name="Car.predefinitoparagrafo" style:family="text">
      <style:text-properties style:font-name="Trebuchet MS" fo:font-size="11pt" style:font-size-asian="11pt" style:font-size-complex="11pt" fo:language="en" fo:country="US"/>
    </style:style>
    <style:style style:name="T94" style:parent-style-name="Internetlink" style:family="text">
      <style:text-properties style:font-name="Trebuchet MS" fo:font-size="11pt" style:font-size-asian="11pt" style:font-size-complex="11pt" fo:language="en" fo:country="US"/>
    </style:style>
    <style:style style:name="T95" style:parent-style-name="Internetlink" style:family="text">
      <style:text-properties style:font-name="Trebuchet MS" fo:font-size="11pt" style:font-size-asian="11pt" style:font-size-complex="11pt" fo:language="en" fo:country="US"/>
    </style:style>
    <style:style style:name="T96" style:parent-style-name="Car.predefinitoparagrafo" style:family="text">
      <style:text-properties style:font-name="Trebuchet MS" fo:font-size="11pt" style:font-size-asian="11pt" style:font-size-complex="11pt" fo:language="en" fo:country="US"/>
    </style:style>
    <style:style style:name="T97" style:parent-style-name="Internetlink" style:family="text">
      <style:text-properties style:font-name="Trebuchet MS" fo:font-size="11pt" style:font-size-asian="11pt" style:font-size-complex="11pt" fo:language="en" fo:country="US"/>
    </style:style>
    <style:style style:name="P98" style:parent-style-name="Standard" style:family="paragraph">
      <style:text-properties style:font-name="Trebuchet MS" fo:font-size="11pt" style:font-size-asian="11pt" style:font-size-complex="11pt" fo:language="en" fo:country="US"/>
    </style:style>
    <style:style style:name="P99" style:parent-style-name="Standard" style:family="paragraph">
      <style:text-properties style:font-name="Trebuchet MS" fo:font-weight="bold" style:font-weight-asian="bold" fo:font-size="11pt" style:font-size-asian="11pt" style:font-size-complex="11pt"/>
    </style:style>
    <style:style style:name="P100" style:parent-style-name="Standard" style:family="paragraph">
      <style:text-properties style:font-name="Trebuchet MS" fo:font-size="11pt" style:font-size-asian="11pt" style:font-size-complex="11pt"/>
    </style:style>
    <style:style style:name="P101" style:parent-style-name="Standard" style:family="paragraph">
      <style:text-properties style:font-name="Trebuchet MS" fo:font-size="11pt" style:font-size-asian="11pt" style:font-size-complex="11pt" fo:language="en" fo:country="US"/>
    </style:style>
    <style:style style:name="P102" style:parent-style-name="Standard" style:family="paragraph">
      <style:text-properties style:font-name="Trebuchet MS" fo:font-size="11pt" style:font-size-asian="11pt" style:font-size-complex="11pt" fo:language="en" fo:country="US"/>
    </style:style>
    <style:style style:name="P103" style:parent-style-name="Standard" style:family="paragraph">
      <style:text-properties style:font-name="Trebuchet MS" fo:font-size="11pt" style:font-size-asian="11pt" style:font-size-complex="11pt" fo:language="en" fo:country="US"/>
    </style:style>
    <style:style style:name="T104" style:parent-style-name="Car.predefinitoparagrafo" style:family="text">
      <style:text-properties style:font-name="Trebuchet MS" fo:font-size="11pt" style:font-size-asian="11pt" style:font-size-complex="11pt" fo:language="en" fo:country="US"/>
    </style:style>
    <style:style style:name="T105" style:parent-style-name="Internetlink" style:family="text">
      <style:text-properties style:font-name="Trebuchet MS" fo:font-size="11pt" style:font-size-asian="11pt" style:font-size-complex="11pt" fo:language="en" fo:country="US"/>
    </style:style>
    <style:style style:name="T106" style:parent-style-name="Car.predefinitoparagrafo" style:family="text">
      <style:text-properties style:font-name="Trebuchet MS" fo:font-size="11pt" style:font-size-asian="11pt" style:font-size-complex="11pt" fo:language="en" fo:country="US"/>
    </style:style>
    <style:style style:name="T107" style:parent-style-name="Internetlink" style:family="text">
      <style:text-properties style:font-name="Trebuchet MS" fo:font-size="11pt" style:font-size-asian="11pt" style:font-size-complex="11pt" fo:language="en" fo:country="US"/>
    </style:style>
    <style:style style:name="P108" style:parent-style-name="Standard" style:family="paragraph">
      <style:text-properties style:font-name="Trebuchet MS" fo:font-size="11pt" style:font-size-asian="11pt" style:font-size-complex="11pt" fo:language="en" fo:country="US"/>
    </style:style>
    <style:style style:name="P109" style:parent-style-name="Standard" style:family="paragraph">
      <style:text-properties style:font-name="Trebuchet MS" fo:font-size="11pt" style:font-size-asian="11pt" style:font-size-complex="11pt" fo:language="en" fo:country="US"/>
    </style:style>
    <style:style style:name="P110" style:parent-style-name="Standard" style:family="paragraph">
      <style:text-properties style:font-name="Trebuchet MS" fo:font-weight="bold" style:font-weight-asian="bold" fo:font-size="11pt" style:font-size-asian="11pt" style:font-size-complex="11pt"/>
    </style:style>
    <style:style style:name="T111" style:parent-style-name="Internetlink" style:family="text">
      <style:text-properties style:font-name="Trebuchet MS" fo:font-size="11pt" style:font-size-asian="11pt" style:font-size-complex="11pt"/>
    </style:style>
    <style:style style:name="T112" style:parent-style-name="Internetlink" style:family="text">
      <style:text-properties style:font-name="Trebuchet MS" fo:font-size="11pt" style:font-size-asian="11pt" style:font-size-complex="11pt"/>
    </style:style>
    <style:style style:name="P113" style:parent-style-name="Standard" style:family="paragraph">
      <style:text-properties style:font-name="Trebuchet MS" fo:font-size="11pt" style:font-size-asian="11pt" style:font-size-complex="11pt"/>
    </style:style>
    <style:style style:name="P114" style:parent-style-name="Standard" style:family="paragraph">
      <style:text-properties style:font-name="Trebuchet MS" fo:font-size="11pt" style:font-size-asian="11pt" style:font-size-complex="11pt"/>
    </style:style>
    <style:style style:name="P115" style:parent-style-name="Standard" style:family="paragraph">
      <style:text-properties style:font-name="Trebuchet MS" fo:font-weight="bold" style:font-weight-asian="bold" fo:font-size="11pt" style:font-size-asian="11pt" style:font-size-complex="11pt"/>
    </style:style>
    <style:style style:name="P116" style:parent-style-name="Standard" style:family="paragraph">
      <style:text-properties style:font-name="Trebuchet MS" fo:font-size="11pt" style:font-size-asian="11pt" style:font-size-complex="11pt"/>
    </style:style>
    <style:style style:name="P117" style:parent-style-name="Standard" style:family="paragraph">
      <style:text-properties style:font-name="Trebuchet MS" fo:font-size="11pt" style:font-size-asian="11pt" style:font-size-complex="11pt"/>
    </style:style>
    <style:style style:name="T118" style:parent-style-name="Car.predefinitoparagrafo" style:family="text">
      <style:text-properties style:font-name="Trebuchet MS" fo:font-size="11pt" style:font-size-asian="11pt" style:font-size-complex="11pt" fo:language="en" fo:country="US"/>
    </style:style>
    <style:style style:name="T119" style:parent-style-name="Internetlink" style:family="text">
      <style:text-properties style:font-name="Trebuchet MS" fo:font-size="11pt" style:font-size-asian="11pt" style:font-size-complex="11pt" fo:language="en" fo:country="US"/>
    </style:style>
    <style:style style:name="P120" style:parent-style-name="Standard" style:family="paragraph">
      <style:text-properties style:font-name="Trebuchet MS" fo:font-size="11pt" style:font-size-asian="11pt" style:font-size-complex="11pt" fo:language="en" fo:country="US"/>
    </style:style>
    <style:style style:name="P121" style:parent-style-name="Standard" style:family="paragraph">
      <style:text-properties style:font-name="Trebuchet MS" fo:font-size="11pt" style:font-size-asian="11pt" style:font-size-complex="11pt" fo:language="en" fo:country="US"/>
    </style:style>
    <style:style style:name="P122" style:parent-style-name="Standard" style:family="paragraph">
      <style:text-properties style:font-name="Trebuchet MS" fo:font-weight="bold" style:font-weight-asian="bold" fo:font-size="11pt" style:font-size-asian="11pt" style:font-size-complex="11pt" fo:language="en" fo:country="US"/>
    </style:style>
    <style:style style:name="P123" style:parent-style-name="Standard" style:family="paragraph">
      <style:text-properties style:font-name="Trebuchet MS" fo:font-weight="bold" style:font-weight-asian="bold" fo:font-size="11pt" style:font-size-asian="11pt" style:font-size-complex="11pt"/>
    </style:style>
    <style:style style:name="P124" style:parent-style-name="Standard" style:family="paragraph">
      <style:paragraph-properties fo:margin-left="0.4916in">
        <style:tab-stops/>
      </style:paragraph-properties>
    </style:style>
    <style:style style:name="T125" style:parent-style-name="Internetlink" style:family="text">
      <style:text-properties style:font-name="Trebuchet MS" fo:font-size="11pt" style:font-size-asian="11pt" style:font-size-complex="11pt"/>
    </style:style>
    <style:style style:name="P126" style:parent-style-name="Standard" style:family="paragraph">
      <style:paragraph-properties fo:margin-left="0.4916in">
        <style:tab-stops/>
      </style:paragraph-properties>
    </style:style>
    <style:style style:name="T127" style:parent-style-name="Car.predefinitoparagrafo" style:family="text">
      <style:text-properties style:font-name="Trebuchet MS" fo:font-size="11pt" style:font-size-asian="11pt" style:font-size-complex="11pt"/>
    </style:style>
    <style:style style:name="T128" style:parent-style-name="Internetlink" style:family="text">
      <style:text-properties style:font-name="Trebuchet MS" fo:font-size="11pt" style:font-size-asian="11pt" style:font-size-complex="11pt"/>
    </style:style>
    <style:style style:name="T129" style:parent-style-name="Internetlink" style:family="text">
      <style:text-properties style:font-name="Trebuchet MS" fo:font-size="11pt" style:font-size-asian="11pt" style:font-size-complex="11pt"/>
    </style:style>
    <style:style style:name="T130" style:parent-style-name="Car.predefinitoparagrafo" style:family="text">
      <style:text-properties style:font-name="Trebuchet MS" fo:font-size="11pt" style:font-size-asian="11pt" style:font-size-complex="11pt"/>
    </style:style>
    <style:style style:name="P131" style:parent-style-name="Standard" style:family="paragraph">
      <style:paragraph-properties fo:margin-left="0.4916in">
        <style:tab-stops/>
      </style:paragraph-properties>
      <style:text-properties style:font-name="Trebuchet MS" fo:font-size="11pt" style:font-size-asian="11pt" style:font-size-complex="11pt"/>
    </style:style>
    <style:style style:name="P132" style:parent-style-name="Standard" style:family="paragraph">
      <style:paragraph-properties fo:margin-left="0.4916in">
        <style:tab-stops/>
      </style:paragraph-properties>
      <style:text-properties style:font-name="Trebuchet MS" fo:font-size="11pt" style:font-size-asian="11pt" style:font-size-complex="11pt"/>
    </style:style>
    <style:style style:name="P133" style:parent-style-name="Standard" style:family="paragraph">
      <style:text-properties style:font-name="Trebuchet MS" fo:font-size="11pt" style:font-size-asian="11pt" style:font-size-complex="11pt"/>
    </style:style>
    <style:style style:name="T134" style:parent-style-name="Car.predefinitoparagrafo" style:family="text">
      <style:text-properties style:font-name="Trebuchet MS" fo:font-size="11pt" style:font-size-asian="11pt" style:font-size-complex="11pt"/>
    </style:style>
    <style:style style:name="T135" style:parent-style-name="Internetlink" style:family="text">
      <style:text-properties style:font-name="Trebuchet MS" fo:font-size="11pt" style:font-size-asian="11pt" style:font-size-complex="11pt"/>
    </style:style>
    <style:style style:name="T136" style:parent-style-name="Internetlink" style:family="text">
      <style:text-properties style:font-name="Trebuchet MS" fo:font-size="11pt" style:font-size-asian="11pt" style:font-size-complex="11pt"/>
    </style:style>
    <style:style style:name="P137" style:parent-style-name="Standard" style:family="paragraph">
      <style:text-properties style:font-name="Trebuchet MS" fo:font-size="11pt" style:font-size-asian="11pt" style:font-size-complex="11pt"/>
    </style:style>
    <style:style style:name="P138" style:parent-style-name="Standard" style:family="paragraph">
      <style:text-properties style:font-name="Trebuchet MS" fo:font-size="11pt" style:font-size-asian="11pt" style:font-size-complex="11pt"/>
    </style:style>
    <style:style style:name="P139" style:parent-style-name="Standard" style:family="paragraph">
      <style:text-properties style:font-name="Trebuchet MS" fo:font-size="11pt" style:font-size-asian="11pt" style:font-size-complex="11pt"/>
    </style:style>
    <style:style style:name="P140" style:parent-style-name="Standard" style:family="paragraph">
      <style:text-properties style:font-name="Trebuchet MS" fo:font-weight="bold" style:font-weight-asian="bold" fo:font-size="11pt" style:font-size-asian="11pt" style:font-size-complex="11pt"/>
    </style:style>
    <style:style style:name="P141" style:parent-style-name="Standard" style:family="paragraph">
      <style:text-properties style:font-name="Trebuchet MS" fo:font-size="11pt" style:font-size-asian="11pt" style:font-size-complex="11pt"/>
    </style:style>
    <style:style style:name="P142" style:parent-style-name="Standard" style:family="paragraph">
      <style:text-properties style:font-name="Trebuchet MS" fo:font-size="11pt" style:font-size-asian="11pt" style:font-size-complex="11pt"/>
    </style:style>
    <style:style style:name="P143" style:parent-style-name="Standard" style:family="paragraph">
      <style:text-properties style:font-name="Trebuchet MS" fo:font-size="11pt" style:font-size-asian="11pt" style:font-size-complex="11pt"/>
    </style:style>
    <style:style style:name="P144" style:parent-style-name="PreformattedText" style:family="paragraph">
      <style:text-properties style:font-name="Trebuchet MS" fo:font-size="11pt" style:font-size-asian="11pt" style:font-size-complex="11pt" fo:language="en" fo:country="US"/>
    </style:style>
    <style:style style:name="P145" style:parent-style-name="PreformattedText" style:family="paragraph">
      <style:text-properties fo:language="en" fo:country="US"/>
    </style:style>
    <style:style style:name="P146" style:parent-style-name="PreformattedText" style:family="paragraph">
      <style:text-properties fo:language="en" fo:country="US"/>
    </style:style>
    <style:style style:name="P147" style:parent-style-name="PreformattedText" style:family="paragraph">
      <style:text-properties fo:language="en" fo:country="US"/>
    </style:style>
    <style:style style:name="P148" style:parent-style-name="PreformattedText" style:family="paragraph">
      <style:text-properties fo:language="en" fo:country="US"/>
    </style:style>
    <style:style style:name="P149" style:parent-style-name="PreformattedText" style:family="paragraph">
      <style:text-properties fo:language="en" fo:country="US"/>
    </style:style>
    <style:style style:name="P150" style:parent-style-name="PreformattedText" style:family="paragraph">
      <style:text-properties fo:language="en" fo:country="US"/>
    </style:style>
    <style:style style:name="P151" style:parent-style-name="PreformattedText" style:family="paragraph">
      <style:text-properties fo:language="en" fo:country="US"/>
    </style:style>
    <style:style style:name="P152" style:parent-style-name="PreformattedText" style:family="paragraph">
      <style:text-properties fo:language="en" fo:country="US"/>
    </style:style>
    <style:style style:name="P153" style:parent-style-name="PreformattedText" style:family="paragraph">
      <style:text-properties fo:language="en" fo:country="US"/>
    </style:style>
    <style:style style:name="P154" style:parent-style-name="PreformattedText" style:family="paragraph">
      <style:paragraph-properties fo:margin-bottom="0.1965in"/>
    </style:style>
    <style:style style:name="P155" style:parent-style-name="Standard" style:family="paragraph">
      <style:text-properties style:font-name="Trebuchet MS" fo:font-size="11pt" style:font-size-asian="11pt" style:font-size-complex="11pt"/>
    </style:style>
    <style:style style:name="P156" style:parent-style-name="Standard" style:family="paragraph">
      <style:text-properties style:font-name="Trebuchet MS" fo:font-size="11pt" style:font-size-asian="11pt" style:font-size-complex="11pt"/>
    </style:style>
    <style:style style:name="T157" style:parent-style-name="Car.predefinitoparagrafo" style:family="text">
      <style:text-properties style:font-name="Trebuchet MS" fo:font-weight="bold" style:font-weight-asian="bold" fo:font-size="11pt" style:font-size-asian="11pt" style:font-size-complex="11pt"/>
    </style:style>
    <style:style style:name="T158" style:parent-style-name="Car.predefinitoparagrafo" style:family="text">
      <style:text-properties style:font-name="Trebuchet MS" fo:font-size="11pt" style:font-size-asian="11pt" style:font-size-complex="11pt"/>
    </style:style>
    <style:style style:name="P159" style:parent-style-name="Standard" style:family="paragraph">
      <style:text-properties style:font-name="Trebuchet MS" fo:font-weight="bold" style:font-weight-asian="bold" fo:font-size="11pt" style:font-size-asian="11pt" style:font-size-complex="11pt"/>
    </style:style>
    <style:style style:name="P160" style:parent-style-name="Standard" style:family="paragraph">
      <style:text-properties style:font-name="Trebuchet MS" fo:font-size="11pt" style:font-size-asian="11pt" style:font-size-complex="11pt"/>
    </style:style>
    <style:style style:name="P161" style:parent-style-name="Standard" style:family="paragraph">
      <style:text-properties style:font-name="Trebuchet MS" fo:font-size="11pt" style:font-size-asian="11pt" style:font-size-complex="11pt"/>
    </style:style>
    <style:style style:name="P162" style:parent-style-name="Standard" style:family="paragraph">
      <style:text-properties style:font-name="Trebuchet MS" fo:font-size="11pt" style:font-size-asian="11pt" style:font-size-complex="11pt"/>
    </style:style>
    <style:style style:name="P163" style:parent-style-name="Standard" style:family="paragraph">
      <style:text-properties style:font-name="Trebuchet MS" fo:font-size="11pt" style:font-size-asian="11pt" style:font-size-complex="11pt"/>
    </style:style>
    <style:style style:name="T164" style:parent-style-name="Car.predefinitoparagrafo" style:family="text">
      <style:text-properties style:font-name="Trebuchet MS" fo:font-size="11pt" style:font-size-asian="11pt" style:font-size-complex="11pt"/>
    </style:style>
    <style:style style:name="T165" style:parent-style-name="Car.predefinitoparagrafo" style:family="text">
      <style:text-properties style:font-name="Trebuchet MS" fo:font-size="11pt" style:font-size-asian="11pt" style:font-size-complex="11pt"/>
    </style:style>
    <style:style style:name="T166" style:parent-style-name="Car.predefinitoparagrafo" style:family="text">
      <style:text-properties style:font-name="Trebuchet MS" style:text-position="super 63.6%" fo:font-size="11pt" style:font-size-asian="11pt" style:font-size-complex="11pt"/>
    </style:style>
    <style:style style:name="T167" style:parent-style-name="Car.predefinitoparagrafo" style:family="text">
      <style:text-properties style:font-name="Trebuchet MS" fo:font-size="11pt" style:font-size-asian="11pt" style:font-size-complex="11pt"/>
    </style:style>
    <style:style style:name="T168" style:parent-style-name="Car.predefinitoparagrafo" style:family="text">
      <style:text-properties style:font-name="Trebuchet MS" fo:font-size="11pt" style:font-size-asian="11pt" style:font-size-complex="11pt"/>
    </style:style>
    <style:style style:name="P169" style:parent-style-name="Standard" style:family="paragraph">
      <style:text-properties style:font-name="Trebuchet MS" fo:font-size="11pt" style:font-size-asian="11pt" style:font-size-complex="11pt"/>
    </style:style>
    <style:style style:name="P170" style:parent-style-name="Standard" style:family="paragraph">
      <style:text-properties style:font-name="Trebuchet MS" fo:font-size="11pt" style:font-size-asian="11pt" style:font-size-complex="11pt"/>
    </style:style>
    <style:style style:name="P171" style:parent-style-name="Standard" style:family="paragraph">
      <style:text-properties style:font-name="Trebuchet MS" fo:font-size="11pt" style:font-size-asian="11pt" style:font-size-complex="11pt"/>
    </style:style>
    <style:style style:name="P172" style:parent-style-name="Standard" style:family="paragraph">
      <style:text-properties style:font-name="Trebuchet MS" fo:font-size="11pt" style:font-size-asian="11pt" style:font-size-complex="11pt"/>
    </style:style>
    <style:style style:name="P173" style:parent-style-name="Standard" style:family="paragraph">
      <style:text-properties style:font-name="Trebuchet MS" fo:font-size="11pt" style:font-size-asian="11pt" style:font-size-complex="11pt"/>
    </style:style>
    <style:style style:name="P174" style:parent-style-name="Standard" style:family="paragraph">
      <style:text-properties style:font-name="Trebuchet MS" fo:font-size="11pt" style:font-size-asian="11pt" style:font-size-complex="11pt"/>
    </style:style>
    <style:style style:name="P175" style:parent-style-name="Standard" style:family="paragraph">
      <style:text-properties style:font-name="Trebuchet MS" fo:font-size="11pt" style:font-size-asian="11pt" style:font-size-complex="11pt"/>
    </style:style>
    <style:style style:name="P176" style:parent-style-name="Standard" style:family="paragraph">
      <style:text-properties style:font-name="Trebuchet MS" fo:font-style="italic" style:font-style-asian="italic" style:font-style-complex="italic" fo:font-size="11pt" style:font-size-asian="11pt" style:font-size-complex="11pt" fo:language="en" fo:country="US"/>
    </style:style>
    <style:style style:name="P177" style:parent-style-name="Standard" style:family="paragraph">
      <style:text-properties style:font-name="Trebuchet MS" fo:font-size="11pt" style:font-size-asian="11pt" style:font-size-complex="11pt" fo:language="en" fo:country="US"/>
    </style:style>
    <style:style style:name="P178" style:parent-style-name="Standard" style:family="paragraph">
      <style:text-properties style:font-name="Trebuchet MS" fo:font-size="11pt" style:font-size-asian="11pt" style:font-size-complex="11pt"/>
    </style:style>
    <style:style style:name="P179" style:parent-style-name="Standard" style:family="paragraph">
      <style:text-properties style:font-name="Trebuchet MS" fo:font-size="11pt" style:font-size-asian="11pt" style:font-size-complex="11pt"/>
    </style:style>
    <style:style style:name="P180" style:parent-style-name="Standard" style:family="paragraph">
      <style:text-properties style:font-name="Trebuchet MS" fo:font-size="11pt" style:font-size-asian="11pt" style:font-size-complex="11pt"/>
    </style:style>
    <style:style style:name="T181" style:parent-style-name="Car.predefinitoparagrafo" style:family="text">
      <style:text-properties style:font-name="Trebuchet MS" fo:font-size="11pt" style:font-size-asian="11pt" style:font-size-complex="11pt"/>
    </style:style>
    <style:style style:name="T182" style:parent-style-name="Car.predefinitoparagrafo" style:family="text">
      <style:text-properties style:font-name="Trebuchet MS" fo:font-size="11pt" style:font-size-asian="11pt" style:font-size-complex="11pt"/>
    </style:style>
    <style:style style:name="T183" style:parent-style-name="Car.predefinitoparagrafo" style:family="text">
      <style:text-properties style:font-name="Trebuchet MS" fo:font-style="italic" style:font-style-asian="italic" style:font-style-complex="italic" fo:font-size="11pt" style:font-size-asian="11pt" style:font-size-complex="11pt"/>
    </style:style>
    <style:style style:name="T184" style:parent-style-name="Car.predefinitoparagrafo" style:family="text">
      <style:text-properties style:font-name="Trebuchet MS" fo:font-size="11pt" style:font-size-asian="11pt" style:font-size-complex="11pt"/>
    </style:style>
    <style:style style:name="T185" style:parent-style-name="Car.predefinitoparagrafo" style:family="text">
      <style:text-properties style:font-name="Trebuchet MS" fo:font-size="11pt" style:font-size-asian="11pt" style:font-size-complex="11pt"/>
    </style:style>
    <style:style style:name="T186" style:parent-style-name="Car.predefinitoparagrafo" style:family="text">
      <style:text-properties style:font-name="Trebuchet MS" fo:font-style="italic" style:font-style-asian="italic" style:font-style-complex="italic" fo:font-size="11pt" style:font-size-asian="11pt" style:font-size-complex="11pt"/>
    </style:style>
    <style:style style:name="P187" style:parent-style-name="Standard" style:family="paragraph">
      <style:text-properties style:font-name="Trebuchet MS" fo:font-size="11pt" style:font-size-asian="11pt" style:font-size-complex="11pt"/>
    </style:style>
    <style:style style:name="P188" style:parent-style-name="Standard" style:family="paragraph">
      <style:text-properties style:font-name="Trebuchet MS" fo:font-size="11pt" style:font-size-asian="11pt" style:font-size-complex="11pt"/>
    </style:style>
    <style:style style:name="P189" style:parent-style-name="Standard" style:family="paragraph">
      <style:text-properties style:font-name="Trebuchet MS" fo:font-size="11pt" style:font-size-asian="11pt" style:font-size-complex="11pt"/>
    </style:style>
    <style:style style:name="P190" style:parent-style-name="Standard" style:family="paragraph">
      <style:text-properties style:font-name="Trebuchet MS" fo:font-size="11pt" style:font-size-asian="11pt" style:font-size-complex="11pt"/>
    </style:style>
    <style:style style:name="P191" style:parent-style-name="Standard" style:family="paragraph">
      <style:text-properties style:font-name="Trebuchet MS" fo:font-weight="bold" style:font-weight-asian="bold" style:font-weight-complex="bold" fo:font-size="11pt" style:font-size-asian="11pt" style:font-size-complex="11pt"/>
    </style:style>
    <style:style style:name="T192" style:parent-style-name="Car.predefinitoparagrafo" style:family="text">
      <style:text-properties style:font-name="Trebuchet MS" fo:font-size="11pt" style:font-size-asian="11pt" style:font-size-complex="11pt"/>
    </style:style>
    <style:style style:name="T193" style:parent-style-name="Car.predefinitoparagrafo" style:family="text">
      <style:text-properties style:font-name="Trebuchet MS" fo:font-size="11pt" style:font-size-asian="11pt" style:font-size-complex="11pt"/>
    </style:style>
    <style:style style:name="T194" style:parent-style-name="Car.predefinitoparagrafo" style:family="text">
      <style:text-properties style:font-name="Trebuchet MS" fo:font-style="italic" style:font-style-asian="italic" style:font-style-complex="italic" fo:font-size="11pt" style:font-size-asian="11pt" style:font-size-complex="11pt"/>
    </style:style>
    <style:style style:name="T195" style:parent-style-name="Car.predefinitoparagrafo" style:family="text">
      <style:text-properties style:font-name="Trebuchet MS" fo:font-size="11pt" style:font-size-asian="11pt" style:font-size-complex="11pt"/>
    </style:style>
    <style:style style:name="P196" style:parent-style-name="Standard" style:family="paragraph">
      <style:text-properties style:font-name="Trebuchet MS" fo:font-size="11pt" style:font-size-asian="11pt" style:font-size-complex="11pt"/>
    </style:style>
    <style:style style:name="P197" style:parent-style-name="Standard" style:family="paragraph">
      <style:text-properties style:font-name="Trebuchet MS" fo:font-size="11pt" style:font-size-asian="11pt" style:font-size-complex="11pt"/>
    </style:style>
    <style:style style:name="P198" style:parent-style-name="Standard" style:family="paragraph">
      <style:text-properties style:font-name="Trebuchet MS" fo:font-size="11pt" style:font-size-asian="11pt" style:font-size-complex="11pt"/>
    </style:style>
    <style:style style:name="P199" style:parent-style-name="Standard" style:family="paragraph">
      <style:text-properties style:font-name="Trebuchet MS" fo:font-size="11pt" style:font-size-asian="11pt" style:font-size-complex="11pt"/>
    </style:style>
    <style:style style:name="P200" style:parent-style-name="Standard" style:family="paragraph">
      <style:text-properties style:font-name="Trebuchet MS" fo:font-size="11pt" style:font-size-asian="11pt" style:font-size-complex="11pt"/>
    </style:style>
    <style:style style:name="P201" style:parent-style-name="Standard" style:family="paragraph">
      <style:text-properties style:font-name="Trebuchet MS" fo:font-size="11pt" style:font-size-asian="11pt" style:font-size-complex="11pt"/>
    </style:style>
    <style:style style:name="P202" style:parent-style-name="Standard" style:family="paragraph">
      <style:text-properties style:font-name="Trebuchet MS" fo:font-style="italic" style:font-style-asian="italic" style:font-style-complex="italic" fo:font-size="11pt" style:font-size-asian="11pt" style:font-size-complex="11pt"/>
    </style:style>
    <style:style style:name="P203" style:parent-style-name="Standard" style:family="paragraph">
      <style:text-properties style:font-name="Trebuchet MS" fo:font-style="italic" style:font-style-asian="italic" style:font-style-complex="italic" fo:font-size="11pt" style:font-size-asian="11pt" style:font-size-complex="11pt" fo:language="en" fo:country="US"/>
    </style:style>
    <style:style style:name="P204" style:parent-style-name="Standard" style:family="paragraph">
      <style:text-properties style:font-name="Trebuchet MS" fo:font-style="italic" style:font-style-asian="italic" style:font-style-complex="italic" fo:font-size="11pt" style:font-size-asian="11pt" style:font-size-complex="11pt" fo:language="en" fo:country="US"/>
    </style:style>
    <style:style style:name="P205" style:parent-style-name="Standard" style:family="paragraph">
      <style:text-properties style:font-name="Trebuchet MS" fo:font-weight="bold" style:font-weight-asian="bold" style:font-weight-complex="bold" fo:font-size="11pt" style:font-size-asian="11pt" style:font-size-complex="11pt"/>
    </style:style>
    <style:style style:name="P206" style:parent-style-name="Standard" style:family="paragraph">
      <style:text-properties style:font-name="Trebuchet MS" fo:font-size="11pt" style:font-size-asian="11pt" style:font-size-complex="11pt"/>
    </style:style>
    <style:style style:name="P207" style:parent-style-name="Standard" style:family="paragraph">
      <style:text-properties style:font-name="Trebuchet MS" fo:font-size="11pt" style:font-size-asian="11pt" style:font-size-complex="11pt"/>
    </style:style>
    <style:style style:name="P208" style:parent-style-name="Standard" style:family="paragraph">
      <style:text-properties style:font-name="Trebuchet MS" fo:font-style="italic" style:font-style-asian="italic" style:font-style-complex="italic" fo:font-size="11pt" style:font-size-asian="11pt" style:font-size-complex="11pt" fo:language="en" fo:country="US"/>
    </style:style>
    <style:style style:name="P209" style:parent-style-name="Standard" style:family="paragraph">
      <style:text-properties style:font-name="Trebuchet MS" fo:font-style="italic" style:font-style-asian="italic" style:font-style-complex="italic" fo:font-size="11pt" style:font-size-asian="11pt" style:font-size-complex="11pt" fo:language="en" fo:country="US"/>
    </style:style>
    <style:style style:name="P210" style:parent-style-name="Standard" style:family="paragraph">
      <style:text-properties style:font-name="Trebuchet MS" fo:font-style="italic" style:font-style-asian="italic" style:font-style-complex="italic" fo:font-size="11pt" style:font-size-asian="11pt" style:font-size-complex="11pt" fo:language="en" fo:country="US"/>
    </style:style>
    <style:style style:name="P211" style:parent-style-name="Standard" style:family="paragraph">
      <style:text-properties style:font-name="Trebuchet MS" fo:font-size="11pt" style:font-size-asian="11pt" style:font-size-complex="11pt" fo:language="en" fo:country="US"/>
    </style:style>
    <style:style style:name="T212" style:parent-style-name="Car.predefinitoparagrafo" style:family="text">
      <style:text-properties style:font-name="Trebuchet MS" fo:font-size="11pt" style:font-size-asian="11pt" style:font-size-complex="11pt"/>
    </style:style>
    <style:style style:name="T213" style:parent-style-name="Car.predefinitoparagrafo" style:family="text">
      <style:text-properties style:font-name="Trebuchet MS" fo:font-style="italic" style:font-style-asian="italic" style:font-style-complex="italic" fo:font-size="11pt" style:font-size-asian="11pt" style:font-size-complex="11pt"/>
    </style:style>
    <style:style style:name="T214" style:parent-style-name="Car.predefinitoparagrafo" style:family="text">
      <style:text-properties style:font-name="Trebuchet MS" fo:font-size="11pt" style:font-size-asian="11pt" style:font-size-complex="11pt"/>
    </style:style>
    <style:style style:name="T215" style:parent-style-name="Car.predefinitoparagrafo" style:family="text">
      <style:text-properties style:font-name="Trebuchet MS" fo:font-size="11pt" style:font-size-asian="11pt" style:font-size-complex="11pt"/>
    </style:style>
    <style:style style:name="P216" style:parent-style-name="Standard" style:family="paragraph">
      <style:text-properties style:font-name="Trebuchet MS" fo:font-size="11pt" style:font-size-asian="11pt" style:font-size-complex="11pt"/>
    </style:style>
    <style:style style:name="P217" style:parent-style-name="Standard" style:family="paragraph">
      <style:text-properties style:font-name="Trebuchet MS" fo:font-size="11pt" style:font-size-asian="11pt" style:font-size-complex="11pt" fo:language="en" fo:country="US"/>
    </style:style>
    <style:style style:name="P218" style:parent-style-name="Standard" style:family="paragraph">
      <style:text-properties style:font-name="Trebuchet MS" fo:font-style="italic" style:font-style-asian="italic" style:font-style-complex="italic" fo:font-size="11pt" style:font-size-asian="11pt" style:font-size-complex="11pt" fo:language="en" fo:country="US"/>
    </style:style>
    <style:style style:name="P219" style:parent-style-name="Standard" style:family="paragraph">
      <style:text-properties style:font-name="Trebuchet MS" fo:font-style="italic" style:font-style-asian="italic" style:font-style-complex="italic" fo:font-size="11pt" style:font-size-asian="11pt" style:font-size-complex="11pt" fo:language="en" fo:country="US"/>
    </style:style>
    <style:style style:name="P220" style:parent-style-name="Standard" style:family="paragraph">
      <style:text-properties style:font-name="Trebuchet MS" fo:font-style="italic" style:font-style-asian="italic" style:font-style-complex="italic" fo:font-size="11pt" style:font-size-asian="11pt" style:font-size-complex="11pt"/>
    </style:style>
    <style:style style:name="P221" style:parent-style-name="Standard" style:family="paragraph">
      <style:text-properties style:font-name="Trebuchet MS" fo:font-size="11pt" style:font-size-asian="11pt" style:font-size-complex="11pt"/>
    </style:style>
    <style:style style:name="P222" style:parent-style-name="Standard" style:family="paragraph">
      <style:text-properties style:font-name="Trebuchet MS" fo:font-size="11pt" style:font-size-asian="11pt" style:font-size-complex="11pt"/>
    </style:style>
    <style:style style:name="P223" style:parent-style-name="Standard" style:family="paragraph">
      <style:text-properties style:font-name="Trebuchet MS" fo:font-size="11pt" style:font-size-asian="11pt" style:font-size-complex="11pt"/>
    </style:style>
    <style:style style:name="P224" style:parent-style-name="Standard" style:family="paragraph">
      <style:text-properties style:font-name="Trebuchet MS" fo:font-weight="bold" style:font-weight-asian="bold" style:font-weight-complex="bold" fo:font-size="11pt" style:font-size-asian="11pt" style:font-size-complex="11pt"/>
    </style:style>
    <style:style style:name="P225" style:parent-style-name="Standard" style:family="paragraph">
      <style:text-properties style:font-name="Trebuchet MS" fo:font-size="11pt" style:font-size-asian="11pt" style:font-size-complex="11pt"/>
    </style:style>
    <style:style style:name="P226" style:parent-style-name="Standard" style:family="paragraph">
      <style:text-properties style:font-name="Trebuchet MS" fo:font-style="italic" style:font-style-asian="italic" style:font-style-complex="italic" fo:font-size="11pt" style:font-size-asian="11pt" style:font-size-complex="11pt"/>
    </style:style>
    <style:style style:name="P227" style:parent-style-name="Standard" style:family="paragraph">
      <style:text-properties style:font-name="Trebuchet MS" fo:font-style="italic" style:font-style-asian="italic" style:font-style-complex="italic" fo:font-size="11pt" style:font-size-asian="11pt" style:font-size-complex="11pt" fo:language="en" fo:country="US"/>
    </style:style>
    <style:style style:name="P228" style:parent-style-name="Standard" style:family="paragraph">
      <style:text-properties style:font-name="Trebuchet MS" fo:font-size="11pt" style:font-size-asian="11pt" style:font-size-complex="11pt" fo:language="en" fo:country="US"/>
    </style:style>
    <style:style style:name="P229" style:parent-style-name="Standard" style:family="paragraph">
      <style:text-properties style:font-name="Trebuchet MS" fo:font-size="11pt" style:font-size-asian="11pt" style:font-size-complex="11pt"/>
    </style:style>
    <style:style style:name="P230" style:parent-style-name="Standard" style:family="paragraph">
      <style:text-properties style:font-name="Trebuchet MS" fo:font-size="11pt" style:font-size-asian="11pt" style:font-size-complex="11pt"/>
    </style:style>
    <style:style style:name="P231" style:parent-style-name="Standard" style:family="paragraph">
      <style:text-properties style:font-name="Trebuchet MS" fo:font-size="11pt" style:font-size-asian="11pt" style:font-size-complex="11pt"/>
    </style:style>
    <style:style style:name="P232" style:parent-style-name="Standard" style:family="paragraph">
      <style:text-properties style:font-name="Trebuchet MS" fo:font-size="11pt" style:font-size-asian="11pt" style:font-size-complex="11pt"/>
    </style:style>
    <style:style style:name="P233" style:parent-style-name="Standard" style:family="paragraph">
      <style:text-properties style:font-name="Trebuchet MS" fo:font-size="11pt" style:font-size-asian="11pt" style:font-size-complex="11pt"/>
    </style:style>
    <style:style style:name="P234" style:parent-style-name="Standard" style:family="paragraph">
      <style:text-properties style:font-name="Trebuchet MS" fo:font-size="11pt" style:font-size-asian="11pt" style:font-size-complex="11pt"/>
    </style:style>
    <style:style style:name="P235" style:parent-style-name="Standard" style:family="paragraph">
      <style:text-properties style:font-name="Trebuchet MS" fo:font-size="11pt" style:font-size-asian="11pt" style:font-size-complex="11pt"/>
    </style:style>
    <style:style style:name="P236" style:parent-style-name="Standard" style:family="paragraph">
      <style:text-properties style:font-name="Trebuchet MS" fo:font-size="11pt" style:font-size-asian="11pt" style:font-size-complex="11pt"/>
    </style:style>
    <style:style style:name="P237" style:parent-style-name="Standard" style:family="paragraph">
      <style:text-properties style:font-name="Trebuchet MS" fo:font-size="11pt" style:font-size-asian="11pt" style:font-size-complex="11pt"/>
    </style:style>
    <style:style style:name="P238" style:parent-style-name="Standard" style:family="paragraph">
      <style:text-properties style:font-name="Trebuchet MS" fo:font-size="11pt" style:font-size-asian="11pt" style:font-size-complex="11pt"/>
    </style:style>
    <style:style style:name="P239" style:parent-style-name="Standard" style:family="paragraph">
      <style:text-properties style:font-name="Trebuchet MS" fo:font-size="11pt" style:font-size-asian="11pt" style:font-size-complex="11pt"/>
    </style:style>
    <style:style style:name="P240" style:parent-style-name="Standard" style:family="paragraph">
      <style:text-properties style:font-name="Trebuchet MS" fo:font-size="11pt" style:font-size-asian="11pt" style:font-size-complex="11pt"/>
    </style:style>
    <style:style style:name="P241" style:parent-style-name="Standard" style:family="paragraph">
      <style:text-properties style:font-name="Trebuchet MS" fo:font-weight="bold" style:font-weight-asian="bold" style:font-weight-complex="bold" fo:font-size="11pt" style:font-size-asian="11pt" style:font-size-complex="11pt"/>
    </style:style>
    <style:style style:name="P242" style:parent-style-name="Standard" style:family="paragraph">
      <style:text-properties style:font-name="Trebuchet MS" fo:font-size="11pt" style:font-size-asian="11pt" style:font-size-complex="11pt"/>
    </style:style>
    <style:style style:name="P243" style:parent-style-name="Standard" style:family="paragraph">
      <style:text-properties style:font-name="Trebuchet MS" fo:font-size="11pt" style:font-size-asian="11pt" style:font-size-complex="11pt"/>
    </style:style>
    <style:style style:name="P244" style:parent-style-name="Standard" style:family="paragraph">
      <style:text-properties style:font-name="Trebuchet MS" fo:font-size="11pt" style:font-size-asian="11pt" style:font-size-complex="11pt"/>
    </style:style>
    <style:style style:name="P245" style:parent-style-name="Standard" style:family="paragraph">
      <style:text-properties style:font-name="Trebuchet MS" fo:font-size="11pt" style:font-size-asian="11pt" style:font-size-complex="11pt"/>
    </style:style>
    <style:style style:name="P246" style:parent-style-name="Standard" style:family="paragraph">
      <style:text-properties style:font-name="Trebuchet MS" fo:font-style="italic" style:font-style-asian="italic" style:font-style-complex="italic" fo:font-size="11pt" style:font-size-asian="11pt" style:font-size-complex="11pt"/>
    </style:style>
    <style:style style:name="P247" style:parent-style-name="Standard" style:family="paragraph">
      <style:text-properties style:font-name="Trebuchet MS" fo:font-size="11pt" style:font-size-asian="11pt" style:font-size-complex="11pt"/>
    </style:style>
    <style:style style:name="P248" style:parent-style-name="Standard" style:family="paragraph">
      <style:text-properties style:font-name="Trebuchet MS" fo:font-size="11pt" style:font-size-asian="11pt" style:font-size-complex="11pt"/>
    </style:style>
    <style:style style:name="P249" style:parent-style-name="Standard" style:family="paragraph">
      <style:text-properties style:font-name="Trebuchet MS" fo:font-size="11pt" style:font-size-asian="11pt" style:font-size-complex="11pt"/>
    </style:style>
    <style:style style:name="P250" style:parent-style-name="Standard" style:family="paragraph">
      <style:text-properties style:font-name="Trebuchet MS" fo:font-weight="bold" style:font-weight-asian="bold" style:font-weight-complex="bold" fo:font-size="11pt" style:font-size-asian="11pt" style:font-size-complex="11pt"/>
    </style:style>
    <style:style style:name="P251" style:parent-style-name="Standard" style:family="paragraph">
      <style:text-properties style:font-name="Trebuchet MS" fo:font-size="11pt" style:font-size-asian="11pt" style:font-size-complex="11pt"/>
    </style:style>
    <style:style style:name="P252" style:parent-style-name="Standard" style:family="paragraph">
      <style:text-properties style:font-name="Trebuchet MS" fo:font-size="11pt" style:font-size-asian="11pt" style:font-size-complex="11pt"/>
    </style:style>
    <style:style style:name="P253" style:parent-style-name="Standard" style:family="paragraph">
      <style:text-properties style:font-name="Trebuchet MS" fo:font-size="11pt" style:font-size-asian="11pt" style:font-size-complex="11pt"/>
    </style:style>
    <style:style style:name="P254" style:parent-style-name="Standard" style:family="paragraph">
      <style:text-properties style:font-name="Trebuchet MS" fo:font-size="11pt" style:font-size-asian="11pt" style:font-size-complex="11pt"/>
    </style:style>
    <style:style style:name="P255" style:parent-style-name="Standard" style:family="paragraph">
      <style:text-properties style:font-name="Trebuchet MS" fo:font-size="11pt" style:font-size-asian="11pt" style:font-size-complex="11pt"/>
    </style:style>
    <style:style style:name="T256" style:parent-style-name="Car.predefinitoparagrafo" style:family="text">
      <style:text-properties style:font-name="Trebuchet MS" fo:font-size="11pt" style:font-size-asian="11pt" style:font-size-complex="11pt"/>
    </style:style>
    <style:style style:name="T257" style:parent-style-name="Car.predefinitoparagrafo" style:family="text">
      <style:text-properties style:font-name="Trebuchet MS" fo:font-style="italic" style:font-style-asian="italic" style:font-style-complex="italic" fo:font-size="11pt" style:font-size-asian="11pt" style:font-size-complex="11pt"/>
    </style:style>
    <style:style style:name="T258" style:parent-style-name="Car.predefinitoparagrafo" style:family="text">
      <style:text-properties style:font-name="Trebuchet MS" fo:font-size="11pt" style:font-size-asian="11pt" style:font-size-complex="11pt"/>
    </style:style>
    <style:style style:name="T259" style:parent-style-name="Car.predefinitoparagrafo" style:family="text">
      <style:text-properties style:font-name="Trebuchet MS" fo:font-size="11pt" style:font-size-asian="11pt" style:font-size-complex="11pt"/>
    </style:style>
    <style:style style:name="T260" style:parent-style-name="Car.predefinitoparagrafo" style:family="text">
      <style:text-properties style:font-name="Trebuchet MS" fo:font-style="italic" style:font-style-asian="italic" style:font-style-complex="italic" fo:font-size="11pt" style:font-size-asian="11pt" style:font-size-complex="11pt"/>
    </style:style>
    <style:style style:name="T261" style:parent-style-name="Car.predefinitoparagrafo" style:family="text">
      <style:text-properties style:font-name="Trebuchet MS" fo:font-size="11pt" style:font-size-asian="11pt" style:font-size-complex="11pt"/>
    </style:style>
    <style:style style:name="T262" style:parent-style-name="Car.predefinitoparagrafo" style:family="text">
      <style:text-properties style:font-name="Trebuchet MS" fo:font-size="11pt" style:font-size-asian="11pt" style:font-size-complex="11pt"/>
    </style:style>
    <style:style style:name="T263" style:parent-style-name="Car.predefinitoparagrafo" style:family="text">
      <style:text-properties style:font-name="Trebuchet MS" fo:font-size="11pt" style:font-size-asian="11pt" style:font-size-complex="11pt"/>
    </style:style>
    <style:style style:name="T264" style:parent-style-name="Car.predefinitoparagrafo" style:family="text">
      <style:text-properties style:font-name="Trebuchet MS" fo:font-size="11pt" style:font-size-asian="11pt" style:font-size-complex="11pt"/>
    </style:style>
    <style:style style:name="T265" style:parent-style-name="Car.predefinitoparagrafo" style:family="text">
      <style:text-properties style:font-name="Trebuchet MS" fo:font-size="11pt" style:font-size-asian="11pt" style:font-size-complex="11pt"/>
    </style:style>
    <style:style style:name="T266" style:parent-style-name="Car.predefinitoparagrafo" style:family="text">
      <style:text-properties style:font-name="Trebuchet MS" fo:font-size="11pt" style:font-size-asian="11pt" style:font-size-complex="11pt"/>
    </style:style>
    <style:style style:name="T267" style:parent-style-name="Car.predefinitoparagrafo" style:family="text">
      <style:text-properties style:font-name="Trebuchet MS" fo:font-size="11pt" style:font-size-asian="11pt" style:font-size-complex="11pt"/>
    </style:style>
    <style:style style:name="T268" style:parent-style-name="Car.predefinitoparagrafo" style:family="text">
      <style:text-properties style:font-name="Trebuchet MS" fo:font-size="11pt" style:font-size-asian="11pt" style:font-size-complex="11pt"/>
    </style:style>
    <style:style style:name="T269" style:parent-style-name="Car.predefinitoparagrafo" style:family="text">
      <style:text-properties style:font-name="Trebuchet MS" fo:font-size="11pt" style:font-size-asian="11pt" style:font-size-complex="11pt"/>
    </style:style>
    <style:style style:name="P270" style:parent-style-name="Standard" style:family="paragraph">
      <style:text-properties style:font-name="Trebuchet MS" fo:font-size="11pt" style:font-size-asian="11pt" style:font-size-complex="11pt"/>
    </style:style>
    <style:style style:name="T271" style:parent-style-name="Car.predefinitoparagrafo" style:family="text">
      <style:text-properties style:font-name="Trebuchet MS" fo:font-size="11pt" style:font-size-asian="11pt" style:font-size-complex="11pt"/>
    </style:style>
    <style:style style:name="T272" style:parent-style-name="Car.predefinitoparagrafo" style:family="text">
      <style:text-properties style:font-name="Trebuchet MS" fo:font-style="italic" style:font-style-asian="italic" style:font-style-complex="italic" fo:font-size="11pt" style:font-size-asian="11pt" style:font-size-complex="11pt"/>
    </style:style>
    <style:style style:name="T273" style:parent-style-name="Car.predefinitoparagrafo" style:family="text">
      <style:text-properties style:font-name="Trebuchet MS" fo:font-size="11pt" style:font-size-asian="11pt" style:font-size-complex="11pt"/>
    </style:style>
    <style:style style:name="T274" style:parent-style-name="Car.predefinitoparagrafo" style:family="text">
      <style:text-properties style:font-name="Trebuchet MS" fo:font-size="11pt" style:font-size-asian="11pt" style:font-size-complex="11pt"/>
    </style:style>
    <style:style style:name="T275" style:parent-style-name="Car.predefinitoparagrafo" style:family="text">
      <style:text-properties style:font-name="Trebuchet MS" fo:font-size="11pt" style:font-size-asian="11pt" style:font-size-complex="11pt"/>
    </style:style>
    <style:style style:name="P276" style:parent-style-name="Standard" style:family="paragraph">
      <style:text-properties style:font-name="Trebuchet MS" fo:font-size="11pt" style:font-size-asian="11pt" style:font-size-complex="11pt"/>
    </style:style>
    <style:style style:name="T277" style:parent-style-name="Car.predefinitoparagrafo" style:family="text">
      <style:text-properties style:font-name="Trebuchet MS" fo:font-size="11pt" style:font-size-asian="11pt" style:font-size-complex="11pt"/>
    </style:style>
    <style:style style:name="T278" style:parent-style-name="Car.predefinitoparagrafo" style:family="text">
      <style:text-properties style:font-name="Trebuchet MS" fo:font-style="italic" style:font-style-asian="italic" style:font-style-complex="italic" fo:font-size="11pt" style:font-size-asian="11pt" style:font-size-complex="11pt"/>
    </style:style>
    <style:style style:name="T279" style:parent-style-name="Car.predefinitoparagrafo" style:family="text">
      <style:text-properties style:font-name="Trebuchet MS" fo:font-size="11pt" style:font-size-asian="11pt" style:font-size-complex="11pt"/>
    </style:style>
    <style:style style:name="P280" style:parent-style-name="Standard" style:family="paragraph">
      <style:text-properties style:font-name="Trebuchet MS" fo:font-size="11pt" style:font-size-asian="11pt" style:font-size-complex="11pt"/>
    </style:style>
    <style:style style:name="T281" style:parent-style-name="Car.predefinitoparagrafo" style:family="text">
      <style:text-properties style:font-name="Trebuchet MS" fo:font-size="11pt" style:font-size-asian="11pt" style:font-size-complex="11pt"/>
    </style:style>
    <style:style style:name="T282" style:parent-style-name="Car.predefinitoparagrafo" style:family="text">
      <style:text-properties style:font-name="Trebuchet MS" fo:font-style="italic" style:font-style-asian="italic" style:font-style-complex="italic" fo:font-size="11pt" style:font-size-asian="11pt" style:font-size-complex="11pt"/>
    </style:style>
    <style:style style:name="T283" style:parent-style-name="Car.predefinitoparagrafo" style:family="text">
      <style:text-properties style:font-name="Trebuchet MS" fo:font-size="11pt" style:font-size-asian="11pt" style:font-size-complex="11pt"/>
    </style:style>
    <style:style style:name="T284" style:parent-style-name="Car.predefinitoparagrafo" style:family="text">
      <style:text-properties style:font-name="Trebuchet MS" fo:font-size="11pt" style:font-size-asian="11pt" style:font-size-complex="11pt"/>
    </style:style>
    <style:style style:name="T285" style:parent-style-name="Car.predefinitoparagrafo" style:family="text">
      <style:text-properties style:font-name="Trebuchet MS" fo:font-size="11pt" style:font-size-asian="11pt" style:font-size-complex="11pt"/>
    </style:style>
    <style:style style:name="T286" style:parent-style-name="Car.predefinitoparagrafo" style:family="text">
      <style:text-properties style:font-name="Trebuchet MS" fo:font-size="11pt" style:font-size-asian="11pt" style:font-size-complex="11pt"/>
    </style:style>
    <style:style style:name="P287" style:parent-style-name="Standard" style:family="paragraph">
      <style:text-properties style:font-name="Trebuchet MS" fo:font-size="11pt" style:font-size-asian="11pt" style:font-size-complex="11pt"/>
    </style:style>
    <style:style style:name="P288" style:parent-style-name="Standard" style:family="paragraph">
      <style:text-properties style:font-name="Trebuchet MS" fo:font-size="11pt" style:font-size-asian="11pt" style:font-size-complex="11pt"/>
    </style:style>
    <style:style style:name="P289" style:parent-style-name="Standard" style:family="paragraph">
      <style:text-properties style:font-name="Trebuchet MS" fo:font-size="11pt" style:font-size-asian="11pt" style:font-size-complex="11pt"/>
    </style:style>
    <style:style style:name="P290" style:parent-style-name="Standard" style:family="paragraph">
      <style:text-properties style:font-name="Trebuchet MS" fo:font-size="11pt" style:font-size-asian="11pt" style:font-size-complex="11pt"/>
    </style:style>
    <style:style style:name="P291" style:parent-style-name="Standard" style:family="paragraph">
      <style:text-properties style:font-name="Trebuchet MS" fo:font-size="11pt" style:font-size-asian="11pt" style:font-size-complex="11pt"/>
    </style:style>
    <style:style style:name="P292" style:parent-style-name="Standard" style:family="paragraph">
      <style:text-properties style:font-name="Trebuchet MS" fo:font-size="11pt" style:font-size-asian="11pt" style:font-size-complex="11pt"/>
    </style:style>
    <style:style style:name="P293" style:parent-style-name="Standard" style:family="paragraph">
      <style:text-properties style:font-name="Trebuchet MS" fo:font-size="11pt" style:font-size-asian="11pt" style:font-size-complex="11pt"/>
    </style:style>
    <style:style style:name="P294" style:parent-style-name="Standard" style:family="paragraph">
      <style:text-properties style:font-name="Trebuchet MS" fo:font-size="11pt" style:font-size-asian="11pt" style:font-size-complex="11pt"/>
    </style:style>
    <style:style style:name="P295" style:parent-style-name="Standard" style:family="paragraph">
      <style:text-properties style:font-name="Trebuchet MS" fo:font-size="11pt" style:font-size-asian="11pt" style:font-size-complex="11pt"/>
    </style:style>
    <style:style style:name="P296" style:parent-style-name="Standard" style:family="paragraph">
      <style:text-properties style:font-name="Trebuchet MS" fo:font-style="italic" style:font-style-asian="italic" style:font-style-complex="italic" fo:font-size="11pt" style:font-size-asian="11pt" style:font-size-complex="11pt"/>
    </style:style>
    <style:style style:name="P297" style:parent-style-name="Standard" style:family="paragraph">
      <style:text-properties style:font-name="Trebuchet MS" fo:font-style="italic" style:font-style-asian="italic" style:font-style-complex="italic" fo:font-size="11pt" style:font-size-asian="11pt" style:font-size-complex="11pt"/>
    </style:style>
    <style:style style:name="P298" style:parent-style-name="Standard" style:family="paragraph">
      <style:text-properties style:font-name="Trebuchet MS" fo:font-style="italic" style:font-style-asian="italic" style:font-style-complex="italic" fo:font-size="11pt" style:font-size-asian="11pt" style:font-size-complex="11pt" fo:language="en" fo:country="US"/>
    </style:style>
    <style:style style:name="P299" style:parent-style-name="Standard" style:family="paragraph">
      <style:text-properties style:font-name="Trebuchet MS" fo:font-style="italic" style:font-style-asian="italic" style:font-style-complex="italic" fo:font-size="11pt" style:font-size-asian="11pt" style:font-size-complex="11pt" fo:language="en" fo:country="US"/>
    </style:style>
    <style:style style:name="P300" style:parent-style-name="Standard" style:family="paragraph">
      <style:text-properties style:font-name="Trebuchet MS" fo:font-style="italic" style:font-style-asian="italic" style:font-style-complex="italic" fo:font-size="11pt" style:font-size-asian="11pt" style:font-size-complex="11pt" fo:language="en" fo:country="US"/>
    </style:style>
    <style:style style:name="P301" style:parent-style-name="Standard" style:family="paragraph">
      <style:text-properties style:font-name="Trebuchet MS" fo:font-style="italic" style:font-style-asian="italic" style:font-style-complex="italic" fo:font-size="11pt" style:font-size-asian="11pt" style:font-size-complex="11pt" fo:language="en" fo:country="US"/>
    </style:style>
    <style:style style:name="P302" style:parent-style-name="Standard" style:family="paragraph">
      <style:text-properties style:font-name="Trebuchet MS" fo:font-style="italic" style:font-style-asian="italic" style:font-style-complex="italic" fo:font-size="11pt" style:font-size-asian="11pt" style:font-size-complex="11pt" fo:language="en" fo:country="US"/>
    </style:style>
    <style:style style:name="P303" style:parent-style-name="Standard" style:family="paragraph">
      <style:text-properties style:font-name="Trebuchet MS" fo:font-style="italic" style:font-style-asian="italic" style:font-style-complex="italic" fo:font-size="11pt" style:font-size-asian="11pt" style:font-size-complex="11pt" fo:language="en" fo:country="US"/>
    </style:style>
    <style:style style:name="P304" style:parent-style-name="Standard" style:family="paragraph">
      <style:text-properties style:font-name="Trebuchet MS" fo:font-style="italic" style:font-style-asian="italic" style:font-style-complex="italic" fo:font-size="11pt" style:font-size-asian="11pt" style:font-size-complex="11pt" fo:language="en" fo:country="US"/>
    </style:style>
    <style:style style:name="P305" style:parent-style-name="Standard" style:family="paragraph">
      <style:text-properties style:font-name="Trebuchet MS" fo:font-size="11pt" style:font-size-asian="11pt" style:font-size-complex="11pt" fo:language="en" fo:country="US"/>
    </style:style>
    <style:style style:name="P306" style:parent-style-name="Standard" style:family="paragraph">
      <style:text-properties style:font-name="Trebuchet MS" fo:font-size="11pt" style:font-size-asian="11pt" style:font-size-complex="11pt" fo:language="en" fo:country="US"/>
    </style:style>
    <style:style style:name="P307" style:parent-style-name="Standard" style:family="paragraph">
      <style:text-properties style:font-name="Trebuchet MS" fo:font-style="italic" style:font-style-asian="italic" style:font-style-complex="italic" fo:font-size="6pt" style:font-size-asian="6pt" style:font-size-complex="6pt" fo:language="en" fo:country="US"/>
    </style:style>
    <style:style style:name="P308" style:parent-style-name="Standard" style:family="paragraph">
      <style:text-properties style:font-name="Trebuchet MS" fo:font-style="italic" style:font-style-asian="italic" style:font-style-complex="italic" fo:font-size="6pt" style:font-size-asian="6pt" style:font-size-complex="6pt" fo:language="en" fo:country="US"/>
    </style:style>
    <style:style style:name="P309" style:parent-style-name="Standard" style:family="paragraph">
      <style:text-properties style:font-name="Trebuchet MS" fo:font-style="italic" style:font-style-asian="italic" style:font-style-complex="italic" fo:font-size="6pt" style:font-size-asian="6pt" style:font-size-complex="6pt" fo:language="en" fo:country="US"/>
    </style:style>
    <style:style style:name="P310" style:parent-style-name="Standard" style:family="paragraph">
      <style:text-properties style:font-name="Trebuchet MS" fo:font-style="italic" style:font-style-asian="italic" style:font-style-complex="italic" fo:font-size="6pt" style:font-size-asian="6pt" style:font-size-complex="6pt" fo:language="en" fo:country="US"/>
    </style:style>
    <style:style style:name="P311" style:parent-style-name="Standard" style:family="paragraph">
      <style:text-properties style:font-name="Trebuchet MS" fo:font-style="italic" style:font-style-asian="italic" style:font-style-complex="italic" fo:font-size="6pt" style:font-size-asian="6pt" style:font-size-complex="6pt" fo:language="en" fo:country="US"/>
    </style:style>
    <style:style style:name="P312" style:parent-style-name="Standard" style:family="paragraph">
      <style:text-properties style:font-name="Trebuchet MS" fo:font-style="italic" style:font-style-asian="italic" style:font-style-complex="italic" fo:font-size="6pt" style:font-size-asian="6pt" style:font-size-complex="6pt" fo:language="en" fo:country="US"/>
    </style:style>
    <style:style style:name="P313" style:parent-style-name="Standard" style:family="paragraph">
      <style:text-properties style:font-name="Trebuchet MS" fo:font-style="italic" style:font-style-asian="italic" style:font-style-complex="italic" fo:font-size="6pt" style:font-size-asian="6pt" style:font-size-complex="6pt" fo:language="en" fo:country="US"/>
    </style:style>
    <style:style style:name="P314" style:parent-style-name="Standard" style:family="paragraph">
      <style:text-properties style:font-name="Trebuchet MS" fo:font-style="italic" style:font-style-asian="italic" style:font-style-complex="italic" fo:font-size="6pt" style:font-size-asian="6pt" style:font-size-complex="6pt" fo:language="en" fo:country="US"/>
    </style:style>
    <style:style style:name="P315" style:parent-style-name="Standard" style:family="paragraph">
      <style:text-properties style:font-name="Trebuchet MS" fo:font-style="italic" style:font-style-asian="italic" style:font-style-complex="italic" fo:font-size="6pt" style:font-size-asian="6pt" style:font-size-complex="6pt" fo:language="en" fo:country="US"/>
    </style:style>
    <style:style style:name="P316" style:parent-style-name="Standard" style:family="paragraph">
      <style:text-properties style:font-name="Trebuchet MS" fo:font-style="italic" style:font-style-asian="italic" style:font-style-complex="italic" fo:font-size="6pt" style:font-size-asian="6pt" style:font-size-complex="6pt" fo:language="en" fo:country="US"/>
    </style:style>
    <style:style style:name="T317"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18"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19"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20"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21"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22"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23"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24"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25"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26"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27"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28"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29"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30"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31"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32"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33"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34"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35" style:parent-style-name="Car.predefinitoparagrafo" style:family="text">
      <style:text-properties style:font-name="Trebuchet MS" fo:font-style="italic" style:font-style-asian="italic" style:font-style-complex="italic" fo:font-size="6pt" style:font-size-asian="6pt" style:font-size-complex="6pt"/>
    </style:style>
    <style:style style:name="T336" style:parent-style-name="Car.predefinitoparagrafo" style:family="text">
      <style:text-properties style:font-name="Trebuchet MS" fo:font-style="italic" style:font-style-asian="italic" style:font-style-complex="italic" fo:font-size="6pt" style:font-size-asian="6pt" style:font-size-complex="6pt"/>
    </style:style>
    <style:style style:name="T337" style:parent-style-name="Car.predefinitoparagrafo" style:family="text">
      <style:text-properties style:font-name="Trebuchet MS" fo:font-style="italic" style:font-style-asian="italic" style:font-style-complex="italic" fo:font-size="6pt" style:font-size-asian="6pt" style:font-size-complex="6pt"/>
    </style:style>
    <style:style style:name="T338" style:parent-style-name="Car.predefinitoparagrafo" style:family="text">
      <style:text-properties style:font-name="Trebuchet MS" fo:font-style="italic" style:font-style-asian="italic" style:font-style-complex="italic" fo:font-size="6pt" style:font-size-asian="6pt" style:font-size-complex="6pt"/>
    </style:style>
    <style:style style:name="T339" style:parent-style-name="Car.predefinitoparagrafo" style:family="text">
      <style:text-properties style:font-name="Trebuchet MS" fo:font-style="italic" style:font-style-asian="italic" style:font-style-complex="italic" fo:font-size="6pt" style:font-size-asian="6pt" style:font-size-complex="6pt"/>
    </style:style>
    <style:style style:name="T340" style:parent-style-name="Car.predefinitoparagrafo" style:family="text">
      <style:text-properties style:font-name="Trebuchet MS" fo:font-style="italic" style:font-style-asian="italic" style:font-style-complex="italic" fo:font-size="6pt" style:font-size-asian="6pt" style:font-size-complex="6pt"/>
    </style:style>
    <style:style style:name="T341" style:parent-style-name="Car.predefinitoparagrafo" style:family="text">
      <style:text-properties style:font-name="Trebuchet MS" fo:font-style="italic" style:font-style-asian="italic" style:font-style-complex="italic" fo:font-size="6pt" style:font-size-asian="6pt" style:font-size-complex="6pt"/>
    </style:style>
    <style:style style:name="T342" style:parent-style-name="Car.predefinitoparagrafo" style:family="text">
      <style:text-properties style:font-name="Trebuchet MS" fo:font-style="italic" style:font-style-asian="italic" style:font-style-complex="italic" fo:font-size="6pt" style:font-size-asian="6pt" style:font-size-complex="6pt"/>
    </style:style>
    <style:style style:name="T343" style:parent-style-name="Car.predefinitoparagrafo" style:family="text">
      <style:text-properties style:font-name="Trebuchet MS" fo:font-style="italic" style:font-style-asian="italic" style:font-style-complex="italic" fo:font-size="6pt" style:font-size-asian="6pt" style:font-size-complex="6pt"/>
    </style:style>
    <style:style style:name="T344" style:parent-style-name="Car.predefinitoparagrafo" style:family="text">
      <style:text-properties style:font-name="Trebuchet MS" fo:font-style="italic" style:font-style-asian="italic" style:font-style-complex="italic" fo:font-size="6pt" style:font-size-asian="6pt" style:font-size-complex="6pt"/>
    </style:style>
    <style:style style:name="T345" style:parent-style-name="Car.predefinitoparagrafo" style:family="text">
      <style:text-properties style:font-name="Trebuchet MS" fo:font-style="italic" style:font-style-asian="italic" style:font-style-complex="italic" fo:font-size="6pt" style:font-size-asian="6pt" style:font-size-complex="6pt"/>
    </style:style>
    <style:style style:name="T346" style:parent-style-name="Car.predefinitoparagrafo" style:family="text">
      <style:text-properties style:font-name="Trebuchet MS" fo:font-style="italic" style:font-style-asian="italic" style:font-style-complex="italic" fo:font-size="6pt" style:font-size-asian="6pt" style:font-size-complex="6pt"/>
    </style:style>
    <style:style style:name="T347" style:parent-style-name="Car.predefinitoparagrafo" style:family="text">
      <style:text-properties style:font-name="Trebuchet MS" fo:font-style="italic" style:font-style-asian="italic" style:font-style-complex="italic" fo:font-size="6pt" style:font-size-asian="6pt" style:font-size-complex="6pt"/>
    </style:style>
    <style:style style:name="T348" style:parent-style-name="Car.predefinitoparagrafo" style:family="text">
      <style:text-properties style:font-name="Trebuchet MS" fo:font-style="italic" style:font-style-asian="italic" style:font-style-complex="italic" fo:font-size="6pt" style:font-size-asian="6pt" style:font-size-complex="6pt"/>
    </style:style>
    <style:style style:name="T349" style:parent-style-name="Car.predefinitoparagrafo" style:family="text">
      <style:text-properties style:font-name="Trebuchet MS" fo:font-style="italic" style:font-style-asian="italic" style:font-style-complex="italic" fo:font-size="6pt" style:font-size-asian="6pt" style:font-size-complex="6pt"/>
    </style:style>
    <style:style style:name="T350" style:parent-style-name="Car.predefinitoparagrafo" style:family="text">
      <style:text-properties style:font-name="Trebuchet MS" fo:font-style="italic" style:font-style-asian="italic" style:font-style-complex="italic" fo:font-size="6pt" style:font-size-asian="6pt" style:font-size-complex="6pt"/>
    </style:style>
    <style:style style:name="T351" style:parent-style-name="Car.predefinitoparagrafo" style:family="text">
      <style:text-properties style:font-name="Trebuchet MS" fo:font-style="italic" style:font-style-asian="italic" style:font-style-complex="italic" fo:font-size="6pt" style:font-size-asian="6pt" style:font-size-complex="6pt"/>
    </style:style>
    <style:style style:name="T352" style:parent-style-name="Car.predefinitoparagrafo" style:family="text">
      <style:text-properties style:font-name="Trebuchet MS" fo:font-style="italic" style:font-style-asian="italic" style:font-style-complex="italic" fo:font-size="6pt" style:font-size-asian="6pt" style:font-size-complex="6pt"/>
    </style:style>
    <style:style style:name="T353" style:parent-style-name="Car.predefinitoparagrafo" style:family="text">
      <style:text-properties style:font-name="Trebuchet MS" fo:font-style="italic" style:font-style-asian="italic" style:font-style-complex="italic" fo:font-size="6pt" style:font-size-asian="6pt" style:font-size-complex="6pt"/>
    </style:style>
    <style:style style:name="T354" style:parent-style-name="Car.predefinitoparagrafo" style:family="text">
      <style:text-properties style:font-name="Trebuchet MS" fo:font-style="italic" style:font-style-asian="italic" style:font-style-complex="italic" fo:font-size="6pt" style:font-size-asian="6pt" style:font-size-complex="6pt"/>
    </style:style>
    <style:style style:name="T355" style:parent-style-name="Car.predefinitoparagrafo" style:family="text">
      <style:text-properties style:font-name="Trebuchet MS" fo:font-style="italic" style:font-style-asian="italic" style:font-style-complex="italic" fo:font-size="6pt" style:font-size-asian="6pt" style:font-size-complex="6pt"/>
    </style:style>
    <style:style style:name="T356" style:parent-style-name="Car.predefinitoparagrafo" style:family="text">
      <style:text-properties style:font-name="Trebuchet MS" fo:font-style="italic" style:font-style-asian="italic" style:font-style-complex="italic" fo:font-size="6pt" style:font-size-asian="6pt" style:font-size-complex="6pt"/>
    </style:style>
    <style:style style:name="P357" style:parent-style-name="Standard" style:family="paragraph">
      <style:text-properties style:font-name="Trebuchet MS" fo:font-style="italic" style:font-style-asian="italic" style:font-style-complex="italic" fo:font-size="6pt" style:font-size-asian="6pt" style:font-size-complex="6pt"/>
    </style:style>
    <style:style style:name="P358" style:parent-style-name="Standard" style:family="paragraph">
      <style:text-properties style:font-name="Trebuchet MS" fo:font-style="italic" style:font-style-asian="italic" style:font-style-complex="italic" fo:font-size="6pt" style:font-size-asian="6pt" style:font-size-complex="6pt"/>
    </style:style>
    <style:style style:name="T359" style:parent-style-name="Car.predefinitoparagrafo" style:family="text">
      <style:text-properties style:font-name="Trebuchet MS" fo:font-style="italic" style:font-style-asian="italic" style:font-style-complex="italic" fo:font-size="6pt" style:font-size-asian="6pt" style:font-size-complex="6pt"/>
    </style:style>
    <style:style style:name="T360"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61"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62"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63"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64"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65"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66"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67"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68"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69"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70"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71"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72"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73"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74"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75"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76"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P377" style:parent-style-name="Standard" style:family="paragraph">
      <style:text-properties style:font-name="Trebuchet MS" fo:font-style="italic" style:font-style-asian="italic" style:font-style-complex="italic" fo:font-size="6pt" style:font-size-asian="6pt" style:font-size-complex="6pt" fo:language="en" fo:country="US"/>
    </style:style>
    <style:style style:name="P378" style:parent-style-name="Standard" style:family="paragraph">
      <style:text-properties style:font-name="Trebuchet MS" fo:font-style="italic" style:font-style-asian="italic" style:font-style-complex="italic" fo:font-size="6pt" style:font-size-asian="6pt" style:font-size-complex="6pt" fo:language="en" fo:country="US"/>
    </style:style>
    <style:style style:name="T379"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80"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81" style:parent-style-name="Car.predefinitoparagrafo" style:family="text">
      <style:text-properties style:font-name="Trebuchet MS" fo:font-style="italic" style:font-style-asian="italic" style:font-style-complex="italic" fo:font-size="6pt" style:font-size-asian="6pt" style:font-size-complex="6pt"/>
    </style:style>
    <style:style style:name="T382" style:parent-style-name="Car.predefinitoparagrafo" style:family="text">
      <style:text-properties style:font-name="Trebuchet MS" fo:font-style="italic" style:font-style-asian="italic" style:font-style-complex="italic" fo:font-size="6pt" style:font-size-asian="6pt" style:font-size-complex="6pt"/>
    </style:style>
    <style:style style:name="T383" style:parent-style-name="Car.predefinitoparagrafo" style:family="text">
      <style:text-properties style:font-name="Trebuchet MS" fo:font-style="italic" style:font-style-asian="italic" style:font-style-complex="italic" fo:font-size="6pt" style:font-size-asian="6pt" style:font-size-complex="6pt"/>
    </style:style>
    <style:style style:name="T384" style:parent-style-name="Car.predefinitoparagrafo" style:family="text">
      <style:text-properties style:font-name="Trebuchet MS" fo:font-style="italic" style:font-style-asian="italic" style:font-style-complex="italic" fo:font-size="6pt" style:font-size-asian="6pt" style:font-size-complex="6pt"/>
    </style:style>
    <style:style style:name="T385" style:parent-style-name="Car.predefinitoparagrafo" style:family="text">
      <style:text-properties style:font-name="Trebuchet MS" fo:font-style="italic" style:font-style-asian="italic" style:font-style-complex="italic" fo:font-size="6pt" style:font-size-asian="6pt" style:font-size-complex="6pt"/>
    </style:style>
    <style:style style:name="T386" style:parent-style-name="Car.predefinitoparagrafo" style:family="text">
      <style:text-properties style:font-name="Trebuchet MS" fo:font-style="italic" style:font-style-asian="italic" style:font-style-complex="italic" fo:font-size="6pt" style:font-size-asian="6pt" style:font-size-complex="6pt"/>
    </style:style>
    <style:style style:name="T387" style:parent-style-name="Car.predefinitoparagrafo" style:family="text">
      <style:text-properties style:font-name="Trebuchet MS" fo:font-style="italic" style:font-style-asian="italic" style:font-style-complex="italic" fo:font-size="6pt" style:font-size-asian="6pt" style:font-size-complex="6pt"/>
    </style:style>
    <style:style style:name="T388" style:parent-style-name="Car.predefinitoparagrafo" style:family="text">
      <style:text-properties style:font-name="Trebuchet MS" fo:font-style="italic" style:font-style-asian="italic" style:font-style-complex="italic" fo:font-size="6pt" style:font-size-asian="6pt" style:font-size-complex="6pt"/>
    </style:style>
    <style:style style:name="T389" style:parent-style-name="Car.predefinitoparagrafo" style:family="text">
      <style:text-properties style:font-name="Trebuchet MS" fo:font-style="italic" style:font-style-asian="italic" style:font-style-complex="italic" fo:font-size="6pt" style:font-size-asian="6pt" style:font-size-complex="6pt"/>
    </style:style>
    <style:style style:name="T390"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91"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92"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93"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94"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95"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96" style:parent-style-name="Car.predefinitoparagrafo" style:family="text">
      <style:text-properties style:font-name="Trebuchet MS" fo:font-style="italic" style:font-style-asian="italic" style:font-style-complex="italic" fo:font-size="6pt" style:font-size-asian="6pt" style:font-size-complex="6pt"/>
    </style:style>
    <style:style style:name="T397" style:parent-style-name="Car.predefinitoparagrafo" style:family="text">
      <style:text-properties style:font-name="Trebuchet MS" fo:font-style="italic" style:font-style-asian="italic" style:font-style-complex="italic" fo:font-size="6pt" style:font-size-asian="6pt" style:font-size-complex="6pt"/>
    </style:style>
    <style:style style:name="T398" style:parent-style-name="Car.predefinitoparagrafo" style:family="text">
      <style:text-properties style:font-name="Trebuchet MS" fo:font-style="italic" style:font-style-asian="italic" style:font-style-complex="italic" fo:font-size="6pt" style:font-size-asian="6pt" style:font-size-complex="6pt"/>
    </style:style>
    <style:style style:name="T399" style:parent-style-name="Car.predefinitoparagrafo" style:family="text">
      <style:text-properties style:font-name="Trebuchet MS" fo:font-style="italic" style:font-style-asian="italic" style:font-style-complex="italic" fo:font-size="6pt" style:font-size-asian="6pt" style:font-size-complex="6pt"/>
    </style:style>
    <style:style style:name="T400" style:parent-style-name="Car.predefinitoparagrafo" style:family="text">
      <style:text-properties style:font-name="Trebuchet MS" fo:font-style="italic" style:font-style-asian="italic" style:font-style-complex="italic" fo:font-size="6pt" style:font-size-asian="6pt" style:font-size-complex="6pt"/>
    </style:style>
    <style:style style:name="P401" style:parent-style-name="Standard" style:family="paragraph">
      <style:text-properties style:font-name="Trebuchet MS" fo:font-style="italic" style:font-style-asian="italic" style:font-style-complex="italic" fo:font-size="11pt" style:font-size-asian="11pt" style:font-size-complex="11pt"/>
    </style:style>
    <style:style style:name="P402" style:parent-style-name="Standard" style:family="paragraph">
      <style:text-properties style:font-name="Trebuchet MS" fo:font-size="11pt" style:font-size-asian="11pt" style:font-size-complex="11pt"/>
    </style:style>
    <style:style style:name="P403" style:parent-style-name="Standard" style:family="paragraph">
      <style:text-properties style:font-name="Trebuchet MS" fo:font-size="11pt" style:font-size-asian="11pt" style:font-size-complex="11pt"/>
    </style:style>
    <style:style style:name="P404" style:parent-style-name="Standard" style:family="paragraph">
      <style:text-properties style:font-name="Trebuchet MS" fo:font-size="11pt" style:font-size-asian="11pt" style:font-size-complex="11pt"/>
    </style:style>
    <style:style style:name="P405" style:parent-style-name="Standard" style:family="paragraph">
      <style:text-properties style:font-name="Trebuchet MS" fo:font-size="11pt" style:font-size-asian="11pt" style:font-size-complex="11pt"/>
    </style:style>
    <style:style style:name="T406" style:parent-style-name="Car.predefinitoparagrafo" style:family="text">
      <style:text-properties style:font-name="Trebuchet MS" fo:font-size="11pt" style:font-size-asian="11pt" style:font-size-complex="11pt"/>
    </style:style>
    <style:style style:name="T407" style:parent-style-name="Car.predefinitoparagrafo" style:family="text">
      <style:text-properties style:font-name="Trebuchet MS" fo:font-size="11pt" style:font-size-asian="11pt" style:font-size-complex="11pt"/>
    </style:style>
    <style:style style:name="P408" style:parent-style-name="Standard" style:family="paragraph">
      <style:text-properties style:font-name="Trebuchet MS" fo:font-size="11pt" style:font-size-asian="11pt" style:font-size-complex="11pt"/>
    </style:style>
    <style:style style:name="P409" style:parent-style-name="Standard" style:family="paragraph">
      <style:text-properties style:font-name="Trebuchet MS" fo:font-size="11pt" style:font-size-asian="11pt" style:font-size-complex="11pt"/>
    </style:style>
    <style:style style:name="T410" style:parent-style-name="Car.predefinitoparagrafo" style:family="text">
      <style:text-properties style:font-name="Trebuchet MS" fo:font-size="11pt" style:font-size-asian="11pt" style:font-size-complex="11pt"/>
    </style:style>
    <style:style style:name="T411" style:parent-style-name="Car.predefinitoparagrafo" style:family="text">
      <style:text-properties style:font-name="Trebuchet MS" fo:font-size="11pt" style:font-size-asian="11pt" style:font-size-complex="11pt"/>
    </style:style>
    <style:style style:name="T412" style:parent-style-name="Car.predefinitoparagrafo" style:family="text">
      <style:text-properties style:font-name="Trebuchet MS" fo:font-size="11pt" style:font-size-asian="11pt" style:font-size-complex="11pt"/>
    </style:style>
    <style:style style:name="T413" style:parent-style-name="Car.predefinitoparagrafo" style:family="text">
      <style:text-properties style:font-name="Trebuchet MS" fo:font-size="11pt" style:font-size-asian="11pt" style:font-size-complex="11pt"/>
    </style:style>
    <style:style style:name="T414" style:parent-style-name="Car.predefinitoparagrafo" style:family="text">
      <style:text-properties style:font-name="Trebuchet MS" fo:font-size="11pt" style:font-size-asian="11pt" style:font-size-complex="11pt"/>
    </style:style>
    <style:style style:name="P415" style:parent-style-name="Standard" style:family="paragraph">
      <style:text-properties style:font-name="Trebuchet MS" fo:font-size="11pt" style:font-size-asian="11pt" style:font-size-complex="11pt"/>
    </style:style>
    <style:style style:name="T416" style:parent-style-name="Car.predefinitoparagrafo" style:family="text">
      <style:text-properties style:font-name="Trebuchet MS" fo:font-size="11pt" style:font-size-asian="11pt" style:font-size-complex="11pt"/>
    </style:style>
    <style:style style:name="T417" style:parent-style-name="Car.predefinitoparagrafo" style:family="text">
      <style:text-properties style:font-name="Trebuchet MS" fo:font-size="11pt" style:font-size-asian="11pt" style:font-size-complex="11pt"/>
    </style:style>
    <style:style style:name="T418" style:parent-style-name="Car.predefinitoparagrafo" style:family="text">
      <style:text-properties style:font-name="Trebuchet MS" fo:font-size="11pt" style:font-size-asian="11pt" style:font-size-complex="11pt"/>
    </style:style>
    <style:style style:name="P419" style:parent-style-name="Standard" style:family="paragraph">
      <style:text-properties style:font-name="Trebuchet MS" fo:font-size="11pt" style:font-size-asian="11pt" style:font-size-complex="11pt"/>
    </style:style>
    <style:style style:name="T420" style:parent-style-name="Car.predefinitoparagrafo" style:family="text">
      <style:text-properties style:font-name="Trebuchet MS" fo:font-size="11pt" style:font-size-asian="11pt" style:font-size-complex="11pt"/>
    </style:style>
    <style:style style:name="T421" style:parent-style-name="Car.predefinitoparagrafo" style:family="text">
      <style:text-properties style:font-name="Trebuchet MS" fo:font-size="11pt" style:font-size-asian="11pt" style:font-size-complex="11pt"/>
    </style:style>
    <style:style style:name="P422" style:parent-style-name="Standard" style:family="paragraph">
      <style:text-properties style:font-name="Trebuchet MS" fo:font-size="11pt" style:font-size-asian="11pt" style:font-size-complex="11pt"/>
    </style:style>
    <style:style style:name="P423" style:parent-style-name="Standard" style:family="paragraph">
      <style:text-properties style:font-name="Trebuchet MS" fo:font-size="11pt" style:font-size-asian="11pt" style:font-size-complex="11pt"/>
    </style:style>
    <style:style style:name="P424" style:parent-style-name="Standard" style:family="paragraph">
      <style:text-properties style:font-name="Trebuchet MS" fo:font-size="11pt" style:font-size-asian="11pt" style:font-size-complex="11pt"/>
    </style:style>
    <style:style style:name="P425" style:parent-style-name="Standard" style:family="paragraph">
      <style:text-properties style:font-name="Trebuchet MS" fo:font-size="11pt" style:font-size-asian="11pt" style:font-size-complex="11pt"/>
    </style:style>
    <style:style style:name="P426" style:parent-style-name="Standard" style:family="paragraph">
      <style:text-properties style:font-name="Trebuchet MS" fo:font-weight="bold" style:font-weight-asian="bold" style:font-weight-complex="bold" fo:font-size="11pt" style:font-size-asian="11pt" style:font-size-complex="11pt"/>
    </style:style>
    <style:style style:name="T427" style:parent-style-name="Car.predefinitoparagrafo" style:family="text">
      <style:text-properties style:font-name="Trebuchet MS" fo:font-size="11pt" style:font-size-asian="11pt" style:font-size-complex="11pt"/>
    </style:style>
    <style:style style:name="T428" style:parent-style-name="Car.predefinitoparagrafo" style:family="text">
      <style:text-properties style:font-name="Trebuchet MS" fo:font-size="11pt" style:font-size-asian="11pt" style:font-size-complex="11pt"/>
    </style:style>
    <style:style style:name="T429" style:parent-style-name="Car.predefinitoparagrafo" style:family="text">
      <style:text-properties style:font-name="Trebuchet MS" fo:font-size="11pt" style:font-size-asian="11pt" style:font-size-complex="11pt"/>
    </style:style>
    <style:style style:name="T430" style:parent-style-name="Car.predefinitoparagrafo" style:family="text">
      <style:text-properties style:font-name="Trebuchet MS" fo:font-size="11pt" style:font-size-asian="11pt" style:font-size-complex="11pt"/>
    </style:style>
    <style:style style:name="T431" style:parent-style-name="Car.predefinitoparagrafo" style:family="text">
      <style:text-properties style:font-name="Trebuchet MS" fo:font-size="11pt" style:font-size-asian="11pt" style:font-size-complex="11pt"/>
    </style:style>
    <style:style style:name="T432" style:parent-style-name="Car.predefinitoparagrafo" style:family="text">
      <style:text-properties style:font-name="Trebuchet MS" fo:font-size="11pt" style:font-size-asian="11pt" style:font-size-complex="11pt"/>
    </style:style>
    <style:style style:name="T433" style:parent-style-name="Car.predefinitoparagrafo" style:family="text">
      <style:text-properties style:font-name="Trebuchet MS" fo:font-size="11pt" style:font-size-asian="11pt" style:font-size-complex="11pt"/>
    </style:style>
    <style:style style:name="T434" style:parent-style-name="Car.predefinitoparagrafo" style:family="text">
      <style:text-properties style:font-name="Trebuchet MS" fo:font-size="11pt" style:font-size-asian="11pt" style:font-size-complex="11pt"/>
    </style:style>
    <style:style style:name="P435" style:parent-style-name="Standard" style:family="paragraph">
      <style:text-properties style:font-name="Trebuchet MS" fo:font-size="11pt" style:font-size-asian="11pt" style:font-size-complex="11pt"/>
    </style:style>
    <style:style style:name="T436" style:parent-style-name="Car.predefinitoparagrafo" style:family="text">
      <style:text-properties style:font-name="Trebuchet MS" fo:font-size="11pt" style:font-size-asian="11pt" style:font-size-complex="11pt"/>
    </style:style>
    <style:style style:name="T437" style:parent-style-name="Car.predefinitoparagrafo" style:family="text">
      <style:text-properties style:font-name="Trebuchet MS" fo:font-size="11pt" style:font-size-asian="11pt" style:font-size-complex="11pt"/>
    </style:style>
    <style:style style:name="T438" style:parent-style-name="Car.predefinitoparagrafo" style:family="text">
      <style:text-properties style:font-name="Trebuchet MS" fo:font-style="italic" style:font-style-asian="italic" style:font-style-complex="italic" fo:font-size="11pt" style:font-size-asian="11pt" style:font-size-complex="11pt"/>
    </style:style>
    <style:style style:name="T439" style:parent-style-name="Car.predefinitoparagrafo" style:family="text">
      <style:text-properties style:font-name="Trebuchet MS" fo:font-size="11pt" style:font-size-asian="11pt" style:font-size-complex="11pt"/>
    </style:style>
    <style:style style:name="P440" style:parent-style-name="Standard" style:family="paragraph">
      <style:text-properties style:font-name="Trebuchet MS" fo:font-size="11pt" style:font-size-asian="11pt" style:font-size-complex="11pt"/>
    </style:style>
    <style:style style:name="P441" style:parent-style-name="Standard" style:family="paragraph">
      <style:text-properties style:font-name="Trebuchet MS" fo:font-size="11pt" style:font-size-asian="11pt" style:font-size-complex="11pt"/>
    </style:style>
    <style:style style:name="P442" style:parent-style-name="Standard" style:family="paragraph">
      <style:text-properties style:font-name="Trebuchet MS" fo:font-size="11pt" style:font-size-asian="11pt" style:font-size-complex="11pt"/>
    </style:style>
    <style:style style:name="P443" style:parent-style-name="Standard" style:family="paragraph">
      <style:text-properties style:font-name="Trebuchet MS" fo:font-weight="bold" style:font-weight-asian="bold" style:font-weight-complex="bold" fo:font-size="11pt" style:font-size-asian="11pt" style:font-size-complex="11pt"/>
    </style:style>
    <style:style style:name="P444" style:parent-style-name="Standard" style:family="paragraph">
      <style:text-properties style:font-name="Trebuchet MS" fo:font-size="11pt" style:font-size-asian="11pt" style:font-size-complex="11pt"/>
    </style:style>
    <style:style style:name="P445" style:parent-style-name="Standard" style:family="paragraph">
      <style:text-properties style:font-name="Trebuchet MS" fo:font-size="11pt" style:font-size-asian="11pt" style:font-size-complex="11pt"/>
    </style:style>
    <style:style style:name="P446" style:parent-style-name="Standard" style:family="paragraph">
      <style:text-properties style:font-name="Trebuchet MS" fo:font-size="11pt" style:font-size-asian="11pt" style:font-size-complex="11pt"/>
    </style:style>
    <style:style style:name="P447" style:parent-style-name="Standard" style:family="paragraph">
      <style:text-properties style:font-name="Trebuchet MS" fo:font-size="11pt" style:font-size-asian="11pt" style:font-size-complex="11pt"/>
    </style:style>
    <style:style style:name="P448" style:parent-style-name="Standard" style:family="paragraph">
      <style:text-properties style:font-name="Trebuchet MS" fo:font-size="11pt" style:font-size-asian="11pt" style:font-size-complex="11pt"/>
    </style:style>
    <style:style style:name="P449" style:parent-style-name="Standard" style:family="paragraph">
      <style:text-properties style:font-name="Trebuchet MS" fo:font-size="11pt" style:font-size-asian="11pt" style:font-size-complex="11pt"/>
    </style:style>
    <style:style style:name="P450" style:parent-style-name="Standard" style:family="paragraph">
      <style:text-properties style:font-name="Trebuchet MS" fo:font-size="11pt" style:font-size-asian="11pt" style:font-size-complex="11pt"/>
    </style:style>
    <style:style style:name="T451" style:parent-style-name="Car.predefinitoparagrafo" style:family="text">
      <style:text-properties style:font-name="Trebuchet MS" fo:font-size="11pt" style:font-size-asian="11pt" style:font-size-complex="11pt"/>
    </style:style>
    <style:style style:name="P452" style:parent-style-name="Standard" style:family="paragraph">
      <style:text-properties style:font-name="Trebuchet MS" fo:font-size="11pt" style:font-size-asian="11pt" style:font-size-complex="11pt"/>
    </style:style>
    <style:style style:name="P453" style:parent-style-name="Standard" style:family="paragraph">
      <style:text-properties style:font-name="Trebuchet MS" fo:font-size="11pt" style:font-size-asian="11pt" style:font-size-complex="11pt"/>
    </style:style>
    <style:style style:name="T454" style:parent-style-name="Car.predefinitoparagrafo" style:family="text">
      <style:text-properties style:font-name="Trebuchet MS" fo:font-size="11pt" style:font-size-asian="11pt" style:font-size-complex="11pt"/>
    </style:style>
    <style:style style:name="T455" style:parent-style-name="Car.predefinitoparagrafo" style:family="text">
      <style:text-properties style:font-name="Trebuchet MS" fo:font-size="11pt" style:font-size-asian="11pt" style:font-size-complex="11pt"/>
    </style:style>
    <style:style style:name="T456" style:parent-style-name="Car.predefinitoparagrafo" style:family="text">
      <style:text-properties style:font-name="Trebuchet MS" fo:font-size="11pt" style:font-size-asian="11pt" style:font-size-complex="11pt"/>
    </style:style>
    <style:style style:name="T457" style:parent-style-name="Car.predefinitoparagrafo" style:family="text">
      <style:text-properties style:font-name="Trebuchet MS" fo:font-size="11pt" style:font-size-asian="11pt" style:font-size-complex="11pt"/>
    </style:style>
    <style:style style:name="P458" style:parent-style-name="Standard" style:family="paragraph">
      <style:text-properties style:font-name="Trebuchet MS" fo:font-size="11pt" style:font-size-asian="11pt" style:font-size-complex="11pt"/>
    </style:style>
    <style:style style:name="P459" style:parent-style-name="Standard" style:family="paragraph">
      <style:text-properties style:font-name="Trebuchet MS" fo:font-size="11pt" style:font-size-asian="11pt" style:font-size-complex="11pt"/>
    </style:style>
    <style:style style:name="P460" style:parent-style-name="Standard" style:family="paragraph">
      <style:text-properties style:font-name="Trebuchet MS" fo:font-weight="bold" style:font-weight-asian="bold" style:font-weight-complex="bold" fo:font-size="11pt" style:font-size-asian="11pt" style:font-size-complex="11pt"/>
    </style:style>
    <style:style style:name="P461" style:parent-style-name="Standard" style:family="paragraph">
      <style:text-properties style:font-name="Trebuchet MS" fo:font-size="11pt" style:font-size-asian="11pt" style:font-size-complex="11pt"/>
    </style:style>
    <style:style style:name="T462" style:parent-style-name="Car.predefinitoparagrafo" style:family="text">
      <style:text-properties style:font-name="Trebuchet MS" fo:font-size="11pt" style:font-size-asian="11pt" style:font-size-complex="11pt"/>
    </style:style>
    <style:style style:name="T463" style:parent-style-name="Car.predefinitoparagrafo" style:family="text">
      <style:text-properties style:font-name="Trebuchet MS" fo:font-size="11pt" style:font-size-asian="11pt" style:font-size-complex="11pt"/>
    </style:style>
    <style:style style:name="T464" style:parent-style-name="Car.predefinitoparagrafo" style:family="text">
      <style:text-properties style:font-name="Trebuchet MS" fo:font-size="11pt" style:font-size-asian="11pt" style:font-size-complex="11pt"/>
    </style:style>
    <style:style style:name="P465" style:parent-style-name="Standard" style:family="paragraph">
      <style:text-properties style:font-name="Trebuchet MS" fo:font-size="11pt" style:font-size-asian="11pt" style:font-size-complex="11pt"/>
    </style:style>
    <style:style style:name="P466" style:parent-style-name="Standard" style:family="paragraph">
      <style:text-properties style:font-name="Trebuchet MS" fo:font-style="italic" style:font-style-asian="italic" style:font-style-complex="italic" fo:font-size="9pt" style:font-size-asian="9pt" style:font-size-complex="9pt" fo:language="en" fo:country="US"/>
    </style:style>
    <style:style style:name="P467" style:parent-style-name="Standard" style:family="paragraph">
      <style:text-properties style:font-name="Trebuchet MS" fo:font-style="italic" style:font-style-asian="italic" style:font-style-complex="italic" fo:font-size="9pt" style:font-size-asian="9pt" style:font-size-complex="9pt"/>
    </style:style>
    <style:style style:name="P468" style:parent-style-name="Standard" style:family="paragraph">
      <style:text-properties style:font-name="Trebuchet MS" fo:font-style="italic" style:font-style-asian="italic" style:font-style-complex="italic" fo:font-size="9pt" style:font-size-asian="9pt" style:font-size-complex="9pt"/>
    </style:style>
    <style:style style:name="P469" style:parent-style-name="Standard" style:family="paragraph">
      <style:text-properties style:font-name="Trebuchet MS" fo:font-style="italic" style:font-style-asian="italic" style:font-style-complex="italic" fo:font-size="9pt" style:font-size-asian="9pt" style:font-size-complex="9pt" fo:language="en" fo:country="US"/>
    </style:style>
    <style:style style:name="P470" style:parent-style-name="Standard" style:family="paragraph">
      <style:text-properties style:font-name="Trebuchet MS" fo:font-style="italic" style:font-style-asian="italic" style:font-style-complex="italic" fo:font-size="9pt" style:font-size-asian="9pt" style:font-size-complex="9pt" fo:language="en" fo:country="US"/>
    </style:style>
    <style:style style:name="P471" style:parent-style-name="Standard" style:family="paragraph">
      <style:text-properties style:font-name="Trebuchet MS" fo:font-style="italic" style:font-style-asian="italic" style:font-style-complex="italic" fo:font-size="9pt" style:font-size-asian="9pt" style:font-size-complex="9pt" fo:language="en" fo:country="US"/>
    </style:style>
    <style:style style:name="P472" style:parent-style-name="Standard" style:family="paragraph">
      <style:text-properties style:font-name="Trebuchet MS" fo:font-style="italic" style:font-style-asian="italic" style:font-style-complex="italic" fo:font-size="9pt" style:font-size-asian="9pt" style:font-size-complex="9pt" fo:language="en" fo:country="US"/>
    </style:style>
    <style:style style:name="P473" style:parent-style-name="Standard" style:family="paragraph">
      <style:text-properties style:font-name="Trebuchet MS" fo:font-style="italic" style:font-style-asian="italic" style:font-style-complex="italic" fo:font-size="9pt" style:font-size-asian="9pt" style:font-size-complex="9pt"/>
    </style:style>
    <style:style style:name="P474" style:parent-style-name="Standard" style:family="paragraph">
      <style:text-properties style:font-name="Trebuchet MS" fo:font-style="italic" style:font-style-asian="italic" style:font-style-complex="italic" fo:font-size="9pt" style:font-size-asian="9pt" style:font-size-complex="9pt"/>
    </style:style>
    <style:style style:name="P475" style:parent-style-name="Standard" style:family="paragraph">
      <style:text-properties style:font-name="Trebuchet MS" fo:font-style="italic" style:font-style-asian="italic" style:font-style-complex="italic" fo:font-size="9pt" style:font-size-asian="9pt" style:font-size-complex="9pt"/>
    </style:style>
    <style:style style:name="P476" style:parent-style-name="Standard" style:family="paragraph">
      <style:text-properties style:font-name="Trebuchet MS" fo:font-style="italic" style:font-style-asian="italic" style:font-style-complex="italic" fo:font-size="9pt" style:font-size-asian="9pt" style:font-size-complex="9pt" fo:language="en" fo:country="US"/>
    </style:style>
    <style:style style:name="P477" style:parent-style-name="Standard" style:family="paragraph">
      <style:text-properties style:font-name="Trebuchet MS" fo:font-style="italic" style:font-style-asian="italic" style:font-style-complex="italic" fo:font-size="9pt" style:font-size-asian="9pt" style:font-size-complex="9pt" fo:language="en" fo:country="US"/>
    </style:style>
    <style:style style:name="P478" style:parent-style-name="Standard" style:family="paragraph">
      <style:text-properties style:font-name="Trebuchet MS" fo:font-style="italic" style:font-style-asian="italic" style:font-style-complex="italic" fo:font-size="9pt" style:font-size-asian="9pt" style:font-size-complex="9pt" fo:language="en" fo:country="US"/>
    </style:style>
    <style:style style:name="P479" style:parent-style-name="Standard" style:family="paragraph">
      <style:text-properties style:font-name="Trebuchet MS" fo:font-style="italic" style:font-style-asian="italic" style:font-style-complex="italic" fo:font-size="9pt" style:font-size-asian="9pt" style:font-size-complex="9pt" fo:language="en" fo:country="US"/>
    </style:style>
    <style:style style:name="P480" style:parent-style-name="Standard" style:family="paragraph">
      <style:text-properties style:font-name="Trebuchet MS" fo:font-style="italic" style:font-style-asian="italic" style:font-style-complex="italic" fo:font-size="9pt" style:font-size-asian="9pt" style:font-size-complex="9pt"/>
    </style:style>
    <style:style style:name="P481" style:parent-style-name="Standard" style:family="paragraph">
      <style:text-properties style:font-name="Trebuchet MS" fo:font-size="11pt" style:font-size-asian="11pt" style:font-size-complex="11pt"/>
    </style:style>
    <style:style style:name="P482" style:parent-style-name="Standard" style:family="paragraph">
      <style:text-properties style:font-name="Trebuchet MS" fo:font-size="11pt" style:font-size-asian="11pt" style:font-size-complex="11pt"/>
    </style:style>
    <style:style style:name="P483" style:parent-style-name="Standard" style:family="paragraph">
      <style:text-properties style:font-name="Trebuchet MS" fo:font-size="11pt" style:font-size-asian="11pt" style:font-size-complex="11pt"/>
    </style:style>
    <style:style style:name="P484" style:parent-style-name="Standard" style:family="paragraph">
      <style:text-properties style:font-name="Trebuchet MS" fo:font-size="11pt" style:font-size-asian="11pt" style:font-size-complex="11pt"/>
    </style:style>
    <style:style style:name="P485" style:parent-style-name="Standard" style:family="paragraph">
      <style:text-properties style:font-name="Trebuchet MS" fo:font-style="italic" style:font-style-asian="italic" style:font-style-complex="italic" fo:font-size="8pt" style:font-size-asian="8pt" style:font-size-complex="8pt"/>
    </style:style>
    <style:style style:name="P486" style:parent-style-name="Standard" style:family="paragraph">
      <style:text-properties style:font-name="Trebuchet MS" fo:font-style="italic" style:font-style-asian="italic" style:font-style-complex="italic" fo:font-size="8pt" style:font-size-asian="8pt" style:font-size-complex="8pt"/>
    </style:style>
    <style:style style:name="P487" style:parent-style-name="Standard" style:family="paragraph">
      <style:text-properties style:font-name="Trebuchet MS" fo:font-style="italic" style:font-style-asian="italic" style:font-style-complex="italic" fo:font-size="8pt" style:font-size-asian="8pt" style:font-size-complex="8pt"/>
    </style:style>
    <style:style style:name="P488" style:parent-style-name="Standard" style:family="paragraph">
      <style:text-properties style:font-name="Trebuchet MS" fo:font-style="italic" style:font-style-asian="italic" style:font-style-complex="italic" fo:font-size="8pt" style:font-size-asian="8pt" style:font-size-complex="8pt"/>
    </style:style>
    <style:style style:name="T489" style:parent-style-name="Car.predefinitoparagrafo" style:family="text">
      <style:text-properties style:font-name="Trebuchet MS" fo:font-style="italic" style:font-style-asian="italic" style:font-style-complex="italic" fo:font-size="8pt" style:font-size-asian="8pt" style:font-size-complex="8pt"/>
    </style:style>
    <style:style style:name="T490" style:parent-style-name="Car.predefinitoparagrafo" style:family="text">
      <style:text-properties style:font-name="Trebuchet MS" fo:font-style="italic" style:font-style-asian="italic" style:font-style-complex="italic" fo:font-size="8pt" style:font-size-asian="8pt" style:font-size-complex="8pt" fo:language="en" fo:country="US"/>
    </style:style>
    <style:style style:name="P491" style:parent-style-name="Standard" style:family="paragraph">
      <style:text-properties style:font-name="Trebuchet MS" fo:font-style="italic" style:font-style-asian="italic" style:font-style-complex="italic" fo:font-size="8pt" style:font-size-asian="8pt" style:font-size-complex="8pt" fo:language="en" fo:country="US"/>
    </style:style>
    <style:style style:name="P492" style:parent-style-name="Standard" style:family="paragraph">
      <style:text-properties style:font-name="Trebuchet MS" fo:font-style="italic" style:font-style-asian="italic" style:font-style-complex="italic" fo:font-size="8pt" style:font-size-asian="8pt" style:font-size-complex="8pt" fo:language="en" fo:country="US"/>
    </style:style>
    <style:style style:name="P493" style:parent-style-name="Standard" style:family="paragraph">
      <style:text-properties style:font-name="Trebuchet MS" fo:font-style="italic" style:font-style-asian="italic" style:font-style-complex="italic" fo:font-size="8pt" style:font-size-asian="8pt" style:font-size-complex="8pt" fo:language="en" fo:country="US"/>
    </style:style>
    <style:style style:name="P494" style:parent-style-name="Standard" style:family="paragraph">
      <style:text-properties style:font-name="Trebuchet MS" fo:font-style="italic" style:font-style-asian="italic" style:font-style-complex="italic" fo:font-size="8pt" style:font-size-asian="8pt" style:font-size-complex="8pt" fo:language="en" fo:country="US"/>
    </style:style>
    <style:style style:name="P495" style:parent-style-name="Standard" style:family="paragraph">
      <style:text-properties style:font-name="Trebuchet MS" fo:font-style="italic" style:font-style-asian="italic" style:font-style-complex="italic" fo:font-size="8pt" style:font-size-asian="8pt" style:font-size-complex="8pt" fo:language="en" fo:country="US"/>
    </style:style>
    <style:style style:name="P496" style:parent-style-name="Standard" style:family="paragraph">
      <style:text-properties style:font-name="Trebuchet MS" fo:font-style="italic" style:font-style-asian="italic" style:font-style-complex="italic" fo:font-size="8pt" style:font-size-asian="8pt" style:font-size-complex="8pt" fo:language="en" fo:country="US"/>
    </style:style>
    <style:style style:name="P497" style:parent-style-name="Standard" style:family="paragraph">
      <style:text-properties style:font-name="Trebuchet MS" fo:font-style="italic" style:font-style-asian="italic" style:font-style-complex="italic" fo:font-size="8pt" style:font-size-asian="8pt" style:font-size-complex="8pt" fo:language="en" fo:country="US"/>
    </style:style>
    <style:style style:name="P498" style:parent-style-name="Standard" style:family="paragraph">
      <style:text-properties style:font-name="Trebuchet MS" fo:font-style="italic" style:font-style-asian="italic" style:font-style-complex="italic" fo:font-size="8pt" style:font-size-asian="8pt" style:font-size-complex="8pt" fo:language="en" fo:country="US"/>
    </style:style>
    <style:style style:name="P499" style:parent-style-name="Standard" style:family="paragraph">
      <style:text-properties style:font-name="Trebuchet MS" fo:font-style="italic" style:font-style-asian="italic" style:font-style-complex="italic" fo:font-size="8pt" style:font-size-asian="8pt" style:font-size-complex="8pt" fo:language="en" fo:country="US"/>
    </style:style>
    <style:style style:name="P500" style:parent-style-name="Standard" style:family="paragraph">
      <style:text-properties style:font-name="Trebuchet MS" fo:font-style="italic" style:font-style-asian="italic" style:font-style-complex="italic" fo:font-size="8pt" style:font-size-asian="8pt" style:font-size-complex="8pt" fo:language="en" fo:country="US"/>
    </style:style>
    <style:style style:name="P501" style:parent-style-name="Standard" style:family="paragraph">
      <style:text-properties style:font-name="Trebuchet MS" fo:font-style="italic" style:font-style-asian="italic" style:font-style-complex="italic" fo:font-size="8pt" style:font-size-asian="8pt" style:font-size-complex="8pt" fo:language="en" fo:country="US"/>
    </style:style>
    <style:style style:name="P502" style:parent-style-name="Standard" style:family="paragraph">
      <style:text-properties style:font-name="Trebuchet MS" fo:font-style="italic" style:font-style-asian="italic" style:font-style-complex="italic" fo:font-size="8pt" style:font-size-asian="8pt" style:font-size-complex="8pt" fo:language="en" fo:country="US"/>
    </style:style>
    <style:style style:name="P503" style:parent-style-name="Standard" style:family="paragraph">
      <style:text-properties style:font-name="Trebuchet MS" fo:font-style="italic" style:font-style-asian="italic" style:font-style-complex="italic" fo:font-size="8pt" style:font-size-asian="8pt" style:font-size-complex="8pt" fo:language="en" fo:country="US"/>
    </style:style>
    <style:style style:name="P504" style:parent-style-name="Standard" style:family="paragraph">
      <style:text-properties style:font-name="Trebuchet MS" fo:font-style="italic" style:font-style-asian="italic" style:font-style-complex="italic" fo:font-size="8pt" style:font-size-asian="8pt" style:font-size-complex="8pt" fo:language="en" fo:country="US"/>
    </style:style>
    <style:style style:name="P505" style:parent-style-name="Standard" style:family="paragraph">
      <style:text-properties style:font-name="Trebuchet MS" fo:font-style="italic" style:font-style-asian="italic" style:font-style-complex="italic" fo:font-size="8pt" style:font-size-asian="8pt" style:font-size-complex="8pt" fo:language="en" fo:country="US"/>
    </style:style>
    <style:style style:name="P506" style:parent-style-name="Standard" style:family="paragraph">
      <style:text-properties style:font-name="Trebuchet MS" fo:font-size="11pt" style:font-size-asian="11pt" style:font-size-complex="11pt" fo:language="en" fo:country="US"/>
    </style:style>
    <style:style style:name="T507" style:parent-style-name="Car.predefinitoparagrafo" style:family="text">
      <style:text-properties style:font-name="Trebuchet MS" fo:font-size="11pt" style:font-size-asian="11pt" style:font-size-complex="11pt"/>
    </style:style>
    <style:style style:name="T508" style:parent-style-name="Car.predefinitoparagrafo" style:family="text">
      <style:text-properties style:font-name="Trebuchet MS" fo:font-size="11pt" style:font-size-asian="11pt" style:font-size-complex="11pt"/>
    </style:style>
    <style:style style:name="P509" style:parent-style-name="Standard" style:family="paragraph">
      <style:text-properties style:font-name="Trebuchet MS" fo:font-size="11pt" style:font-size-asian="11pt" style:font-size-complex="11pt"/>
    </style:style>
    <style:style style:name="P510" style:parent-style-name="Standard" style:family="paragraph">
      <style:paragraph-properties>
        <style:tab-stops>
          <style:tab-stop style:type="left" style:position="2.5729in"/>
        </style:tab-stops>
      </style:paragraph-properties>
    </style:style>
    <style:style style:name="P511" style:parent-style-name="Standard" style:family="paragraph">
      <style:paragraph-properties>
        <style:tab-stops>
          <style:tab-stop style:type="left" style:position="2.5729in"/>
        </style:tab-stops>
      </style:paragraph-properties>
    </style:style>
    <style:style style:name="P512" style:parent-style-name="Standard" style:family="paragraph">
      <style:paragraph-properties>
        <style:tab-stops>
          <style:tab-stop style:type="left" style:position="2.5729in"/>
        </style:tab-stops>
      </style:paragraph-properties>
      <style:text-properties fo:font-weight="bold" style:font-weight-asian="bold" style:font-weight-complex="bold"/>
    </style:style>
    <style:style style:name="P513" style:parent-style-name="Standard" style:family="paragraph">
      <style:paragraph-properties>
        <style:tab-stops>
          <style:tab-stop style:type="left" style:position="2.5729in"/>
        </style:tab-stops>
      </style:paragraph-properties>
    </style:style>
    <style:style style:name="P514" style:parent-style-name="Standard" style:family="paragraph">
      <style:paragraph-properties>
        <style:tab-stops>
          <style:tab-stop style:type="left" style:position="2.5729in"/>
        </style:tab-stops>
      </style:paragraph-properties>
    </style:style>
    <style:style style:name="P515" style:parent-style-name="Standard" style:family="paragraph">
      <style:paragraph-properties>
        <style:tab-stops>
          <style:tab-stop style:type="left" style:position="2.5729in"/>
        </style:tab-stops>
      </style:paragraph-properties>
      <style:text-properties fo:font-weight="bold" style:font-weight-asian="bold" style:font-weight-complex="bold"/>
    </style:style>
    <style:style style:name="P516" style:parent-style-name="Standard" style:family="paragraph">
      <style:paragraph-properties>
        <style:tab-stops>
          <style:tab-stop style:type="left" style:position="2.5729in"/>
        </style:tab-stops>
      </style:paragraph-properties>
    </style:style>
    <style:style style:name="P517" style:parent-style-name="Standard" style:family="paragraph">
      <style:paragraph-properties>
        <style:tab-stops>
          <style:tab-stop style:type="left" style:position="2.5729in"/>
        </style:tab-stops>
      </style:paragraph-properties>
    </style:style>
    <style:style style:name="P518" style:parent-style-name="Standard" style:family="paragraph">
      <style:paragraph-properties>
        <style:tab-stops>
          <style:tab-stop style:type="left" style:position="2.5729in"/>
        </style:tab-stops>
      </style:paragraph-properties>
    </style:style>
    <style:style style:name="P519" style:parent-style-name="Standard" style:family="paragraph">
      <style:paragraph-properties>
        <style:tab-stops>
          <style:tab-stop style:type="left" style:position="2.5729in"/>
        </style:tab-stops>
      </style:paragraph-properties>
    </style:style>
    <style:style style:name="P520" style:parent-style-name="Standard" style:family="paragraph">
      <style:paragraph-properties>
        <style:tab-stops>
          <style:tab-stop style:type="left" style:position="2.5729in"/>
        </style:tab-stops>
      </style:paragraph-properties>
    </style:style>
    <style:style style:name="P521" style:parent-style-name="Standard" style:family="paragraph">
      <style:paragraph-properties>
        <style:tab-stops>
          <style:tab-stop style:type="left" style:position="2.5729in"/>
        </style:tab-stops>
      </style:paragraph-properties>
    </style:style>
    <style:style style:name="P522" style:parent-style-name="Standard" style:family="paragraph">
      <style:paragraph-properties>
        <style:tab-stops>
          <style:tab-stop style:type="left" style:position="2.5729in"/>
        </style:tab-stops>
      </style:paragraph-properties>
      <style:text-properties fo:font-weight="bold" style:font-weight-asian="bold" style:font-weight-complex="bold"/>
    </style:style>
    <style:style style:name="P523" style:parent-style-name="Standard" style:family="paragraph">
      <style:paragraph-properties>
        <style:tab-stops>
          <style:tab-stop style:type="left" style:position="2.5729in"/>
        </style:tab-stops>
      </style:paragraph-properties>
    </style:style>
    <style:style style:name="P524" style:parent-style-name="Standard" style:family="paragraph">
      <style:paragraph-properties>
        <style:tab-stops>
          <style:tab-stop style:type="left" style:position="2.5729in"/>
        </style:tab-stops>
      </style:paragraph-properties>
    </style:style>
    <style:style style:name="P525" style:parent-style-name="Standard" style:family="paragraph">
      <style:paragraph-properties>
        <style:tab-stops>
          <style:tab-stop style:type="left" style:position="2.5729in"/>
        </style:tab-stops>
      </style:paragraph-properties>
      <style:text-properties fo:font-weight="bold" style:font-weight-asian="bold" style:font-weight-complex="bold"/>
    </style:style>
    <style:style style:name="P526" style:parent-style-name="Standard" style:family="paragraph">
      <style:paragraph-properties>
        <style:tab-stops>
          <style:tab-stop style:type="left" style:position="2.5729in"/>
        </style:tab-stops>
      </style:paragraph-properties>
    </style:style>
    <style:style style:name="P527" style:parent-style-name="Standard" style:family="paragraph">
      <style:paragraph-properties>
        <style:tab-stops>
          <style:tab-stop style:type="left" style:position="2.5729in"/>
        </style:tab-stops>
      </style:paragraph-properties>
    </style:style>
    <style:style style:name="P528" style:parent-style-name="Standard" style:family="paragraph">
      <style:paragraph-properties>
        <style:tab-stops>
          <style:tab-stop style:type="left" style:position="2.5729in"/>
        </style:tab-stops>
      </style:paragraph-properties>
    </style:style>
    <style:style style:name="P529" style:parent-style-name="Standard" style:family="paragraph">
      <style:paragraph-properties>
        <style:tab-stops>
          <style:tab-stop style:type="left" style:position="2.5729in"/>
        </style:tab-stops>
      </style:paragraph-properties>
    </style:style>
    <style:style style:name="P530" style:parent-style-name="Standard" style:family="paragraph">
      <style:paragraph-properties>
        <style:tab-stops>
          <style:tab-stop style:type="left" style:position="2.5729in"/>
        </style:tab-stops>
      </style:paragraph-properties>
    </style:style>
    <style:style style:name="P531" style:parent-style-name="Standard" style:family="paragraph">
      <style:paragraph-properties>
        <style:tab-stops>
          <style:tab-stop style:type="left" style:position="2.5729in"/>
        </style:tab-stops>
      </style:paragraph-properties>
    </style:style>
    <style:style style:name="P532" style:parent-style-name="Standard" style:family="paragraph">
      <style:paragraph-properties>
        <style:tab-stops>
          <style:tab-stop style:type="left" style:position="2.5729in"/>
        </style:tab-stops>
      </style:paragraph-properties>
    </style:style>
    <style:style style:name="P533" style:parent-style-name="Standard" style:family="paragraph">
      <style:paragraph-properties>
        <style:tab-stops>
          <style:tab-stop style:type="left" style:position="2.5729in"/>
        </style:tab-stops>
      </style:paragraph-properties>
    </style:style>
    <style:style style:name="P534" style:parent-style-name="Standard" style:family="paragraph">
      <style:paragraph-properties>
        <style:tab-stops>
          <style:tab-stop style:type="left" style:position="2.5729in"/>
        </style:tab-stops>
      </style:paragraph-properties>
    </style:style>
    <style:style style:name="P535" style:parent-style-name="Standard" style:family="paragraph">
      <style:paragraph-properties>
        <style:tab-stops>
          <style:tab-stop style:type="left" style:position="2.5729in"/>
        </style:tab-stops>
      </style:paragraph-properties>
      <style:text-properties fo:font-weight="bold" style:font-weight-asian="bold" style:font-weight-complex="bold"/>
    </style:style>
    <style:style style:name="P536" style:parent-style-name="Standard" style:family="paragraph">
      <style:paragraph-properties>
        <style:tab-stops>
          <style:tab-stop style:type="left" style:position="2.5729in"/>
        </style:tab-stops>
      </style:paragraph-properties>
    </style:style>
    <style:style style:name="P537" style:parent-style-name="Standard"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538" style:parent-style-name="Standard" style:family="paragraph">
      <style:paragraph-properties>
        <style:tab-stops>
          <style:tab-stop style:type="left" style:position="2.5729in"/>
        </style:tab-stops>
      </style:paragraph-properties>
    </style:style>
    <style:style style:name="P539" style:parent-style-name="Standard" style:family="paragraph">
      <style:paragraph-properties>
        <style:tab-stops>
          <style:tab-stop style:type="left" style:position="2.5729in"/>
        </style:tab-stops>
      </style:paragraph-properties>
    </style:style>
    <style:style style:name="P540" style:parent-style-name="Standard" style:family="paragraph">
      <style:paragraph-properties>
        <style:tab-stops>
          <style:tab-stop style:type="left" style:position="2.5729in"/>
        </style:tab-stops>
      </style:paragraph-properties>
    </style:style>
    <style:style style:name="P541" style:parent-style-name="Standard" style:family="paragraph">
      <style:paragraph-properties>
        <style:tab-stops>
          <style:tab-stop style:type="left" style:position="2.5729in"/>
        </style:tab-stops>
      </style:paragraph-properties>
    </style:style>
    <style:style style:name="P542" style:parent-style-name="Standard" style:family="paragraph">
      <style:paragraph-properties>
        <style:tab-stops>
          <style:tab-stop style:type="left" style:position="2.5729in"/>
        </style:tab-stops>
      </style:paragraph-properties>
      <style:text-properties fo:font-style="italic" style:font-style-asian="italic" style:font-style-complex="italic"/>
    </style:style>
    <style:style style:name="TableColumn544" style:family="table-column">
      <style:table-column-properties style:column-width="0.9347in" style:use-optimal-column-width="false"/>
    </style:style>
    <style:style style:name="TableColumn545" style:family="table-column">
      <style:table-column-properties style:column-width="6.3152in" style:use-optimal-column-width="false"/>
    </style:style>
    <style:style style:name="Table543" style:family="table">
      <style:table-properties style:width="7.25in" fo:margin-left="0.0125in" table:align="left"/>
    </style:style>
    <style:style style:name="TableRow546" style:family="table-row">
      <style:table-row-properties style:use-optimal-row-height="false"/>
    </style:style>
    <style:style style:name="TableCell547" style:family="table-cell">
      <style:table-cell-properties fo:border="none" style:vertical-align="middle" fo:padding-top="0.0194in" fo:padding-left="0.0194in" fo:padding-bottom="0.0194in" fo:padding-right="0.0194in"/>
    </style:style>
    <style:style style:name="P548" style:parent-style-name="TableContents" style:family="paragraph">
      <style:text-properties fo:font-style="italic" style:font-style-asian="italic" style:font-style-complex="italic" fo:font-size="8pt" style:font-size-asian="8pt" style:font-size-complex="8pt"/>
    </style:style>
    <style:style style:name="TableCell549" style:family="table-cell">
      <style:table-cell-properties fo:border="none" fo:padding-top="0.0194in" fo:padding-left="0.0194in" fo:padding-bottom="0.0194in" fo:padding-right="0.0194in"/>
    </style:style>
    <style:style style:name="P550" style:parent-style-name="TableContents" style:family="paragraph">
      <style:text-properties fo:font-style="italic" style:font-style-asian="italic" style:font-style-complex="italic" fo:font-size="8pt" style:font-size-asian="8pt" style:font-size-complex="8pt"/>
    </style:style>
    <style:style style:name="TableRow551" style:family="table-row">
      <style:table-row-properties style:use-optimal-row-height="false"/>
    </style:style>
    <style:style style:name="TableCell552" style:family="table-cell">
      <style:table-cell-properties fo:border="none" style:vertical-align="middle" fo:padding-top="0.0194in" fo:padding-left="0.0194in" fo:padding-bottom="0.0194in" fo:padding-right="0.0194in"/>
    </style:style>
    <style:style style:name="P553" style:parent-style-name="TableContents" style:family="paragraph">
      <style:text-properties fo:font-style="italic" style:font-style-asian="italic" style:font-style-complex="italic" fo:font-size="8pt" style:font-size-asian="8pt" style:font-size-complex="8pt"/>
    </style:style>
    <style:style style:name="TableCell554" style:family="table-cell">
      <style:table-cell-properties fo:border="none" style:vertical-align="middle" fo:padding-top="0.0194in" fo:padding-left="0.0194in" fo:padding-bottom="0.0194in" fo:padding-right="0.0194in"/>
    </style:style>
    <style:style style:name="P555" style:parent-style-name="TableContents" style:family="paragraph">
      <style:text-properties fo:font-style="italic" style:font-style-asian="italic" style:font-style-complex="italic" fo:font-size="8pt" style:font-size-asian="8pt" style:font-size-complex="8pt"/>
    </style:style>
    <style:style style:name="TableRow556" style:family="table-row">
      <style:table-row-properties style:use-optimal-row-height="false"/>
    </style:style>
    <style:style style:name="TableCell557" style:family="table-cell">
      <style:table-cell-properties fo:border="none" style:vertical-align="middle" fo:padding-top="0.0194in" fo:padding-left="0.0194in" fo:padding-bottom="0.0194in" fo:padding-right="0.0194in"/>
    </style:style>
    <style:style style:name="P558" style:parent-style-name="TableContents" style:family="paragraph">
      <style:text-properties fo:font-style="italic" style:font-style-asian="italic" style:font-style-complex="italic" fo:font-size="8pt" style:font-size-asian="8pt" style:font-size-complex="8pt"/>
    </style:style>
    <style:style style:name="TableCell559" style:family="table-cell">
      <style:table-cell-properties fo:border="none" style:vertical-align="middle" fo:padding-top="0.0194in" fo:padding-left="0.0194in" fo:padding-bottom="0.0194in" fo:padding-right="0.0194in"/>
    </style:style>
    <style:style style:name="P560" style:parent-style-name="TableContents" style:family="paragraph">
      <style:text-properties fo:font-style="italic" style:font-style-asian="italic" style:font-style-complex="italic" fo:font-size="8pt" style:font-size-asian="8pt" style:font-size-complex="8pt" fo:language="en" fo:country="US"/>
    </style:style>
    <style:style style:name="TableRow561" style:family="table-row">
      <style:table-row-properties style:use-optimal-row-height="false"/>
    </style:style>
    <style:style style:name="TableCell562" style:family="table-cell">
      <style:table-cell-properties fo:border="none" style:vertical-align="middle" fo:padding-top="0.0194in" fo:padding-left="0.0194in" fo:padding-bottom="0.0194in" fo:padding-right="0.0194in"/>
    </style:style>
    <style:style style:name="P563" style:parent-style-name="TableContents" style:family="paragraph">
      <style:text-properties fo:font-style="italic" style:font-style-asian="italic" style:font-style-complex="italic" fo:font-size="8pt" style:font-size-asian="8pt" style:font-size-complex="8pt" fo:language="en" fo:country="US"/>
    </style:style>
    <style:style style:name="TableCell564" style:family="table-cell">
      <style:table-cell-properties fo:border="none" style:vertical-align="middle" fo:padding-top="0.0194in" fo:padding-left="0.0194in" fo:padding-bottom="0.0194in" fo:padding-right="0.0194in"/>
    </style:style>
    <style:style style:name="P565" style:parent-style-name="TableContents" style:family="paragraph">
      <style:text-properties fo:font-style="italic" style:font-style-asian="italic" style:font-style-complex="italic" fo:font-size="8pt" style:font-size-asian="8pt" style:font-size-complex="8pt" fo:language="en" fo:country="US"/>
    </style:style>
    <style:style style:name="TableRow566" style:family="table-row">
      <style:table-row-properties style:use-optimal-row-height="false"/>
    </style:style>
    <style:style style:name="TableCell567" style:family="table-cell">
      <style:table-cell-properties fo:border="none" style:vertical-align="middle" fo:padding-top="0.0194in" fo:padding-left="0.0194in" fo:padding-bottom="0.0194in" fo:padding-right="0.0194in"/>
    </style:style>
    <style:style style:name="P568" style:parent-style-name="TableContents" style:family="paragraph">
      <style:text-properties fo:font-style="italic" style:font-style-asian="italic" style:font-style-complex="italic" fo:font-size="8pt" style:font-size-asian="8pt" style:font-size-complex="8pt" fo:language="en" fo:country="US"/>
    </style:style>
    <style:style style:name="TableCell569" style:family="table-cell">
      <style:table-cell-properties fo:border="none" style:vertical-align="middle" fo:padding-top="0.0194in" fo:padding-left="0.0194in" fo:padding-bottom="0.0194in" fo:padding-right="0.0194in"/>
    </style:style>
    <style:style style:name="P570" style:parent-style-name="TableContents" style:family="paragraph">
      <style:text-properties fo:font-style="italic" style:font-style-asian="italic" style:font-style-complex="italic" fo:font-size="8pt" style:font-size-asian="8pt" style:font-size-complex="8pt"/>
    </style:style>
    <style:style style:name="P571" style:parent-style-name="Standard" style:family="paragraph">
      <style:paragraph-properties>
        <style:tab-stops>
          <style:tab-stop style:type="left" style:position="2.5729in"/>
        </style:tab-stops>
      </style:paragraph-properties>
      <style:text-properties fo:font-style="italic" style:font-style-asian="italic" style:font-style-complex="italic"/>
    </style:style>
    <style:style style:name="P572" style:parent-style-name="Standard" style:family="paragraph">
      <style:paragraph-properties>
        <style:tab-stops>
          <style:tab-stop style:type="left" style:position="2.5729in"/>
        </style:tab-stops>
      </style:paragraph-properties>
    </style:style>
    <style:style style:name="P573" style:parent-style-name="Standard" style:family="paragraph">
      <style:paragraph-properties>
        <style:tab-stops>
          <style:tab-stop style:type="left" style:position="2.5729in"/>
        </style:tab-stops>
      </style:paragraph-properties>
    </style:style>
    <style:style style:name="P574" style:parent-style-name="Standard" style:family="paragraph">
      <style:paragraph-properties>
        <style:tab-stops>
          <style:tab-stop style:type="left" style:position="2.5729in"/>
        </style:tab-stops>
      </style:paragraph-properties>
    </style:style>
    <style:style style:name="P575" style:parent-style-name="Standard" style:family="paragraph">
      <style:paragraph-properties>
        <style:tab-stops>
          <style:tab-stop style:type="left" style:position="2.5729in"/>
        </style:tab-stops>
      </style:paragraph-properties>
    </style:style>
    <style:style style:name="P576" style:parent-style-name="Standard" style:family="paragraph">
      <style:paragraph-properties>
        <style:tab-stops>
          <style:tab-stop style:type="left" style:position="2.5729in"/>
        </style:tab-stops>
      </style:paragraph-properties>
    </style:style>
    <style:style style:name="T577" style:parent-style-name="Car.predefinitoparagrafo" style:family="text">
      <style:text-properties fo:font-style="italic" style:font-style-asian="italic" style:font-style-complex="italic"/>
    </style:style>
    <style:style style:name="T578" style:parent-style-name="Car.predefinitoparagrafo" style:family="text">
      <style:text-properties fo:font-style="italic" style:font-style-asian="italic" style:font-style-complex="italic" fo:language="en" fo:country="US"/>
    </style:style>
    <style:style style:name="P579" style:parent-style-name="Standard"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580" style:parent-style-name="Standard"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581" style:parent-style-name="Standard"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582" style:parent-style-name="Standard"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583" style:parent-style-name="Standard"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584" style:parent-style-name="Standard"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585" style:parent-style-name="Standard"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586" style:parent-style-name="Standard"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587" style:parent-style-name="Standard"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588" style:parent-style-name="Standard"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589" style:parent-style-name="Standard" style:family="paragraph">
      <style:paragraph-properties>
        <style:tab-stops>
          <style:tab-stop style:type="left" style:position="2.5729in"/>
        </style:tab-stops>
      </style:paragraph-properties>
    </style:style>
    <style:style style:name="T590" style:parent-style-name="Car.predefinitoparagrafo" style:family="text">
      <style:text-properties fo:font-style="italic" style:font-style-asian="italic" style:font-style-complex="italic" fo:language="en" fo:country="US"/>
    </style:style>
    <style:style style:name="T591" style:parent-style-name="Car.predefinitoparagrafo" style:family="text">
      <style:text-properties fo:font-style="italic" style:font-style-asian="italic" style:font-style-complex="italic"/>
    </style:style>
    <style:style style:name="P592" style:parent-style-name="Standard" style:family="paragraph">
      <style:paragraph-properties>
        <style:tab-stops>
          <style:tab-stop style:type="left" style:position="2.5729in"/>
        </style:tab-stops>
      </style:paragraph-properties>
      <style:text-properties fo:font-style="italic" style:font-style-asian="italic" style:font-style-complex="italic"/>
    </style:style>
    <style:style style:name="P593" style:parent-style-name="Standard" style:family="paragraph">
      <style:paragraph-properties>
        <style:tab-stops>
          <style:tab-stop style:type="left" style:position="2.5729in"/>
        </style:tab-stops>
      </style:paragraph-properties>
      <style:text-properties fo:font-style="italic" style:font-style-asian="italic" style:font-style-complex="italic"/>
    </style:style>
    <style:style style:name="P594" style:parent-style-name="Standard" style:family="paragraph">
      <style:paragraph-properties>
        <style:tab-stops>
          <style:tab-stop style:type="left" style:position="2.5729in"/>
        </style:tab-stops>
      </style:paragraph-properties>
    </style:style>
    <style:style style:name="T595" style:parent-style-name="Car.predefinitoparagrafo" style:family="text">
      <style:text-properties fo:font-style="italic" style:font-style-asian="italic" style:font-style-complex="italic"/>
    </style:style>
    <style:style style:name="P596" style:parent-style-name="Standard" style:family="paragraph">
      <style:paragraph-properties>
        <style:tab-stops>
          <style:tab-stop style:type="left" style:position="2.5729in"/>
        </style:tab-stops>
      </style:paragraph-properties>
    </style:style>
    <style:style style:name="P597" style:parent-style-name="Standard" style:family="paragraph">
      <style:paragraph-properties>
        <style:tab-stops>
          <style:tab-stop style:type="left" style:position="2.5729in"/>
        </style:tab-stops>
      </style:paragraph-properties>
    </style:style>
    <style:style style:name="P598" style:parent-style-name="Standard" style:family="paragraph">
      <style:paragraph-properties>
        <style:tab-stops>
          <style:tab-stop style:type="left" style:position="2.5729in"/>
        </style:tab-stops>
      </style:paragraph-properties>
      <style:text-properties fo:language="en" fo:country="US"/>
    </style:style>
    <style:style style:name="P599" style:parent-style-name="Standard" style:family="paragraph">
      <style:paragraph-properties>
        <style:tab-stops>
          <style:tab-stop style:type="left" style:position="2.5729in"/>
        </style:tab-stops>
      </style:paragraph-properties>
      <style:text-properties fo:language="en" fo:country="US"/>
    </style:style>
    <style:style style:name="P600" style:parent-style-name="Standard" style:family="paragraph">
      <style:paragraph-properties>
        <style:tab-stops>
          <style:tab-stop style:type="left" style:position="2.5729in"/>
        </style:tab-stops>
      </style:paragraph-properties>
      <style:text-properties fo:language="en" fo:country="US"/>
    </style:style>
    <style:style style:name="P601" style:parent-style-name="Standard" style:family="paragraph">
      <style:paragraph-properties>
        <style:tab-stops>
          <style:tab-stop style:type="left" style:position="2.5729in"/>
        </style:tab-stops>
      </style:paragraph-properties>
    </style:style>
    <style:style style:name="P602" style:parent-style-name="Standard" style:family="paragraph">
      <style:paragraph-properties>
        <style:tab-stops>
          <style:tab-stop style:type="left" style:position="2.5729in"/>
        </style:tab-stops>
      </style:paragraph-properties>
    </style:style>
    <style:style style:name="P603" style:parent-style-name="Standard" style:family="paragraph">
      <style:paragraph-properties>
        <style:tab-stops>
          <style:tab-stop style:type="left" style:position="2.5729in"/>
        </style:tab-stops>
      </style:paragraph-properties>
    </style:style>
    <style:style style:name="P604" style:parent-style-name="Standard" style:family="paragraph">
      <style:paragraph-properties>
        <style:tab-stops>
          <style:tab-stop style:type="left" style:position="2.5729in"/>
        </style:tab-stops>
      </style:paragraph-properties>
    </style:style>
    <style:style style:name="T605" style:parent-style-name="Car.predefinitoparagrafo" style:family="text">
      <style:text-properties fo:font-style="italic" style:font-style-asian="italic" style:font-style-complex="italic"/>
    </style:style>
    <style:style style:name="P606" style:parent-style-name="Standard" style:family="paragraph">
      <style:paragraph-properties>
        <style:tab-stops>
          <style:tab-stop style:type="left" style:position="2.5729in"/>
        </style:tab-stops>
      </style:paragraph-properties>
      <style:text-properties fo:font-style="italic" style:font-style-asian="italic" style:font-style-complex="italic"/>
    </style:style>
    <style:style style:name="P607" style:parent-style-name="Standard" style:family="paragraph">
      <style:paragraph-properties>
        <style:tab-stops>
          <style:tab-stop style:type="left" style:position="2.5729in"/>
        </style:tab-stops>
      </style:paragraph-properties>
      <style:text-properties fo:font-style="italic" style:font-style-asian="italic" style:font-style-complex="italic"/>
    </style:style>
    <style:style style:name="P608" style:parent-style-name="Standard" style:family="paragraph">
      <style:paragraph-properties>
        <style:tab-stops>
          <style:tab-stop style:type="left" style:position="2.5729in"/>
        </style:tab-stops>
      </style:paragraph-properties>
      <style:text-properties fo:font-weight="bold" style:font-weight-asian="bold" style:font-weight-complex="bold"/>
    </style:style>
    <style:style style:name="P609" style:parent-style-name="Standard" style:family="paragraph">
      <style:paragraph-properties>
        <style:tab-stops>
          <style:tab-stop style:type="left" style:position="2.5729in"/>
        </style:tab-stops>
      </style:paragraph-properties>
    </style:style>
    <style:style style:name="P610" style:parent-style-name="Standard" style:family="paragraph">
      <style:paragraph-properties>
        <style:tab-stops>
          <style:tab-stop style:type="left" style:position="2.5729in"/>
        </style:tab-stops>
      </style:paragraph-properties>
    </style:style>
    <style:style style:name="P611" style:parent-style-name="Standard" style:family="paragraph">
      <style:paragraph-properties>
        <style:tab-stops>
          <style:tab-stop style:type="left" style:position="2.5729in"/>
        </style:tab-stops>
      </style:paragraph-properties>
    </style:style>
    <style:style style:name="P612" style:parent-style-name="Standard" style:family="paragraph">
      <style:paragraph-properties>
        <style:tab-stops>
          <style:tab-stop style:type="left" style:position="2.5729in"/>
        </style:tab-stops>
      </style:paragraph-properties>
    </style:style>
    <style:style style:name="P613" style:parent-style-name="Standard" style:family="paragraph">
      <style:paragraph-properties>
        <style:tab-stops>
          <style:tab-stop style:type="left" style:position="2.5729in"/>
        </style:tab-stops>
      </style:paragraph-properties>
    </style:style>
    <style:style style:name="P614" style:parent-style-name="Standard" style:family="paragraph">
      <style:paragraph-properties>
        <style:tab-stops>
          <style:tab-stop style:type="left" style:position="2.5729in"/>
        </style:tab-stops>
      </style:paragraph-properties>
      <style:text-properties fo:language="en" fo:country="US"/>
    </style:style>
    <style:style style:name="P615" style:parent-style-name="Standard" style:family="paragraph">
      <style:paragraph-properties>
        <style:tab-stops>
          <style:tab-stop style:type="left" style:position="2.5729in"/>
        </style:tab-stops>
      </style:paragraph-properties>
      <style:text-properties fo:language="en" fo:country="US"/>
    </style:style>
    <style:style style:name="P616" style:parent-style-name="Standard" style:family="paragraph">
      <style:paragraph-properties>
        <style:tab-stops>
          <style:tab-stop style:type="left" style:position="2.5729in"/>
        </style:tab-stops>
      </style:paragraph-properties>
      <style:text-properties fo:language="en" fo:country="US"/>
    </style:style>
    <style:style style:name="P617" style:parent-style-name="Standard" style:family="paragraph">
      <style:paragraph-properties>
        <style:tab-stops>
          <style:tab-stop style:type="left" style:position="2.5729in"/>
        </style:tab-stops>
      </style:paragraph-properties>
    </style:style>
    <style:style style:name="P618" style:parent-style-name="Standard" style:family="paragraph">
      <style:paragraph-properties>
        <style:tab-stops>
          <style:tab-stop style:type="left" style:position="2.5729in"/>
        </style:tab-stops>
      </style:paragraph-properties>
    </style:style>
    <style:style style:name="P619" style:parent-style-name="Standard" style:family="paragraph">
      <style:paragraph-properties>
        <style:tab-stops>
          <style:tab-stop style:type="left" style:position="2.5729in"/>
        </style:tab-stops>
      </style:paragraph-properties>
    </style:style>
    <style:style style:name="P620" style:parent-style-name="Standard" style:family="paragraph">
      <style:paragraph-properties>
        <style:tab-stops>
          <style:tab-stop style:type="left" style:position="2.5729in"/>
        </style:tab-stops>
      </style:paragraph-properties>
      <style:text-properties fo:font-weight="bold" style:font-weight-asian="bold" style:font-weight-complex="bold"/>
    </style:style>
    <style:style style:name="P621" style:parent-style-name="Standard" style:family="paragraph">
      <style:paragraph-properties>
        <style:tab-stops>
          <style:tab-stop style:type="left" style:position="2.5729in"/>
        </style:tab-stops>
      </style:paragraph-properties>
    </style:style>
    <style:style style:name="P622" style:parent-style-name="Standard" style:family="paragraph">
      <style:paragraph-properties>
        <style:tab-stops>
          <style:tab-stop style:type="left" style:position="2.5729in"/>
        </style:tab-stops>
      </style:paragraph-properties>
    </style:style>
    <style:style style:name="P623" style:parent-style-name="Standard" style:family="paragraph">
      <style:paragraph-properties>
        <style:tab-stops>
          <style:tab-stop style:type="left" style:position="2.5729in"/>
        </style:tab-stops>
      </style:paragraph-properties>
    </style:style>
    <style:style style:name="P624" style:parent-style-name="Standard" style:family="paragraph">
      <style:paragraph-properties>
        <style:tab-stops>
          <style:tab-stop style:type="left" style:position="2.5729in"/>
        </style:tab-stops>
      </style:paragraph-properties>
    </style:style>
    <style:style style:name="T625" style:parent-style-name="Car.predefinitoparagrafo" style:family="text">
      <style:text-properties fo:font-style="italic" style:font-style-asian="italic" style:font-style-complex="italic" fo:language="en" fo:country="US"/>
    </style:style>
    <style:style style:name="T626" style:parent-style-name="Car.predefinitoparagrafo" style:family="text">
      <style:text-properties fo:language="en" fo:country="US"/>
    </style:style>
    <style:style style:name="P627" style:parent-style-name="Standard" style:family="paragraph">
      <style:paragraph-properties>
        <style:tab-stops>
          <style:tab-stop style:type="left" style:position="2.5729in"/>
        </style:tab-stops>
      </style:paragraph-properties>
    </style:style>
    <style:style style:name="T628" style:parent-style-name="Car.predefinitoparagrafo" style:family="text">
      <style:text-properties fo:language="en" fo:country="US"/>
    </style:style>
    <style:style style:name="T629" style:parent-style-name="Car.predefinitoparagrafo" style:family="text">
      <style:text-properties fo:font-style="italic" style:font-style-asian="italic" style:font-style-complex="italic" fo:color="#000000" fo:language="en" fo:country="US"/>
    </style:style>
    <style:style style:name="T630" style:parent-style-name="Car.predefinitoparagrafo" style:family="text">
      <style:text-properties fo:font-style="italic" style:font-style-asian="italic" style:font-style-complex="italic" fo:color="#007700" fo:language="en" fo:country="US"/>
    </style:style>
    <style:style style:name="T631" style:parent-style-name="Car.predefinitoparagrafo" style:family="text">
      <style:text-properties fo:font-style="italic" style:font-style-asian="italic" style:font-style-complex="italic" fo:color="#007700" fo:language="en" fo:country="US"/>
    </style:style>
    <style:style style:name="T632" style:parent-style-name="Car.predefinitoparagrafo" style:family="text">
      <style:text-properties fo:font-style="italic" style:font-style-asian="italic" style:font-style-complex="italic" fo:color="#007700"/>
    </style:style>
    <style:style style:name="P633" style:parent-style-name="Standard" style:family="paragraph">
      <style:paragraph-properties>
        <style:tab-stops>
          <style:tab-stop style:type="left" style:position="2.5729in"/>
        </style:tab-stops>
      </style:paragraph-properties>
    </style:style>
    <style:style style:name="P634" style:parent-style-name="Standard" style:family="paragraph">
      <style:paragraph-properties>
        <style:tab-stops>
          <style:tab-stop style:type="left" style:position="2.5729in"/>
        </style:tab-stops>
      </style:paragraph-properties>
    </style:style>
    <style:style style:name="P635" style:parent-style-name="Standard" style:family="paragraph">
      <style:paragraph-properties>
        <style:tab-stops>
          <style:tab-stop style:type="left" style:position="2.5729in"/>
        </style:tab-stops>
      </style:paragraph-properties>
    </style:style>
    <style:style style:name="P636" style:parent-style-name="Titolo2" style:family="paragraph">
      <style:paragraph-properties>
        <style:tab-stops>
          <style:tab-stop style:type="left" style:position="2.5729in"/>
        </style:tab-stops>
      </style:paragraph-properties>
      <style:text-properties fo:font-weight="normal" style:font-weight-asian="normal" style:font-weight-complex="normal" fo:font-size="11pt" style:font-size-asian="11pt" style:font-size-complex="11pt"/>
    </style:style>
    <style:style style:name="P637" style:parent-style-name="Textbody" style:family="paragraph">
      <style:paragraph-properties>
        <style:tab-stops>
          <style:tab-stop style:type="left" style:position="2.5729in"/>
        </style:tab-stops>
      </style:paragraph-properties>
    </style:style>
    <style:style style:name="T638" style:parent-style-name="Car.predefinitoparagrafo" style:family="text">
      <style:text-properties fo:font-size="11pt" style:font-size-asian="11pt" style:font-size-complex="11pt"/>
    </style:style>
    <style:style style:name="T639" style:parent-style-name="Car.predefinitoparagrafo" style:family="text">
      <style:text-properties fo:font-size="11pt" style:font-size-asian="11pt" style:font-size-complex="11pt"/>
    </style:style>
    <style:style style:name="T640" style:parent-style-name="Car.predefinitoparagrafo" style:family="text">
      <style:text-properties fo:font-size="11pt" style:font-size-asian="11pt" style:font-size-complex="11pt"/>
    </style:style>
    <style:style style:name="T641" style:parent-style-name="Car.predefinitoparagrafo" style:family="text">
      <style:text-properties fo:font-size="11pt" style:font-size-asian="11pt" style:font-size-complex="11pt"/>
    </style:style>
    <style:style style:name="P642" style:parent-style-name="Textbody" style:family="paragraph">
      <style:paragraph-properties>
        <style:tab-stops>
          <style:tab-stop style:type="left" style:position="2.5729in"/>
        </style:tab-stops>
      </style:paragraph-properties>
      <style:text-properties fo:font-style="italic" style:font-style-asian="italic" style:font-style-complex="italic" fo:font-size="11pt" style:font-size-asian="11pt" style:font-size-complex="11pt"/>
    </style:style>
    <style:style style:name="P643" style:parent-style-name="Textbody" style:family="paragraph">
      <style:paragraph-properties>
        <style:tab-stops>
          <style:tab-stop style:type="left" style:position="2.5729in"/>
        </style:tab-stops>
      </style:paragraph-properties>
    </style:style>
    <style:style style:name="T644" style:parent-style-name="Car.predefinitoparagrafo" style:family="text">
      <style:text-properties fo:font-style="italic" style:font-style-asian="italic" style:font-style-complex="italic"/>
    </style:style>
    <style:style style:name="P645" style:parent-style-name="Textbody" style:family="paragraph">
      <style:paragraph-properties>
        <style:tab-stops>
          <style:tab-stop style:type="left" style:position="2.5729in"/>
        </style:tab-stops>
      </style:paragraph-properties>
    </style:style>
    <style:style style:name="T646" style:parent-style-name="Car.predefinitoparagrafo" style:family="text">
      <style:text-properties fo:font-style="italic" style:font-style-asian="italic" style:font-style-complex="italic"/>
    </style:style>
    <style:style style:name="T647" style:parent-style-name="Car.predefinitoparagrafo" style:family="text">
      <style:text-properties fo:font-style="italic" style:font-style-asian="italic" style:font-style-complex="italic" fo:language="en" fo:country="US"/>
    </style:style>
    <style:style style:name="P648" style:parent-style-name="Textbody"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649" style:parent-style-name="Textbody" style:family="paragraph">
      <style:paragraph-properties>
        <style:tab-stops>
          <style:tab-stop style:type="left" style:position="2.5729in"/>
        </style:tab-stops>
      </style:paragraph-properties>
    </style:style>
    <style:style style:name="T650" style:parent-style-name="Car.predefinitoparagrafo" style:family="text">
      <style:text-properties fo:font-style="italic" style:font-style-asian="italic" style:font-style-complex="italic" fo:language="en" fo:country="US"/>
    </style:style>
    <style:style style:name="T651" style:parent-style-name="Car.predefinitoparagrafo" style:family="text">
      <style:text-properties fo:font-style="italic" style:font-style-asian="italic" style:font-style-complex="italic"/>
    </style:style>
    <style:style style:name="P652" style:parent-style-name="Textbody" style:family="paragraph">
      <style:paragraph-properties>
        <style:tab-stops>
          <style:tab-stop style:type="left" style:position="2.5729in"/>
        </style:tab-stops>
      </style:paragraph-properties>
    </style:style>
    <style:style style:name="P653" style:parent-style-name="Textbody"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654" style:parent-style-name="Textbody"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655" style:parent-style-name="Textbody"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656" style:parent-style-name="Textbody"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657" style:parent-style-name="Textbody"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658" style:parent-style-name="Textbody" style:family="paragraph">
      <style:paragraph-properties>
        <style:tab-stops>
          <style:tab-stop style:type="left" style:position="2.5729in"/>
        </style:tab-stops>
      </style:paragraph-properties>
    </style:style>
    <style:style style:name="T659" style:parent-style-name="Car.predefinitoparagrafo" style:family="text">
      <style:text-properties fo:font-style="italic" style:font-style-asian="italic" style:font-style-complex="italic" fo:language="en" fo:country="US"/>
    </style:style>
    <style:style style:name="T660" style:parent-style-name="Car.predefinitoparagrafo" style:family="text">
      <style:text-properties fo:font-style="italic" style:font-style-asian="italic" style:font-style-complex="italic"/>
    </style:style>
    <style:style style:name="P661" style:parent-style-name="Textbody" style:family="paragraph">
      <style:paragraph-properties>
        <style:tab-stops>
          <style:tab-stop style:type="left" style:position="2.5729in"/>
        </style:tab-stops>
      </style:paragraph-properties>
      <style:text-properties fo:font-style="italic" style:font-style-asian="italic" style:font-style-complex="italic"/>
    </style:style>
    <style:style style:name="P662" style:parent-style-name="Textbody" style:family="paragraph">
      <style:paragraph-properties>
        <style:tab-stops>
          <style:tab-stop style:type="left" style:position="2.5729in"/>
        </style:tab-stops>
      </style:paragraph-properties>
      <style:text-properties fo:font-style="italic" style:font-style-asian="italic" style:font-style-complex="italic"/>
    </style:style>
    <style:style style:name="P663" style:parent-style-name="Textbody" style:family="paragraph">
      <style:paragraph-properties>
        <style:tab-stops>
          <style:tab-stop style:type="left" style:position="2.5729in"/>
        </style:tab-stops>
      </style:paragraph-properties>
      <style:text-properties fo:font-style="italic" style:font-style-asian="italic" style:font-style-complex="italic"/>
    </style:style>
    <style:style style:name="P664"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665" style:parent-style-name="Textbody" style:family="paragraph">
      <style:paragraph-properties>
        <style:tab-stops>
          <style:tab-stop style:type="left" style:position="2.5729in"/>
        </style:tab-stops>
      </style:paragraph-properties>
    </style:style>
    <style:style style:name="P666" style:parent-style-name="Textbody" style:family="paragraph">
      <style:paragraph-properties>
        <style:tab-stops>
          <style:tab-stop style:type="left" style:position="2.5729in"/>
        </style:tab-stops>
      </style:paragraph-properties>
    </style:style>
    <style:style style:name="P667" style:parent-style-name="Textbody" style:family="paragraph">
      <style:paragraph-properties>
        <style:tab-stops>
          <style:tab-stop style:type="left" style:position="2.5729in"/>
        </style:tab-stops>
      </style:paragraph-properties>
    </style:style>
    <style:style style:name="P668" style:parent-style-name="Textbody" style:family="paragraph">
      <style:paragraph-properties>
        <style:tab-stops>
          <style:tab-stop style:type="left" style:position="2.5729in"/>
        </style:tab-stops>
      </style:paragraph-properties>
      <style:text-properties fo:font-style="italic" style:font-style-asian="italic" style:font-style-complex="italic"/>
    </style:style>
    <style:style style:name="P669" style:parent-style-name="Textbody" style:family="paragraph">
      <style:paragraph-properties>
        <style:tab-stops>
          <style:tab-stop style:type="left" style:position="2.5729in"/>
        </style:tab-stops>
      </style:paragraph-properties>
      <style:text-properties fo:font-style="italic" style:font-style-asian="italic" style:font-style-complex="italic"/>
    </style:style>
    <style:style style:name="P670" style:parent-style-name="Textbody" style:family="paragraph">
      <style:paragraph-properties>
        <style:tab-stops>
          <style:tab-stop style:type="left" style:position="2.5729in"/>
        </style:tab-stops>
      </style:paragraph-properties>
      <style:text-properties fo:font-weight="bold" style:font-weight-asian="bold" style:font-weight-complex="bold" fo:font-style="italic" style:font-style-asian="italic" style:font-style-complex="italic"/>
    </style:style>
    <style:style style:name="P671" style:parent-style-name="Textbody" style:family="paragraph">
      <style:paragraph-properties>
        <style:tab-stops>
          <style:tab-stop style:type="left" style:position="2.5729in"/>
        </style:tab-stops>
      </style:paragraph-properties>
    </style:style>
    <style:style style:name="P672" style:parent-style-name="Textbody" style:family="paragraph">
      <style:paragraph-properties>
        <style:tab-stops>
          <style:tab-stop style:type="left" style:position="2.5729in"/>
        </style:tab-stops>
      </style:paragraph-properties>
    </style:style>
    <style:style style:name="P673" style:parent-style-name="Textbody" style:family="paragraph">
      <style:paragraph-properties>
        <style:tab-stops>
          <style:tab-stop style:type="left" style:position="2.5729in"/>
        </style:tab-stops>
      </style:paragraph-properties>
    </style:style>
    <style:style style:name="P674" style:parent-style-name="Textbody" style:family="paragraph">
      <style:paragraph-properties>
        <style:tab-stops>
          <style:tab-stop style:type="left" style:position="2.5729in"/>
        </style:tab-stops>
      </style:paragraph-properties>
    </style:style>
    <style:style style:name="P675"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676" style:parent-style-name="Textbody" style:family="paragraph">
      <style:paragraph-properties>
        <style:tab-stops>
          <style:tab-stop style:type="left" style:position="2.5729in"/>
        </style:tab-stops>
      </style:paragraph-properties>
    </style:style>
    <style:style style:name="P677" style:parent-style-name="Textbody" style:family="paragraph">
      <style:paragraph-properties>
        <style:tab-stops>
          <style:tab-stop style:type="left" style:position="2.5729in"/>
        </style:tab-stops>
      </style:paragraph-properties>
    </style:style>
    <style:style style:name="P678" style:parent-style-name="Textbody" style:family="paragraph">
      <style:paragraph-properties>
        <style:tab-stops>
          <style:tab-stop style:type="left" style:position="2.5729in"/>
        </style:tab-stops>
      </style:paragraph-properties>
    </style:style>
    <style:style style:name="P679"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680" style:parent-style-name="Textbody" style:family="paragraph">
      <style:paragraph-properties>
        <style:tab-stops>
          <style:tab-stop style:type="left" style:position="2.5729in"/>
        </style:tab-stops>
      </style:paragraph-properties>
    </style:style>
    <style:style style:name="T681" style:parent-style-name="Car.predefinitoparagrafo" style:family="text">
      <style:text-properties fo:font-style="italic" style:font-style-asian="italic" style:font-style-complex="italic"/>
    </style:style>
    <style:style style:name="P682" style:parent-style-name="Textbody" style:family="paragraph">
      <style:paragraph-properties>
        <style:tab-stops>
          <style:tab-stop style:type="left" style:position="2.5729in"/>
        </style:tab-stops>
      </style:paragraph-properties>
    </style:style>
    <style:style style:name="P683" style:parent-style-name="Textbody" style:family="paragraph">
      <style:paragraph-properties>
        <style:tab-stops>
          <style:tab-stop style:type="left" style:position="2.5729in"/>
        </style:tab-stops>
      </style:paragraph-properties>
    </style:style>
    <style:style style:name="P684" style:parent-style-name="Textbody" style:family="paragraph">
      <style:paragraph-properties>
        <style:tab-stops>
          <style:tab-stop style:type="left" style:position="2.5729in"/>
        </style:tab-stops>
      </style:paragraph-properties>
    </style:style>
    <style:style style:name="P685"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686" style:parent-style-name="Textbody" style:family="paragraph">
      <style:paragraph-properties>
        <style:tab-stops>
          <style:tab-stop style:type="left" style:position="2.5729in"/>
        </style:tab-stops>
      </style:paragraph-properties>
    </style:style>
    <style:style style:name="P687" style:parent-style-name="Textbody" style:family="paragraph">
      <style:paragraph-properties>
        <style:tab-stops>
          <style:tab-stop style:type="left" style:position="2.5729in"/>
        </style:tab-stops>
      </style:paragraph-properties>
    </style:style>
    <style:style style:name="P688" style:parent-style-name="Textbody" style:family="paragraph">
      <style:paragraph-properties>
        <style:tab-stops>
          <style:tab-stop style:type="left" style:position="2.5729in"/>
        </style:tab-stops>
      </style:paragraph-properties>
    </style:style>
    <style:style style:name="P689" style:parent-style-name="Textbody" style:family="paragraph">
      <style:paragraph-properties>
        <style:tab-stops>
          <style:tab-stop style:type="left" style:position="2.5729in"/>
        </style:tab-stops>
      </style:paragraph-properties>
    </style:style>
    <style:style style:name="P690" style:parent-style-name="Textbody" style:family="paragraph">
      <style:paragraph-properties>
        <style:tab-stops>
          <style:tab-stop style:type="left" style:position="2.5729in"/>
        </style:tab-stops>
      </style:paragraph-properties>
    </style:style>
    <style:style style:name="P691"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692" style:parent-style-name="Textbody" style:family="paragraph">
      <style:paragraph-properties>
        <style:tab-stops>
          <style:tab-stop style:type="left" style:position="2.5729in"/>
        </style:tab-stops>
      </style:paragraph-properties>
    </style:style>
    <style:style style:name="P693" style:parent-style-name="Textbody" style:family="paragraph">
      <style:paragraph-properties>
        <style:tab-stops>
          <style:tab-stop style:type="left" style:position="2.5729in"/>
        </style:tab-stops>
      </style:paragraph-properties>
    </style:style>
    <style:style style:name="P694"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695" style:parent-style-name="Textbody" style:family="paragraph">
      <style:paragraph-properties>
        <style:tab-stops>
          <style:tab-stop style:type="left" style:position="2.5729in"/>
        </style:tab-stops>
      </style:paragraph-properties>
    </style:style>
    <style:style style:name="P696" style:parent-style-name="Textbody" style:family="paragraph">
      <style:paragraph-properties>
        <style:tab-stops>
          <style:tab-stop style:type="left" style:position="2.5729in"/>
        </style:tab-stops>
      </style:paragraph-properties>
    </style:style>
    <style:style style:name="P697" style:parent-style-name="Textbody" style:family="paragraph">
      <style:paragraph-properties>
        <style:tab-stops>
          <style:tab-stop style:type="left" style:position="2.5729in"/>
        </style:tab-stops>
      </style:paragraph-properties>
    </style:style>
    <style:style style:name="P698" style:parent-style-name="Textbody" style:family="paragraph">
      <style:paragraph-properties>
        <style:tab-stops>
          <style:tab-stop style:type="left" style:position="2.5729in"/>
        </style:tab-stops>
      </style:paragraph-properties>
      <style:text-properties fo:font-style="italic" style:font-style-asian="italic" style:font-style-complex="italic"/>
    </style:style>
    <style:style style:name="P699" style:parent-style-name="Textbody" style:family="paragraph">
      <style:paragraph-properties>
        <style:tab-stops>
          <style:tab-stop style:type="left" style:position="2.5729in"/>
        </style:tab-stops>
      </style:paragraph-properties>
    </style:style>
    <style:style style:name="T700" style:parent-style-name="Car.predefinitoparagrafo" style:family="text">
      <style:text-properties fo:font-style="italic" style:font-style-asian="italic" style:font-style-complex="italic"/>
    </style:style>
    <style:style style:name="T701" style:parent-style-name="Car.predefinitoparagrafo" style:family="text">
      <style:text-properties fo:font-style="italic" style:font-style-asian="italic" style:font-style-complex="italic" fo:language="en" fo:country="US"/>
    </style:style>
    <style:style style:name="P702" style:parent-style-name="Textbody"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703" style:parent-style-name="Textbody"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704" style:parent-style-name="Textbody"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705" style:parent-style-name="Textbody"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706" style:parent-style-name="Textbody"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707" style:parent-style-name="Textbody"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708" style:parent-style-name="Textbody"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709" style:parent-style-name="Textbody" style:family="paragraph">
      <style:paragraph-properties>
        <style:tab-stops>
          <style:tab-stop style:type="left" style:position="2.5729in"/>
        </style:tab-stops>
      </style:paragraph-properties>
    </style:style>
    <style:style style:name="T710" style:parent-style-name="Car.predefinitoparagrafo" style:family="text">
      <style:text-properties fo:font-style="italic" style:font-style-asian="italic" style:font-style-complex="italic" fo:language="en" fo:country="US"/>
    </style:style>
    <style:style style:name="T711" style:parent-style-name="Car.predefinitoparagrafo" style:family="text">
      <style:text-properties fo:font-style="italic" style:font-style-asian="italic" style:font-style-complex="italic"/>
    </style:style>
    <style:style style:name="P712" style:parent-style-name="Textbody" style:family="paragraph">
      <style:paragraph-properties>
        <style:tab-stops>
          <style:tab-stop style:type="left" style:position="2.5729in"/>
        </style:tab-stops>
      </style:paragraph-properties>
      <style:text-properties fo:font-style="italic" style:font-style-asian="italic" style:font-style-complex="italic"/>
    </style:style>
    <style:style style:name="P713" style:parent-style-name="Textbody" style:family="paragraph">
      <style:paragraph-properties>
        <style:tab-stops>
          <style:tab-stop style:type="left" style:position="2.5729in"/>
        </style:tab-stops>
      </style:paragraph-properties>
      <style:text-properties fo:font-style="italic" style:font-style-asian="italic" style:font-style-complex="italic"/>
    </style:style>
    <style:style style:name="P714" style:parent-style-name="Textbody" style:family="paragraph">
      <style:paragraph-properties>
        <style:tab-stops>
          <style:tab-stop style:type="left" style:position="2.5729in"/>
        </style:tab-stops>
      </style:paragraph-properties>
    </style:style>
    <style:style style:name="T715" style:parent-style-name="Car.predefinitoparagrafo" style:family="text">
      <style:text-properties fo:font-style="italic" style:font-style-asian="italic" style:font-style-complex="italic"/>
    </style:style>
    <style:style style:name="P716" style:parent-style-name="Textbody" style:family="paragraph">
      <style:paragraph-properties>
        <style:tab-stops>
          <style:tab-stop style:type="left" style:position="2.5729in"/>
        </style:tab-stops>
      </style:paragraph-properties>
    </style:style>
    <style:style style:name="P717" style:parent-style-name="Textbody" style:family="paragraph">
      <style:paragraph-properties>
        <style:tab-stops>
          <style:tab-stop style:type="left" style:position="2.5729in"/>
        </style:tab-stops>
      </style:paragraph-properties>
      <style:text-properties fo:font-style="italic" style:font-style-asian="italic" style:font-style-complex="italic"/>
    </style:style>
    <style:style style:name="P718" style:parent-style-name="Textbody" style:family="paragraph">
      <style:paragraph-properties>
        <style:tab-stops>
          <style:tab-stop style:type="left" style:position="2.5729in"/>
        </style:tab-stops>
      </style:paragraph-properties>
      <style:text-properties fo:font-style="italic" style:font-style-asian="italic" style:font-style-complex="italic"/>
    </style:style>
    <style:style style:name="P719" style:parent-style-name="Textbody" style:family="paragraph">
      <style:paragraph-properties>
        <style:tab-stops>
          <style:tab-stop style:type="left" style:position="2.5729in"/>
        </style:tab-stops>
      </style:paragraph-properties>
    </style:style>
    <style:style style:name="T720" style:parent-style-name="Car.predefinitoparagrafo" style:family="text">
      <style:text-properties fo:font-style="italic" style:font-style-asian="italic" style:font-style-complex="italic"/>
    </style:style>
    <style:style style:name="T721" style:parent-style-name="Car.predefinitoparagrafo" style:family="text">
      <style:text-properties fo:font-style="italic" style:font-style-asian="italic" style:font-style-complex="italic" fo:language="en" fo:country="US"/>
    </style:style>
    <style:style style:name="P722" style:parent-style-name="Textbody"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723" style:parent-style-name="Textbody"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724" style:parent-style-name="Textbody"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725" style:parent-style-name="Textbody"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726" style:parent-style-name="Textbody"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727" style:parent-style-name="Textbody"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728" style:parent-style-name="Textbody"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729" style:parent-style-name="Textbody" style:family="paragraph">
      <style:paragraph-properties>
        <style:tab-stops>
          <style:tab-stop style:type="left" style:position="2.5729in"/>
        </style:tab-stops>
      </style:paragraph-properties>
    </style:style>
    <style:style style:name="T730" style:parent-style-name="Car.predefinitoparagrafo" style:family="text">
      <style:text-properties fo:font-style="italic" style:font-style-asian="italic" style:font-style-complex="italic" fo:language="en" fo:country="US"/>
    </style:style>
    <style:style style:name="T731" style:parent-style-name="Car.predefinitoparagrafo" style:family="text">
      <style:text-properties fo:font-style="italic" style:font-style-asian="italic" style:font-style-complex="italic"/>
    </style:style>
    <style:style style:name="P732" style:parent-style-name="Textbody" style:family="paragraph">
      <style:paragraph-properties>
        <style:tab-stops>
          <style:tab-stop style:type="left" style:position="2.5729in"/>
        </style:tab-stops>
      </style:paragraph-properties>
      <style:text-properties fo:font-style="italic" style:font-style-asian="italic" style:font-style-complex="italic"/>
    </style:style>
    <style:style style:name="P733" style:parent-style-name="Textbody" style:family="paragraph">
      <style:paragraph-properties>
        <style:tab-stops>
          <style:tab-stop style:type="left" style:position="2.5729in"/>
        </style:tab-stops>
      </style:paragraph-properties>
      <style:text-properties fo:font-style="italic" style:font-style-asian="italic" style:font-style-complex="italic"/>
    </style:style>
    <style:style style:name="P734" style:parent-style-name="Textbody" style:family="paragraph">
      <style:paragraph-properties>
        <style:tab-stops>
          <style:tab-stop style:type="left" style:position="2.5729in"/>
        </style:tab-stops>
      </style:paragraph-properties>
    </style:style>
    <style:style style:name="P735" style:parent-style-name="Textbody" style:family="paragraph">
      <style:paragraph-properties>
        <style:tab-stops>
          <style:tab-stop style:type="left" style:position="2.5729in"/>
        </style:tab-stops>
      </style:paragraph-properties>
    </style:style>
    <style:style style:name="P736" style:parent-style-name="Textbody" style:family="paragraph">
      <style:paragraph-properties>
        <style:tab-stops>
          <style:tab-stop style:type="left" style:position="2.5729in"/>
        </style:tab-stops>
      </style:paragraph-properties>
    </style:style>
    <style:style style:name="P737" style:parent-style-name="Textbody" style:family="paragraph">
      <style:paragraph-properties>
        <style:tab-stops>
          <style:tab-stop style:type="left" style:position="2.5729in"/>
        </style:tab-stops>
      </style:paragraph-properties>
    </style:style>
    <style:style style:name="P738" style:parent-style-name="Textbody" style:family="paragraph">
      <style:paragraph-properties>
        <style:tab-stops>
          <style:tab-stop style:type="left" style:position="2.5729in"/>
        </style:tab-stops>
      </style:paragraph-properties>
    </style:style>
    <style:style style:name="P739" style:parent-style-name="Textbody" style:family="paragraph">
      <style:paragraph-properties>
        <style:tab-stops>
          <style:tab-stop style:type="left" style:position="2.5729in"/>
        </style:tab-stops>
      </style:paragraph-properties>
    </style:style>
    <style:style style:name="P740" style:parent-style-name="Textbody" style:family="paragraph">
      <style:paragraph-properties>
        <style:tab-stops>
          <style:tab-stop style:type="left" style:position="2.5729in"/>
        </style:tab-stops>
      </style:paragraph-properties>
    </style:style>
    <style:style style:name="P741" style:parent-style-name="Textbody" style:family="paragraph">
      <style:paragraph-properties>
        <style:tab-stops>
          <style:tab-stop style:type="left" style:position="2.5729in"/>
        </style:tab-stops>
      </style:paragraph-properties>
    </style:style>
    <style:style style:name="P742"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743" style:parent-style-name="Textbody" style:family="paragraph">
      <style:paragraph-properties>
        <style:tab-stops>
          <style:tab-stop style:type="left" style:position="2.5729in"/>
        </style:tab-stops>
      </style:paragraph-properties>
    </style:style>
    <style:style style:name="P744" style:parent-style-name="Textbody" style:family="paragraph">
      <style:paragraph-properties>
        <style:tab-stops>
          <style:tab-stop style:type="left" style:position="2.5729in"/>
        </style:tab-stops>
      </style:paragraph-properties>
    </style:style>
    <style:style style:name="P745"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746" style:parent-style-name="Textbody" style:family="paragraph">
      <style:paragraph-properties>
        <style:tab-stops>
          <style:tab-stop style:type="left" style:position="2.5729in"/>
        </style:tab-stops>
      </style:paragraph-properties>
    </style:style>
    <style:style style:name="P747" style:parent-style-name="Textbody" style:family="paragraph">
      <style:paragraph-properties>
        <style:tab-stops>
          <style:tab-stop style:type="left" style:position="2.5729in"/>
        </style:tab-stops>
      </style:paragraph-properties>
    </style:style>
    <style:style style:name="P748" style:parent-style-name="Textbody" style:family="paragraph">
      <style:paragraph-properties>
        <style:tab-stops>
          <style:tab-stop style:type="left" style:position="2.5729in"/>
        </style:tab-stops>
      </style:paragraph-properties>
    </style:style>
    <style:style style:name="P749" style:parent-style-name="Textbody" style:family="paragraph">
      <style:paragraph-properties>
        <style:tab-stops>
          <style:tab-stop style:type="left" style:position="2.5729in"/>
        </style:tab-stops>
      </style:paragraph-properties>
    </style:style>
    <style:style style:name="P750" style:parent-style-name="Textbody" style:family="paragraph">
      <style:paragraph-properties>
        <style:tab-stops>
          <style:tab-stop style:type="left" style:position="2.5729in"/>
        </style:tab-stops>
      </style:paragraph-properties>
    </style:style>
    <style:style style:name="P751" style:parent-style-name="Textbody" style:family="paragraph">
      <style:paragraph-properties>
        <style:tab-stops>
          <style:tab-stop style:type="left" style:position="2.5729in"/>
        </style:tab-stops>
      </style:paragraph-properties>
    </style:style>
    <style:style style:name="P752" style:parent-style-name="Textbody" style:family="paragraph">
      <style:paragraph-properties>
        <style:tab-stops>
          <style:tab-stop style:type="left" style:position="2.5729in"/>
        </style:tab-stops>
      </style:paragraph-properties>
    </style:style>
    <style:style style:name="P753" style:parent-style-name="Textbody" style:family="paragraph">
      <style:paragraph-properties>
        <style:tab-stops>
          <style:tab-stop style:type="left" style:position="2.5729in"/>
        </style:tab-stops>
      </style:paragraph-properties>
    </style:style>
    <style:style style:name="P754"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755" style:parent-style-name="Textbody" style:family="paragraph">
      <style:paragraph-properties>
        <style:tab-stops>
          <style:tab-stop style:type="left" style:position="2.5729in"/>
        </style:tab-stops>
      </style:paragraph-properties>
    </style:style>
    <style:style style:name="P756" style:parent-style-name="Textbody" style:family="paragraph">
      <style:paragraph-properties>
        <style:tab-stops>
          <style:tab-stop style:type="left" style:position="2.5729in"/>
        </style:tab-stops>
      </style:paragraph-properties>
    </style:style>
    <style:style style:name="P757" style:parent-style-name="Textbody" style:family="paragraph">
      <style:paragraph-properties>
        <style:tab-stops>
          <style:tab-stop style:type="left" style:position="2.5729in"/>
        </style:tab-stops>
      </style:paragraph-properties>
    </style:style>
    <style:style style:name="P758" style:parent-style-name="Textbody" style:family="paragraph">
      <style:paragraph-properties>
        <style:tab-stops>
          <style:tab-stop style:type="left" style:position="2.5729in"/>
        </style:tab-stops>
      </style:paragraph-properties>
    </style:style>
    <style:style style:name="P759" style:parent-style-name="Textbody" style:family="paragraph">
      <style:paragraph-properties>
        <style:tab-stops>
          <style:tab-stop style:type="left" style:position="2.5729in"/>
        </style:tab-stops>
      </style:paragraph-properties>
    </style:style>
    <style:style style:name="P760" style:parent-style-name="Textbody" style:family="paragraph">
      <style:paragraph-properties>
        <style:tab-stops>
          <style:tab-stop style:type="left" style:position="2.5729in"/>
        </style:tab-stops>
      </style:paragraph-properties>
    </style:style>
    <style:style style:name="T761" style:parent-style-name="Car.predefinitoparagrafo" style:family="text">
      <style:text-properties fo:font-style="italic" style:font-style-asian="italic" style:font-style-complex="italic"/>
    </style:style>
    <style:style style:name="P762" style:parent-style-name="Textbody" style:family="paragraph">
      <style:paragraph-properties>
        <style:tab-stops>
          <style:tab-stop style:type="left" style:position="2.5729in"/>
        </style:tab-stops>
      </style:paragraph-properties>
    </style:style>
    <style:style style:name="P763"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764" style:parent-style-name="Textbody" style:family="paragraph">
      <style:paragraph-properties>
        <style:tab-stops>
          <style:tab-stop style:type="left" style:position="2.5729in"/>
        </style:tab-stops>
      </style:paragraph-properties>
    </style:style>
    <style:style style:name="P765" style:parent-style-name="Textbody" style:family="paragraph">
      <style:paragraph-properties>
        <style:tab-stops>
          <style:tab-stop style:type="left" style:position="2.5729in"/>
        </style:tab-stops>
      </style:paragraph-properties>
    </style:style>
    <style:style style:name="P766" style:parent-style-name="Textbody" style:family="paragraph">
      <style:paragraph-properties>
        <style:tab-stops>
          <style:tab-stop style:type="left" style:position="2.5729in"/>
        </style:tab-stops>
      </style:paragraph-properties>
    </style:style>
    <style:style style:name="P767" style:parent-style-name="Textbody" style:family="paragraph">
      <style:paragraph-properties>
        <style:tab-stops>
          <style:tab-stop style:type="left" style:position="2.5729in"/>
        </style:tab-stops>
      </style:paragraph-properties>
    </style:style>
    <style:style style:name="P768" style:parent-style-name="Textbody" style:family="paragraph">
      <style:paragraph-properties>
        <style:tab-stops>
          <style:tab-stop style:type="left" style:position="2.5729in"/>
        </style:tab-stops>
      </style:paragraph-properties>
    </style:style>
    <style:style style:name="P769" style:parent-style-name="Textbody" style:family="paragraph">
      <style:paragraph-properties>
        <style:tab-stops>
          <style:tab-stop style:type="left" style:position="2.5729in"/>
        </style:tab-stops>
      </style:paragraph-properties>
    </style:style>
    <style:style style:name="P770"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771" style:parent-style-name="Textbody" style:family="paragraph">
      <style:paragraph-properties>
        <style:tab-stops>
          <style:tab-stop style:type="left" style:position="2.5729in"/>
        </style:tab-stops>
      </style:paragraph-properties>
    </style:style>
    <style:style style:name="P772" style:parent-style-name="Textbody" style:family="paragraph">
      <style:paragraph-properties>
        <style:tab-stops>
          <style:tab-stop style:type="left" style:position="2.5729in"/>
        </style:tab-stops>
      </style:paragraph-properties>
    </style:style>
    <style:style style:name="P773" style:parent-style-name="Textbody" style:family="paragraph">
      <style:paragraph-properties>
        <style:tab-stops>
          <style:tab-stop style:type="left" style:position="2.5729in"/>
        </style:tab-stops>
      </style:paragraph-properties>
    </style:style>
    <style:style style:name="P774" style:parent-style-name="Textbody" style:family="paragraph">
      <style:paragraph-properties>
        <style:tab-stops>
          <style:tab-stop style:type="left" style:position="2.5729in"/>
        </style:tab-stops>
      </style:paragraph-properties>
    </style:style>
    <style:style style:name="P775" style:parent-style-name="Textbody" style:family="paragraph">
      <style:paragraph-properties>
        <style:tab-stops>
          <style:tab-stop style:type="left" style:position="2.5729in"/>
        </style:tab-stops>
      </style:paragraph-properties>
    </style:style>
    <style:style style:name="P776" style:parent-style-name="Textbody" style:family="paragraph">
      <style:paragraph-properties>
        <style:tab-stops>
          <style:tab-stop style:type="left" style:position="2.5729in"/>
        </style:tab-stops>
      </style:paragraph-properties>
    </style:style>
    <style:style style:name="P777" style:parent-style-name="Textbody" style:family="paragraph">
      <style:paragraph-properties>
        <style:tab-stops>
          <style:tab-stop style:type="left" style:position="2.5729in"/>
        </style:tab-stops>
      </style:paragraph-properties>
      <style:text-properties fo:language="en" fo:country="US"/>
    </style:style>
    <style:style style:name="P778" style:parent-style-name="Textbody" style:family="paragraph">
      <style:paragraph-properties>
        <style:tab-stops>
          <style:tab-stop style:type="left" style:position="2.5729in"/>
        </style:tab-stops>
      </style:paragraph-properties>
    </style:style>
    <style:style style:name="T779" style:parent-style-name="Car.predefinitoparagrafo" style:family="text">
      <style:text-properties fo:language="en" fo:country="US"/>
    </style:style>
    <style:style style:name="P780" style:parent-style-name="Textbody" style:family="paragraph">
      <style:paragraph-properties>
        <style:tab-stops>
          <style:tab-stop style:type="left" style:position="2.5729in"/>
        </style:tab-stops>
      </style:paragraph-properties>
      <style:text-properties fo:language="en" fo:country="US"/>
    </style:style>
    <style:style style:name="P781" style:parent-style-name="Textbody" style:family="paragraph">
      <style:paragraph-properties>
        <style:tab-stops>
          <style:tab-stop style:type="left" style:position="2.5729in"/>
        </style:tab-stops>
      </style:paragraph-properties>
    </style:style>
    <style:style style:name="P782" style:parent-style-name="Textbody" style:family="paragraph">
      <style:paragraph-properties>
        <style:tab-stops>
          <style:tab-stop style:type="left" style:position="2.5729in"/>
        </style:tab-stops>
      </style:paragraph-properties>
    </style:style>
    <style:style style:name="P783" style:parent-style-name="Textbody" style:family="paragraph">
      <style:paragraph-properties>
        <style:tab-stops>
          <style:tab-stop style:type="left" style:position="2.5729in"/>
        </style:tab-stops>
      </style:paragraph-properties>
    </style:style>
    <style:style style:name="P784"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785" style:parent-style-name="Textbody" style:family="paragraph">
      <style:paragraph-properties>
        <style:tab-stops>
          <style:tab-stop style:type="left" style:position="2.5729in"/>
        </style:tab-stops>
      </style:paragraph-properties>
    </style:style>
    <style:style style:name="P786" style:parent-style-name="Textbody" style:family="paragraph">
      <style:paragraph-properties>
        <style:tab-stops>
          <style:tab-stop style:type="left" style:position="2.5729in"/>
        </style:tab-stops>
      </style:paragraph-properties>
    </style:style>
    <style:style style:name="P787" style:parent-style-name="Textbody" style:family="paragraph">
      <style:paragraph-properties>
        <style:tab-stops>
          <style:tab-stop style:type="left" style:position="2.5729in"/>
        </style:tab-stops>
      </style:paragraph-properties>
    </style:style>
    <style:style style:name="P788" style:parent-style-name="Textbody" style:family="paragraph">
      <style:paragraph-properties>
        <style:tab-stops>
          <style:tab-stop style:type="left" style:position="2.5729in"/>
        </style:tab-stops>
      </style:paragraph-properties>
    </style:style>
    <style:style style:name="P789" style:parent-style-name="Textbody" style:family="paragraph">
      <style:paragraph-properties>
        <style:tab-stops>
          <style:tab-stop style:type="left" style:position="2.5729in"/>
        </style:tab-stops>
      </style:paragraph-properties>
    </style:style>
    <style:style style:name="P790" style:parent-style-name="Textbody" style:family="paragraph">
      <style:paragraph-properties>
        <style:tab-stops>
          <style:tab-stop style:type="left" style:position="2.5729in"/>
        </style:tab-stops>
      </style:paragraph-properties>
    </style:style>
    <style:style style:name="P791" style:parent-style-name="Textbody" style:family="paragraph">
      <style:paragraph-properties>
        <style:tab-stops>
          <style:tab-stop style:type="left" style:position="2.5729in"/>
        </style:tab-stops>
      </style:paragraph-properties>
    </style:style>
    <style:style style:name="P792" style:parent-style-name="Textbody" style:family="paragraph">
      <style:paragraph-properties>
        <style:tab-stops>
          <style:tab-stop style:type="left" style:position="2.5729in"/>
        </style:tab-stops>
      </style:paragraph-properties>
    </style:style>
    <style:style style:name="P793" style:parent-style-name="Textbody" style:family="paragraph">
      <style:paragraph-properties>
        <style:tab-stops>
          <style:tab-stop style:type="left" style:position="2.5729in"/>
        </style:tab-stops>
      </style:paragraph-properties>
      <style:text-properties fo:language="en" fo:country="US"/>
    </style:style>
    <style:style style:name="P794" style:parent-style-name="PreformattedText" style:family="paragraph">
      <style:text-properties fo:language="en" fo:country="US"/>
    </style:style>
    <style:style style:name="P795" style:parent-style-name="PreformattedText" style:family="paragraph">
      <style:text-properties fo:language="en" fo:country="US"/>
    </style:style>
    <style:style style:name="P796" style:parent-style-name="PreformattedText" style:family="paragraph">
      <style:paragraph-properties fo:margin-bottom="0.1965in"/>
      <style:text-properties fo:language="en" fo:country="US"/>
    </style:style>
    <style:style style:name="P797" style:parent-style-name="Textbody" style:family="paragraph">
      <style:paragraph-properties>
        <style:tab-stops>
          <style:tab-stop style:type="left" style:position="2.5729in"/>
        </style:tab-stops>
      </style:paragraph-properties>
      <style:text-properties fo:language="en" fo:country="US"/>
    </style:style>
    <style:style style:name="P798" style:parent-style-name="Textbody" style:family="paragraph">
      <style:paragraph-properties>
        <style:tab-stops>
          <style:tab-stop style:type="left" style:position="2.5729in"/>
        </style:tab-stops>
      </style:paragraph-properties>
    </style:style>
    <style:style style:name="P799" style:parent-style-name="Textbody" style:family="paragraph">
      <style:paragraph-properties>
        <style:tab-stops>
          <style:tab-stop style:type="left" style:position="2.5729in"/>
        </style:tab-stops>
      </style:paragraph-properties>
    </style:style>
    <style:style style:name="P800" style:parent-style-name="Textbody" style:family="paragraph">
      <style:paragraph-properties>
        <style:tab-stops>
          <style:tab-stop style:type="left" style:position="2.5729in"/>
        </style:tab-stops>
      </style:paragraph-properties>
    </style:style>
    <style:style style:name="P801" style:parent-style-name="Textbody" style:family="paragraph">
      <style:paragraph-properties>
        <style:tab-stops>
          <style:tab-stop style:type="left" style:position="2.5729in"/>
        </style:tab-stops>
      </style:paragraph-properties>
    </style:style>
    <style:style style:name="P802"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803" style:parent-style-name="Textbody" style:family="paragraph">
      <style:paragraph-properties>
        <style:tab-stops>
          <style:tab-stop style:type="left" style:position="2.5729in"/>
        </style:tab-stops>
      </style:paragraph-properties>
    </style:style>
    <style:style style:name="P804"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805" style:parent-style-name="Textbody" style:family="paragraph">
      <style:paragraph-properties>
        <style:tab-stops>
          <style:tab-stop style:type="left" style:position="2.5729in"/>
        </style:tab-stops>
      </style:paragraph-properties>
    </style:style>
    <style:style style:name="P806" style:parent-style-name="Textbody" style:family="paragraph">
      <style:paragraph-properties>
        <style:tab-stops>
          <style:tab-stop style:type="left" style:position="2.5729in"/>
        </style:tab-stops>
      </style:paragraph-properties>
    </style:style>
    <style:style style:name="P807" style:parent-style-name="Textbody" style:family="paragraph">
      <style:paragraph-properties>
        <style:tab-stops>
          <style:tab-stop style:type="left" style:position="2.5729in"/>
        </style:tab-stops>
      </style:paragraph-properties>
    </style:style>
    <style:style style:name="P808" style:parent-style-name="Textbody" style:family="paragraph">
      <style:paragraph-properties>
        <style:tab-stops>
          <style:tab-stop style:type="left" style:position="2.5729in"/>
        </style:tab-stops>
      </style:paragraph-properties>
    </style:style>
    <style:style style:name="P809"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810"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811" style:parent-style-name="Textbody" style:family="paragraph">
      <style:paragraph-properties>
        <style:tab-stops>
          <style:tab-stop style:type="left" style:position="2.5729in"/>
        </style:tab-stops>
      </style:paragraph-properties>
    </style:style>
    <style:style style:name="P812" style:parent-style-name="Textbody" style:family="paragraph">
      <style:paragraph-properties>
        <style:tab-stops>
          <style:tab-stop style:type="left" style:position="2.5729in"/>
        </style:tab-stops>
      </style:paragraph-properties>
    </style:style>
    <style:style style:name="P813" style:parent-style-name="Textbody" style:family="paragraph">
      <style:paragraph-properties>
        <style:tab-stops>
          <style:tab-stop style:type="left" style:position="2.5729in"/>
        </style:tab-stops>
      </style:paragraph-properties>
    </style:style>
    <style:style style:name="P814" style:parent-style-name="Textbody" style:family="paragraph">
      <style:paragraph-properties>
        <style:tab-stops>
          <style:tab-stop style:type="left" style:position="2.5729in"/>
        </style:tab-stops>
      </style:paragraph-properties>
    </style:style>
    <style:style style:name="P815" style:parent-style-name="Textbody" style:family="paragraph">
      <style:paragraph-properties>
        <style:tab-stops>
          <style:tab-stop style:type="left" style:position="2.5729in"/>
        </style:tab-stops>
      </style:paragraph-properties>
    </style:style>
    <style:style style:name="P816" style:parent-style-name="Textbody" style:family="paragraph">
      <style:paragraph-properties>
        <style:tab-stops>
          <style:tab-stop style:type="left" style:position="2.5729in"/>
        </style:tab-stops>
      </style:paragraph-properties>
    </style:style>
    <style:style style:name="P817"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818" style:parent-style-name="Textbody" style:family="paragraph">
      <style:paragraph-properties>
        <style:tab-stops>
          <style:tab-stop style:type="left" style:position="2.5729in"/>
        </style:tab-stops>
      </style:paragraph-properties>
    </style:style>
    <style:style style:name="P819"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820" style:parent-style-name="Textbody" style:family="paragraph">
      <style:paragraph-properties>
        <style:tab-stops>
          <style:tab-stop style:type="left" style:position="2.5729in"/>
        </style:tab-stops>
      </style:paragraph-properties>
    </style:style>
    <style:style style:name="T821" style:parent-style-name="Car.predefinitoparagrafo" style:family="text">
      <style:text-properties fo:font-weight="bold" style:font-weight-asian="bold" style:font-weight-complex="bold"/>
    </style:style>
    <style:style style:name="P822" style:parent-style-name="Textbody" style:family="paragraph">
      <style:paragraph-properties>
        <style:tab-stops>
          <style:tab-stop style:type="left" style:position="2.5729in"/>
        </style:tab-stops>
      </style:paragraph-properties>
    </style:style>
    <style:style style:name="P823" style:parent-style-name="Textbody" style:family="paragraph">
      <style:paragraph-properties>
        <style:tab-stops>
          <style:tab-stop style:type="left" style:position="2.5729in"/>
        </style:tab-stops>
      </style:paragraph-properties>
    </style:style>
    <style:style style:name="P824" style:parent-style-name="Textbody" style:family="paragraph">
      <style:paragraph-properties>
        <style:tab-stops>
          <style:tab-stop style:type="left" style:position="2.5729in"/>
        </style:tab-stops>
      </style:paragraph-properties>
    </style:style>
    <style:style style:name="P825" style:parent-style-name="Textbody" style:family="paragraph">
      <style:paragraph-properties>
        <style:tab-stops>
          <style:tab-stop style:type="left" style:position="2.5729in"/>
        </style:tab-stops>
      </style:paragraph-properties>
    </style:style>
    <style:style style:name="P826" style:parent-style-name="Textbody" style:family="paragraph">
      <style:paragraph-properties>
        <style:tab-stops>
          <style:tab-stop style:type="left" style:position="2.5729in"/>
        </style:tab-stops>
      </style:paragraph-properties>
    </style:style>
    <style:style style:name="P827" style:parent-style-name="Textbody" style:family="paragraph">
      <style:paragraph-properties>
        <style:tab-stops>
          <style:tab-stop style:type="left" style:position="2.5729in"/>
        </style:tab-stops>
      </style:paragraph-properties>
    </style:style>
    <style:style style:name="P828" style:parent-style-name="Textbody" style:family="paragraph">
      <style:paragraph-properties>
        <style:tab-stops>
          <style:tab-stop style:type="left" style:position="2.5729in"/>
        </style:tab-stops>
      </style:paragraph-properties>
    </style:style>
    <style:style style:name="T829" style:parent-style-name="Car.predefinitoparagrafo" style:family="text">
      <style:text-properties fo:font-size="9pt" style:font-size-asian="9pt" style:font-size-complex="9pt" fo:language="en" fo:country="US"/>
    </style:style>
    <style:style style:name="P830" style:parent-style-name="Standard" style:family="paragraph">
      <style:text-properties fo:font-size="9pt" style:font-size-asian="9pt" style:font-size-complex="9pt" fo:language="en" fo:country="US"/>
    </style:style>
    <style:style style:name="P831" style:parent-style-name="Standard" style:family="paragraph">
      <style:text-properties fo:font-size="9pt" style:font-size-asian="9pt" style:font-size-complex="9pt" fo:language="en" fo:country="US"/>
    </style:style>
    <style:style style:name="P832" style:parent-style-name="Standard" style:family="paragraph">
      <style:text-properties fo:font-size="9pt" style:font-size-asian="9pt" style:font-size-complex="9pt" fo:language="en" fo:country="US"/>
    </style:style>
    <style:style style:name="P833" style:parent-style-name="Standard" style:family="paragraph">
      <style:text-properties fo:font-size="9pt" style:font-size-asian="9pt" style:font-size-complex="9pt" fo:language="en" fo:country="US"/>
    </style:style>
    <style:style style:name="P834" style:parent-style-name="Standard" style:family="paragraph">
      <style:text-properties fo:font-size="9pt" style:font-size-asian="9pt" style:font-size-complex="9pt" fo:language="en" fo:country="US"/>
    </style:style>
    <style:style style:name="P835" style:parent-style-name="Standard" style:family="paragraph">
      <style:text-properties fo:font-size="9pt" style:font-size-asian="9pt" style:font-size-complex="9pt" fo:language="en" fo:country="US"/>
    </style:style>
    <style:style style:name="P836" style:parent-style-name="Standard" style:family="paragraph">
      <style:text-properties fo:font-size="9pt" style:font-size-asian="9pt" style:font-size-complex="9pt" fo:language="en" fo:country="US"/>
    </style:style>
    <style:style style:name="P837" style:parent-style-name="Standard" style:family="paragraph">
      <style:text-properties fo:font-size="9pt" style:font-size-asian="9pt" style:font-size-complex="9pt" fo:language="en" fo:country="US"/>
    </style:style>
    <style:style style:name="P838" style:parent-style-name="Standard" style:family="paragraph">
      <style:text-properties fo:font-size="9pt" style:font-size-asian="9pt" style:font-size-complex="9pt" fo:language="en" fo:country="US"/>
    </style:style>
    <style:style style:name="P839" style:parent-style-name="Standard" style:family="paragraph">
      <style:text-properties fo:font-size="9pt" style:font-size-asian="9pt" style:font-size-complex="9pt" fo:language="en" fo:country="US"/>
    </style:style>
    <style:style style:name="P840" style:parent-style-name="Standard" style:family="paragraph">
      <style:text-properties fo:font-size="9pt" style:font-size-asian="9pt" style:font-size-complex="9pt" fo:language="en" fo:country="US"/>
    </style:style>
    <style:style style:name="P841" style:parent-style-name="Standard" style:family="paragraph">
      <style:text-properties fo:font-size="9pt" style:font-size-asian="9pt" style:font-size-complex="9pt" fo:language="en" fo:country="US"/>
    </style:style>
    <style:style style:name="P842" style:parent-style-name="Standard" style:family="paragraph">
      <style:text-properties fo:font-size="9pt" style:font-size-asian="9pt" style:font-size-complex="9pt" fo:language="en" fo:country="US"/>
    </style:style>
    <style:style style:name="P843" style:parent-style-name="Standard" style:family="paragraph">
      <style:text-properties fo:font-size="9pt" style:font-size-asian="9pt" style:font-size-complex="9pt" fo:language="en" fo:country="US"/>
    </style:style>
    <style:style style:name="P844" style:parent-style-name="Standard" style:family="paragraph">
      <style:text-properties fo:font-size="9pt" style:font-size-asian="9pt" style:font-size-complex="9pt" fo:language="en" fo:country="US"/>
    </style:style>
    <style:style style:name="P845" style:parent-style-name="Standard" style:family="paragraph">
      <style:text-properties fo:font-size="9pt" style:font-size-asian="9pt" style:font-size-complex="9pt" fo:language="en" fo:country="US"/>
    </style:style>
    <style:style style:name="P846" style:parent-style-name="Standard" style:family="paragraph">
      <style:text-properties fo:font-size="9pt" style:font-size-asian="9pt" style:font-size-complex="9pt" fo:language="en" fo:country="US"/>
    </style:style>
    <style:style style:name="P847" style:parent-style-name="Standard" style:family="paragraph">
      <style:text-properties fo:font-size="9pt" style:font-size-asian="9pt" style:font-size-complex="9pt" fo:language="en" fo:country="US"/>
    </style:style>
    <style:style style:name="P848" style:parent-style-name="Standard" style:family="paragraph">
      <style:text-properties fo:font-size="9pt" style:font-size-asian="9pt" style:font-size-complex="9pt" fo:language="en" fo:country="US"/>
    </style:style>
    <style:style style:name="P849" style:parent-style-name="Standard" style:family="paragraph">
      <style:text-properties fo:font-size="9pt" style:font-size-asian="9pt" style:font-size-complex="9pt" fo:language="en" fo:country="US"/>
    </style:style>
    <style:style style:name="P850" style:parent-style-name="Standard" style:family="paragraph">
      <style:text-properties fo:font-size="9pt" style:font-size-asian="9pt" style:font-size-complex="9pt" fo:language="en" fo:country="US"/>
    </style:style>
    <style:style style:name="P851" style:parent-style-name="Standard" style:family="paragraph">
      <style:text-properties fo:font-size="9pt" style:font-size-asian="9pt" style:font-size-complex="9pt" fo:language="en" fo:country="US"/>
    </style:style>
    <style:style style:name="P852" style:parent-style-name="Standard" style:family="paragraph">
      <style:text-properties fo:font-size="9pt" style:font-size-asian="9pt" style:font-size-complex="9pt" fo:language="en" fo:country="US"/>
    </style:style>
    <style:style style:name="P853" style:parent-style-name="Standard" style:family="paragraph">
      <style:text-properties fo:font-size="9pt" style:font-size-asian="9pt" style:font-size-complex="9pt" fo:language="en" fo:country="US"/>
    </style:style>
    <style:style style:name="P854" style:parent-style-name="Standard" style:family="paragraph">
      <style:text-properties fo:font-size="9pt" style:font-size-asian="9pt" style:font-size-complex="9pt" fo:language="en" fo:country="US"/>
    </style:style>
    <style:style style:name="P855" style:parent-style-name="Standard" style:family="paragraph">
      <style:text-properties fo:font-size="9pt" style:font-size-asian="9pt" style:font-size-complex="9pt" fo:language="en" fo:country="US"/>
    </style:style>
    <style:style style:name="P856" style:parent-style-name="Standard" style:family="paragraph">
      <style:text-properties fo:font-size="9pt" style:font-size-asian="9pt" style:font-size-complex="9pt" fo:language="en" fo:country="US"/>
    </style:style>
    <style:style style:name="P857" style:parent-style-name="Standard" style:family="paragraph">
      <style:text-properties fo:font-size="9pt" style:font-size-asian="9pt" style:font-size-complex="9pt" fo:language="en" fo:country="US"/>
    </style:style>
    <style:style style:name="P858" style:parent-style-name="Standard" style:family="paragraph">
      <style:text-properties fo:font-size="9pt" style:font-size-asian="9pt" style:font-size-complex="9pt" fo:language="en" fo:country="US"/>
    </style:style>
    <style:style style:name="P859" style:parent-style-name="Standard" style:family="paragraph">
      <style:text-properties fo:font-size="9pt" style:font-size-asian="9pt" style:font-size-complex="9pt" fo:language="en" fo:country="US"/>
    </style:style>
    <style:style style:name="P860" style:parent-style-name="Standard" style:family="paragraph">
      <style:text-properties fo:font-size="9pt" style:font-size-asian="9pt" style:font-size-complex="9pt" fo:language="en" fo:country="US"/>
    </style:style>
    <style:style style:name="P861" style:parent-style-name="Standard" style:family="paragraph">
      <style:text-properties fo:font-size="9pt" style:font-size-asian="9pt" style:font-size-complex="9pt" fo:language="en" fo:country="US"/>
    </style:style>
    <style:style style:name="P862" style:parent-style-name="Standard" style:family="paragraph">
      <style:text-properties fo:font-size="9pt" style:font-size-asian="9pt" style:font-size-complex="9pt" fo:language="en" fo:country="US"/>
    </style:style>
    <style:style style:name="P863" style:parent-style-name="Standard" style:family="paragraph">
      <style:text-properties fo:font-size="9pt" style:font-size-asian="9pt" style:font-size-complex="9pt" fo:language="en" fo:country="US"/>
    </style:style>
    <style:style style:name="P864" style:parent-style-name="Standard" style:family="paragraph">
      <style:text-properties fo:font-size="9pt" style:font-size-asian="9pt" style:font-size-complex="9pt" fo:language="en" fo:country="US"/>
    </style:style>
    <style:style style:name="P865" style:parent-style-name="Standard" style:family="paragraph">
      <style:text-properties fo:font-size="9pt" style:font-size-asian="9pt" style:font-size-complex="9pt" fo:language="en" fo:country="US"/>
    </style:style>
    <style:style style:name="P866" style:parent-style-name="Standard" style:family="paragraph">
      <style:text-properties fo:font-size="9pt" style:font-size-asian="9pt" style:font-size-complex="9pt" fo:language="en" fo:country="US"/>
    </style:style>
    <style:style style:name="P867" style:parent-style-name="Standard" style:family="paragraph">
      <style:text-properties fo:font-size="9pt" style:font-size-asian="9pt" style:font-size-complex="9pt" fo:language="en" fo:country="US"/>
    </style:style>
    <style:style style:name="P868" style:parent-style-name="Standard" style:family="paragraph">
      <style:text-properties fo:font-size="9pt" style:font-size-asian="9pt" style:font-size-complex="9pt" fo:language="en" fo:country="US"/>
    </style:style>
    <style:style style:name="P869" style:parent-style-name="Standard" style:family="paragraph">
      <style:text-properties fo:font-size="9pt" style:font-size-asian="9pt" style:font-size-complex="9pt" fo:language="en" fo:country="US"/>
    </style:style>
    <style:style style:name="P870" style:parent-style-name="Standard" style:family="paragraph">
      <style:text-properties fo:font-size="9pt" style:font-size-asian="9pt" style:font-size-complex="9pt" fo:language="en" fo:country="US"/>
    </style:style>
    <style:style style:name="P871" style:parent-style-name="Standard" style:family="paragraph">
      <style:text-properties fo:font-size="9pt" style:font-size-asian="9pt" style:font-size-complex="9pt" fo:language="en" fo:country="US"/>
    </style:style>
    <style:style style:name="P872" style:parent-style-name="Standard" style:family="paragraph">
      <style:text-properties fo:font-size="9pt" style:font-size-asian="9pt" style:font-size-complex="9pt" fo:language="en" fo:country="US"/>
    </style:style>
    <style:style style:name="P873" style:parent-style-name="Standard" style:family="paragraph">
      <style:text-properties fo:font-size="9pt" style:font-size-asian="9pt" style:font-size-complex="9pt" fo:language="en" fo:country="US"/>
    </style:style>
    <style:style style:name="P874" style:parent-style-name="Standard" style:family="paragraph">
      <style:text-properties fo:font-size="9pt" style:font-size-asian="9pt" style:font-size-complex="9pt" fo:language="en" fo:country="US"/>
    </style:style>
    <style:style style:name="P875" style:parent-style-name="Standard" style:family="paragraph">
      <style:text-properties fo:font-size="9pt" style:font-size-asian="9pt" style:font-size-complex="9pt" fo:language="en" fo:country="US"/>
    </style:style>
    <style:style style:name="P876" style:parent-style-name="Standard" style:family="paragraph">
      <style:text-properties fo:font-size="9pt" style:font-size-asian="9pt" style:font-size-complex="9pt" fo:language="en" fo:country="US"/>
    </style:style>
    <style:style style:name="P877" style:parent-style-name="Standard" style:family="paragraph">
      <style:text-properties fo:font-size="9pt" style:font-size-asian="9pt" style:font-size-complex="9pt" fo:language="en" fo:country="US"/>
    </style:style>
    <style:style style:name="P878" style:parent-style-name="Standard" style:family="paragraph">
      <style:text-properties fo:font-size="9pt" style:font-size-asian="9pt" style:font-size-complex="9pt" fo:language="en" fo:country="US"/>
    </style:style>
    <style:style style:name="P879" style:parent-style-name="Standard" style:family="paragraph">
      <style:text-properties fo:font-size="9pt" style:font-size-asian="9pt" style:font-size-complex="9pt" fo:language="en" fo:country="US"/>
    </style:style>
    <style:style style:name="P880" style:parent-style-name="Standard" style:family="paragraph">
      <style:text-properties fo:font-size="9pt" style:font-size-asian="9pt" style:font-size-complex="9pt" fo:language="en" fo:country="US"/>
    </style:style>
    <style:style style:name="P881" style:parent-style-name="Standard" style:family="paragraph">
      <style:text-properties fo:font-size="9pt" style:font-size-asian="9pt" style:font-size-complex="9pt" fo:language="en" fo:country="US"/>
    </style:style>
    <style:style style:name="P882" style:parent-style-name="Standard" style:family="paragraph">
      <style:text-properties fo:font-size="9pt" style:font-size-asian="9pt" style:font-size-complex="9pt" fo:language="en" fo:country="US"/>
    </style:style>
    <style:style style:name="P883" style:parent-style-name="Standard" style:family="paragraph">
      <style:text-properties fo:font-size="9pt" style:font-size-asian="9pt" style:font-size-complex="9pt" fo:language="en" fo:country="US"/>
    </style:style>
    <style:style style:name="P884" style:parent-style-name="Standard" style:family="paragraph">
      <style:text-properties fo:font-size="9pt" style:font-size-asian="9pt" style:font-size-complex="9pt" fo:language="en" fo:country="US"/>
    </style:style>
    <style:style style:name="P885" style:parent-style-name="Standard" style:family="paragraph">
      <style:text-properties fo:font-size="9pt" style:font-size-asian="9pt" style:font-size-complex="9pt" fo:language="en" fo:country="US"/>
    </style:style>
    <style:style style:name="P886" style:parent-style-name="Standard" style:family="paragraph">
      <style:text-properties fo:font-size="9pt" style:font-size-asian="9pt" style:font-size-complex="9pt" fo:language="en" fo:country="US"/>
    </style:style>
    <style:style style:name="P887" style:parent-style-name="Standard" style:family="paragraph">
      <style:text-properties fo:font-size="9pt" style:font-size-asian="9pt" style:font-size-complex="9pt" fo:language="en" fo:country="US"/>
    </style:style>
    <style:style style:name="P888" style:parent-style-name="Standard" style:family="paragraph">
      <style:paragraph-properties>
        <style:tab-stops>
          <style:tab-stop style:type="left" style:position="2.5729in"/>
        </style:tab-stops>
      </style:paragraph-properties>
    </style:style>
    <style:style style:name="T889" style:parent-style-name="Car.predefinitoparagrafo" style:family="text">
      <style:text-properties fo:font-size="9pt" style:font-size-asian="9pt" style:font-size-complex="9pt" fo:language="en" fo:country="US"/>
    </style:style>
    <style:style style:name="T890" style:parent-style-name="Car.predefinitoparagrafo" style:family="text">
      <style:text-properties fo:language="en" fo:country="US"/>
    </style:style>
    <style:style style:name="P891" style:parent-style-name="Textbody" style:family="paragraph">
      <style:paragraph-properties>
        <style:tab-stops>
          <style:tab-stop style:type="left" style:position="2.5729in"/>
        </style:tab-stops>
      </style:paragraph-properties>
      <style:text-properties fo:language="en" fo:country="US"/>
    </style:style>
    <style:style style:name="P892" style:parent-style-name="Textbody" style:family="paragraph">
      <style:paragraph-properties>
        <style:tab-stops>
          <style:tab-stop style:type="left" style:position="2.5729in"/>
        </style:tab-stops>
      </style:paragraph-properties>
    </style:style>
    <style:style style:name="P893" style:parent-style-name="Textbody" style:family="paragraph">
      <style:paragraph-properties>
        <style:tab-stops>
          <style:tab-stop style:type="left" style:position="2.5729in"/>
        </style:tab-stops>
      </style:paragraph-properties>
    </style:style>
    <style:style style:name="T894" style:parent-style-name="Car.predefinitoparagrafo" style:family="text">
      <style:text-properties fo:font-size="9pt" style:font-size-asian="9pt" style:font-size-complex="9pt" fo:language="en" fo:country="US"/>
    </style:style>
    <style:style style:name="P895"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896"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897"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898"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899"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900"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901"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902"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903"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904"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905"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906"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907" style:parent-style-name="Textbody" style:family="paragraph">
      <style:paragraph-properties>
        <style:tab-stops>
          <style:tab-stop style:type="left" style:position="2.5729in"/>
        </style:tab-stops>
      </style:paragraph-properties>
      <style:text-properties fo:language="en" fo:country="US"/>
    </style:style>
    <style:style style:name="P908"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909" style:parent-style-name="Textbody" style:family="paragraph">
      <style:paragraph-properties>
        <style:tab-stops>
          <style:tab-stop style:type="left" style:position="2.5729in"/>
        </style:tab-stops>
      </style:paragraph-properties>
    </style:style>
    <style:style style:name="P910" style:parent-style-name="Textbody" style:family="paragraph">
      <style:paragraph-properties>
        <style:tab-stops>
          <style:tab-stop style:type="left" style:position="2.5729in"/>
        </style:tab-stops>
      </style:paragraph-properties>
    </style:style>
    <style:style style:name="P911" style:parent-style-name="Textbody" style:family="paragraph">
      <style:paragraph-properties>
        <style:tab-stops>
          <style:tab-stop style:type="left" style:position="2.5729in"/>
        </style:tab-stops>
      </style:paragraph-properties>
    </style:style>
    <style:style style:name="P912" style:parent-style-name="Textbody" style:family="paragraph">
      <style:paragraph-properties>
        <style:tab-stops>
          <style:tab-stop style:type="left" style:position="2.5729in"/>
        </style:tab-stops>
      </style:paragraph-properties>
    </style:style>
    <style:style style:name="P913" style:parent-style-name="Textbody" style:family="paragraph">
      <style:paragraph-properties>
        <style:tab-stops>
          <style:tab-stop style:type="left" style:position="2.5729in"/>
        </style:tab-stops>
      </style:paragraph-properties>
    </style:style>
    <style:style style:name="P914" style:parent-style-name="Textbody" style:family="paragraph">
      <style:paragraph-properties>
        <style:tab-stops>
          <style:tab-stop style:type="left" style:position="2.5729in"/>
        </style:tab-stops>
      </style:paragraph-properties>
    </style:style>
    <style:style style:name="P915" style:parent-style-name="Textbody" style:family="paragraph">
      <style:paragraph-properties>
        <style:tab-stops>
          <style:tab-stop style:type="left" style:position="2.5729in"/>
        </style:tab-stops>
      </style:paragraph-properties>
    </style:style>
    <style:style style:name="P916" style:parent-style-name="Textbody" style:family="paragraph">
      <style:paragraph-properties>
        <style:tab-stops>
          <style:tab-stop style:type="left" style:position="2.5729in"/>
        </style:tab-stops>
      </style:paragraph-properties>
    </style:style>
    <style:style style:name="P917" style:parent-style-name="Textbody" style:family="paragraph">
      <style:paragraph-properties>
        <style:tab-stops>
          <style:tab-stop style:type="left" style:position="2.5729in"/>
        </style:tab-stops>
      </style:paragraph-properties>
    </style:style>
    <style:style style:name="P918" style:parent-style-name="Textbody" style:family="paragraph">
      <style:paragraph-properties>
        <style:tab-stops>
          <style:tab-stop style:type="left" style:position="2.5729in"/>
        </style:tab-stops>
      </style:paragraph-properties>
    </style:style>
    <style:style style:name="P919" style:parent-style-name="Textbody" style:family="paragraph">
      <style:paragraph-properties>
        <style:tab-stops>
          <style:tab-stop style:type="left" style:position="2.5729in"/>
        </style:tab-stops>
      </style:paragraph-properties>
    </style:style>
    <style:style style:name="P920" style:parent-style-name="Textbody" style:family="paragraph">
      <style:paragraph-properties>
        <style:tab-stops>
          <style:tab-stop style:type="left" style:position="2.5729in"/>
        </style:tab-stops>
      </style:paragraph-properties>
    </style:style>
    <style:style style:name="P921"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922" style:parent-style-name="Textbody" style:family="paragraph">
      <style:paragraph-properties>
        <style:tab-stops>
          <style:tab-stop style:type="left" style:position="2.5729in"/>
        </style:tab-stops>
      </style:paragraph-properties>
    </style:style>
    <style:style style:name="P923" style:parent-style-name="Textbody" style:family="paragraph">
      <style:paragraph-properties>
        <style:tab-stops>
          <style:tab-stop style:type="left" style:position="2.5729in"/>
        </style:tab-stops>
      </style:paragraph-properties>
    </style:style>
    <style:style style:name="P924"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925"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926" style:parent-style-name="Textbody" style:family="paragraph">
      <style:paragraph-properties>
        <style:tab-stops>
          <style:tab-stop style:type="left" style:position="2.5729in"/>
        </style:tab-stops>
      </style:paragraph-properties>
    </style:style>
    <style:style style:name="P927" style:parent-style-name="Textbody" style:family="paragraph">
      <style:paragraph-properties>
        <style:tab-stops>
          <style:tab-stop style:type="left" style:position="2.5729in"/>
        </style:tab-stops>
      </style:paragraph-properties>
    </style:style>
    <style:style style:name="P928" style:parent-style-name="Textbody" style:family="paragraph">
      <style:paragraph-properties>
        <style:tab-stops>
          <style:tab-stop style:type="left" style:position="2.5729in"/>
        </style:tab-stops>
      </style:paragraph-properties>
    </style:style>
    <style:style style:name="P929"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930" style:parent-style-name="Textbody" style:family="paragraph">
      <style:paragraph-properties>
        <style:tab-stops>
          <style:tab-stop style:type="left" style:position="2.5729in"/>
        </style:tab-stops>
      </style:paragraph-properties>
    </style:style>
    <style:style style:name="P931" style:parent-style-name="Textbody" style:family="paragraph">
      <style:paragraph-properties>
        <style:tab-stops>
          <style:tab-stop style:type="left" style:position="2.5729in"/>
        </style:tab-stops>
      </style:paragraph-properties>
    </style:style>
    <style:style style:name="P932" style:parent-style-name="Textbody" style:family="paragraph">
      <style:paragraph-properties>
        <style:tab-stops>
          <style:tab-stop style:type="left" style:position="2.5729in"/>
        </style:tab-stops>
      </style:paragraph-properties>
    </style:style>
    <style:style style:name="P933" style:parent-style-name="Textbody" style:family="paragraph">
      <style:paragraph-properties>
        <style:tab-stops>
          <style:tab-stop style:type="left" style:position="2.5729in"/>
        </style:tab-stops>
      </style:paragraph-properties>
      <style:text-properties fo:font-style="italic" style:font-style-asian="italic" style:font-style-complex="italic"/>
    </style:style>
    <style:style style:name="P934"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35"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36"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37"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38"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39"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40"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41"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42"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43"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44"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45"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46"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47"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48"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49"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50"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51"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52"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53"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54"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55"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56"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57"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58"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59"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60"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61"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62"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963" style:parent-style-name="Textbody" style:family="paragraph">
      <style:paragraph-properties>
        <style:tab-stops>
          <style:tab-stop style:type="left" style:position="2.5729in"/>
        </style:tab-stops>
      </style:paragraph-properties>
    </style:style>
    <style:style style:name="P964" style:parent-style-name="Textbody" style:family="paragraph">
      <style:paragraph-properties>
        <style:tab-stops>
          <style:tab-stop style:type="left" style:position="2.5729in"/>
        </style:tab-stops>
      </style:paragraph-properties>
    </style:style>
    <style:style style:name="P965" style:parent-style-name="Textbody" style:family="paragraph">
      <style:paragraph-properties>
        <style:tab-stops>
          <style:tab-stop style:type="left" style:position="2.5729in"/>
        </style:tab-stops>
      </style:paragraph-properties>
    </style:style>
    <style:style style:name="P966"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967" style:parent-style-name="Textbody" style:family="paragraph">
      <style:paragraph-properties>
        <style:tab-stops>
          <style:tab-stop style:type="left" style:position="2.5729in"/>
        </style:tab-stops>
      </style:paragraph-properties>
    </style:style>
    <style:style style:name="P968" style:parent-style-name="Textbody" style:family="paragraph">
      <style:paragraph-properties>
        <style:tab-stops>
          <style:tab-stop style:type="left" style:position="2.5729in"/>
        </style:tab-stops>
      </style:paragraph-properties>
    </style:style>
    <style:style style:name="P969" style:parent-style-name="Textbody" style:family="paragraph">
      <style:paragraph-properties>
        <style:tab-stops>
          <style:tab-stop style:type="left" style:position="2.5729in"/>
        </style:tab-stops>
      </style:paragraph-properties>
    </style:style>
    <style:style style:name="P970" style:parent-style-name="Textbody" style:family="paragraph">
      <style:paragraph-properties>
        <style:tab-stops>
          <style:tab-stop style:type="left" style:position="2.5729in"/>
        </style:tab-stops>
      </style:paragraph-properties>
    </style:style>
    <style:style style:name="P971"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972" style:parent-style-name="Textbody" style:family="paragraph">
      <style:paragraph-properties>
        <style:tab-stops>
          <style:tab-stop style:type="left" style:position="2.5729in"/>
        </style:tab-stops>
      </style:paragraph-properties>
      <style:text-properties fo:font-size="11pt" style:font-size-asian="11pt" style:font-size-complex="11pt"/>
    </style:style>
    <style:style style:name="P973" style:parent-style-name="Textbody" style:family="paragraph">
      <style:paragraph-properties>
        <style:tab-stops>
          <style:tab-stop style:type="left" style:position="2.5729in"/>
        </style:tab-stops>
      </style:paragraph-properties>
      <style:text-properties fo:font-size="11pt" style:font-size-asian="11pt" style:font-size-complex="11pt"/>
    </style:style>
    <style:style style:name="P974" style:parent-style-name="Textbody" style:family="paragraph">
      <style:paragraph-properties>
        <style:tab-stops>
          <style:tab-stop style:type="left" style:position="2.5729in"/>
        </style:tab-stops>
      </style:paragraph-properties>
      <style:text-properties fo:font-size="11pt" style:font-size-asian="11pt" style:font-size-complex="11pt"/>
    </style:style>
    <style:style style:name="P975" style:parent-style-name="Textbody" style:family="paragraph">
      <style:paragraph-properties>
        <style:tab-stops>
          <style:tab-stop style:type="left" style:position="2.5729in"/>
        </style:tab-stops>
      </style:paragraph-properties>
      <style:text-properties fo:font-size="11pt" style:font-size-asian="11pt" style:font-size-complex="11pt"/>
    </style:style>
    <style:style style:name="P976" style:parent-style-name="Textbody" style:family="paragraph">
      <style:paragraph-properties>
        <style:tab-stops>
          <style:tab-stop style:type="left" style:position="2.5729in"/>
        </style:tab-stops>
      </style:paragraph-properties>
      <style:text-properties fo:font-size="11pt" style:font-size-asian="11pt" style:font-size-complex="11pt"/>
    </style:style>
    <style:style style:name="P977" style:parent-style-name="Textbody" style:family="paragraph">
      <style:paragraph-properties>
        <style:tab-stops>
          <style:tab-stop style:type="left" style:position="2.5729in"/>
        </style:tab-stops>
      </style:paragraph-properties>
      <style:text-properties fo:font-size="11pt" style:font-size-asian="11pt" style:font-size-complex="11pt"/>
    </style:style>
    <style:style style:name="P978" style:parent-style-name="Textbody" style:family="paragraph">
      <style:paragraph-properties>
        <style:tab-stops>
          <style:tab-stop style:type="left" style:position="2.5729in"/>
        </style:tab-stops>
      </style:paragraph-properties>
      <style:text-properties fo:font-size="11pt" style:font-size-asian="11pt" style:font-size-complex="11pt"/>
    </style:style>
    <style:style style:name="P979" style:parent-style-name="Textbody" style:family="paragraph">
      <style:paragraph-properties>
        <style:tab-stops>
          <style:tab-stop style:type="left" style:position="2.5729in"/>
        </style:tab-stops>
      </style:paragraph-properties>
      <style:text-properties fo:font-size="11pt" style:font-size-asian="11pt" style:font-size-complex="11pt"/>
    </style:style>
    <style:style style:name="P980" style:parent-style-name="Textbody" style:family="paragraph">
      <style:paragraph-properties>
        <style:tab-stops>
          <style:tab-stop style:type="left" style:position="2.5729in"/>
        </style:tab-stops>
      </style:paragraph-properties>
      <style:text-properties fo:font-size="11pt" style:font-size-asian="11pt" style:font-size-complex="11pt"/>
    </style:style>
    <style:style style:name="P981" style:parent-style-name="Textbody" style:family="paragraph">
      <style:paragraph-properties>
        <style:tab-stops>
          <style:tab-stop style:type="left" style:position="2.5729in"/>
        </style:tab-stops>
      </style:paragraph-properties>
      <style:text-properties fo:font-size="11pt" style:font-size-asian="11pt" style:font-size-complex="11pt"/>
    </style:style>
    <style:style style:name="P982" style:parent-style-name="Textbody" style:family="paragraph">
      <style:paragraph-properties>
        <style:tab-stops>
          <style:tab-stop style:type="left" style:position="2.5729in"/>
        </style:tab-stops>
      </style:paragraph-properties>
      <style:text-properties fo:font-size="11pt" style:font-size-asian="11pt" style:font-size-complex="11pt"/>
    </style:style>
    <style:style style:name="P983" style:parent-style-name="Textbody" style:family="paragraph">
      <style:paragraph-properties>
        <style:tab-stops>
          <style:tab-stop style:type="left" style:position="2.5729in"/>
        </style:tab-stops>
      </style:paragraph-properties>
      <style:text-properties fo:font-size="11pt" style:font-size-asian="11pt" style:font-size-complex="11pt"/>
    </style:style>
    <style:style style:name="P984" style:parent-style-name="Textbody" style:family="paragraph">
      <style:paragraph-properties>
        <style:tab-stops>
          <style:tab-stop style:type="left" style:position="2.5729in"/>
        </style:tab-stops>
      </style:paragraph-properties>
      <style:text-properties fo:font-size="11pt" style:font-size-asian="11pt" style:font-size-complex="11pt"/>
    </style:style>
    <style:style style:name="P985" style:parent-style-name="Textbody" style:family="paragraph">
      <style:paragraph-properties>
        <style:tab-stops>
          <style:tab-stop style:type="left" style:position="2.5729in"/>
        </style:tab-stops>
      </style:paragraph-properties>
      <style:text-properties fo:font-size="11pt" style:font-size-asian="11pt" style:font-size-complex="11pt"/>
    </style:style>
    <style:style style:name="P986" style:parent-style-name="Textbody" style:family="paragraph">
      <style:paragraph-properties>
        <style:tab-stops>
          <style:tab-stop style:type="left" style:position="2.5729in"/>
        </style:tab-stops>
      </style:paragraph-properties>
      <style:text-properties fo:font-size="11pt" style:font-size-asian="11pt" style:font-size-complex="11pt"/>
    </style:style>
    <style:style style:name="P987" style:parent-style-name="Textbody" style:family="paragraph">
      <style:paragraph-properties>
        <style:tab-stops>
          <style:tab-stop style:type="left" style:position="2.5729in"/>
        </style:tab-stops>
      </style:paragraph-properties>
      <style:text-properties fo:font-size="11pt" style:font-size-asian="11pt" style:font-size-complex="11pt"/>
    </style:style>
    <style:style style:name="P988" style:parent-style-name="Textbody" style:family="paragraph">
      <style:paragraph-properties>
        <style:tab-stops>
          <style:tab-stop style:type="left" style:position="2.5729in"/>
        </style:tab-stops>
      </style:paragraph-properties>
      <style:text-properties fo:font-size="11pt" style:font-size-asian="11pt" style:font-size-complex="11pt"/>
    </style:style>
    <style:style style:name="P989" style:parent-style-name="Textbody" style:family="paragraph">
      <style:paragraph-properties>
        <style:tab-stops>
          <style:tab-stop style:type="left" style:position="2.5729in"/>
        </style:tab-stops>
      </style:paragraph-properties>
    </style:style>
    <style:style style:name="P990" style:parent-style-name="Textbody" style:family="paragraph">
      <style:paragraph-properties>
        <style:tab-stops>
          <style:tab-stop style:type="left" style:position="2.5729in"/>
        </style:tab-stops>
      </style:paragraph-properties>
    </style:style>
    <style:style style:name="P991" style:parent-style-name="Textbody" style:family="paragraph">
      <style:paragraph-properties>
        <style:tab-stops>
          <style:tab-stop style:type="left" style:position="2.5729in"/>
        </style:tab-stops>
      </style:paragraph-properties>
    </style:style>
    <style:style style:name="P992"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993" style:parent-style-name="Textbody" style:family="paragraph">
      <style:paragraph-properties>
        <style:tab-stops>
          <style:tab-stop style:type="left" style:position="2.5729in"/>
        </style:tab-stops>
      </style:paragraph-properties>
    </style:style>
    <style:style style:name="P994" style:parent-style-name="Textbody" style:family="paragraph">
      <style:paragraph-properties>
        <style:tab-stops>
          <style:tab-stop style:type="left" style:position="2.5729in"/>
        </style:tab-stops>
      </style:paragraph-properties>
      <style:text-properties fo:language="en" fo:country="US"/>
    </style:style>
    <style:style style:name="P995" style:parent-style-name="Textbody" style:family="paragraph">
      <style:paragraph-properties>
        <style:tab-stops>
          <style:tab-stop style:type="left" style:position="2.5729in"/>
        </style:tab-stops>
      </style:paragraph-properties>
    </style:style>
    <style:style style:name="P996" style:parent-style-name="Textbody" style:family="paragraph">
      <style:paragraph-properties>
        <style:tab-stops>
          <style:tab-stop style:type="left" style:position="2.5729in"/>
        </style:tab-stops>
      </style:paragraph-properties>
    </style:style>
    <style:style style:name="P997" style:parent-style-name="Textbody" style:family="paragraph">
      <style:paragraph-properties>
        <style:tab-stops>
          <style:tab-stop style:type="left" style:position="2.5729in"/>
        </style:tab-stops>
      </style:paragraph-properties>
    </style:style>
    <style:style style:name="P998" style:parent-style-name="Textbody" style:family="paragraph">
      <style:paragraph-properties>
        <style:tab-stops>
          <style:tab-stop style:type="left" style:position="2.5729in"/>
        </style:tab-stops>
      </style:paragraph-properties>
    </style:style>
    <style:style style:name="P999" style:parent-style-name="Textbody" style:family="paragraph">
      <style:paragraph-properties>
        <style:tab-stops>
          <style:tab-stop style:type="left" style:position="2.5729in"/>
        </style:tab-stops>
      </style:paragraph-properties>
    </style:style>
    <style:style style:name="P1000" style:parent-style-name="Textbody" style:family="paragraph">
      <style:paragraph-properties>
        <style:tab-stops>
          <style:tab-stop style:type="left" style:position="2.5729in"/>
        </style:tab-stops>
      </style:paragraph-properties>
    </style:style>
    <style:style style:name="P1001"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1002" style:parent-style-name="Textbody" style:family="paragraph">
      <style:paragraph-properties>
        <style:tab-stops>
          <style:tab-stop style:type="left" style:position="2.5729in"/>
        </style:tab-stops>
      </style:paragraph-properties>
    </style:style>
    <style:style style:name="P1003"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04"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05"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06"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07"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08"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09"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10"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11"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12"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13"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14"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15"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16"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17"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18"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19"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20"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21"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22" style:parent-style-name="Textbody" style:family="paragraph">
      <style:paragraph-properties>
        <style:tab-stops>
          <style:tab-stop style:type="left" style:position="2.5729in"/>
        </style:tab-stops>
      </style:paragraph-properties>
      <style:text-properties fo:language="en" fo:country="US"/>
    </style:style>
    <style:style style:name="P1023" style:parent-style-name="Textbody" style:family="paragraph">
      <style:paragraph-properties>
        <style:tab-stops>
          <style:tab-stop style:type="left" style:position="2.5729in"/>
        </style:tab-stops>
      </style:paragraph-properties>
    </style:style>
    <style:style style:name="P1024" style:parent-style-name="Textbody" style:family="paragraph">
      <style:paragraph-properties>
        <style:tab-stops>
          <style:tab-stop style:type="left" style:position="2.5729in"/>
        </style:tab-stops>
      </style:paragraph-properties>
    </style:style>
    <style:style style:name="P1025"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26"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27"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28"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29"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30"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31"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32"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33"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34"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35"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36"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37"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38"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39"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40"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41"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42"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43"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44"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45"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46"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47"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48"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49"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50"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51"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52"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53"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54"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55" style:parent-style-name="Textbody" style:family="paragraph">
      <style:paragraph-properties>
        <style:tab-stops>
          <style:tab-stop style:type="left" style:position="2.5729in"/>
        </style:tab-stops>
      </style:paragraph-properties>
    </style:style>
    <style:style style:name="P1056" style:parent-style-name="Textbody" style:family="paragraph">
      <style:paragraph-properties>
        <style:tab-stops>
          <style:tab-stop style:type="left" style:position="2.5729in"/>
        </style:tab-stops>
      </style:paragraph-properties>
    </style:style>
    <style:style style:name="P1057" style:parent-style-name="Textbody" style:family="paragraph">
      <style:paragraph-properties>
        <style:tab-stops>
          <style:tab-stop style:type="left" style:position="2.5729in"/>
        </style:tab-stops>
      </style:paragraph-properties>
    </style:style>
    <style:style style:name="P1058" style:parent-style-name="Textbody" style:family="paragraph">
      <style:paragraph-properties>
        <style:tab-stops>
          <style:tab-stop style:type="left" style:position="2.5729in"/>
        </style:tab-stops>
      </style:paragraph-properties>
    </style:style>
    <style:style style:name="P1059" style:parent-style-name="Textbody" style:family="paragraph">
      <style:paragraph-properties>
        <style:tab-stops>
          <style:tab-stop style:type="left" style:position="2.5729in"/>
        </style:tab-stops>
      </style:paragraph-properties>
    </style:style>
    <style:style style:name="P1060" style:parent-style-name="Textbody" style:family="paragraph">
      <style:paragraph-properties>
        <style:tab-stops>
          <style:tab-stop style:type="left" style:position="2.5729in"/>
        </style:tab-stops>
      </style:paragraph-properties>
    </style:style>
    <style:style style:name="P1061"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62"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63"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64"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65"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66"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67"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68"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69"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70"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71"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72"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73"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74"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75"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76"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77"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78"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79"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80"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81"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82"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83"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84"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85"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86"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87"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88"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89"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90"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91"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92"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93"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94"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95"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96"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97"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98"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99"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100"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101"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102"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103"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104"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105"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106"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107"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108"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109"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110"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111"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112"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113"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114" style:parent-style-name="Textbody" style:family="paragraph">
      <style:paragraph-properties>
        <style:tab-stops>
          <style:tab-stop style:type="left" style:position="2.5729in"/>
        </style:tab-stops>
      </style:paragraph-properties>
    </style:style>
    <style:style style:name="P1115" style:parent-style-name="Textbody" style:family="paragraph">
      <style:paragraph-properties>
        <style:tab-stops>
          <style:tab-stop style:type="left" style:position="2.5729in"/>
        </style:tab-stops>
      </style:paragraph-properties>
    </style:style>
    <style:style style:name="P1116"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1117" style:parent-style-name="Textbody" style:family="paragraph">
      <style:paragraph-properties>
        <style:tab-stops>
          <style:tab-stop style:type="left" style:position="2.5729in"/>
        </style:tab-stops>
      </style:paragraph-properties>
    </style:style>
    <style:style style:name="P1118" style:parent-style-name="Textbody" style:family="paragraph">
      <style:paragraph-properties>
        <style:tab-stops>
          <style:tab-stop style:type="left" style:position="2.5729in"/>
        </style:tab-stops>
      </style:paragraph-properties>
    </style:style>
    <style:style style:name="P1119" style:parent-style-name="Textbody" style:family="paragraph">
      <style:paragraph-properties>
        <style:tab-stops>
          <style:tab-stop style:type="left" style:position="2.5729in"/>
        </style:tab-stops>
      </style:paragraph-properties>
    </style:style>
    <style:style style:name="P1120"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1121" style:parent-style-name="Textbody" style:family="paragraph">
      <style:paragraph-properties>
        <style:tab-stops>
          <style:tab-stop style:type="left" style:position="2.5729in"/>
        </style:tab-stops>
      </style:paragraph-properties>
    </style:style>
    <style:style style:name="P1122" style:parent-style-name="Textbody" style:family="paragraph">
      <style:paragraph-properties>
        <style:tab-stops>
          <style:tab-stop style:type="left" style:position="2.5729in"/>
        </style:tab-stops>
      </style:paragraph-properties>
    </style:style>
    <style:style style:name="P1123" style:parent-style-name="Textbody" style:family="paragraph">
      <style:paragraph-properties>
        <style:tab-stops>
          <style:tab-stop style:type="left" style:position="2.5729in"/>
        </style:tab-stops>
      </style:paragraph-properties>
    </style:style>
    <style:style style:name="P1124" style:parent-style-name="Textbody" style:family="paragraph">
      <style:paragraph-properties>
        <style:tab-stops>
          <style:tab-stop style:type="left" style:position="2.5729in"/>
        </style:tab-stops>
      </style:paragraph-properties>
    </style:style>
    <style:style style:name="P1125"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1126" style:parent-style-name="Textbody" style:family="paragraph">
      <style:paragraph-properties>
        <style:tab-stops>
          <style:tab-stop style:type="left" style:position="2.5729in"/>
        </style:tab-stops>
      </style:paragraph-properties>
    </style:style>
    <style:style style:name="P1127"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1128" style:parent-style-name="Textbody" style:family="paragraph">
      <style:paragraph-properties>
        <style:tab-stops>
          <style:tab-stop style:type="left" style:position="2.5729in"/>
        </style:tab-stops>
      </style:paragraph-properties>
    </style:style>
    <style:style style:name="P1129"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1130" style:parent-style-name="Textbody" style:family="paragraph">
      <style:paragraph-properties>
        <style:tab-stops>
          <style:tab-stop style:type="left" style:position="2.5729in"/>
        </style:tab-stops>
      </style:paragraph-properties>
    </style:style>
    <style:style style:name="P1131"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1132" style:parent-style-name="Textbody" style:family="paragraph">
      <style:paragraph-properties>
        <style:tab-stops>
          <style:tab-stop style:type="left" style:position="2.5729in"/>
        </style:tab-stops>
      </style:paragraph-properties>
    </style:style>
    <style:style style:name="P1133"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1134" style:parent-style-name="Textbody" style:family="paragraph">
      <style:paragraph-properties>
        <style:tab-stops>
          <style:tab-stop style:type="left" style:position="2.5729in"/>
        </style:tab-stops>
      </style:paragraph-properties>
    </style:style>
    <style:style style:name="P1135"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1136" style:parent-style-name="Textbody" style:family="paragraph">
      <style:paragraph-properties>
        <style:tab-stops>
          <style:tab-stop style:type="left" style:position="2.5729in"/>
        </style:tab-stops>
      </style:paragraph-properties>
    </style:style>
    <style:style style:name="P1137"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1138" style:parent-style-name="Textbody" style:family="paragraph">
      <style:paragraph-properties>
        <style:tab-stops>
          <style:tab-stop style:type="left" style:position="2.5729in"/>
        </style:tab-stops>
      </style:paragraph-properties>
    </style:style>
    <style:style style:name="P1139"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1140" style:parent-style-name="Textbody" style:family="paragraph">
      <style:paragraph-properties>
        <style:tab-stops>
          <style:tab-stop style:type="left" style:position="2.5729in"/>
        </style:tab-stops>
      </style:paragraph-properties>
    </style:style>
    <style:style style:name="P1141"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1142" style:parent-style-name="Textbody" style:family="paragraph">
      <style:paragraph-properties>
        <style:tab-stops>
          <style:tab-stop style:type="left" style:position="2.5729in"/>
        </style:tab-stops>
      </style:paragraph-properties>
    </style:style>
    <style:style style:name="P1143"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1144" style:parent-style-name="Textbody" style:family="paragraph">
      <style:paragraph-properties>
        <style:tab-stops>
          <style:tab-stop style:type="left" style:position="2.5729in"/>
        </style:tab-stops>
      </style:paragraph-properties>
    </style:style>
    <style:style style:name="P1145"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1146" style:parent-style-name="Textbody" style:family="paragraph">
      <style:paragraph-properties>
        <style:tab-stops>
          <style:tab-stop style:type="left" style:position="2.5729in"/>
        </style:tab-stops>
      </style:paragraph-properties>
    </style:style>
    <style:style style:name="P1147"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1148" style:parent-style-name="Textbody" style:family="paragraph">
      <style:paragraph-properties>
        <style:tab-stops>
          <style:tab-stop style:type="left" style:position="2.5729in"/>
        </style:tab-stops>
      </style:paragraph-properties>
    </style:style>
    <style:style style:name="P1149"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1150" style:parent-style-name="Textbody" style:family="paragraph">
      <style:paragraph-properties>
        <style:tab-stops>
          <style:tab-stop style:type="left" style:position="2.5729in"/>
        </style:tab-stops>
      </style:paragraph-properties>
    </style:style>
    <style:style style:name="P1151" style:parent-style-name="Textbody" style:family="paragraph">
      <style:paragraph-properties>
        <style:tab-stops>
          <style:tab-stop style:type="left" style:position="2.5729in"/>
        </style:tab-stops>
      </style:paragraph-properties>
    </style:style>
    <style:style style:name="P1152" style:parent-style-name="Textbody" style:family="paragraph">
      <style:paragraph-properties>
        <style:tab-stops>
          <style:tab-stop style:type="left" style:position="2.5729in"/>
        </style:tab-stops>
      </style:paragraph-properties>
    </style:style>
    <style:style style:name="P1153" style:parent-style-name="Textbody" style:family="paragraph">
      <style:paragraph-properties>
        <style:tab-stops>
          <style:tab-stop style:type="left" style:position="2.5729in"/>
        </style:tab-stops>
      </style:paragraph-properties>
    </style:style>
    <style:style style:name="P1154" style:parent-style-name="Textbody" style:family="paragraph">
      <style:paragraph-properties>
        <style:tab-stops>
          <style:tab-stop style:type="left" style:position="2.5729in"/>
        </style:tab-stops>
      </style:paragraph-properties>
    </style:style>
    <style:style style:name="P1155" style:parent-style-name="Textbody" style:family="paragraph">
      <style:paragraph-properties>
        <style:tab-stops>
          <style:tab-stop style:type="left" style:position="2.5729in"/>
        </style:tab-stops>
      </style:paragraph-properties>
    </style:style>
    <style:style style:name="P1156" style:parent-style-name="Textbody" style:family="paragraph">
      <style:paragraph-properties>
        <style:tab-stops>
          <style:tab-stop style:type="left" style:position="2.5729in"/>
        </style:tab-stops>
      </style:paragraph-properties>
    </style:style>
    <style:style style:name="P1157" style:parent-style-name="Textbody" style:family="paragraph">
      <style:paragraph-properties>
        <style:tab-stops>
          <style:tab-stop style:type="left" style:position="2.5729in"/>
        </style:tab-stops>
      </style:paragraph-properties>
    </style:style>
    <style:style style:name="P1158" style:parent-style-name="Textbody" style:family="paragraph">
      <style:paragraph-properties>
        <style:tab-stops>
          <style:tab-stop style:type="left" style:position="2.5729in"/>
        </style:tab-stops>
      </style:paragraph-properties>
    </style:style>
    <style:style style:name="P1159" style:parent-style-name="Textbody" style:family="paragraph">
      <style:paragraph-properties>
        <style:tab-stops>
          <style:tab-stop style:type="left" style:position="2.5729in"/>
        </style:tab-stops>
      </style:paragraph-properties>
    </style:style>
    <style:style style:name="T1160" style:parent-style-name="Car.predefinitoparagrafo" style:family="text">
      <style:text-properties fo:font-style="italic" style:font-style-asian="italic" style:font-style-complex="italic"/>
    </style:style>
    <style:style style:name="P1161" style:parent-style-name="Textbody" style:family="paragraph">
      <style:paragraph-properties>
        <style:tab-stops>
          <style:tab-stop style:type="left" style:position="2.5729in"/>
        </style:tab-stops>
      </style:paragraph-properties>
    </style:style>
    <style:style style:name="P1162" style:parent-style-name="Textbody" style:family="paragraph">
      <style:paragraph-properties>
        <style:tab-stops>
          <style:tab-stop style:type="left" style:position="2.5729in"/>
        </style:tab-stops>
      </style:paragraph-properties>
    </style:style>
    <style:style style:name="P1163" style:parent-style-name="Textbody" style:family="paragraph">
      <style:paragraph-properties>
        <style:tab-stops>
          <style:tab-stop style:type="left" style:position="2.5729in"/>
        </style:tab-stops>
      </style:paragraph-properties>
    </style:style>
    <style:style style:name="P1164"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1165" style:parent-style-name="Textbody" style:family="paragraph">
      <style:paragraph-properties>
        <style:tab-stops>
          <style:tab-stop style:type="left" style:position="2.5729in"/>
        </style:tab-stops>
      </style:paragraph-properties>
    </style:style>
    <style:style style:name="P1166" style:parent-style-name="Textbody" style:family="paragraph">
      <style:paragraph-properties>
        <style:tab-stops>
          <style:tab-stop style:type="left" style:position="2.5729in"/>
        </style:tab-stops>
      </style:paragraph-properties>
    </style:style>
    <style:style style:name="P1167" style:parent-style-name="Textbody" style:family="paragraph">
      <style:paragraph-properties>
        <style:tab-stops>
          <style:tab-stop style:type="left" style:position="2.5729in"/>
        </style:tab-stops>
      </style:paragraph-properties>
    </style:style>
    <style:style style:name="P1168"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1169" style:parent-style-name="Textbody" style:family="paragraph">
      <style:paragraph-properties>
        <style:tab-stops>
          <style:tab-stop style:type="left" style:position="2.5729in"/>
        </style:tab-stops>
      </style:paragraph-properties>
    </style:style>
    <style:style style:name="P1170" style:parent-style-name="Textbody" style:family="paragraph">
      <style:paragraph-properties>
        <style:tab-stops>
          <style:tab-stop style:type="left" style:position="2.5729in"/>
        </style:tab-stops>
      </style:paragraph-properties>
    </style:style>
    <style:style style:name="P1171" style:parent-style-name="Textbody" style:family="paragraph">
      <style:paragraph-properties>
        <style:tab-stops>
          <style:tab-stop style:type="left" style:position="2.5729in"/>
        </style:tab-stops>
      </style:paragraph-properties>
    </style:style>
    <style:style style:name="P1172" style:parent-style-name="Textbody" style:family="paragraph">
      <style:paragraph-properties>
        <style:tab-stops>
          <style:tab-stop style:type="left" style:position="2.5729in"/>
        </style:tab-stops>
      </style:paragraph-properties>
    </style:style>
    <style:style style:name="P1173" style:parent-style-name="Textbody" style:family="paragraph">
      <style:paragraph-properties>
        <style:tab-stops>
          <style:tab-stop style:type="left" style:position="2.5729in"/>
        </style:tab-stops>
      </style:paragraph-properties>
    </style:style>
    <style:style style:name="P1174"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1175" style:parent-style-name="Textbody" style:family="paragraph">
      <style:paragraph-properties>
        <style:tab-stops>
          <style:tab-stop style:type="left" style:position="2.5729in"/>
        </style:tab-stops>
      </style:paragraph-properties>
    </style:style>
    <style:style style:name="P1176" style:parent-style-name="Textbody" style:family="paragraph">
      <style:paragraph-properties>
        <style:tab-stops>
          <style:tab-stop style:type="left" style:position="2.5729in"/>
        </style:tab-stops>
      </style:paragraph-properties>
    </style:style>
    <style:style style:name="P1177" style:parent-style-name="Textbody" style:family="paragraph">
      <style:paragraph-properties>
        <style:tab-stops>
          <style:tab-stop style:type="left" style:position="2.5729in"/>
        </style:tab-stops>
      </style:paragraph-properties>
    </style:style>
    <style:style style:name="P1178" style:parent-style-name="Textbody" style:family="paragraph">
      <style:paragraph-properties>
        <style:tab-stops>
          <style:tab-stop style:type="left" style:position="2.5729in"/>
        </style:tab-stops>
      </style:paragraph-properties>
    </style:style>
    <style:style style:name="P1179"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1180" style:parent-style-name="Textbody" style:family="paragraph">
      <style:paragraph-properties>
        <style:tab-stops>
          <style:tab-stop style:type="left" style:position="2.5729in"/>
        </style:tab-stops>
      </style:paragraph-properties>
    </style:style>
    <style:style style:name="P1181" style:parent-style-name="Textbody" style:family="paragraph">
      <style:paragraph-properties>
        <style:tab-stops>
          <style:tab-stop style:type="left" style:position="2.5729in"/>
        </style:tab-stops>
      </style:paragraph-properties>
    </style:style>
    <style:style style:name="P1182" style:parent-style-name="Textbody" style:family="paragraph">
      <style:paragraph-properties>
        <style:tab-stops>
          <style:tab-stop style:type="left" style:position="2.5729in"/>
        </style:tab-stops>
      </style:paragraph-properties>
    </style:style>
    <style:style style:name="P1183" style:parent-style-name="Textbody" style:family="paragraph">
      <style:paragraph-properties>
        <style:tab-stops>
          <style:tab-stop style:type="left" style:position="2.5729in"/>
        </style:tab-stops>
      </style:paragraph-properties>
    </style:style>
    <style:style style:name="P1184"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1185" style:parent-style-name="Textbody" style:family="paragraph">
      <style:paragraph-properties>
        <style:tab-stops>
          <style:tab-stop style:type="left" style:position="2.5729in"/>
        </style:tab-stops>
      </style:paragraph-properties>
    </style:style>
    <style:style style:name="P1186" style:parent-style-name="Textbody" style:family="paragraph">
      <style:paragraph-properties>
        <style:tab-stops>
          <style:tab-stop style:type="left" style:position="2.5729in"/>
        </style:tab-stops>
      </style:paragraph-properties>
    </style:style>
    <style:style style:name="P1187" style:parent-style-name="Textbody" style:family="paragraph">
      <style:paragraph-properties>
        <style:tab-stops>
          <style:tab-stop style:type="left" style:position="2.5729in"/>
        </style:tab-stops>
      </style:paragraph-properties>
    </style:style>
    <style:style style:name="P1188" style:parent-style-name="Textbody" style:family="paragraph">
      <style:paragraph-properties>
        <style:tab-stops>
          <style:tab-stop style:type="left" style:position="2.5729in"/>
        </style:tab-stops>
      </style:paragraph-properties>
      <style:text-properties fo:font-weight="bold" style:font-weight-asian="bold"/>
    </style:style>
    <style:style style:name="P1189" style:parent-style-name="Textbody" style:family="paragraph">
      <style:paragraph-properties>
        <style:tab-stops>
          <style:tab-stop style:type="left" style:position="2.5729in"/>
        </style:tab-stops>
      </style:paragraph-properties>
      <style:text-properties fo:language="en" fo:country="US"/>
    </style:style>
    <style:style style:name="P1190" style:parent-style-name="Textbody" style:family="paragraph">
      <style:paragraph-properties>
        <style:tab-stops>
          <style:tab-stop style:type="left" style:position="2.5729in"/>
        </style:tab-stops>
      </style:paragraph-properties>
    </style:style>
    <style:style style:name="T1191" style:parent-style-name="Car.predefinitoparagrafo" style:family="text">
      <style:text-properties fo:language="en" fo:country="US"/>
    </style:style>
    <style:style style:name="T1192" style:parent-style-name="Car.predefinitoparagrafo" style:family="text">
      <style:text-properties fo:font-weight="bold" style:font-weight-asian="bold" style:font-weight-complex="bold" fo:language="en" fo:country="US"/>
    </style:style>
    <style:style style:name="T1193" style:parent-style-name="Car.predefinitoparagrafo" style:family="text">
      <style:text-properties fo:language="en" fo:country="US"/>
    </style:style>
    <style:style style:name="T1194" style:parent-style-name="Car.predefinitoparagrafo" style:family="text">
      <style:text-properties fo:language="en" fo:country="US"/>
    </style:style>
    <style:style style:name="T1195" style:parent-style-name="Collegamentoipertestuale" style:family="text">
      <style:text-properties fo:language="en" fo:country="US"/>
    </style:style>
    <style:style style:name="T1196" style:parent-style-name="Collegamentoipertestuale" style:family="text">
      <style:text-properties fo:font-weight="bold" style:font-weight-asian="bold" style:font-weight-complex="bold" fo:language="en" fo:country="US"/>
    </style:style>
    <style:style style:name="T1197" style:parent-style-name="Collegamentoipertestuale" style:family="text">
      <style:text-properties fo:language="en" fo:country="US"/>
    </style:style>
    <style:style style:name="T1198" style:parent-style-name="Car.predefinitoparagrafo" style:family="text">
      <style:text-properties fo:language="en" fo:country="US"/>
    </style:style>
    <style:style style:name="T1199" style:parent-style-name="Car.predefinitoparagrafo" style:family="text">
      <style:text-properties fo:language="en" fo:country="US"/>
    </style:style>
    <style:style style:name="T1200" style:parent-style-name="Collegamentoipertestuale" style:family="text">
      <style:text-properties fo:language="en" fo:country="US"/>
    </style:style>
    <style:style style:name="T1201" style:parent-style-name="Collegamentoipertestuale" style:family="text">
      <style:text-properties fo:font-weight="bold" style:font-weight-asian="bold" style:font-weight-complex="bold" fo:language="en" fo:country="US"/>
    </style:style>
    <style:style style:name="T1202" style:parent-style-name="Collegamentoipertestuale" style:family="text">
      <style:text-properties fo:language="en" fo:country="US"/>
    </style:style>
    <style:style style:name="T1203" style:parent-style-name="Car.predefinitoparagrafo" style:family="text">
      <style:text-properties fo:language="en" fo:country="US"/>
    </style:style>
    <style:style style:name="T1204" style:parent-style-name="Car.predefinitoparagrafo" style:family="text">
      <style:text-properties fo:language="en" fo:country="US"/>
    </style:style>
    <style:style style:name="T1205" style:parent-style-name="Car.predefinitoparagrafo" style:family="text">
      <style:text-properties fo:language="en" fo:country="US"/>
    </style:style>
    <style:style style:name="T1206" style:parent-style-name="Car.predefinitoparagrafo" style:family="text">
      <style:text-properties fo:font-weight="bold" style:font-weight-asian="bold" style:font-weight-complex="bold" fo:language="en" fo:country="US"/>
    </style:style>
    <style:style style:name="T1207" style:parent-style-name="Car.predefinitoparagrafo" style:family="text">
      <style:text-properties fo:language="en" fo:country="US"/>
    </style:style>
    <style:style style:name="T1208" style:parent-style-name="Car.predefinitoparagrafo" style:family="text">
      <style:text-properties fo:language="en" fo:country="US"/>
    </style:style>
    <style:style style:name="T1209" style:parent-style-name="Collegamentoipertestuale" style:family="text">
      <style:text-properties fo:language="en" fo:country="US"/>
    </style:style>
    <style:style style:name="T1210" style:parent-style-name="Collegamentoipertestuale" style:family="text">
      <style:text-properties fo:font-weight="bold" style:font-weight-asian="bold" style:font-weight-complex="bold" fo:language="en" fo:country="US"/>
    </style:style>
    <style:style style:name="T1211" style:parent-style-name="Collegamentoipertestuale" style:family="text">
      <style:text-properties fo:language="en" fo:country="US"/>
    </style:style>
    <style:style style:name="T1212" style:parent-style-name="Car.predefinitoparagrafo" style:family="text">
      <style:text-properties fo:language="en" fo:country="US"/>
    </style:style>
    <style:style style:name="T1213" style:parent-style-name="Car.predefinitoparagrafo" style:family="text">
      <style:text-properties fo:language="en" fo:country="US"/>
    </style:style>
    <style:style style:name="T1214" style:parent-style-name="Collegamentoipertestuale" style:family="text">
      <style:text-properties fo:language="en" fo:country="US"/>
    </style:style>
    <style:style style:name="T1215" style:parent-style-name="Collegamentoipertestuale" style:family="text">
      <style:text-properties fo:font-weight="bold" style:font-weight-asian="bold" style:font-weight-complex="bold" fo:language="en" fo:country="US"/>
    </style:style>
    <style:style style:name="T1216" style:parent-style-name="Collegamentoipertestuale" style:family="text">
      <style:text-properties fo:language="en" fo:country="US"/>
    </style:style>
    <style:style style:name="T1217" style:parent-style-name="Car.predefinitoparagrafo" style:family="text">
      <style:text-properties fo:language="en" fo:country="US"/>
    </style:style>
  </office:automatic-styles>
  <office:body>
    <office:text text:use-soft-page-breaks="true">
      <text:list text:style-name="WW8Num4" text:continue-numbering="true">
        <text:list-item>
          <text:p text:style-name="P1">Cosa devo fare</text:p>
        </text:list-item>
      </text:list>
      <text:p text:style-name="P2"/>
      <text:p text:style-name="P3"><text:a xlink:href="http://www.radian6.com/" office:target-frame-name="_top" xlink:show="replace"><text:span text:style-name="T4">http://www.radian6.com/</text:span></text:a></text:p>
      <text:p text:style-name="P5"><text:a xlink:href="http://www.radian6.com/products/" office:target-frame-name="_top" xlink:show="replace"><text:span text:style-name="T6">http://www.radian6.com/products/</text:span></text:a></text:p>
      <text:p text:style-name="P7"/>
      <text:list text:style-name="WW8Num6" text:continue-numbering="true">
        <text:list-item>
          <text:list>
            <text:list-item>
              <text:p text:style-name="P8">Idea di<text:s/>funzionamento;</text:p>
            </text:list-item>
          </text:list>
        </text:list-item>
      </text:list>
      <text:p text:style-name="Standard"><text:span text:style-name="T9">Idea di funzionamento</text:span><text:a xlink:href="http://www.aboutyou.it/about-you-monitoring/funzionamento.html" office:target-frame-name="_top" xlink:show="replace"><text:span text:style-name="T10">http://www.aboutyou.it/about-you-monitoring/funzionamento.html</text:span></text:a></text:p>
      <text:p text:style-name="P11"/>
      <text:list text:style-name="WW8Num6" text:continue-numbering="true">
        <text:list-item>
          <text:list>
            <text:list-item>
              <text:p text:style-name="P12">Perchè fare</text:p>
            </text:list-item>
          </text:list>
        </text:list-item>
      </text:list>
      <text:p text:style-name="P13"/>
      <text:p text:style-name="P14">http://www.aboutyou.it/reputation-monitoring.html</text:p>
      <text:p text:style-name="P15"/>
      <text:p text:style-name="P16"/>
      <text:p text:style-name="P17"/>
      <text:list text:style-name="WW8Num6" text:continue-numbering="true">
        <text:list-item>
          <text:list>
            <text:list-item>
              <text:p text:style-name="P18">Indice di<text:s/>leggibilità</text:p>
            </text:list-item>
          </text:list>
        </text:list-item>
      </text:list>
      <text:p text:style-name="Standard"><text:span text:style-name="T19">Leggibilità di un testo dsi basa su<text:s/></text:span><text:span text:style-name="T20">L'indice Gulpease<text:s/></text:span><text:span text:style-name="T21">con la formula calcola la leggbilità massima (100) e minima…<text:s/></text:span><text:a xlink:href="http://www.matteoviale.it/giornalismo/indici_leggibilita.html" office:target-frame-name="_top" xlink:show="replace"><text:span text:style-name="T22">http://www.matteoviale.it/giornalismo/indici_leggi</text:span><text:span text:style-name="T23">bilita.html</text:span></text:a></text:p>
      <text:p text:style-name="Standard"><text:a xlink:href="http://www.gdesign.it/pages/howto/articoli/leggibil/leggibil.php" office:target-frame-name="_top" xlink:show="replace"><text:span text:style-name="T24">http://www.gdesign.it/pages/howto/articoli/leggibil/leggibil.php</text:span></text:a></text:p>
      <text:p text:style-name="P25">Readability - http://en.wikipedia.org/wiki/Readability</text:p>
      <text:p text:style-name="P26"/>
      <text:p text:style-name="P27"/>
      <text:list text:style-name="WW8Num6" text:continue-numbering="true">
        <text:list-item>
          <text:list>
            <text:list-item>
              <text:p text:style-name="P28">Perché mi serve un readability</text:p>
            </text:list-item>
          </text:list>
        </text:list-item>
      </text:list>
      <text:p text:style-name="Standard"><text:span text:style-name="T29">Perché<text:s/></text:span><text:span text:style-name="T30">usare readability (dalla parte dell’utente)<text:s/></text:span><text:a xlink:href="http://blog.arc90.com/2010/08/26/informal-survey-why-do-you-use-readability/" office:target-frame-name="_top" xlink:show="replace"><text:span text:style-name="T31">http://blog.arc90.com/2010/08/26/informal-survey-why-do-you-use-readability/</text:span></text:a></text:p>
      <text:p text:style-name="P32"/>
      <text:p text:style-name="Standard"><text:span text:style-name="T33">DuBay, W. H. 2004.<text:s/></text:span><text:a xlink:href="http://www.impact-information.com/impactinfo/readability02.pdf" office:target-frame-name="_top" xlink:show="replace"><text:span text:style-name="T34">The Principles of Readability</text:span></text:a></text:p>
      <text:p text:style-name="Standard"><text:span text:style-name="T35">WCAG2<text:s/></text:span><text:a xlink:href="http://www.w3.org/TR/UNDERSTANDING-WCAG20/meaning-supplements.html" office:target-frame-name="_top" xlink:show="replace"><text:span text:style-name="T36">http://www.w3.org/TR/UNDERSTANDING-WCAG20/meaning-supplements.html</text:span></text:a></text:p>
      <text:p text:style-name="P37">Robot.txt</text:p>
      <text:p text:style-name="P38"/>
      <text:p text:style-name="P39"/>
      <text:p text:style-name="P40"/>
      <text:list text:style-name="WW8Num6" text:continue-numbering="true">
        <text:list-item>
          <text:list>
            <text:list-item>
              <text:p text:style-name="P41">Web crawler</text:p>
            </text:list-item>
          </text:list>
        </text:list-item>
      </text:list>
      <text:p text:style-name="P42"/>
      <text:p text:style-name="P43"><text:span text:style-name="T44">Web crawler<text:s/></text:span><text:a xlink:href="http://en.wikipedia.org/wiki/Web_crawler#References" office:target-frame-name="_top" xlink:show="replace"><text:span text:style-name="T45">http://en.wikipedia.org/wiki/Web_crawler#References</text:span></text:a></text:p>
      <text:p text:style-name="P46"><text:span text:style-name="T47"><text:tab/></text:span><text:span text:style-name="T48">Ottimizzare il crawler:<text:s/></text:span><text:a xlink:href="http://www10.org/cdrom/papers/210/index.html" office:target-frame-name="_top" xlink:show="replace"><text:span text:style-name="T49">http://www10.org/cdr</text:span><text:span text:style-name="T50">om/papers/210/index.html</text:span></text:a></text:p>
      <text:p text:style-name="P51"/>
      <text:p text:style-name="P52"/>
      <text:p text:style-name="P53"/>
      <text:list text:style-name="WW8Num6" text:continue-numbering="true">
        <text:list-item>
          <text:list>
            <text:list-item>
              <text:p text:style-name="P54">Scraping e Possibili metodi per fare scraping</text:p>
            </text:list-item>
          </text:list>
        </text:list-item>
      </text:list>
      <text:p text:style-name="P55"/>
      <text:p text:style-name="P56"><text:span text:style-name="T57">Web sccraping:<text:s/></text:span><text:a xlink:href="http://en.wikipedia.org/wiki/Web_scraping" office:target-frame-name="_top" xlink:show="replace"><text:span text:style-name="T58">http://en.wikipedia.org/wiki/Web_scraping</text:span></text:a></text:p>
      <text:p text:style-name="P59"><text:span text:style-name="T60">Data scraping<text:s/></text:span><text:a xlink:href="http://en.wikipedia.org/wiki/Data_scraping" office:target-frame-name="_top" xlink:show="replace"><text:span text:style-name="T61">http://en.wikipedia.org/wiki/Data_scraping</text:span></text:a><text:span text:style-name="T62"><text:s/>(problemi legali)</text:span></text:p>
      <text:p text:style-name="P63"><text:span text:style-name="T64"><text:tab/></text:span><text:a xlink:href="http://activerain.com/blogsview/838311/web-screen-scraping" office:target-frame-name="_top" xlink:show="replace"><text:span text:style-name="T65">http://activerain.com/blogsview/838311/web-screen-scraping</text:span></text:a></text:p>
      <text:p text:style-name="P66">Scraping ruby http://blog.labnotes.org/2006/07/11/scraping-with-style-scrapi-toolkit-for-ruby/</text:p>
      <text:p text:style-name="P67">Techniche di scraping: http://ssscripting.wordpress.com/2009/02/15/web-scraping-techniques/</text:p>
      <text:p text:style-name="P68"/>
      <text:list text:style-name="WW8Num6" text:continue-numbering="true">
        <text:list-item>
          <text:list>
            <text:list-item>
              <text:p text:style-name="P69">SW esistenti</text:p>
            </text:list-item>
          </text:list>
        </text:list-item>
      </text:list>
      <text:p text:style-name="P70"/>
      <text:p text:style-name="P71">SW esistenti che fanno lo scraping:</text:p>
      <text:p text:style-name="Standard"><text:a xlink:href="http://www.30digits.com/web-extractor/" office:target-frame-name="_top" xlink:show="replace"><text:span text:style-name="T72">http://www.30digits.com/web-extractor/</text:span></text:a></text:p>
      <text:p text:style-name="Standard"><text:a xlink:href="http://www.visualwebripper.com/" office:target-frame-name="_top" xlink:show="replace"><text:span text:style-name="T73">http://www.visualwebripper.com/</text:span></text:a></text:p>
      <text:p text:style-name="P74"><text:bookmark-start text:name="__DdeLink__2314_1340535961"/>http://www.knowlesys.com/<text:bookmark-end text:name="__DdeLink__2314_1340535961"/></text:p>
      <text:p text:style-name="P75"/>
      <text:p text:style-name="P76"/>
      <text:list text:style-name="WW8Num6" text:continue-numbering="true">
        <text:list-item>
          <text:list>
            <text:list-item>
              <text:p text:style-name="P77">Problemi legali</text:p>
            </text:list-item>
          </text:list>
        </text:list-item>
      </text:list>
      <text:p text:style-name="P78"/>
      <text:p text:style-name="Standard"><text:span text:style-name="T79">Problemi legali:<text:s/></text:span><text:a xlink:href="http://blockscraping.com/scraping-news/Legal-issues-with-web-scraping-387288.html" office:target-frame-name="_top" xlink:show="replace"><text:span text:style-name="T80">http://blockscraping.com/scraping-news/Legal-issues-with-web-scraping-387288.html</text:span></text:a></text:p>
      <text:p text:style-name="Standard"><text:span text:style-name="T81"><text:tab/></text:span><text:span text:style-name="T82">Copyright, creativecommons</text:span></text:p>
      <text:soft-page-break/>
      <text:p text:style-name="Standard"><text:span text:style-name="T83"><text:tab/></text:span><text:a xlink:href="http://www.google.it/url?q=http://www.scrapingweb.com/legal-issues.html&amp;sa=X&amp;ei=WviNTLfSDsGAlAfEhrHXDA&amp;ved=0CFAQ2wQ&amp;usg=AFQjCNEQkM4Yr1lI91sykeFsgi3V5k-0CA" office:target-frame-name="_top" xlink:show="replace"><text:span text:style-name="T84">http://www.google.it/url?q=http://www.scrapingweb.com/legal-issues.html&amp;sa=X&amp;ei=WviNTLfSDsGAlAfEhrHXDA&amp;ved=0CFAQ2wQ&amp;usg=AFQjCNEQkM4Yr1lI91sykeFsgi3V5k-0CA</text:span></text:a></text:p>
      <text:p text:style-name="Standard"><text:a xlink:href="http://dev.juokaz.com/php/web-scraping-easy-way-to-monitor-market" office:target-frame-name="_top" xlink:show="replace"><text:span text:style-name="T85">http://dev.juokaz.com/php/web-scraping-easy-way-to-monitor-market</text:span></text:a></text:p>
      <text:p text:style-name="P86"/>
      <text:p text:style-name="P87"/>
      <text:p text:style-name="P88"/>
      <text:list text:style-name="WW8Num4">
        <text:list-item text:start-value="1">
          <text:p text:style-name="P89">SW esistenti</text:p>
          <text:list text:continue-numbering="true">
            <text:list-item>
              <text:p text:style-name="P90">Readability arc90</text:p>
            </text:list-item>
          </text:list>
        </text:list-item>
      </text:list>
      <text:p text:style-name="P91"/>
      <text:p text:style-name="P92"/>
      <text:p text:style-name="Standard"><text:span text:style-name="T93">Readability arclab90 -<text:s/></text:span><text:a xlink:href="http://lab.arc90.com/2009/03/02/readability" office:target-frame-name="_top" xlink:show="replace"><text:span text:style-name="T94">http://lab.arc90.com/2009/03/02/read</text:span><text:span text:style-name="T95">ability</text:span></text:a></text:p>
      <text:p text:style-name="Standard"><text:span text:style-name="T96">Readability arclab90 google code -<text:s/></text:span><text:a xlink:href="http://code.google.com/p/arc90labs-readability/" office:target-frame-name="_top" xlink:show="replace"><text:span text:style-name="T97">http://code.google.com/p/arc90labs-readability/</text:span></text:a></text:p>
      <text:p text:style-name="P98"/>
      <text:list text:style-name="WW8Num4" text:continue-numbering="true">
        <text:list-item>
          <text:list>
            <text:list-item>
              <text:p text:style-name="P99">Addon browser</text:p>
            </text:list-item>
          </text:list>
        </text:list-item>
      </text:list>
      <text:p text:style-name="P100"/>
      <text:p text:style-name="P101">Readability addon firefox – https://addons.mozilla.org/it/firefox/addon/46442/</text:p>
      <text:p text:style-name="P102"><text:tab/>Readability is a new Firefox add-on that makes reading web pages simpler and more enjoyable. The system strips the superfluous information and shows the main content in a single column of easy-to-read text. It is also a precious tool for printing the web pages<text:s/>in less</text:p>
      <text:p text:style-name="P103"/>
      <text:p text:style-name="Standard"><text:span text:style-name="T104">Readability Safari -<text:s/></text:span><text:a xlink:href="http://www.indeedblog.com/blog/2010/06/10/safari-reader-e-readability/" office:target-frame-name="_top" xlink:show="replace"><text:span text:style-name="T105">http://www.indeedblog.com/blog/2010/06/10/safari-reader-e-readability/</text:span></text:a></text:p>
      <text:p text:style-name="Standard"><text:span text:style-name="T106">Readability chrome -<text:s/></text:span><text:a xlink:href="https://chrome.google.com/extensions/detail/jggheggpdocamneaacmfoipeehedigia?hl=it" office:target-frame-name="_top" xlink:show="replace"><text:span text:style-name="T107">https://chrome.google.com/extensions/detail/jggheggpdocamneaacmfoipeehedigia?hl=it</text:span></text:a></text:p>
      <text:p text:style-name="P108"/>
      <text:p text:style-name="P109"/>
      <text:list text:style-name="WW8Num4" text:continue-numbering="true">
        <text:list-item>
          <text:list>
            <text:list-item>
              <text:p text:style-name="P110">Ipad</text:p>
            </text:list-item>
          </text:list>
        </text:list-item>
      </text:list>
      <text:p text:style-name="Standard"><text:a xlink:href="http://itunes.apple.com/it/app/readability-browser/id375542824?mt=8" office:target-frame-name="_top" xlink:show="replace"><text:span text:style-name="T111">http://itunes.apple.com/it/app/readability-browser/id375542824?mt=8</text:span></text:a></text:p>
      <text:p text:style-name="Standard"><text:a xlink:href="http://www.theipadguru.com/2010/05/19/atomic-web-readability-bookmarklet-ipad-enjoyable-web-reading/" office:target-frame-name="_top" xlink:show="replace"><text:span text:style-name="T112">http://www.theipadguru.com/2010/05/19/atomic-web-readability-bookmarklet-ipad-enjoyable-web-reading/</text:span></text:a></text:p>
      <text:p text:style-name="P113"/>
      <text:p text:style-name="P114"/>
      <text:list text:style-name="WW8Num4" text:continue-numbering="true">
        <text:list-item>
          <text:list>
            <text:list-item>
              <text:p text:style-name="P115">Readability con ruby</text:p>
            </text:list-item>
          </text:list>
        </text:list-item>
      </text:list>
      <text:p text:style-name="P116"/>
      <text:p text:style-name="P117">SW che fa readability in ruby</text:p>
      <text:p text:style-name="Standard"><text:span text:style-name="T118">Readability Ruby<text:s/></text:span><text:a xlink:href="http://github.com/iterationlabs/ruby-readability/tree/integration/lib/" office:target-frame-name="_top" xlink:show="replace"><text:span text:style-name="T119">http://github.com/iterationlabs/ruby-readability/tree/integration/lib/</text:span></text:a></text:p>
      <text:p text:style-name="P120"/>
      <text:p text:style-name="P121"/>
      <text:p text:style-name="P122"/>
      <text:list text:style-name="WW8Num4" text:continue-numbering="true">
        <text:list-item>
          <text:p text:style-name="P123">Ruby</text:p>
        </text:list-item>
      </text:list>
      <text:p text:style-name="P124"><text:a xlink:href="http://it.wikipedia.org/wiki/Ruby" office:target-frame-name="_top" xlink:show="replace"><text:span text:style-name="T125">http://it.wikipedia.org/wiki/Ruby</text:span></text:a></text:p>
      <text:p text:style-name="P126"><text:span text:style-name="T127">libreria ferret<text:s/></text:span><text:a xlink:href="http://ferret.davebalmain.com/trac" office:target-frame-name="_top" xlink:show="replace"><text:span text:style-name="T128">http://</text:span><text:span text:style-name="T129">ferret.davebalmain.com/trac</text:span></text:a><text:span text:style-name="T130"><text:s/>(simile: lucene, solr, sphinx)</text:span></text:p>
      <text:p text:style-name="P131">libreria nokogiri</text:p>
      <text:p text:style-name="P132">capistrano</text:p>
      <text:list text:style-name="WW8Num3">
        <text:list-item>
          <text:p text:style-name="P133">Progettazione iniziale</text:p>
        </text:list-item>
      </text:list>
      <text:p text:style-name="Standard"><text:span text:style-name="T134">Documentazione ruby per la versione stabile in uso RDoc<text:s/></text:span><text:a xlink:href="http://ruby-doc.org/core-1.8.7/index.html" office:target-frame-name="_top" xlink:show="replace"><text:span text:style-name="T135">http://ruby-doc.org/core-1.8.7</text:span><text:span text:style-name="T136">/index.html</text:span></text:a></text:p>
      <text:p text:style-name="P137"/>
      <text:p text:style-name="P138">Uso ruby readability di git (cosa figa, prendere data e ora di quando è stato postato, magari usando anche i metadati, con il regex ispeziono la pagina alla ricerca della data, controllo che non sia parte del corpo del teso oppure che abbia il<text:s/>nome del div/span chiamato info, data, date, ecc)</text:p>
      <text:p text:style-name="P139"/>
      <text:p text:style-name="P140">Giorno 14</text:p>
      <text:p text:style-name="P141">Match della data in tutto il documento attraverso le regular expression, e nokogiri, che mi controlla se trovoa la data negli attributi della pagina in esame</text:p>
      <text:p text:style-name="P142">Inizio a pensare su come usare i<text:s/>persi per prendere la data esatto</text:p>
      <text:p text:style-name="P143"/>
      <text:p text:style-name="P144">$KCODE affects the following:</text:p>
      <text:p text:style-name="P145"/>
      <text:p text:style-name="P146">* <text:s text:c="8"/>Determines the encoding to use to parse .rb files. Normally,</text:p>
      <text:p text:style-name="P147">identifiers have to be ANSI, but the limitation is removed if $KCODE is</text:p>
      <text:p text:style-name="P148">set to "UTF8".</text:p>
      <text:p text:style-name="P149"/>
      <text:p text:style-name="P150">* <text:s text:c="8"/>Affects whether inspect escapes non-ascii chars, or if it</text:p>
      <text:p text:style-name="P151">leaves them as is.</text:p>
      <text:p text:style-name="P152"/>
      <text:p text:style-name="P153">* <text:s text:c="8"/>Affects how regexps without an explicit encoding interpret the</text:p>
      <text:p text:style-name="P154">input string.</text:p>
      <text:p text:style-name="P155"/>
      <text:p text:style-name="P156"/>
      <text:p text:style-name="Standard"><text:span text:style-name="T157">Giorno 15<text:s/></text:span><text:span text:style-name="T158">salto</text:span></text:p>
      <text:p text:style-name="P159">Giorno 16</text:p>
      <text:p text:style-name="P160"/>
      <text:p text:style-name="P161">Perfezionamento espressioni regolari, con l'inserimento di ulteriori regex per<text:s/>l'esame delle url solamente al termine della scansione della pagina, perchè ho notato che la data nell'URL non è sempre presente e quando lo è può venire espresso solamente l'anno e il mese di pubblicazione.</text:p>
      <text:p text:style-name="P162">Problema con la raccolta delle date, ho creato<text:s/>un array contenente la lista degli elementi su copiere la ricerca della data, ma capita che all'interno di questa lista, sia presente del testo commentato, contenente date, che vengono visualizzate (per ora non so come toglierle).</text:p>
      <text:p text:style-name="P163"/>
      <text:p text:style-name="Standard"><text:span text:style-name="T164">Come suggerito ho creato</text:span><text:span text:style-name="T165"><text:s/>una query che mi analizza all'inizio solamente le primi 10 voci dell'intero databese formato da all'incirca 50mila record. Ho ulterioremente perfezionato, inserendo la data tipo 1</text:span><text:span text:style-name="T166">st</text:span><text:span text:style-name="T167"><text:s/>apr 2009 e impostando un peso a mia scelta per ora a 2 per le date trovat</text:span><text:span text:style-name="T168">e nel testo e 5 per quella nella url.</text:span></text:p>
      <text:p text:style-name="P169"/>
      <text:p text:style-name="P170">Ho visto che analizzando il testo, si trovano più date, ma che la data esatta si trova in prima o in ultima posizione, perchè la data nella pagina si trova all'inizio o alla fine, quindi visualizzo l'array candidati solamente il first e il last element, e se sono uguali solamente uno.</text:p>
      <text:p text:style-name="P171"/>
      <text:p text:style-name="P172">Nel DB ci sono pagine che non esistono più, quindi ho usato begin rescue per catturare l'eccezzione scaturita da OpenURI::HTTPError causata da un 404 500 redirect ecc ecc</text:p>
      <text:p text:style-name="P173"/>
      <text:p text:style-name="P174">Ho un<text:s/>buonfeedback quindi da 10 risultati arrivo a 100</text:p>
      <text:p text:style-name="P175"/>
      <text:p text:style-name="P176"><text:bookmark-start text:name="__DdeLink__0_1004852539"/>select url from pages where status != 50 AND profile_id = 1052296607 AND published &gt; "2010-03-31" LIMIT 100'<text:bookmark-end text:name="__DdeLink__0_1004852539"/></text:p>
      <text:p text:style-name="P177"/>
      <text:p text:style-name="P178">ho trovato problemi, con una pagina che mi ritornava null, ho dovuto gestire l'errore attraverso<text:s/>NoMethodError.</text:p>
      <text:p text:style-name="P179"/>
      <text:p text:style-name="P180">Su una settantina di casi presi in esame, in 6 la data trovata non era esatta, in 14 la data esatta è la prima trovata, mentre solamente in un caso è l'ultima.</text:p>
      <text:p text:style-name="Standard"><text:span text:style-name="T181">Non ho preso in considerazione le date scritte senza usare i tag oppure le date</text:span><text:span text:style-name="T182"><text:s/>scritte all'interno del tag<text:s/></text:span><text:span text:style-name="T183">“li”</text:span><text:span text:style-name="T184"><text:s/>o simili</text:span></text:p>
      <text:p text:style-name="Standard"><text:span text:style-name="T185">un tag usato spesso per inserire la data che non mi aspettavo di vedere è<text:s/></text:span><text:span text:style-name="T186">“small”</text:span></text:p>
      <text:p text:style-name="P187"/>
      <text:p text:style-name="P188"/>
      <text:p text:style-name="P189">Spacca di brutto!</text:p>
      <text:p text:style-name="P190"/>
      <text:p text:style-name="P191">Giorno 17</text:p>
      <text:p text:style-name="Standard"><text:span text:style-name="T192">Interrese per i siti di informazione, quindi perfeziono ulteriormente il riconoscimento delle date,</text:span><text:span text:style-name="T193"><text:s/>esaminando anche quelle che all'interno hanno l'entità<text:s/></text:span><text:span text:style-name="T194">&amp;nbsp;</text:span><text:span text:style-name="T195"><text:s/>che poi attraverso gsub, <text:s/>viene sostituita con uno “”</text:span></text:p>
      <text:p text:style-name="P196">creo con fasterCSV un csv con url, data DB, data trovata per confrontare, e vedere che la data sia giusta almeno al 70%</text:p>
      <text:p text:style-name="P197">Ho problemi con i siti che fanno redirect oppure che hanno o non hanno la codifica!</text:p>
      <text:p text:style-name="P198">Sarebbe da codificare le date tutte nello stesso formato, ma dovrebbe essere già fatto</text:p>
      <text:p text:style-name="P199"/>
      <text:p text:style-name="P200">impostare user agent per evitare possibili 404</text:p>
      <text:p text:style-name="P201"/>
      <text:p text:style-name="P202">"http://www.agi.it/food/notizie/201002251336-eco-rt10118-alimentazione_zaia_con_macdonald_s_lavoriamo_a_panini_regionali"</text:p>
      <text:p text:style-name="P203">#&lt;OpenURI::HTTPError: 404 Page Not Found&gt;</text:p>
      <text:p text:style-name="P204"/>
      <text:p text:style-name="P205">Giorno 20</text:p>
      <text:p text:style-name="P206">nonostante useragent ho sempre errore 404 anche se la pagina effettivamente esiste</text:p>
      <text:p text:style-name="P207"/>
      <text:p text:style-name="P208">window 7</text:p>
      <text:p text:style-name="P209">USERAGENT = "Mozilla/5.0 (Windows; U;<text:s/>Windows NT 6.1; it; rv:1.9.2.9) Gecko/20100824 Firefox/3.6.9"</text:p>
      <text:p text:style-name="P210">(doc = open(url, {'User-Agent'<text:s/>=&gt; USERAGENT}).read)</text:p>
      <text:p text:style-name="P211"/>
      <text:p text:style-name="Standard"><text:span text:style-name="T212">Perfezionamento regex delle date, sistema per convertire la date in formato ingelese ritornata da T</text:span><text:span text:style-name="T213">ime.now <text:s/></text:span><text:span text:style-name="T214">in formato italiano, per eliminare dall'elenco delle date trovate la data attuale, ovvero la data del giorno in cui si compie</text:span><text:span text:style-name="T215"><text:s/>la ricerca, e ritoranre invece la data esatta</text:span></text:p>
      <text:p text:style-name="P216"/>
      <text:p text:style-name="P217">Errore di libxml</text:p>
      <text:p text:style-name="P218"/>
      <text:p text:style-name="P219">encoding error : output conversion failed due to conv error, bytes 0xF9 0x20 0x67 0x72</text:p>
      <text:p text:style-name="P220">I/O error : encoder error</text:p>
      <text:p text:style-name="P221"/>
      <text:p text:style-name="P222">accesso al server che invia i report hai clienti tramite ssh</text:p>
      <text:p text:style-name="P223"/>
      <text:p text:style-name="P224">Giorno 21</text:p>
      <text:p text:style-name="P225">risolto l'errore della codifica, impostando la codifica in fase di lettore su nokogiri</text:p>
      <text:p text:style-name="P226"/>
      <text:p text:style-name="P227">@html = Nokogiri::HTML(@input, nil, 'UTF-8')</text:p>
      <text:p text:style-name="P228"/>
      <text:p text:style-name="P229">ulteriori poerfezionamenti sui regex, ho imparato a gestire più casi con un singolo elemento dell'array, all'inizio erano 12,<text:s/>ora solo 8, con notevole rispoarmio di tempo</text:p>
      <text:p text:style-name="P230"/>
      <text:p text:style-name="P231"/>
      <text:p text:style-name="P232">ho provato a cercare nella pagina gli attributi contenenti la parola “dat” in modo da dargli un peso maggiore e sospendere la ricerca perchè si trova direttamente la data, ma con scarsi risultati.</text:p>
      <text:p text:style-name="P233"/>
      <text:p text:style-name="P234">Ho rivisto<text:s/>il codice inserendo un metodo per trasformare i mesi dalla lingua inglese in italiano, inoltre per eliminare la data corrente di recerca dai risultati ho usato un case, impostando i possibili modi in cui si presenta una data con / con . In ita con i numeri.</text:p>
      <text:p text:style-name="P235"/>
      <text:p text:style-name="P236">Ieri avevo ottenuto una precisione di circa 60% che oggi ho migliorato</text:p>
      <text:p text:style-name="P237"/>
      <text:p text:style-name="P238">preso in analisi un domcumento csv esterno con quasi 1400 url da analizzare, riconosce molte date, ma anche formati di date inesistenti....si potrebbe impostare un limite inferiore<text:s/>oltre il quale la data viene riconosciuta come non valida, stessa cosa per il limite superiore, solo che le date sono in diversi formati, dovrei prima convertirle tutte in un unico formato</text:p>
      <text:p text:style-name="P239"/>
      <text:p text:style-name="P240"/>
      <text:p text:style-name="P241">Giorno 22</text:p>
      <text:p text:style-name="P242">problemi con alfemminile, milanofinanza,<text:s/>it.finance.yahoo.com dove non riesco a trovare la data corretta.</text:p>
      <text:p text:style-name="P243">Ho risolto alcuni problemi riguardanti i siti di informazione che hanno più occorrenze, così facendo però ho modificato i regex ed i pesi associati ad ogni data catturata, così mi sono perso<text:s/>delle date a discapito di queste nuove.</text:p>
      <text:p text:style-name="P244"/>
      <text:p text:style-name="P245">Ho cercato di ottimizzare il tutto creando alcuni metodi ma anche eliminando le date doppie raccolte durante la ricerca, con il metodo uniq</text:p>
      <text:p text:style-name="P246">candidati = <text:s/>candidati.to_a.uniq</text:p>
      <text:p text:style-name="P247"/>
      <text:p text:style-name="P248">grazie a cui poi posso eliminare in un solo colpo la data di oggi se c'è e prendere l'elemento successivo, che dovrebbe essere la data esatta nella maggior parte dei casi</text:p>
      <text:p text:style-name="P249"/>
      <text:p text:style-name="P250">Giorno 23</text:p>
      <text:p text:style-name="P251"/>
      <text:p text:style-name="P252">Oggi metto mano per la prima volta al codice del progetto di aboutyou.</text:p>
      <text:p text:style-name="P253">In drb_scraper_worker.rb</text:p>
      <text:p text:style-name="P254">nel metodo run:</text:p>
      <text:p text:style-name="P255"><text:tab/>imposto la data e ora di oggi per visualizzarla poi nel logger</text:p>
      <text:p text:style-name="Standard"><text:span text:style-name="T256"><text:tab/>per ogni profilo utente (</text:span><text:span text:style-name="T257">profile</text:span><text:span text:style-name="T258">), visualizza il nome nel logger</text:span></text:p>
      <text:p text:style-name="Standard"><text:span text:style-name="T259"><text:tab/>nella variabile result raccolgo con<text:s/></text:span><text:span text:style-name="T260">crawl<text:s/></text:span><text:span text:style-name="T261">ogni profilo, attraverso profile.id, ovvero per ogni profilo interroga le fonti e ci</text:span><text:span text:style-name="T262"><text:s/>associa le pagine trovate durante la ricerca, controllando che non ci siano risultati doppi, che non siano nella blacklist. Per ognuno di essi crea un file, contenente l'url della pagina ed eventualmente tutti i dati che si riescono raccogliere dalla pagi</text:span><text:span text:style-name="T263">na, come l'autore, la data di pubblicazione. Creato il documento, lo inserisce in una coda.</text:span></text:p>
      <text:p text:style-name="Standard"><text:span text:style-name="T264">Ora, ogni documento ha una sua tipologia personalizzata, per esempio se il documento creato proviene dalla pagina di google groups italia, raccolgo in un certo modo</text:span><text:span text:style-name="T265"><text:s/>i dati, mentre se la pagina proviene dalla sezione finanza di repubblica, creo un documento con un'altra struttura e così via, utilizzando la librearia hpricot<text:s/></text:span><text:a xlink:href="http://hpricot.com/" office:target-frame-name="_top" xlink:show="replace"><text:span text:style-name="T266">http://hpricot.com/</text:span></text:a><text:span text:style-name="T267"><text:s/>che impostato un parametro di ricerca,</text:span><text:span text:style-name="T268"><text:s/>estrare dal documento che nel nostro caso è di tipo xml, html, atom oppure di testo le occorenze di tale tag. Per esempio per il sito forum.alfemminile.it con hpricot è possibile raccogliere la data di pubblicazione, che non è altrimenti possibile nel mod</text:span><text:span text:style-name="T269">o che ho fatto io, perchè utilizzano javascript, allo stesso modo anche il titolo della pgina, autore e il contenuto.</text:span></text:p>
      <text:p text:style-name="P270"/>
      <text:p text:style-name="Standard"><text:span text:style-name="T271"><text:tab/>Nella fase di<text:s/></text:span><text:span text:style-name="T272">filter <text:s/></text:span><text:span text:style-name="T273">crea un array, dove dopo aver controllato che l'id del profilo non sia vuoto oppure o già assegnato ad un document</text:span><text:span text:style-name="T274">o, lo cerca e lo assegna a profile, se il profilo fa parte di una blacklist , se è così, per ogni profilo, aggiunge il suo hash. Una volta completato, applica i filtri sulle varie parte dell'url (http o https) hash sulll'url, controlla se l'url è relativo,</text:span><text:span text:style-name="T275"><text:s/>oppure che l'url non sia bannata e li salva nell'array iniziale.</text:span></text:p>
      <text:p text:style-name="P276"/>
      <text:p text:style-name="Standard"><text:span text:style-name="T277"><text:tab/>Ulteriore fase è la<text:s/></text:span><text:span text:style-name="T278">fetch,<text:s/></text:span><text:span text:style-name="T279">ovvero la raccolta. Ritorna come in filter un array trammite un costrutto begin rescue, dove crea un documento salvato nell'array</text:span></text:p>
      <text:p text:style-name="P280"/>
      <text:p text:style-name="Standard"><text:span text:style-name="T281"><text:tab/>Giunti alla fase di<text:s/></text:span><text:span text:style-name="T282">index</text:span><text:span text:style-name="T283"><text:s/>dov</text:span><text:span text:style-name="T284">e per ogni elemento dell'array creato da fetch, dopo aver controllato che non sia vuoto oppure nullo, controlla se il documente è già stato creato, effettua il processo della pagina ovvero associa ad ogni profilo il documento raccolto nella fase di fatch,<text:s/></text:span><text:span text:style-name="T285">parsa il documento in cerca della data di pubblicazione e di aggiornamento <text:s/>e poi crea un hash contenente informazioni <text:s/>sull'autore il titolo, tag, data di pubblicazione, contenuto, link, profile.id, la sorgente di provenienza della pagina, e l'intera pagi</text:span><text:span text:style-name="T286">na html o htm. Detrmina la lingua e se presente anche la tipologia di piattaforma utilizzata</text:span></text:p>
      <text:p text:style-name="P287">mette il documento in cache per futuri utilizzi salvando tutti i dati raccolti</text:p>
      <text:p text:style-name="P288"/>
      <text:p text:style-name="P289"/>
      <text:p text:style-name="P290">Il documento che si crea, con l'url, il profile.id ecc è a partire dall'url, dopo<text:s/>averlo controllato, ovvero che sia formato http e da un host, che esista, ovvero che ritorni un 200 di stato, che sia codificato in utf-8 e se non lo è cerca di trasformalo in tale codifica , fatto ciò inserisce tutti gli attributi come il contenuto della<text:s/>pagina e gli eventuali commenti. Tutto questo a partire dalle pagine personalizzate che sono state precedentemente costruite, come google group o alfemminile, che nessitano di un particolare trattamento per raccogliere i dati in essi contenuti.</text:p>
      <text:p text:style-name="P291">Completate<text:s/>tutte queste fasi, posso chiudere il log con il tempo finale.</text:p>
      <text:p text:style-name="P292"/>
      <text:p text:style-name="P293">Data la struttura mvc di ruby, la pagina drb_scraper_worker.rb si trova all'interno della cartella workers all'interno della directory genitore Libs perchè non adatto alla tipologia mvc, in<text:s/>quanto tutto il codice scritto all'interno di Libs è condiviso con tutta l'applicazione.</text:p>
      <text:p text:style-name="P294"/>
      <text:p text:style-name="P295">Una semplice pagina di test per visualizzare il laovoro compiuto è questa :</text:p>
      <text:p text:style-name="P296"/>
      <text:p text:style-name="P297"/>
      <text:p text:style-name="P298">require File.join(File.dirname(__FILE__),'scraper')</text:p>
      <text:p text:style-name="P299">doc = {:url =&gt; "http://blog.tsw.it"}</text:p>
      <text:p text:style-name="P300">document = Scraper::HttpDocument.new(doc)</text:p>
      <text:p text:style-name="P301">result = document.fetch</text:p>
      <text:p text:style-name="P302"/>
      <text:p text:style-name="P303">document.content.to_a.map { |obj| p obj <text:s/>}</text:p>
      <text:p text:style-name="P304"/>
      <text:p text:style-name="P305"/>
      <text:p text:style-name="P306">OUTPUT</text:p>
      <text:p text:style-name="P307"><text:s/>INFO [2010-09-23 10:46:10] <text:s/>:: Start fetching http://blog.tsw.it</text:p>
      <text:p text:style-name="P308"><text:s/>INFO [2010-09-23 10:46:10] <text:s/>:: Page need fetching http://blog.tsw.it</text:p>
      <text:p text:style-name="P309"><text:s/>INFO [2010-09-23 10:46:13] <text:s/>:: Status http://blog.tsw.it - 200OK</text:p>
      <text:p text:style-name="P310"><text:s/>INFO [2010-09-23 10:46:13] <text:s/>:: Get content for http://blog.tsw.it</text:p>
      <text:p text:style-name="P311"><text:s/>INFO [2010-09-23 10:46:13] <text:s/>:: Parsing charset for http://blog.tsw.it</text:p>
      <text:p text:style-name="P312"><text:s/>INFO [2010-09-23 10:46:13] <text:s/>:: Charset found utf-8<text:s/>for http://blog.tsw.it</text:p>
      <text:p text:style-name="P313"><text:s/>INFO [2010-09-23 10:46:13] <text:s/>:: Getting scraper for http://blog.tsw.it</text:p>
      <text:p text:style-name="P314"><text:s/>INFO [2010-09-23 10:46:13] <text:s/>:: Fetching http://blog.tsw.it for profile</text:p>
      <text:p text:style-name="P315"><text:s/>INFO [2010-09-23 10:46:13] <text:s/>:: Getting title TSW Search Marketing Blog - La voce di TSW<text:s/>for http://blog.tsw.it</text:p>
      <text:p text:style-name="P316">DEBUG [2010-09-23 10:46:13] <text:s/>::</text:p>
      <text:p text:style-name="Standard"><text:span text:style-name="T317">[:raw, "&lt;!DOCTYPE html PUBLIC \"-//W3C//DTD XHTML 1.0 Transitional//EN\" \"http://www.w3.org/TR/xhtml1/DTD/xhtml1-transitional.dtd\"&gt;\n&lt;html xmlns=\"http://www.w3.org/1999/xhtml\" dir=\"ltr\" lang=\"i</text:span><text:span text:style-name="T318">t-IT\"&gt;\n\n&lt;head profile=\"http://gmpg.org/xfn/11\"&gt;\n&lt;meta http-equiv=\"Content-Type\" content=\"text/html; charset=UTF-8\" /&gt;\n&lt;title&gt;TSW Search Marketing Blog - La voce di TSW&lt;/title&gt;\n&lt;link rel=\"stylesheet\" href=\"http://blog.tsw.it/wp-content/themes</text:span><text:span text:style-name="T319">/tsw/style.css\" type=\"text/css\" media=\"screen\" /&gt;\n&lt;link rel=\"stylesheet\" href=\"http://blog.tsw.it/wp-content/themes/tsw/css/archives.css\" type=\"text/css\" media=\"screen\" /&gt;\n\n&lt;link rel=\"alternate\" type=\"application/rss+xml\" title=\"TSW Bl</text:span><text:span text:style-name="T320">og RSS Feed\" href=\"http://blog.tsw.it/feed\" /&gt;\n&lt;link rel=\"pingback\" href=\"http://blog.tsw.it/xmlrpc.php\" /&gt;\n\n\n&lt;link rel='stylesheet' id='sociable-front-css-css' <text:s/>href='http://blog.tsw.it/wp-content/plugins/sociable/sociable.css?ver=2.9.2' type='</text:span><text:span text:style-name="T321">text/css' media='' /&gt;\n&lt;script type='text/javascript' src='http://blog.tsw.it/wp-includes/js/jquery/jquery.js?ver=1.3.2'&gt;&lt;/script&gt;\n&lt;script type='text/javascript' src='http://blog.tsw.it/wp-content/themes/tsw/js/script.js?ver=2.9.2'&gt;&lt;/script&gt;\n&lt;script type</text:span><text:span text:style-name="T322">='text/javascript' src='http://blog.tsw.it/wp-content/themes/tsw/js/jdmenu/jquery.dimensions.js?ver=2.9.2'&gt;&lt;/script&gt;\n&lt;script type='text/javascript' src='http://blog.tsw.it/wp-content/themes/tsw/js/jdmenu/jquery.positionBy.js?ver=2.9.2'&gt;&lt;/script&gt;\n&lt;script<text:s/></text:span><text:span text:style-name="T323">type='text/javascript' src='http://blog.tsw.it/wp-content/themes/tsw/js/jdmenu/jquery.bgiframe.js?ver=2.9.2'&gt;&lt;/script&gt;\n&lt;script type='text/javascript' src='http://blog.tsw.it/wp-content/themes/tsw/js/jdmenu/jquery.jdMenu.js?ver=2.9.2'&gt;&lt;/script&gt;\n&lt;link rel=</text:span><text:span text:style-name="T324">\"EditURI\" type=\"application/rsd+xml\" title=\"RSD\" href=\"http://blog.tsw.it/xmlrpc.php?rsd\" /&gt;\n&lt;link rel=\"wlwmanifest\" type=\"application/wlwmanifest+xml\" href=\"http://blog.tsw.it/wp-includes/wlwmanifest.xml\" /&gt; \n&lt;meta name=\"generator\" conte</text:span><text:span text:style-name="T325">nt=\"WordPress 2.9.2\" /&gt;\n\n&lt;!-- All in One SEO Pack 1.6.10.1 by Michael Torbert of Semper Fi Web Design[300,317] --&gt;\n&lt;meta name=\"description\" content=\"Benvenuti nel blog di TSW, un luogo di confronto sul search marketing. Un blog a più mani, espressi</text:span><text:span text:style-name="T326">one delle diverse competenze e personalità di TSW.\" /&gt;\n&lt;!-- /all in one seo pack --&gt;\n&lt;script type=\"text/javascript\" charset=\"utf-8\"&gt;\n\tjQuery(document).ready(function(){\n\t\tjQuery(\"#close_banner\").click(function(){\n\t\t\tjQuery(\"#tsw_strategi</text:span><text:span text:style-name="T327">es\").fadeOut(\"slow\");\n\t\t})\n\t});\n&lt;/script&gt;\n&lt;/head&gt;\n&lt;body class=\"blog\"&gt;\n\t&lt;div id=\"container\"&gt;\n\t\t&lt;div id=\"header-sx\"&gt;\n <text:s text:c="7"/>\t&lt;a id=\"logo\" title=\"TSW Search Marketing\" href=\"http://www.tsw.it/\"&gt;&lt;strong&gt;tsw.it Search Marketing&lt;/s</text:span><text:span text:style-name="T328">trong&gt;&lt;/a&gt;\n\t\t&lt;/div&gt;\n\t\t&lt;div id=\"header-dx\"&gt;\n\t\t\t&lt;ul id=\"menu-small\"&gt;\n\t\t\t\t&lt;li&gt;&lt;a class=\"\" href=\"http://www.tsw.it/company\"&gt;Company&lt;/a&gt;&lt;/li&gt;\n\t\t\t\t&lt;li&gt;&lt;a class=\"\" href=\"http://www.tsw.it/mood\"&gt;Mood&lt;/a&gt;&lt;/li&gt;\n\t\t\t\t&lt;li&gt;&lt;a class=\</text:span><text:span text:style-name="T329">"\" href=\"http://www.tsw.it/portfolio\"&gt;Portfolio&lt;/a&gt;&lt;/li&gt;\n\t\t\t\t&lt;li&gt;&lt;a class=\"\" href=\"http://www.tsw.it/connections\"&gt;Connections&lt;/a&gt;&lt;/li&gt;\n\t\t\t\t&lt;li&gt;&lt;a class=\"\" href=\"http://www.tsw.it/resources\"&gt;Resources&lt;/a&gt;&lt;/li&gt;\n\t\t\t\t&lt;li&gt;&lt;a class=\"\"</text:span><text:span text:style-name="T330"><text:s/>href=\"http://www.tsw.it/press\"&gt;Press&lt;/a&gt;&lt;/li&gt;\n\t\t\t\t&lt;li&gt;&lt;a class=\"\" href=\"http://www.tsw.it/mytsw\"&gt;myTSW&lt;/a&gt;&lt;/li&gt;\n\t\t\t\t&lt;li class=\"last\"&gt;&lt;a class=\"attuale\" href=\"http://blog.tsw.it\"&gt;Blog&lt;/a&gt;&lt;/li&gt;\n\t\t\t&lt;/ul&gt;\n\t\t\t&lt;ul id=\"menu-big\"&gt;\</text:span><text:span text:style-name="T331">n\t\t\t\t&lt;li&gt;&lt;a class=\"\" href=\"http://www.tsw.it/search-marketing\"&gt;Search Marketing&lt;/a&gt;&lt;/li&gt;\n\t\t\t\t&lt;li&gt;&lt;a class=\"\" href=\"http://www.tsw.it/analytics-usability\"&gt;Analytics &amp;amp; Usability&lt;/a&gt;&lt;/li&gt;\n\t\t\t\t&lt;li&gt;&lt;a class=\"\" href=\"http://www.tsw.i</text:span><text:span text:style-name="T332">t/brand-equity\"&gt;Brand Equity&lt;/a&gt;&lt;/li&gt;\n\t\t\t\t&lt;li class=\"last\"&gt;&lt;a class=\"\" href=\"http://www.tsw.it/training\"&gt;Training&lt;/a&gt;&lt;/li&gt;\n\t\t\t&lt;/ul&gt;\n\t\t&lt;/div&gt;\t&lt;div style=\"clear: both;\"&gt;&lt;/div&gt;\n\t\t\t\n\t\t&lt;div id=\"main_blog\"&gt;\n\t\t\t&lt;h1&gt;Blog TSW&lt;/h1&gt;</text:span><text:span text:style-name="T333">&lt;a href=\"http://blog.tsw.it/rss-2\" rel=\"nofollow\"&gt;&lt;img src=\"http://blog.tsw.it/wp-content/themes/tsw/images/rss-icon.gif\" alt=\"Feed RSS\" title=\"Feed RSS\" /&gt;&lt;/a&gt;\n\t\t\t&lt;h2&gt;Ogni conversazione &amp;egrave; un bene prezioso&lt;/h2&gt;\n\t\t\t&lt;p&gt;\n\t\t\t\tBenv</text:span><text:span text:style-name="T334">enuti nel blog di TSW, &lt;br /&gt;\n\nun luogo di confronto sul search marketing.<text:s/></text:span><text:span text:style-name="T335">&lt;br /&gt;\nUn blog a più mani, espressione delle diverse competenze, &lt;br /&gt; \n\npersonalità e relazioni di TSW.\n\n\n\t\t\t&lt;/p&gt;\n\t\t&lt;/div&gt;\n\t\t\n\t\t&lt;div id=\"toolbar\"&gt;\n\t&lt;div cl</text:span><text:span text:style-name="T336">ass=\"breadcrumb\"&gt;\n\t&lt;!-- \nBreadcrumb, generated by Breadcrumb NavXT 2.1.4 - http://mtekk.weblogs.us/code \n--&gt;Blog\t&lt;/div&gt;\n\t\t\n\t\t&lt;div class=\"searchbox\"&gt;\n\t&lt;form method=\"get\" id=\"searchform\" action=\"http://blog.tsw.it/\"&gt;\n&lt;label class=\"hi</text:span><text:span text:style-name="T337">dden\" for=\"s\"&gt;Cerca&lt;/label&gt;\n&lt;input type=\"text\" value=\"\" name=\"s\" id=\"s\" /&gt;\n&lt;input type=\"image\" src=\"http://blog.tsw.it/wp-content/themes/tsw/images/search.gif\" id=\"searchsubmit\" value=\"Search\" /&gt;\n&lt;/form&gt;\n\t&lt;/div&gt;\n\t&lt;/div&gt;\n\n\t\t\n\</text:span><text:span text:style-name="T338">t\t&lt;div id=\"dash_blog\"&gt;\n\t\t\t\t\t\t\t\t\t\t&lt;div class=\"box_blog \"&gt; \n\t\t\t\t\t&lt;h2&gt;&lt;a class=\"grigioscuro\" href=\"http://blog.tsw.it/eventi/adtech-london-giorno-1_0007126.html\" rel=\"bookmark\" title=\"Permanent Link to L&amp;#8217;Ad:tech London, gior</text:span><text:span text:style-name="T339">no 1\"&gt;L&amp;#8217;Ad:tech London, giorno 1&lt;/a&gt;&lt;/h2&gt;\n\t\t\t\t\t&lt;a href=\"http://blog.tsw.it/author/miriam-bertoli/\" title=\"Articoli scritti da: Miriam Bertoli\"&gt;\n\t\t\t\t\t&lt;div class=\"entry_author_image\"&gt;&lt;img src=\"http://blog.tsw.it/wp-content/authors/M</text:span><text:span text:style-name="T340">iriam_TSW-17.jpg\" alt=\"Miriam Bertoli - TSW Chief Operating Officer\" /&gt;&lt;/div&gt;\t\t\t\t\t&lt;/a&gt;\n\t\t\t\t\t&lt;div class=\"abstract\"&gt;\n\t\t\t\t\t&lt;span class=\"date\"&gt;21.09.2010&lt;/span&gt;\n\t\t\t\t\tQuesta prima giornata all&amp;#8217;Ad:tech si è aperta con Twitter<text:s/></text:span><text:span text:style-name="T341">come protagonista, con un panel in cui Shiva Rajaraman, Product Manager di Twitter, ha risposto a... &lt;a href=\"http://blog.tsw.it/eventi/adtech-london-giorno-1_0007126.html\" rel=\"nofollow\" &gt;Continua &amp;raquo;&lt;/a&gt;\t\t\t\t\t\t&lt;span class=\"signature\"&gt;\n\t\</text:span><text:span text:style-name="T342">t\t\t\t\t\t&lt;a href=\"http://blog.tsw.it/author/miriam-bertoli/\" title=\"Articoli scritti da: Miriam Bertoli\"&gt;Miriam Bertoli&lt;/a&gt;&lt;br/&gt;TSW Chief Operating Officer \n\t\t\t\t\t\t&lt;/span&gt;\t\t\t\t\t\t\t\n\t\t\t\t\t&lt;/div&gt;\n\t\t\t\t&lt;/div&gt;\n\t\t\t\t\t\t\t&lt;div clas</text:span><text:span text:style-name="T343">s=\"box_blog ur\"&gt; \n\t\t\t\t\t&lt;h2&gt;&lt;a class=\"grigioscuro\" href=\"http://blog.tsw.it/tsw-news/la-rassegna-della-settimana-27-google-instant-foursquare-youtube_0007051.html\" rel=\"bookmark\" title=\"Permanent Link to La rassegna della settimana (27): Goog</text:span><text:span text:style-name="T344">le Instant, Foursquare, Twitter e YouTube\"&gt; La rassegna della settimana (27): Google Instant, Foursquare,...&lt;/a&gt;&lt;/h2&gt;\n\t\t\t\t\t&lt;a href=\"http://blog.tsw.it/author/manuel-daros/\" title=\"Articoli scritti da: Manuel Da Ros\"&gt;\n\t\t\t\t\t&lt;div class=\"entr</text:span><text:span text:style-name="T345">y_author_image\"&gt;&lt;img src=\"http://blog.tsw.it/wp-content/authors/Manuel_TSW-35.jpg\" alt=\"Manuel Da Ros - TSW SEM Project Manager\" /&gt;&lt;/div&gt;\t\t\t\t\t&lt;/a&gt;\n\t\t\t\t\t&lt;div class=\"abstract\"&gt;\n\t\t\t\t\t&lt;span class=\"date\"&gt;17.09.2010&lt;/span&gt;\n\t\t\t\t\tCi</text:span><text:span text:style-name="T346">ao a tutti,\nla scorsa settimana c’è stato molto fermento per la nuova funzionalità di ricerca lanciata da Google. Se non avete capito a cosa mi... &lt;a href=\"http://blog.tsw.it/tsw-news/la-rassegna-della-settimana-27-google-instant-foursquare-youtube_00070</text:span><text:span text:style-name="T347">51.html\" rel=\"nofollow\" &gt;Continua &amp;raquo;&lt;/a&gt;\t\t\t\t\t\t&lt;span class=\"signature\"&gt;\n\t\t\t\t\t\t\t&lt;a href=\"http://blog.tsw.it/author/manuel-daros/\" title=\"Articoli scritti da: Manuel Da Ros\"&gt;Manuel Da Ros&lt;/a&gt;&lt;br/&gt;TSW SEM Project Manager \n\t\t\t\t\</text:span><text:span text:style-name="T348">t\t&lt;/span&gt;\t\t\t\t\t\t\t\n\t\t\t\t\t&lt;/div&gt;\n\t\t\t\t&lt;/div&gt;\n\t\t\t\t\t\t\t&lt;div class=\"box_blog \"&gt; \n\t\t\t\t\t&lt;h2&gt;&lt;a class=\"grigioscuro\" href=\"http://blog.tsw.it/eventi/secondo-giorno-al-google-analytics-certified-partner-summit_0007093.html\" rel=\"b</text:span><text:span text:style-name="T349">ookmark\" title=\"Permanent Link to Secondo giorno al Google Analytics Certified Partner Summit\"&gt;Secondo giorno al Google Analytics Certified Partner Summit&lt;/a&gt;&lt;/h2&gt;\n\t\t\t\t\t&lt;a href=\"http://blog.tsw.it/author/mauro-canzian/\" title=\"Articoli scritti<text:s/></text:span><text:span text:style-name="T350">da: Mauro Canzian\"&gt;\n\t\t\t\t\t&lt;div class=\"entry_author_image\"&gt;&lt;img src=\"http://blog.tsw.it/wp-content/authors/Mauro_TSW-10.jpg\" alt=\"Mauro Canzian - TSW Web Analytics Manager\" /&gt;&lt;/div&gt;\t\t\t\t\t&lt;/a&gt;\n\t\t\t\t\t&lt;div class=\"abstract\"&gt;\n\t\t\t\t\t&lt;s</text:span><text:span text:style-name="T351">pan class=\"date\"&gt;16.09.2010&lt;/span&gt;\n\t\t\t\t\tSi è conclusa anche la seconda giornata del GACP, che è stata ricca di novità. Ma, d&amp;#8217;altra parte, la prima non era da meno.\nSe Google... &lt;a href=\"http://blog.tsw.it/eventi/secondo-giorno-al-google-ana</text:span><text:span text:style-name="T352">lytics-certified-partner-summit_0007093.html\" rel=\"nofollow\" &gt;Continua &amp;raquo;&lt;/a&gt;\t\t\t\t\t\t&lt;span class=\"signature\"&gt;\n\t\t\t\t\t\t\t&lt;a href=\"http://blog.tsw.it/author/mauro-canzian/\" title=\"Articoli scritti da: Mauro Canzian\"&gt;Mauro Canzian&lt;/a&gt;&lt;b</text:span><text:span text:style-name="T353">r/&gt;TSW Web Analytics Manager \n\t\t\t\t\t\t&lt;/span&gt;\t\t\t\t\t\t\t\n\t\t\t\t\t&lt;/div&gt;\n\t\t\t\t&lt;/div&gt;\n\t\t\t\t\t\t\t&lt;div class=\"box_blog ur\"&gt; \n\t\t\t\t\t&lt;h2&gt;&lt;a class=\"grigioscuro\" href=\"http://blog.tsw.it/eventi/primo-giorno-al-google-analytics-certifi</text:span><text:span text:style-name="T354">ed-partner-summit_0007060.html\" rel=\"bookmark\" title=\"Permanent Link to Primo giorno al Google Analytics Certified Partner Summit\"&gt;Primo giorno al Google Analytics Certified Partner Summit&lt;/a&gt;&lt;/h2&gt;\n\t\t\t\t\t&lt;a href=\"http://blog.tsw.it/author/mauro-</text:span><text:span text:style-name="T355">canzian/\" title=\"Articoli scritti da: Mauro Canzian\"&gt;\n\t\t\t\t\t&lt;div class=\"entry_author_image\"&gt;&lt;img src=\"http://blog.tsw.it/wp-content/authors/Mauro_TSW-10.jpg\" alt=\"Mauro Canzian - TSW Web Analytics Manager\" /&gt;&lt;/div&gt;\t\t\t\t\t&lt;/a&gt;\n\t\t\t\t\t&lt;d</text:span><text:span text:style-name="T356">iv class=\"abstract\"&gt;\n\t\t\t\t\t&lt;span class=\"date\"&gt;15.09.2010&lt;/span&gt;\n\t\t\t\t\tSi sta svolgendo in questi giorni, in California, il GACP (Google Analytics Certified Partner) Summit 2010: TSW non poteva mancare, in quanto partner</text:span></text:p>
      <text:p text:style-name="P357"><text:s/>certificato per... &lt;a<text:s/>href=\"http://blog.tsw.it/eventi/primo-giorno-al-google-analytics-certified-partner-summit_0007060.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gt; \n\t\t\t\t\t&lt;h2&gt;&lt;a class=\"grigioscuro\" href=\"http://blog.tsw.it/search-marketing/google-instant-ora-anche-in-italia_0007005.html\" rel=\"bookmark\" title=\"Permanent Link to Google Instant: ora anche in Italia\"&gt;Google Instant: ora anche in Italia&lt;/a&gt;&lt;/h2&gt;\n\t\t\t\t\t&lt;a href=\"http://blog.tsw.it/author/nadia-pezzin/\" title=\"Articoli scritti da: Nadia Pezzin\"&gt;\n\t\t\t\t\t&lt;div class=\"entry_author_image\"&gt;&lt;img src=\"http://blog.tsw.it/wp-content/authors/Nadia_TSW-70.jpg\" alt=\"Nadia Pezzin - TSW SEM Project Manager\" /&gt;&lt;/div&gt;\t\t\t\t\t&lt;/a&gt;\n\t\t\t\t\t&lt;div class=\"abstract\"&gt;\n\t\t\t\t\t&lt;span class=\"date\"&gt;09.09.2010&lt;/span&gt;\n\t\t\t\t\tDimenticatevi il pulsante Enter, dopo aver inserito la vostra parola chiave nel box di ricerca.\nDopo una prima fase di test, Google ufficializza la sua nuova... &lt;a href=\"http://blog.tsw.it/search-marketing/google-instant-ora-anche-in-italia_0007005.html\" rel=\"nofollow\" &gt;Continua &amp;raquo;&lt;/a&gt;\t\t\t\t\t\t&lt;span class=\"signature\"&gt;\n\t\t\t\t\t\t\t&lt;a href=\"http://blog.tsw.it/author/nadia-pezzin/\" title=\"Articoli scritti da: Nadia Pezzin\"&gt;Nadia Pezzin&lt;/a&gt;&lt;br/&gt;TSW SEM Project Manager \n\t\t\t\t\t\t&lt;/span&gt;\t\t\t\t\t\t\t\n\t\t\t\t\t&lt;/div&gt;\n\t\t\t\t&lt;/div&gt;\n\t\t\t\t\t\t\t&lt;div class=\"box_blog ur\"&gt; \n\t\t\t\t\t&lt;h2&gt;&lt;a class=\"grigioscuro\" href=\"http://blog.tsw.it/web-marketing/in-vacanza-con-internet-tra-social-network-e-mobile-aggiornamento-2010_0006958.html\" rel=\"bookmark\" title=\"Permanent Link to In vacanza con internet, tra social network e mobile&amp;#8230; aggiornamento 2010\"&gt; In vacanza con internet, tra social network e mobile&amp;#8230; aggiornamento...&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02.09.2010&lt;/span&gt;\n\t\t\t\t\tDi ritorno dalle vacanze rinasce la mia curiosità di capire come i colleghi si comportano con internet durante le ferie; come l’anno scorso ho fatto... &lt;a href=\"http://blog.tsw.it/web-marketing/in-vacanza-con-internet-tra-social-network-e-mobile-aggiornamento-2010_0006958.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tsw-life/sei-un-web-developer_0006944.html\" rel=\"bookmark\" title=\"Permanent Link to Sei un web developer?\"&gt;Sei un web developer?&lt;/a&gt;&lt;/h2&gt;\n\t\t\t\t\t&lt;a<text:s/>href=\"http://blog.tsw.it/author/silvia-redelotti/\" title=\"Articoli scritti da: Silvia Redelotti\"&gt;\n\t\t\t\t\t&lt;div class=\"entry_author_image\"&gt;&lt;img src=\"http://blog.tsw.it/wp-content/authors/Silvia_Redelotti-101.jpg\" alt=\"Silvia Redelotti - TSW Human Resources Manager\" /&gt;&lt;/div&gt;\t\t\t\t\t&lt;/a&gt;\n\t\t\t\t\t&lt;div class=\"abstract\"&gt;\n\t\t\t\t\t&lt;span class=\"date\"&gt;31.08.2010&lt;/span&gt;\n\t\t\t\t\tCerchiamo un web developer per il nostro team di sviluppo. Sei appassionato di posizionamento nei motori di ricerca e user experience?\nLa persona che stiamo cercando... &lt;a href=\"http://blog.tsw.it/tsw-life/sei-un-web-developer_0006944.html\" rel=\"nofollow\" &gt;Continua &amp;raquo;&lt;/a&gt;\t\t\t\t\t\t&lt;span class=\"signature\"&gt;\n\t\t\t\t\t\t\t&lt;a href=\"http://blog.tsw.it/author/silvia-redelotti/\" title=\"Articoli scritti da: Silvia Redelotti\"&gt;Silvia Redelotti&lt;/a&gt;&lt;br/&gt;TSW Human Resources Manager \n\t\t\t\t\t\t&lt;/span&gt;\t\t\t\t\t\t\t\n\t\t\t\t\t&lt;/div&gt;\n\t\t\t\t&lt;/div&gt;\n\t\t\t\t\t\t\t&lt;div class=\"box_blog ur\"&gt; \n\t\t\t\t\t&lt;h2&gt;&lt;a class=\"grigioscuro\" href=\"http://blog.tsw.it/tsw-news/la-rassegna-della-settimana-26-aggiornamento-algoritmo-google-e-lancio-facebook-places_0006924.html\" rel=\"bookmark\" title=\"Permanent Link to La rassegna della settimana (26): aggiornamento all&amp;#8217;algoritmo di Google e lancio di Facebook Places\"&gt; La rassegna della settimana (26): aggiornamento all&amp;#8217;algoritmo...&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27.08.2010&lt;/span&gt;\n\t\t\t\t\tBuongiorno a tutti,\nil ritorno dalle vacanze è stato caratterizzato da un ulteriore aggiornamento all’algoritmo di ricerca di Google. Ora i risultati di ricerca per alcuni... &lt;a href=\"http://blog.tsw.it/tsw-news/la-rassegna-della-settimana-26-aggiornamento-algoritmo-google-e-lancio-facebook-places_0006924.html\" rel=\"nofollow\" &gt;Continua &amp;raquo;&lt;/a&gt;\t\t\t\t\t\t&lt;span class=\"signature\"&gt;\n\t\t\t\t\t\t\t&lt;a href=\"http://blog.tsw.it/author/mauro-canzian/\" title=\"Articoli scritti da: Mauro Canzian\"&gt;Mauro Canzian&lt;/a&gt;&lt;br/&gt;TSW Web Analytics Manager \n\t\t\t\t\t\t&lt;/span&gt;\t\t\t\t\t\t\t\n\t\t\t\t\t&lt;/div&gt;\n\t\t\t\t&lt;/div&gt;\n\t\t\t\t\t\t&lt;div class=\"clear\"&gt;&lt;/div&gt;\n\n\t\t\t&lt;div id=\"mov_page\"&gt;\n\t\t\t\t&lt;span id=\"next\"&gt;&lt;a href=\"http://blog.tsw.it/page/2\" &gt;Post precedenti &amp;raquo;&lt;/a&gt;&lt;/span&gt;\n\t\t\t\t&lt;span id=\"prev\"&gt;&lt;/span&gt;\n\t\t\t&lt;/div&gt;\n\t\t\t&lt;div class=\"clear\"&gt;&lt;/div&gt;\t\t\n\t\t&lt;/div&gt;\n\t&lt;div id=\"top_block\"&gt;\n\t&lt;div id=\"categories\"&gt;\t\n\t\t&lt;div id=\"cat_left\"&gt;&lt;h2&gt;Aree tematiche&lt;/h2&gt;&lt;ul&gt;&lt;li&gt;\t&lt;a href=\"http://blog.tsw.it/category/brand-equity\" title=\"Visualizza tutti gli articoli archiviati in Brand Equity\"&gt;Brand Equity&lt;/a&gt;&lt;/li&gt;&lt;li&gt;\n\t&lt;a href=\"http://blog.tsw.it/category/connections\" title=\"Visualizza tutti gli articoli archiviati in Connections\"&gt;Connections&lt;/a&gt;&lt;/li&gt;&lt;li&gt;\n\t&lt;a href=\"http://blog.tsw.it/category/eventi\" title=\"Visualizza tutti gli articoli archiviati in Eventi\"&gt;Eventi&lt;/a&gt;&lt;/li&gt;&lt;li&gt;\n\t&lt;a href=\"http://blog.tsw.it/category/keyword-advertising\" title=\"Visualizza tutti<text:s/>gli articoli archiviati in Keyword Advertising\"&gt;Keyword Advertising&lt;/a&gt;&lt;/li&gt;&lt;li&gt;\n\t&lt;a href=\"http://blog.tsw.it/category/libri-recensioni\" title=\"Visualizza tutti gli articoli archiviati in Libri e Recensioni\"&gt;Libri e Recensioni&lt;/a&gt;&lt;/li&gt;&lt;li&gt;\n\t&lt;a href=\"http://blog.tsw.it/category/link-popularity\" title=\"Visualizza tutti gli articoli archiviati in Link popularity\"&gt;Link popularity&lt;/a&gt;&lt;/li&gt;&lt;li&gt;\n\t&lt;a href=\"http://blog.tsw.it/category/mobile-web\" title=\"Visualizza tutti gli articoli archiviati in<text:s/>Mobile web\"&gt;Mobile web&lt;/a&gt;&lt;/li&gt;&lt;li&gt;\n\t&lt;a href=\"http://blog.tsw.it/category/progettazione-search-engine-friendly\" title=\"Visualizza tutti gli articoli archiviati in Progettazione Search Engine Friendly\"&gt;Progettazione Search Engine Friendly&lt;/a&gt;&lt;/li&gt;&lt;li&gt;\n\t&lt;a href=\"http://blog.tsw.it/category/progetti-web\" title=\"Visualizza tutti gli articoli archiviati in Progetti Web\"&gt;Progetti Web&lt;/a&gt;&lt;/li&gt;&lt;li&gt;\n\t&lt;a href=\"http://blog.tsw.it/category/search-engine-copywriting\" title=\"Visualizza tutti gli articoli archiviati in Search Engine Copywriting\"&gt;Search Engine Copywriting&lt;/a&gt;&lt;/li&gt;&lt;/ul&gt;&lt;/div&gt;&lt;div id=\"cat_right\"&gt;&lt;ul&gt;&lt;li&gt;\n\t&lt;a href=\"http://blog.tsw.it/category/search-engine-optimization\" title=\"Visualizza tutti gli articoli archiviati in Search Engine<text:s/>Optimization\"&gt;Search Engine Optimization&lt;/a&gt;&lt;/li&gt;&lt;li&gt;\n\t&lt;a href=\"http://blog.tsw.it/category/search-marketing\" title=\"Visualizza tutti gli articoli archiviati in Search Marketing\"&gt;Search Marketing&lt;/a&gt;&lt;/li&gt;&lt;li&gt;\n\t&lt;a href=\"http://blog.tsw.it/category/social-media-optimization\" title=\"Visualizza tutti gli articoli archiviati in Social Media Optimization\"&gt;Social Media Optimization&lt;/a&gt;&lt;/li&gt;&lt;li&gt;\n\t&lt;a href=\"http://blog.tsw.it/category/tsw-life\" title=\"Visualizza tutti gli articoli archiviati in TSW<text:s/>Life\"&gt;TSW Life&lt;/a&gt;&lt;/li&gt;&lt;li&gt;\n\t&lt;a href=\"http://blog.tsw.it/category/tsw-news\" title=\"Visualizza tutti gli articoli archiviati in TSW News\"&gt;TSW News&lt;/a&gt;&lt;/li&gt;&lt;li&gt;\n\t&lt;a href=\"http://blog.tsw.it/category/tsw-strategies\" title=\"Visualizza tutti gli articoli archiviati in TSW Strategies\"&gt;TSW Strategies&lt;/a&gt;&lt;/li&gt;&lt;li&gt;\n\t&lt;a href=\"http://blog.tsw.it/category/web-analytics\" title=\"Visualizza tutti gli articoli archiviati in Web Analytics\"&gt;Web Analytics&lt;/a&gt;&lt;/li&gt;&lt;li&gt;\n\t&lt;a href=\"http://blog.tsw.it/category/web-marketing\" title=\"Visualizza tutti gli articoli archiviati in Web Marketing\"&gt;Web Marketing&lt;/a&gt;&lt;/li&gt;&lt;li&gt;\n\t&lt;a href=\"http://blog.tsw.it/category/web-usability\" title=\"Visualizza tutti gli articoli archiviati in Web Usability\"&gt;Web Usability&lt;/a&gt;&lt;/li&gt;&lt;li&gt;\n&lt;/li&gt;&lt;/ul&gt;&lt;/div&gt;\t&lt;/div&gt;\n\t&lt;div id=\"social_network\"&gt;\n\t\t&lt;h2&gt;TSW goes social&lt;/h2&gt;\n\t <text:s/>\t&lt;div class=\"social_item\"&gt;\n\t <text:s text:c="3"/>\t&lt;a id=\"flickr\" href=\"http://www.flickr.com/photos/tsw_searchmarketing/\"&gt;&lt;/a&gt;\n\t <text:s text:c="3"/>\t&lt;p&gt;&lt;a href=\"http://www.flickr.com/photos/tsw_searchmarketing/sets/72157607325085385/\"&gt;Team TSW&lt;/a&gt;&lt;/p&gt;\n\t <text:s/>\t&lt;/div&gt;\n\t <text:s/>\t&lt;div class=\"social_item\"&gt;\n\t <text:s text:c="3"/>\t&lt;a id=\"slideshare\" href=\"http://www.slideshare.net/TSW_SearchMarketing\"&gt;&lt;/a&gt;\n\t <text:s text:c="3"/>\t&lt;p style=\"height:67px\"&gt;&lt;a href=\"http://www.slideshare.net/TSW_SearchMarketing/iab-forum-2009-miriam-bertoli-visibilit-identit-e-usabilit-una-strategia-integrata-per-costruire-relazioni-attraverso-il-marketing-online\"&gt;Visibilità,</text:p>
      <text:p text:style-name="P358"><text:s/>Identità e Usabilità:&lt;br /&gt; una strategia integrata<text:s/>per&lt;br /&gt; costruire relazioni attraverso&lt;br /&gt; il marketing online&lt;/a&gt;&lt;/p&gt;\n\t <text:s/>\t&lt;/div&gt;\n <text:s text:c="15"/>\n&lt;div class=\"social_item\"&gt;\n\t <text:s text:c="3"/>\t&lt;a id=\"anobii\" href=\"http://www.anobii.com/bibliotecatsw/books\"&gt;&lt;/a&gt;\n\t <text:s text:c="3"/>\t&lt;p&gt;&lt;a href=\"http://www.anobii.com/bibliotecatsw/books\"&gt;Biblioteca TSW&lt;/a&gt;&lt;/p&gt;\n\t <text:s/>\t&lt;/div&gt;\n\n&lt;div class=\"social_item\"&gt;\n\t <text:s text:c="3"/>\t&lt;a id=\"youtube\" href=\"http://it.youtube.com/user/TSWSearchMarketing\"&gt;&lt;/a&gt;\n\t <text:s text:c="3"/>\t&lt;p&gt;&lt;a href=\"http://it.youtube.com/user/TSWSearchMarketing\" onClick=\"pageTracker._trackPageview('/outgoing/YT');\"&gt;Consigli per i marketing manager&lt;/a&gt;&lt;/p&gt;\n\t <text:s/>\t&lt;/div&gt;\n\n\t&lt;/div&gt;\n\t&lt;div id=\"rssicon\"&gt;\n\t\t&lt;h2&gt;RSS&lt;/h2&gt;\n\t\t&lt;a href=\"http://blog.tsw.it/feed\" rel=\"nofollow\"&gt;Feed per i post del blog &lt;/a&gt;\n\n\t\t&lt;a href=\"http://blog.tsw.it/comments/feed\" rel=\"nofollow\"&gt;Feed per i commenti del blog&lt;/a&gt;\n\n&lt;/div&gt;\n&lt;div id=\"other_link\"&gt;\n&lt;a id=\"creativecommons\" href=\"http://creativecommons.org/licenses/by-nc-sa/3.0/\" rel=\"nofollow\" &gt;Creative Commons&lt;/a&gt;\n&lt;a id=\"linking\" href=\"http://www.tsw.it/termini-e-condizioni/linking-policy\" rel=\"nofollow\" &gt;Linking Policy&lt;/a&gt;\n&lt;/div&gt;\n\t&lt;/div&gt;\n&lt;div class=\"clear\"&gt;&lt;/div&gt;\n&lt;div id=\"bottom_block\"&gt;\n\t&lt;div id=\"resources\"&gt;\n\t\t&lt;div id=\"res_left\"&gt;&lt;h3&gt;Risorse&lt;/h3&gt;&lt;ul&gt;&lt;li&gt;&lt;a href=\"http://www.boxesandarrows.com/\" target=\"_blank\"&gt;Boxes and arrows&lt;/a&gt;&lt;/li&gt;&lt;li&gt;\n&lt;a href=\"http://www.giorgiotave.it/forum/\" target=\"_blank\"&gt;Forum GT&lt;/a&gt;&lt;/li&gt;&lt;li&gt;\n&lt;a href=\"http://googleblog.blogspot.com\" target=\"_blank\"&gt;Google Blog&lt;/a&gt;&lt;/li&gt;&lt;li&gt;\n&lt;a href=\"http://googleitalia.blogspot.com/\" target=\"_blank\"&gt;Google Italia Blog&lt;/a&gt;&lt;/li&gt;&lt;li&gt;\n&lt;a href=\"http://googlewebmastercentral.blogspot.com/\" target=\"_blank\"&gt;Google Webmaster Central&lt;/a&gt;&lt;/li&gt;&lt;li&gt;\n&lt;a href=\"http://blog.html.it/\" target=\"_blank\"&gt;Html.it&lt;/a&gt;&lt;/li&gt;&lt;li&gt;\n&lt;a href=\"http://mestierediscrivere.splinder.com/\" target=\"_blank\"&gt;Il blog del Mestiere di Scrivere&lt;/a&gt;&lt;/li&gt;&lt;li&gt;\n&lt;a href=\"http://www.imli.com/imlog/\" target=\"_blank\"&gt;IMlog&lt;/a&gt;&lt;/li&gt;&lt;li&gt;\n&lt;a href=\"http://www.informationarchitects.jp/\" target=\"_blank\"&gt;Information Architects&lt;/a&gt;&lt;/li&gt;&lt;li&gt;\n&lt;a href=\"http://adwords.blogspot.com/\" target=\"_blank\"&gt;Inside AdWords&lt;/a&gt;&lt;/li&gt;&lt;li&gt;\n&lt;a href=\"http://battellemedia.com/\" target=\"_blank\"&gt;John Battelle’s Search Blog&lt;/a&gt;&lt;/li&gt;&lt;li&gt;\n&lt;a href=\"http://www.marketingpilgrim.com/\" target=\"_blank\"&gt;Marketing Pilgrim&lt;/a&gt;&lt;/li&gt;&lt;li&gt;\n&lt;a href=\"http://www.marketingusabile.blogspot.com/\" target=\"_blank\"&gt;Marketing Usabile&lt;/a&gt;&lt;/li&gt;&lt;li&gt;\n&lt;a href=\"http://www.mattcutts.com/blog/\" target=\"_blank\"&gt;Matt Cutts: Gadgets, Google, and SEO&lt;/a&gt;&lt;/li&gt;&lt;li&gt;\n&lt;a href=\"http://mattkazz.netsons.org/\" target=\"_blank\"&gt;Matt Kazz: Gazzets, Gugol, e SEO&lt;/a&gt;&lt;/li&gt;&lt;/ul&gt;&lt;/div&gt;&lt;div id=\"res_right\"&gt;&lt;ul&gt;&lt;li&gt;\n&lt;a href=\"http://www.micropersuasion.com/\" target=\"_blank\"&gt;Micropersuasion&lt;/a&gt;&lt;/li&gt;&lt;li&gt;\n&lt;a href=\"http://www.motoricerca.net/\" target=\"_blank\"&gt;Motoricerca&lt;/a&gt;&lt;/li&gt;&lt;li&gt;\n&lt;a href=\"http://nova.ilsole24ore.com/nova24ora/\" target=\"_blank\"&gt;Nòva&lt;/a&gt;&lt;/li&gt;&lt;li&gt;\n&lt;a href=\"http://www.ninjamarketing.it/\" target=\"_blank\"&gt;NinjaMarketing&lt;/a&gt;&lt;/li&gt;&lt;li&gt;\n&lt;a href=\"http://www.kaushik.net/avinash/\" target=\"_blank\"&gt;Occam’s Razor by Avinash Kaushik&lt;/a&gt;&lt;/li&gt;&lt;li&gt;\n&lt;a href=\"http://www.masternewmedia.org/it/\" target=\"_blank\"&gt;Robin Good&amp;#8217;s MasterNewMedia&lt;/a&gt;&lt;/li&gt;&lt;li&gt;\n&lt;a href=\"http://searchengineland.com/\" target=\"_blank\"&gt;Search Engine Land&lt;/a&gt;&lt;/li&gt;&lt;li&gt;\n&lt;a href=\"http://www.seroundtable.com\" target=\"_blank\"&gt;Search Engine Roundtable&lt;/a&gt;&lt;/li&gt;&lt;li&gt;\n&lt;a href=\"http://blog.searchenginewatch.com/blog/\" target=\"_blank\"&gt;Search Engine Watch Blog&lt;/a&gt;&lt;/li&gt;&lt;li&gt;\n&lt;a href=\"http://www.seomoz.org/blog\" target=\"_blank\"&gt;SEOmoz Blog&lt;/a&gt;&lt;/li&gt;&lt;li&gt;\n&lt;a href=\"http://www.seonida.com/\" target=\"_blank\"&gt;Seonida&lt;/a&gt;&lt;/li&gt;&lt;li&gt;\n&lt;a href=\"http://blog.tagliaerbe.com/\" target=\"_blank\"&gt;TagliaBlog&lt;/a&gt;&lt;/li&gt;&lt;li&gt;\n&lt;a href=\"http://www.webmasterworld.com/\" target=\"_blank\"&gt;WebmasterWorld Forum&lt;/a&gt;&lt;/li&gt;&lt;li&gt;\n&lt;a href=\"http://www.ysearchblog.com\" target=\"_blank\"&gt;Yahoo! Search Blog&lt;/a&gt;&lt;/li&gt;&lt;li&gt;\n&lt;a href=\"http://www.minimarketing.it/\" target=\"_blank\"&gt;[mini]marketing&lt;/a&gt;&lt;/li&gt;&lt;li&gt;\n&lt;/li&gt;&lt;/ul&gt;&lt;/div&gt;\t&lt;/div&gt;\n\t&lt;div id=\"archivio\"&gt;\n\t\t&lt;h3&gt;Archivio&lt;/h3&gt;\n\t\t&lt;ul class=\"jd_menu jd_menu_vertical\"&gt;\n\t\t\t\t&lt;li&gt;&lt;a href='http://blog.tsw.it/date/2010' title='2010'&gt;2010&lt;/a&gt;&lt;ul&gt;\t&lt;li&gt;&lt;a href='http://blog.tsw.it/date/2010/09' title='settembre 2010'&gt;settembre 2010&lt;/a&gt;&lt;/li&gt;\n\t&lt;li&gt;&lt;a href='http://blog.tsw.it/date/2010/08' title='agosto 2010'&gt;agosto 2010&lt;/a&gt;&lt;/li&gt;\n\t&lt;li&gt;&lt;a href='http://blog.tsw.it/date/2010/07' title='luglio 2010'&gt;luglio 2010&lt;/a&gt;&lt;/li&gt;\n\t&lt;li&gt;&lt;a href='http://blog.tsw.it/date/2010/06' title='giugno 2010'&gt;giugno 2010&lt;/a&gt;&lt;/li&gt;\n\t&lt;li&gt;&lt;a href='http://blog.tsw.it/date/2010/05' title='maggio 2010'&gt;maggio 2010&lt;/a&gt;&lt;/li&gt;\n\t&lt;li&gt;&lt;a href='http://blog.tsw.it/date/2010/04' title='aprile 2010'&gt;aprile 2010&lt;/a&gt;&lt;/li&gt;\n\t&lt;li&gt;&lt;a href='http://blog.tsw.it/date/2010/03' title='marzo 2010'&gt;marzo 2010&lt;/a&gt;&lt;/li&gt;\n\t&lt;li&gt;&lt;a href='http://blog.tsw.it/date/2010/02' title='febbraio 2010'&gt;febbraio 2010&lt;/a&gt;&lt;/li&gt;\n\t&lt;li&gt;&lt;a href='http://blog.tsw.it/date/2010/01' title='gennaio 2010'&gt;gennaio 2010&lt;/a&gt;&lt;/li&gt;\n&lt;/ul&gt;&lt;/li&gt;\n\t&lt;li&gt;&lt;a href='http://blog.tsw.it/date/2009' title='2009'&gt;2009&lt;/a&gt;&lt;ul&gt;\t&lt;li&gt;&lt;a href='http://blog.tsw.it/date/2009/12' title='dicembre 2009'&gt;dicembre 2009&lt;/a&gt;&lt;/li&gt;\n\t&lt;li&gt;&lt;a href='http://blog.tsw.it/date/2009/11' title='novembre 2009'&gt;novembre 2009&lt;/a&gt;&lt;/li&gt;\n\t&lt;li&gt;&lt;a href='http://blog.tsw.it/date/2009/10' title='ottobre 2009'&gt;ottobre 2009&lt;/a&gt;&lt;/li&gt;\n\t&lt;li&gt;&lt;a href='http://blog.tsw.it/date/2009/09' title='settembre 2009'&gt;settembre 2009&lt;/a&gt;&lt;/li&gt;\n\t&lt;li&gt;&lt;a href='http://blog.tsw.it/date/2009/08' title='agosto 2009'&gt;agosto 2009&lt;/a&gt;&lt;/li&gt;\n\t&lt;li&gt;&lt;a href='http://blog.tsw.it/date/2009/07' title='luglio 2009'&gt;luglio 2009&lt;/a&gt;&lt;/li&gt;\n\t&lt;li&gt;&lt;a href='http://blog.tsw.it/date/2009/06' title='giugno 2009'&gt;giugno 2009&lt;/a&gt;&lt;/li&gt;\n\t&lt;li&gt;&lt;a href='http://blog.tsw.it/date/2009/05' title='maggio 2009'&gt;maggio 2009&lt;/a&gt;&lt;/li&gt;\n\t&lt;li&gt;&lt;a href='http://blog.tsw.it/date/2009/04' title='aprile 2009'&gt;aprile 2009&lt;/a&gt;&lt;/li&gt;\n\t&lt;li&gt;&lt;a href='http://blog.tsw.it/date/2009/03' title='marzo 2009'&gt;marzo 2009&lt;/a&gt;&lt;/li&gt;\n\t&lt;li&gt;&lt;a href='http://blog.tsw.it/date/2009/02' title='febbraio 2009'&gt;febbraio 2009&lt;/a&gt;&lt;/li&gt;\n\t&lt;li&gt;&lt;a href='http://blog.tsw.it/date/2009/01' title='gennaio 2009'&gt;gennaio 2009&lt;/a&gt;&lt;/li&gt;\n&lt;/ul&gt;&lt;/li&gt;\n\t&lt;li&gt;&lt;a href='http://blog.tsw.it/date/2008' title='2008'&gt;2008&lt;/a&gt;&lt;ul&gt;\t&lt;li&gt;&lt;a href='http://blog.tsw.it/date/2008/12' title='dicembre 2008'&gt;dicembre 2008&lt;/a&gt;&lt;/li&gt;\n\t&lt;li&gt;&lt;a href='http://blog.tsw.it/date/2008/11' title='novembre 2008'&gt;novembre 2008&lt;/a&gt;&lt;/li&gt;\n\t&lt;li&gt;&lt;a href='http://blog.tsw.it/date/2008/10' title='ottobre 2008'&gt;ottobre 2008&lt;/a&gt;&lt;/li&gt;\n\t&lt;li&gt;&lt;a href='http://blog.tsw.it/date/2008/09' title='settembre 2008'&gt;settembre 2008&lt;/a&gt;&lt;/li&gt;\n\t&lt;li&gt;&lt;a href='http://blog.tsw.it/date/2008/08' title='agosto 2008'&gt;agosto 2008&lt;/a&gt;&lt;/li&gt;\n\t&lt;li&gt;&lt;a href='http://blog.tsw.it/date/2008/07' title='luglio 2008'&gt;luglio 2008&lt;/a&gt;&lt;/li&gt;\n\t&lt;li&gt;&lt;a href='http://blog.tsw.it/date/2008/06' title='giugno 2008'&gt;giugno 2008&lt;/a&gt;&lt;/li&gt;\n\t&lt;li&gt;&lt;a href='http://blog.tsw.it/date/2008/05' title='maggio 2008'&gt;maggio<text:s/>2008&lt;/a&gt;&lt;/li&gt;\n\t&lt;li&gt;&lt;a href='http://blog.tsw.it/date/2008/04' title='aprile 2008'&gt;aprile 2008&lt;/a&gt;&lt;/li&gt;\n\t&lt;li&gt;&lt;a href='http://blog.tsw.it/date/2008/03' title='marzo 2008'&gt;marzo 2008&lt;/a&gt;&lt;/li&gt;\n\t&lt;li&gt;&lt;a href='http://blog.tsw.it/date/2008/02' title='febbraio 2008'&gt;febbraio 2008&lt;/a&gt;&lt;/li&gt;\n\t&lt;li&gt;&lt;a href='http://blog.tsw.it/date/2008/01' title='gennaio 2008'&gt;gennaio 2008&lt;/a&gt;&lt;/li&gt;\n&lt;/ul&gt;&lt;/li&gt;\n\t&lt;li&gt;&lt;a href='http://blog.tsw.it/date/2007' title='2007'&gt;2007&lt;/a&gt;&lt;ul&gt;\t&lt;li&gt;&lt;a href='http://blog.tsw.it/date/2007/12' title='dicembre 2007'&gt;dicembre 2007&lt;/a&gt;&lt;/li&gt;\n\t&lt;li&gt;&lt;a href='http://blog.tsw.it/date/2007/11' title='novembre 2007'&gt;novembre 2007&lt;/a&gt;&lt;/li&gt;\n\t&lt;li&gt;&lt;a href='http://blog.tsw.it/date/2007/10' title='ottobre 2007'&gt;ottobre 2007&lt;/a&gt;&lt;/li&gt;\n&lt;/ul&gt;&lt;/li&gt;\n\t&lt;li&gt;&lt;a href='http://blog.tsw.it/date/2006' title='2006'&gt;2006&lt;/a&gt;&lt;ul&gt;&lt;/ul&gt;&lt;/li&gt;\n\t\t&lt;/ul&gt;\n\t&lt;/div&gt;\n\t&lt;div id=\"last_comment\"&gt;\n\t\t\t\t\t&lt;h3&gt;Ultimi Commenti&lt;/h3&gt;\n\t\t\t &lt;ul&gt;\t&lt;li&gt;&lt;a href=\"http://blog.tsw.it/search-marketing/aziende-italiane-nei-social-network_0002654.html#comment-35970\" title=\"Aziende italiane nei social network, 3 dicembre 2008\"&gt;Facebook credo che oltre ad essere molto...&lt;/a&gt;&lt;/li&gt;\n\t&lt;li&gt;&lt;a href=\"http://blog.tsw.it/search-marketing/google-instant-ora-anche-in-italia_0007005.html#comment-35969\" title=\"Google Instant: ora anche in Italia, 9 settembre 2010\"&gt;Alcuni mesi fa, adesso non ricordo chi...&lt;/a&gt;&lt;/li&gt;\n\t&lt;li&gt;&lt;a href=\"http://blog.tsw.it/tsw-news/la-rassegna-della-settimana-27-google-instant-foursquare-youtube_0007051.html#comment-35966\"<text:s/>title=\"La rassegna della settimana (27): Google Instant, Foursquare, Twitter e YouTube, 17 settembre 2010\"&gt;Ciao Manuel grazie per la segnalazione del...&lt;/a&gt;&lt;/li&gt;\n&lt;/ul&gt;\n\t\t\t\t&lt;h3&gt;Post pi&amp;ugrave; commentati&lt;/h3&gt;\n\t\t&lt;ul&gt;&lt;li&gt;&lt;a href=\"http://blog.tsw.it/search-marketing/aziende-italiane-nei-social-network_0002654.html\" title=\"Aziende italiane nei social network\"&gt;Aziende italiane nei social network&lt;/a&gt; (54)&lt;/li&gt;&lt;li&gt;&lt;a href=\"http://blog.tsw.it/search-marketing/400-motori-di-ricerca_000432.html\" title=\"400 motori di ricerca\"&gt;400 motori di ricerca&lt;/a&gt; (34)&lt;/li&gt;&lt;li&gt;&lt;a href=\"http://blog.tsw.it/tsw-news/nuovo-blog-e-nuovo-sito-anzi-chiamiamolo-tsw-blog-site_0001828.html\" title=\"Nuovo blog e nuovo sito. Anzi, chiamiamolo TSW blog-site\"&gt;Nuovo blog e nuovo sito. Anzi, chiamiamolo TSW blog-site&lt;/a&gt; (22)&lt;/li&gt;&lt;/ul&gt;\n\t&lt;/div&gt;\n\t&lt;div class=\"clear\"&gt;&lt;/div&gt;\n&lt;/div&gt;\t\t﻿\n&lt;div id=\"footer\"&gt;\n <text:s text:c="3"/>&lt;div id=\"loghiNetwork\"&gt;\n <text:s text:c="7"/>A network with &lt;a href=\"http://www.tswstrategies.com/\" title=\"TSW Strategies\"&gt;tswstrategies.com&lt;/a&gt;&lt;br /&gt;\n <text:s text:c="7"/>&lt;a href=\"http://www.tswstrategies.com/\" style=\"margin-left:0\"&gt;&lt;img src=\"/wp-content/themes/tsw/images/logo_strategies.gif\"</text:p>
      <text:p text:style-name="Standard"><text:span text:style-name="T359"><text:s/></text:span><text:span text:style-name="T360">alt=\"TSW Strategies - Strategie per il marketing online\" title=\"TSW Strategies - St</text:span><text:span text:style-name="T361">rategie per il marketing online\"/&gt;&lt;/a&gt;\n <text:s text:c="7"/>&lt;a href=\"http://www.aboutuser.com/\"&gt;&lt;img src=\"/wp-content/themes/tsw/images/logo_au.gif\" alt=\"About User - User-centered\" title=\"About User - User-centered\"/&gt;&lt;/a&gt;\n <text:s text:c="7"/>&lt;a href=\"http://www.tsw.it</text:span><text:span text:style-name="T362">/\"&gt;&lt;img src=\"/wp-content/themes/tsw/images/logo_tsw.gif\" alt=\"TSW Search Marketing\" title=\"TSW Search Marketing\"/&gt;&lt;/a&gt;\n <text:s text:c="7"/>&lt;a href=\"http://www.aboutyou.it/\"&gt;&lt;img src=\"/wp-content/themes/tsw/images/logo_ay.gif\" alt=\"About You - Reputation M</text:span><text:span text:style-name="T363">anagement\" title=\"About You - Reputation Management\"/&gt;&lt;/a&gt;\n <text:s text:c="3"/>&lt;/div&gt;\n <text:s text:c="3"/>\n <text:s text:c="3"/>&lt;div id=\"loghiFooter\"&gt;\n <text:s text:c="7"/>Partnerships and Certifications&lt;br /&gt;\n <text:s text:c="7"/>&lt;a class=\"linkFooter\" href=\"http://blog.tsw.it/web-analytics/tsw-e-certificata-omniture</text:span><text:span text:style-name="T364">_0003210.html\"&gt;&lt;img src=\"/wp-content/themes/tsw/images/logo_omniture.gif\" alt=\"Omniture Certified Professional - Implementation\" title=\"Omniture Certified Professional - Implementation\"/&gt;&lt;/a&gt;\n <text:s text:c="7"/>&lt;a class=\"linkFooter\" href=\"http://blog.tsw.i</text:span><text:span text:style-name="T365">t/web-analytics/tsw-e-webtrends-analytics-certified_0004298.html\"&gt;&lt;img src=\"/wp-content/themes/tsw/images/logo_webtrends.gif\" alt=\"WebTrends Analytics Certified\" title=\"WebTrends Analytics Certified\" /&gt;&lt;/a&gt;\n <text:s text:c="7"/>&lt;a class=\"linkFooter\" href=\"ht</text:span><text:span text:style-name="T366">tp://www.tsw.it/analytics-usability/google-analytics-i-servizi-tsw\"&gt;&lt;img src=\"/wp-content/themes/tsw/images/logo_GA.gif\" alt=\"Google Analytics Certified Partner\" title=\"Google Analytics Certified Partner\"/&gt;&lt;/a&gt;\n <text:s text:c="7"/>&lt;img src=\"/wp-content/themes</text:span><text:span text:style-name="T367">/tsw/images/logo_AW.gif\" alt=\"Google AdWords Certified Partner\" title=\"Google AdWords Certified Partner\" /&gt;\n <text:s text:c="7"/>&lt;img src=\"/wp-content/themes/tsw/images/logo_waa.gif\" alt=\"Web Analytics Association Member\" title=\"Web Analytics\n <text:s text:c="3"/>Associatio</text:span><text:span text:style-name="T368">n Member\"/&gt;\n <text:s text:c="7"/>&lt;img src=\"/wp-content/themes/tsw/images/logo_iab.gif\" alt=\"IAB Italia Member\" title=\"IAB Italia Member\"/&gt;\n <text:s text:c="3"/>&lt;/div&gt;\n <text:s text:c="3"/>\n <text:s text:c="3"/>&lt;div class=\"vcard\"&gt;\n <text:s text:c="7"/>© 1997-2010 <text:s/>&lt;span class=\"fn org\"&gt;TSW s.r.l&lt;/span&gt;&amp;nbsp;&amp;nbsp;|&amp;nb</text:span><text:span text:style-name="T369">sp;&amp;nbsp;Sede legale: &lt;!--&lt;a href=\"http://maps.google.it/maps/place?cid=9852270777405926380\" target=\"_blank\"&gt;--&gt;&lt;span class=\"adr\"&gt;&lt;span class=\"street-address\"&gt;Galleria della Dogana, 6&lt;/span&gt; - &lt;span class=\"postal-code\"&gt;31100&lt;/span&gt; &lt;span class=\"</text:span><text:span text:style-name="T370">locality\"&gt;Treviso&lt;/span&gt;&lt;/span&gt;&lt;!--&lt;/a&gt;--&gt;|&amp;nbsp;&amp;nbsp;Sede operativa: &lt;span class=\"adr\"&gt;&lt;span class=\"street-address\"&gt;Viale IV Novembre, 70&lt;/span&gt; - &lt;span class=\"postal-code\"&gt;31100&lt;/span&gt; &lt;span class=\"locality\"&gt;Treviso&lt;/span&gt;&lt;/span&gt;&amp;nbsp;&amp;nbsp;|&amp;n</text:span><text:span text:style-name="T371">bsp;&amp;nbsp;P.I. 02424910269&lt;br /&gt;Tel. &lt;span class=\"tel\"&gt;+39 0422 419 789&lt;/span&gt; - Fax +39 0422 419 791&amp;nbsp;&amp;nbsp;|&amp;nbsp;&lt;a class=\"mail\" href=\"mailto:info@tsw.it\"&gt;info@tsw.it&lt;/a&gt;&amp;nbsp;&amp;nbsp;|&amp;nbsp;&lt;a href=\"http://www.tsw.it/termini-e-condizioni\" rel</text:span><text:span text:style-name="T372">=\"nofollow\"&gt;Termini e condizioni&lt;/a&gt;\n <text:s text:c="3"/>&lt;/div&gt;\n&lt;/div&gt;\n\t\t&lt;script type=\"text/javascript\"&gt;\n\tvar gaJsHost = ((\"https:\" == document.location.protocol) ? \"https://ssl.\" : \"http://www.\");\n\tdocument.write(unescape(\"%3Cscript src='\" + gaJsHost</text:span><text:span text:style-name="T373"><text:s/>+ \"google-analytics.com/ga.js' type='text/javascript'%3E%3C/script%3E\"));\n\t&lt;/script&gt;\n\t&lt;script type=\"text/javascript\"&gt;\n\tvar pageTracker = _gat._getTracker(\"UA-5624395-1\");\n <text:s text:c="7"/>pageTracker._setDomainName(\".tsw.it\");\n\t//pageTracker._addO</text:span><text:span text:style-name="T374">rganic(\"news.google\", \"q\");\n\t//pageTracker._addOrganic(\"images.google\", \"prev\");\n\tpageTracker._trackPageview();\n\t&lt;/script&gt;\t\n\t\t&lt;script type=\"text/javascript\"&gt;\n\tvar gaJsHost = ((\"https:\" == document.location.protocol) ? \"https://ssl.</text:span><text:span text:style-name="T375">\" : \"http://www.\");\n\tdocument.write(unescape(\"%3Cscript src='\" + gaJsHost + \"google-analytics.com/ga.js' type='text/javascript'%3E%3C/script%3E\"));\n\t&lt;/script&gt;\n\t&lt;script type=\"text/javascript\"&gt;\n\tvar pageTracker = _gat._getTracker(\"UA-341399</text:span><text:span text:style-name="T376">-1\");\n\tpageTracker._setDomainName(\".tsw.it\");\n\tpageTracker._addOrganic(\"news.google\", \"q\");\n\tpageTracker._trackPageview();\n\t&lt;/script&gt;\n&lt;/body&gt;\n&lt;/html&gt;"]</text:span></text:p>
      <text:p text:style-name="P377">[:title, "TSW Search Marketing Blog - La voce di TSW"]</text:p>
      <text:p text:style-name="P378">[:generator, "wordpress 2.9.2"]</text:p>
      <text:p text:style-name="Standard"><text:span text:style-name="T379">[:content, "tsw.it Search Marketing Company Mood Portfolio Connections Resources Press myTSW Blog Search Marketing Analytics &amp; Usability Brand Equity Training Blog TSW Ogni conversazione è un bene prezioso Benvenuti nel blog di TSW, un luogo di confronto s</text:span><text:span text:style-name="T380">ul search marketing.<text:s/></text:span><text:span text:style-name="T381">Un blog a più mani, espressione delle diverse competenze, personalità e relazioni di TSW. Blog Cerca L’Ad:tech London, giorno 1 21.09.2010 Questa prima giornata all’Ad:tech si è aperta con Twitter come protagonista, con un panel in cui</text:span><text:span text:style-name="T382"><text:s/>Shiva Rajaraman, Product Manager di Twitter, ha risposto a... Continua » Miriam BertoliTSW Chief Operating Officer La rassegna della settimana (27): Google Instant, Foursquare,... 17.09.2010 Ciao a tutti, la scorsa settimana c’è stato molto fermento per l</text:span><text:span text:style-name="T383">a nuova funzionalità di ricerca lanciata da Google. Se non avete capito a cosa mi... Continua » Manuel Da RosTSW SEM Project Manager Secondo giorno al Google Analytics Certified Partner Summit 16.09.2010 Si è conclusa anche la seconda giornata del GACP, ch</text:span><text:span text:style-name="T384">e è stata ricca di novità. Ma, d’altra parte, la prima non era da meno. Se Google... Continua » Mauro CanzianTSW Web Analytics Manager Primo giorno al Google Analytics Certified Partner Summit 15.09.2010 Si sta svolgendo in questi giorni, in California, il</text:span><text:span text:style-name="T385"><text:s/>GACP (Google Analytics Certified Partner) Summit 2010: TSW non poteva mancare, in quanto partner certificato per... Continua » Mauro CanzianTSW Web Analytics Manager Google Instant: ora anche in Italia 09.09.2010 Dimenticatevi il pulsante Enter, dopo aver</text:span><text:span text:style-name="T386"><text:s/>inserito la vostra parola chiave nel box di ricerca. Dopo una prima fase di test, Google ufficializza la sua nuova... Continua » Nadia PezzinTSW SEM Project Manager In vacanza con internet, tra social network e mobile… aggiornamento... 02.09.2010 Di ritor</text:span><text:span text:style-name="T387">no dalle vacanze rinasce la mia curiosità di capire come i colleghi si comportano con internet durante le ferie; come l’anno scorso ho fatto... Continua » Manuel Da RosTSW SEM Project Manager Sei un web developer? 31.08.2010 Cerchiamo un web developer per<text:s/></text:span><text:span text:style-name="T388">il nostro team di sviluppo. Sei appassionato di posizionamento nei motori di ricerca e user experience? La persona che stiamo cercando... Continua » Silvia RedelottiTSW Human Resources Manager La rassegna della settimana (26): aggiornamento all’algoritmo..</text:span><text:span text:style-name="T389">. 27.08.2010 Buongiorno a tutti, il ritorno dalle vacanze è stato caratterizzato da un ulteriore aggiornamento all’algoritmo di ricerca di Google.<text:s/></text:span><text:span text:style-name="T390">Ora i risultati di ricerca per alcuni... Continua » Mauro CanzianTSW Web Analytics Manager Post precedenti »<text:s/></text:span><text:span text:style-name="T391">Aree tematiche Brand Equity Connections Eventi Keyword Advertising Libri e Recensioni Link popularity Mobile web Progettazione Search Engine Friendly Progetti Web Search Engine Copywriting Search Engine Optimization Search Marketing Social Media Optimizati</text:span><text:span text:style-name="T392">on TSW Life TSW News TSW Strategies Web Analytics Web Marketing Web Usability TSW goes social Team TSW Visibilità, Identità e Usabilità: una strategia integrata per costruire relazioni attraverso il marketing online Biblioteca TSW Consigli per i marketing<text:s/></text:span><text:span text:style-name="T393">manager RSS Feed per i post del blog Feed per i commenti del blog Creative Commons Linking Policy RisorseBoxes and arrows Forum GT Google Blog Google Italia Blog Google Webmaster Central Html.it Il blog del Mestiere di Scrivere IMlog Information Architects</text:span><text:span text:style-name="T394"><text:s/>Inside AdWords John Battelle’s Search Blog Marketing Pilgrim Marketing Usabile Matt Cutts: Gadgets, Google, and SEO Matt Kazz: Gazzets, Gugol, e SEO Micropersuasion Motoricerca Nòva NinjaMarketing Occam’s Razor by Avinash Kaushik Robin Good’s MasterNewMed</text:span><text:span text:style-name="T395">ia Search Engine Land Search Engine Roundtable Search Engine Watch Blog SEOmoz Blog Seonida TagliaBlog WebmasterWorld Forum Yahoo!<text:s/></text:span><text:span text:style-name="T396">Search Blog [mini]marketing Archivio 2010 settembre 2010 agosto 2010 luglio 2010 giugno 2010 maggio 2010 aprile 2010 marzo 20</text:span><text:span text:style-name="T397">10 febbraio 2010 gennaio 2010 2009 dicembre 2009 novembre 2009 ottobre 2009 settembre 2009 agosto 2009 luglio 2009 giugno 2009 maggio 2009 aprile 2009 marzo 2009 febbraio 2009 gennaio 2009 2008 dicembre 2008 novembre 2008 ottobre 2008 settembre 2008 agosto</text:span><text:span text:style-name="T398"><text:s/>2008 luglio 2008 giugno 2008 maggio 2008 aprile 2008 marzo 2008 febbraio 2008 gennaio 2008 2007 dicembre 2007 novembre 2007 ottobre 2007 2006 Ultimi Commenti Facebook credo che oltre ad essere molto... Alcuni mesi fa, adesso non ricordo chi... Ciao Manuel</text:span><text:span text:style-name="T399"><text:s/>grazie per la segnalazione del... Post più commentati Aziende italiane nei social network (54)400 motori di ricerca (34)Nuovo blog e nuovo sito. Anzi, chiamiamolo TSW blog-site (22) ﻿ A network with tswstrategies.com Partnerships and Certifications © 1997</text:span><text:span text:style-name="T400">-2010 TSW s.r.l  |  Sede legale: Galleria della Dogana, 6 - 31100 Treviso|  Sede operativa: Viale IV Novembre, 70 - 31100 Treviso  |  P.I. 02424910269Tel. +39 0422 419 789 - Fax +39 0422 419 791  | info@tsw.it  | Termini e condizioni"]</text:span></text:p>
      <text:p text:style-name="P401"/>
      <text:p text:style-name="P402"/>
      <text:p text:style-name="P403"/>
      <text:p text:style-name="P404">quello che devo fare, è creare una cosa modulare, che a seconda della lingua mi analizzi la pagina internet e proceda poi in un certo modo al suo processo.</text:p>
      <text:p text:style-name="P405"/>
      <text:p text:style-name="Standard"><text:span text:style-name="T406">L'idea è quella di riconsocere la lingua in cui è scritta la pagina<text:s/></text:span><text:a xlink:href="http://www.w3.org/TR/i18n-html-tech-lang/" office:target-frame-name="_top" xlink:show="replace"><text:span text:style-name="T407">http://www.w3.org/TR/i18n-html-tech-lang/</text:span></text:a></text:p>
      <text:p text:style-name="P408"/>
      <text:p text:style-name="P409">c'è un sito che riconsoce la lingua in cui è scritto un testo, ma penso che la via migliore per capire in che lingua è scritta la pagina sia quella di analizzare il tag meta, oppure meglio ancora se presente l'attributo lang del tag html.</text:p>
      <text:p text:style-name="Standard"><text:span text:style-name="T410">Quindi per ordine. Tag html, tag meta, che però mi ritorna la codifica della pagina, che però è molto vaga, per esempio<text:s/></text:span>iso-8859-1<text:s/><text:span text:style-name="T411">è usata in europa occidentale gran parte dell'africa, oceania, e americhe, perchè si rif</text:span><text:span text:style-name="T412">à al alfabeto latino.</text:span></text:p>
      <text:p text:style-name="Standard"><text:span text:style-name="T413">Potrei vedere l'HTTP Header, dove è presente un campo chiamato content-Language che esprime come l'attributo lang del tag html la lingua it, en, ecc che però è usato dal browser per visualizzare la pagina nella lingua preferita, se la</text:span><text:span text:style-name="T414"><text:s/>pagina è disponibile in più lingue</text:span></text:p>
      <text:p text:style-name="P415"/>
      <text:p text:style-name="Standard"><text:span text:style-name="T416">Si può fare un ipotesi sulla lingua in base al TLD<text:s/></text:span><text:a xlink:href="http://www.google.com/url?sa=t&amp;source=web&amp;cd=1&amp;sqi=2&amp;ved=0CCQQFjAA&amp;url=http%3A%2F%2Fwww.igoldrush.com%2Fdomain-guide%2Fdomain-name-basics%2Ftld-gtld-stld-utld-cctld&amp;rct=j&amp;q=domain%20name%20extension&amp;ei=rh6bTNugIMfc4gbwkL09&amp;usg=AFQjCNH5KJ31GoCmmoRkZvucVCWALyfwZw&amp;cad=rja" office:target-frame-name="_top" xlink:show="replace"><text:span text:style-name="T417">http://www.google.com/url?sa=t&amp;source=web&amp;cd=1&amp;sqi=2&amp;ved=0CCQQFjAA&amp;</text:span><text:span text:style-name="T418">url=http%3A%2F%2Fwww.igoldrush.com%2Fdomain-guide%2Fdomain-name-basics%2Ftld-gtld-stld-utld-cctld&amp;rct=j&amp;q=domain%20name%20extension&amp;ei=rh6bTNugIMfc4gbwkL09&amp;usg=AFQjCNH5KJ31GoCmmoRkZvucVCWALyfwZw&amp;cad=rja</text:span></text:a></text:p>
      <text:p text:style-name="P419">se è it, uk ecc ecc</text:p>
      <text:p text:style-name="Standard"><text:span text:style-name="T420">utilizzando il TLD ho buone possi</text:span><text:span text:style-name="T421">bilità che la liongua sia quella.</text:span></text:p>
      <text:p text:style-name="P422"/>
      <text:p text:style-name="P423">Se non trova la lingua da lang o l'url è un .org, imposto come lingua di default l'italiano.</text:p>
      <text:p text:style-name="P424">Si potrebbe cercare di utilizzare uno script ruby che ho trovato, che riconsce una decina di lingue, ma non l'italiano</text:p>
      <text:p text:style-name="P425"/>
      <text:p text:style-name="P426">Giorno 24</text:p>
      <text:p text:style-name="Standard"><text:span text:style-name="T427">terminata l'implementazione del codice con readability per ccercare di trovare la lingua in cui è scritto il documento html. In pratica, per prima cosa cerca se nella pagina sono presente gli attributi lang o xml:lang e ne estrae il valore. Se non ci son</text:span><text:span text:style-name="T428">o (ovvero il sito non utilizza un cms o simili) vedi repubblica.it prendere l'estensione dell'url, e dice che è italiano perchè termina in .it. Se l'estensiolne è .org o simili prova a determinare la lingua attraverso un programmino esterno<text:s/></text:span><text:a xlink:href="http://github.com/peterc/whatlanguage" office:target-frame-name="_top" xlink:show="replace"><text:span text:style-name="T429">http://github.com/peterc/whatlanguage</text:span></text:a><text:span text:style-name="T430"><text:s/>a cui ho aggiunto la lingua italiana, scaricnado il dizionario italiano dal sito delle estensioni di openoffice, modificato, eliminando /TUQesa e simili finali, crea un file chia</text:span><text:span text:style-name="T431">mato italian, che viene codificiato in binario dal programma originale e quando si lancia whatlanguage, usato per fare il confronto.</text:span></text:p>
      <text:p text:style-name="Standard"><text:span text:style-name="T432">Il sistema usa il filro bloom<text:s/></text:span><text:a xlink:href="http://www.rubyinside.com/whatlanguage-ruby-language-detection-library-1085.html" office:target-frame-name="_top" xlink:show="replace"><text:span text:style-name="T433">http://www.rubyinside.com/whatlanguage-ruby-language-detection-library-1085.html</text:span></text:a></text:p>
      <text:p text:style-name="Standard"><text:a xlink:href="http://www.igvita.com/2008/12/27/scalable-datasets-bloom-filters-in-ruby/" office:target-frame-name="_top" xlink:show="replace"><text:span text:style-name="T434">http://www.igvita.com/2008/12/27/scalable-datasets-bloom-filters-in-ruby/</text:span></text:a></text:p>
      <text:p text:style-name="P435"/>
      <text:p text:style-name="Standard"><text:span text:style-name="T436">i fi</text:span><text:span text:style-name="T437">le binari vengono riconvertiti con il metodo<text:s/></text:span><text:span text:style-name="T438">unpack<text:s/></text:span><text:span text:style-name="T439">ed utilizzati</text:span></text:p>
      <text:p text:style-name="P440">Provandolo però il risultato non è ottimale, perchè il programma si può confondere quando trova parole inglesi all'interno del contenuto principale della pagina analizzata</text:p>
      <text:p text:style-name="P441"/>
      <text:p text:style-name="P442"/>
      <text:p text:style-name="P443">Giorno 27</text:p>
      <text:p text:style-name="P444">implementazione del lavoro svolto fino ad oggi con il progetto, con relativi adattamenti</text:p>
      <text:p text:style-name="P445">Sistemato il controllo che cancella la data di oggi (ovvero di quando si fa la ricerca)dall'array candidati perchè uso parse-date fatto da andrea per convertire tutte<text:s/>le date trovate in un unico modo lunedì mese giorno.</text:p>
      <text:p text:style-name="P446">Controllo pèercentuale dei risulati esatti</text:p>
      <text:p text:style-name="P447">Provato ad inserire twitter nelle url, e dopo aver inserito il regex per la data, ho avuto problemi con il prgrammaino che standardizza perchè se gli si passa una data già in formato standard, ritorna la data e l'ora in cui viene compiuta l'azione. Quindi ho fatto un controllo, che se l'array riconosce la data e si trova in posizione content1, ovvero la data riconosciuta è quella standard non effettua la standardizzazzione.</text:p>
      <text:p text:style-name="P448">Riesco a catturare anche i tweet, impostando il numero minimo di caratteri per definire la soglia della lughezza delle frasi.</text:p>
      <text:p text:style-name="P449"/>
      <text:p text:style-name="P450">Implementazione di test_andrea.rb con il progetto prevista per domani. Il modo in cui si unirà il tutto è attraveso la modulazione</text:p>
      <text:p text:style-name="Standard"><text:a xlink:href="http://piotrsarnacki.com/2010/07/31/rails3-modularity/" office:target-frame-name="_top" xlink:show="replace"><text:span text:style-name="T451">http://piotrsarnacki.com/2010/07/31/rails3-modularity/</text:span></text:a></text:p>
      <text:p text:style-name="P452"/>
      <text:p text:style-name="P453"/>
      <text:p text:style-name="Standard"><text:span text:style-name="T454">Altre possibili metodologie di implementazione<text:s/></text:span><text:a xlink:href="http://ruby.html.it/articoli/leggi/3416/introduzione-a-rack/" office:target-frame-name="_top" xlink:show="replace"><text:span text:style-name="T455">http://ruby.html.it/articoli/leggi/3416/introduzione-a-rack/</text:span></text:a></text:p>
      <text:p text:style-name="Standard"><text:a xlink:href="http://piotrsarnacki.com/2010/09/06/rsoc-status-namespacing-engines/" office:target-frame-name="_top" xlink:show="replace"><text:span text:style-name="T456">http://piotrsarnacki.com/2010/09/</text:span><text:span text:style-name="T457">06/rsoc-status-namespacing-engines/</text:span></text:a></text:p>
      <text:p text:style-name="P458"/>
      <text:p text:style-name="P459"/>
      <text:p text:style-name="P460">Giorno 28</text:p>
      <text:p text:style-name="P461">Implementazione per moduli, dividendo le fasi di fatch, in prendere il documento, prendre la data, prendere la lingua, prendere il contenuto</text:p>
      <text:p text:style-name="Standard"><text:span text:style-name="T462">intanto ho cercato di trovare la lingua in cui è scritto il documen</text:span><text:span text:style-name="T463">to html nel contenuto dell'header, ma questo controllo la maggior parte delle volte non funziona perchè nessuno lo usa, se fallisce, cerco di imporre un charset usando quello che già era stato scritto e che è stato usato anche in<text:s/></text:span><text:a xlink:href="http://www.quarkruby.com/2009/9/22/rails-utf-8-and-html-screen-scraping" office:target-frame-name="_top" xlink:show="replace"><text:span text:style-name="T464">http://www.quarkruby.com/2009/9/22/rails-utf-8-and-html-screen-scraping</text:span></text:a></text:p>
      <text:p text:style-name="P465"/>
      <text:p text:style-name="P466">if doc.respond_to?(:charset) then</text:p>
      <text:p text:style-name="P467"># <text:s text:c="13"/>#se è nil uso latin1</text:p>
      <text:p text:style-name="P468"># <text:s text:c="13"/>charset = doc.charset || "iso-8859-1"</text:p>
      <text:p text:style-name="P469"># <text:s text:c="9"/>else</text:p>
      <text:p text:style-name="P470"># <text:s text:c="13"/>charset = <text:s/>"iso-8859-1"</text:p>
      <text:p text:style-name="P471"># <text:s text:c="9"/>end</text:p>
      <text:p text:style-name="P472"># <text:s text:c="9"/>Scraper.logger.info "Charset found #{charset} for #{@uri.to_s}"</text:p>
      <text:p text:style-name="P473"># <text:s text:c="9"/>#converto il charset eliminando i caratteri illegali</text:p>
      <text:p text:style-name="P474"># <text:s text:c="9"/>@content[:raw] = Iconv.conv("UTF-8//IGNORE",charset,@content[:raw])</text:p>
      <text:p text:style-name="P475"># <text:s text:c="9"/>#@content[:raw] = Iconv.conv("UTF-8//TRANSLIT",charset,@content[:raw])</text:p>
      <text:p text:style-name="P476"># <text:s text:c="8"/>rescue</text:p>
      <text:p text:style-name="P477"># <text:s text:c="9"/>@content[:raw] = Iconv.conv("UTF-8//IGNORE","UTF-8",@content[:raw])</text:p>
      <text:p text:style-name="P478"># <text:s text:c="9"/>#@content[:raw] = Iconv.conv("UTF-8//TRANSLIT","UTF-8",@content[:raw])</text:p>
      <text:p text:style-name="P479"># <text:s text:c="9"/>Scraper.logger.debug "Rescuing charset 'UTF-8' for #{@uri.to_s}"</text:p>
      <text:p text:style-name="P480"># <text:s text:c="7"/>end</text:p>
      <text:p text:style-name="P481"/>
      <text:p text:style-name="P482">se non funziona bisognerebbe prender il documento e trasformare l'html in testo, ma penso sia più semplice prendere la struttura ad albero html e fa li prendere il testo principale e continuare.</text:p>
      <text:p text:style-name="P483"/>
      <text:p text:style-name="P484">Ho utilizzato vari useragent che vengono usati in modo random, questo per cercare di evitare di venire bloccati. Ma più che altro per fare una cosa carina</text:p>
      <text:p text:style-name="P485"/>
      <text:p text:style-name="P486"><text:s text:c="2"/>USERAGENTS = [</text:p>
      <text:p text:style-name="P487"><text:s text:c="2"/>"Mozilla/5.0 (X11; U; Linux i686; it; rv:1.9.2.9) Gecko/20100825 Ubuntu/10.04 (lucid) Firefox/3.6.9",</text:p>
      <text:p text:style-name="P488"><text:s text:c="2"/>"Mozilla/4.0 (compatible; MSIE 7.0; Windows NT 6.0; WOW64; SLCC1; .NET CLR 1.1.4322; .NET CLR 2.0.50727)",</text:p>
      <text:p text:style-name="Standard"><text:span text:style-name="T489"><text:s text:c="2"/></text:span><text:span text:style-name="T490">"Plan 9 (X11; U; FreeBSD) Plan 9 l/9.15.11",</text:span></text:p>
      <text:p text:style-name="P491"><text:s text:c="2"/>"Mozilla/5.0 (iPhone; U; CPU iPhone OS 4_1 like Mac OS X; ru-ru) AppleWebKit/532.9 (KHTML, like Gecko) Version/4.0.5 Mobi",</text:p>
      <text:p text:style-name="P492"><text:s text:c="2"/>"Mozilla/4.0 (compatible; MSIE 8.0; Windows NT 5.1; Trident/4.0; .NET CLR 1.1.4322; .NET CLR 2.0.50727; .NET CLR 3.0.04506.30;<text:s/>.NET CLR 3.0.04506.648; .NET CLR 3.0.4506.2152; .NET CLR 3.5.30729)",</text:p>
      <text:p text:style-name="P493"><text:s text:c="2"/>"Mozilla/5.0 (Windows; U; Windows NT 5.1; it; rv:1.9.2.10) Gecko/20100914 Firefox/3.6.10 ( .NET CLR 3.5.30729)",</text:p>
      <text:p text:style-name="P494"><text:s text:c="2"/>"Lynx/2.8.8dev.2 libwww-FM/2.14 SSL-MM/1.4.1"</text:p>
      <text:p text:style-name="P495"><text:s text:c="2"/>]</text:p>
      <text:p text:style-name="P496"/>
      <text:p text:style-name="P497"><text:s/>#Random user agent</text:p>
      <text:p text:style-name="P498"><text:s text:c="4"/>rand_number = rand(800)%USERAGENTS.length</text:p>
      <text:p text:style-name="P499"><text:s text:c="4"/>#codifica URI::open</text:p>
      <text:p text:style-name="P500"/>
      <text:p text:style-name="P501"><text:s text:c="4"/>@uri.open( <text:s/>"User-Agent"=&gt;USERAGENTS[rand_number],</text:p>
      <text:p text:style-name="P502"><text:s text:c="16"/>"Accept-Charset"=&gt;"utf-8"#,</text:p>
      <text:p text:style-name="P503"><text:s text:c="16"/>#"Connection"=&gt;"Keep-Alive"</text:p>
      <text:p text:style-name="P504"><text:s text:c="14"/>) do |doc|</text:p>
      <text:p text:style-name="P505"><text:s text:c="6"/>case doc.status.first.to_i....</text:p>
      <text:p text:style-name="P506"/>
      <text:p text:style-name="Standard"><text:span text:style-name="T507">Possibili campi dell'header<text:s/></text:span><text:a xlink:href="http://www.w3.org/Protocols/HTTP/1.0/spec.html#HeaderFields" office:target-frame-name="_top" xlink:show="replace"><text:span text:style-name="T508">http://www.w3.org/Protocols/HTTP/1.0/spec.html#HeaderFields</text:span></text:a></text:p>
      <text:p text:style-name="P509"/>
      <text:p text:style-name="P510">nel pomeriggio ho fatto un giro con marco gaurdando la sala server<text:s/>e qualche impostazione</text:p>
      <text:p text:style-name="P511"/>
      <text:p text:style-name="P512">Giorno 30/09</text:p>
      <text:p text:style-name="P513">lavoro sul programma, dividendo gli extractor, data, lingua e contenuto, ma è un casino continuo</text:p>
      <text:p text:style-name="P514"/>
      <text:p text:style-name="P515">Giorno 1/10</text:p>
      <text:p text:style-name="P516">mattina: imparato a fare I backup su nastro, gestire I permessi, fare le caselle di posta su exgange, vista la topologia della rete, recupero dati ecc</text:p>
      <text:p text:style-name="P517">poemriggio: lavorato sul programma, perfezionando il riconoscimento della lingua trammite whatlanguage, togliendo dai dizionari il russo, e togliendo tutte le parole di fino a 3 lettere di lunghezza.</text:p>
      <text:p text:style-name="P518">Ora dovrei prendere I primi due risultati e fare il confronto, se è minore del 10% non settare la lingua. Però ho un problema....non riesco ad estrarre I risultati, se non solamente il primo dall'hash</text:p>
      <text:p text:style-name="P519"/>
      <text:p text:style-name="P520">La differenza media è attorno al 5%..... non penso valga la pena fare il controllo con whatlanguage se la soglia è il doppio è se c'è un servizio esterno che fornisce le API e trova al 100% la lingua<text:s/><text:a xlink:href="http://www.alchemyapi.com/" office:target-frame-name="_top" xlink:show="replace">http://www.alchemyapi.com/</text:a></text:p>
      <text:p text:style-name="P521"/>
      <text:p text:style-name="P522">Giorno 4/10</text:p>
      <text:p text:style-name="P523">Controllato che tutti I backup dell fine settimana siano andati a buon fine, e preprato il nasto per il backup giornaliero.</text:p>
      <text:p text:style-name="P524"/>
      <text:p text:style-name="P525"><text:tab/>Come funzionano I backup!</text:p>
      <text:p text:style-name="P526">Praticamente il server fa un backup continuo, mentre le cassette sono programmate per contenere ogni giorno del contenuto differente, in pratica il lavoro svolto nella mattina fino alle 13.00 arrivo a salvare anche 360Gb.</text:p>
      <text:p text:style-name="P527">Mentre il backup del weekend mi salva I dati che non vengono o di rado modificati</text:p>
      <text:p text:style-name="P528"/>
      <text:p text:style-name="P529"/>
      <text:p text:style-name="P530">Ora riesco a salvare il valore dell'hash lingua, salvando tali valore senza chiave in un array, li ordino ed estraggo I primi 2, uso la formula<text:s/><text:a xlink:href="http://en.wikipedia.org/wiki/Percent_difference" office:target-frame-name="_top" xlink:show="replace">http://en.wikipedia.org/wiki/Percent_difference</text:a><text:s/>% Diff per calcolare la percentuale effettuo il controllo e se la differenza fra lingua max e lingua max -1 non è maggiore del 10% affermo che non posso determinare la lingua con cui è scritto il documento in modo esatto e quindi ritorno nil e utilizzerò le API di sopra!</text:p>
      <text:p text:style-name="P531">Corretto il fatto che<text:s/>tutte le date che riesco a trovare me le restituisce in formato standar, tipo "Wed Jan 27 00:00:00 +0100 2010" <text:s/>apoggiandomi alle righe di codice che ha scritto andrea chiamte DateParser</text:p>
      <text:p text:style-name="P532">Insomma, ora se il sito ha un suo scraper lo utilizza, altrimenti usa<text:s/>readability, altrimenti se nessuno di questi funziona, prende il title e l'intero documento html a partire dalla definizione di DOCTYPE, ovvero tutto il codice puro.</text:p>
      <text:p text:style-name="P533"/>
      <text:p text:style-name="P534"/>
      <text:p text:style-name="P535">Giorno 5</text:p>
      <text:p text:style-name="P536">visto che il wahtlanguage mi crea problemi, ho ricerato tutti I file binari<text:s/>contenenti I dizionari nel solito modo, ovvero scaricandoli dal sito extension di openoffice e pulendoli con</text:p>
      <text:p text:style-name="P537">sed 's/\/.*$//g' russian.dic &gt;russian</text:p>
      <text:p text:style-name="P538">il risultato però non cambia, la lingua non è ben riconosciuta.</text:p>
      <text:p text:style-name="P539">Sistemato un problema causato dal pulsante<text:s/>like di facebook, che in certe condizioni (div figlio di un div) non riusciva a catturare il contenuto principale della pagina</text:p>
      <text:p text:style-name="P540"><text:a xlink:href="http://www.ilgiornale.it/esteri/dai_piatti_primo_incontro_lady_cameron_racconta__come_vero_leader_tory/14-03-2010/articolo-id=429386-page=0-comments=1" office:target-frame-name="_top" xlink:show="replace">http://www.ilgiornale.it/esteri/dai_piatti_primo_incontro_lady_cameron_racconta__come_vero_leader_tory/14-03-2010/articolo-id=429386-page=0-comments=1</text:a></text:p>
      <text:p text:style-name="P541"/>
      <text:p text:style-name="P542"/>
      <table:table table:style-name="Table543">
        <table:table-columns>
          <table:table-column table:style-name="TableColumn544"/>
          <table:table-column table:style-name="TableColumn545"/>
        </table:table-columns>
        <table:table-row table:style-name="TableRow546">
          <table:table-cell table:style-name="TableCell547">
            <text:p text:style-name="P548">div class="testo_articolo_dimensione"&gt;</text:p>
          </table:table-cell>
          <table:table-cell table:style-name="TableCell549">
            <text:p text:style-name="P550"/>
          </table:table-cell>
        </table:table-row>
        <table:table-row table:style-name="TableRow551">
          <table:table-cell table:style-name="TableCell552">
            <text:p text:style-name="P553"/>
          </table:table-cell>
          <table:table-cell table:style-name="TableCell554">
            <text:p text:style-name="P555"/>
          </table:table-cell>
        </table:table-row>
        <table:table-row table:style-name="TableRow556">
          <table:table-cell table:style-name="TableCell557">
            <text:p text:style-name="P558"/>
          </table:table-cell>
          <table:table-cell table:style-name="TableCell559">
            <text:p text:style-name="P560">&lt;div id="fb-like"&gt;&lt;fb:like show_faces="false"&gt;&lt;/fb:like&gt;&lt;/div&gt;</text:p>
          </table:table-cell>
        </table:table-row>
        <table:table-row table:style-name="TableRow561">
          <table:table-cell table:style-name="TableCell562">
            <text:p text:style-name="P563"/>
          </table:table-cell>
          <table:table-cell table:style-name="TableCell564">
            <text:p text:style-name="P565"/>
          </table:table-cell>
        </table:table-row>
        <table:table-row table:style-name="TableRow566">
          <table:table-cell table:style-name="TableCell567">
            <text:p text:style-name="P568"/>
          </table:table-cell>
          <table:table-cell table:style-name="TableCell569">
            <text:p text:style-name="P570">&amp;#171;Sono esausto... I love you, babe&amp;#187;. Era il 2007 quando David Cameron scendeva dal palco del Congresso dei Conservatori e le telecamere rubavano le parole sussurrate all&amp;#146;orecchio della moglie<text:s/>Samantha. Allora i Tory erano oltre 10 punti percentuali sotto i laburisti, ma Gordon Brown non ebbe il coraggio di indire elezioni anticipate e il discorso di Cameron - senza appunti, come aveva suggerito Samantha - e il suo sfogo sincero e immediato con<text:s/>la moglie fecero breccia sugli elettori. Oggi, a due anni di distanza da quella frase rubata e a meno di due mesi dalle elezioni generali del 6 maggio che potrebbero riportare al governo i Conservatori,</text:p>
          </table:table-cell>
        </table:table-row>
      </table:table>
      <text:p text:style-name="P571"/>
      <text:p text:style-name="P572">Il problema l'abbiamo risolto, inserendo il trag like nella lista dei tag che non sono buoni di readability, è stato difficile perchè l'errore si manifesta solamente in certe condizioni e in certe pagine dello stesso sito</text:p>
      <text:p text:style-name="P573"/>
      <text:p text:style-name="P574"><text:a xlink:href="http://www.redmine.org/wiki/1/HowTo_Install_Redmine_in_Ubuntu#Configuring-the-Passenger-Apache-module" office:target-frame-name="_top" xlink:show="replace">http://www.redmine.org/wiki/1/HowTo_Install_Redmine_in_Ubuntu#Configuring-the-Passenger-Apache-module</text:a></text:p>
      <text:p text:style-name="P575"/>
      <text:p text:style-name="P576"><text:span text:style-name="T577"><text:s text:c="3"/></text:span><text:span text:style-name="T578">LoadModule passenger_module /var/lib/gems/1.8/gems/passenger-2.2.15/ext/apache2/mod_passenger.so</text:span></text:p>
      <text:p text:style-name="P579"><text:s text:c="3"/>PassengerRoot<text:s/>/var/lib/gems/1.8/gems/passenger-2.2.15</text:p>
      <text:p text:style-name="P580"><text:s text:c="3"/>PassengerRuby /usr/bin/ruby1.8</text:p>
      <text:p text:style-name="P581"/>
      <text:p text:style-name="P582"/>
      <text:p text:style-name="P583"><text:s text:c="3"/>&lt;VirtualHost *:80&gt;</text:p>
      <text:p text:style-name="P584"><text:s text:c="6"/>ServerName www.yourhost.com</text:p>
      <text:p text:style-name="P585"><text:s text:c="6"/>DocumentRoot /somewhere/public <text:s text:c="3"/># &lt;-- be sure to point to 'public'!</text:p>
      <text:p text:style-name="P586"><text:s text:c="6"/>&lt;Directory /somewhere/public&gt;</text:p>
      <text:p text:style-name="P587"><text:s text:c="9"/>AllowOverride all <text:s text:c="13"/># &lt;-- relax Apache security settings</text:p>
      <text:p text:style-name="P588"><text:s text:c="9"/>Options -MultiViews <text:s text:c="11"/># &lt;-- MultiViews must be turned off</text:p>
      <text:p text:style-name="P589"><text:span text:style-name="T590"><text:s text:c="6"/></text:span><text:span text:style-name="T591">&lt;/Directory&gt;</text:span></text:p>
      <text:p text:style-name="P592"><text:s text:c="3"/>&lt;/VirtualHost&gt;</text:p>
      <text:p text:style-name="P593"/>
      <text:p text:style-name="P594"><text:span text:style-name="T595">installato passenger</text:span><text:s/>e configurato apache con il db per I test in locale</text:p>
      <text:p text:style-name="P596"/>
      <text:p text:style-name="P597">per avviare scarper</text:p>
      <text:p text:style-name="P598">andreafeltrin@ubuntu:/var/www/monitoring$<text:s/><text:bookmark-start text:name="__DdeLink__1460_1768982785"/><text:bookmark-start text:name="__DdeLink__1286_344194105"/>RAILS_ENV=development ruby lib/workers/drb_scraper_worker.rb<text:bookmark-end text:name="__DdeLink__1460_1768982785"/><text:bookmark-end text:name="__DdeLink__1286_344194105"/></text:p>
      <text:p text:style-name="P599"/>
      <text:p text:style-name="P600"/>
      <text:p text:style-name="P601">Avvio about you reputation monitoring sul marchio ducati con google search google groups e google news</text:p>
      <text:p text:style-name="P602"/>
      <text:p text:style-name="P603"/>
      <text:p text:style-name="P604">remove all'html tag e tutto il contenuto che non è testo<text:s/><text:span text:style-name="T605">gsub(%r{&lt;/?[^&gt;]+?&gt;}, ''))</text:span></text:p>
      <text:p text:style-name="P606"/>
      <text:p text:style-name="P607"/>
      <text:p text:style-name="P608">giorno 7</text:p>
      <text:p text:style-name="P609">Corretto il riconoscimento della data in cui si compie la ricerca, ora da quel che ho visto con moltissima precisione posso dire se la data che trovo è quella in cui compio<text:s/>la ricerca oppure è realmente la data dell'articolo!</text:p>
      <text:p text:style-name="P610"/>
      <text:p text:style-name="P611">Capistrano<text:s/><text:a xlink:href="http://ruby.html.it/articoli/leggi/2619/capistrano-il-deployment-rails-diventa-facile/" office:target-frame-name="_top" xlink:show="replace">http://ruby.html.it/articoli/leggi/2619/capistrano-il-deployment-rails-diventa-facile/</text:a></text:p>
      <text:p text:style-name="P612"/>
      <text:p text:style-name="P613">utilizzo della console, per cancellare il database attraverso l'uso di rubyonrails</text:p>
      <text:p text:style-name="P614">ducati = Profile.find(numero)</text:p>
      <text:p text:style-name="P615">ducati.pages.count</text:p>
      <text:p text:style-name="P616">ducati.pages.each(|w| w.destroy}</text:p>
      <text:p text:style-name="P617">ducati.save</text:p>
      <text:p text:style-name="P618"/>
      <text:p text:style-name="P619"/>
      <text:p text:style-name="P620">Giorno 8</text:p>
      <text:p text:style-name="P621">Creato il file useragent.rb per rendere disponibile a tutto il<text:s/>programma la possibilità di un useragetn random</text:p>
      <text:p text:style-name="P622"/>
      <text:p text:style-name="P623">Guardando come convertire Hpricot con nokogiri</text:p>
      <text:p text:style-name="P624"><text:span text:style-name="T625">Hpricot.buffer_size = 262144</text:span><text:span text:style-name="T626"><text:s text:c="3"/></text:span></text:p>
      <text:p text:style-name="P627"><text:span text:style-name="T628">perchè altrimenti da errore<text:s/></text:span><text:span text:style-name="T629"><text:s/></text:span><text:span text:style-name="T630">/usr/local/lib/ruby/gems/1.8/gems/hpricot-0.5/lib/hpricot/parse.rb:44:in `scan': ran out of buffer<text:s/></text:span><text:span text:style-name="T631">space on element &lt;input&gt;, starting on line 23.<text:s/></text:span><text:span text:style-name="T632">(Hpricot::ParseError)</text:span></text:p>
      <text:p text:style-name="Textbody"><text:line-break/></text:p>
      <text:p text:style-name="P633">su nokogiri non mi pare esista</text:p>
      <text:p text:style-name="P634">Mechenize<text:s/><text:a xlink:href="http://mechanize.rubyforge.org/mechanize/" office:target-frame-name="_top" xlink:show="replace">http://mechanize.rubyforge.org/mechanize/</text:a></text:p>
      <text:p text:style-name="P635">che incorpora già nokogiri</text:p>
      <text:h text:style-name="P636" text:outline-level="2">Sto cercando di<text:s/>risolvere I problemi con la data, perchè quando la data è in un formato particolare, non viene standardizzata e quindi il programma usa, perchè è stato scritto così, la data in cui viene effettuata la ricerca!</text:h>
      <text:p text:style-name="P637"><text:span text:style-name="T638">Ok, non ci potevo mai arrivare....in partica :</text:span><text:span text:style-name="T639">date_time usa la programmazione<text:s/></text:span><text:a xlink:href="http://it.wikipedia.org/wiki/Duck_typinghttp:/it.wikipedia.org/wiki/Duck_typing" office:target-frame-name="_top" xlink:show="replace">http://it.wikipedia.org/wiki/Duck_typing</text:a><text:a xlink:href="http://it.wikipedia.org/wiki/Duck_typinghttp:/it.wikipedia.org/wiki/Duck_typing" office:target-frame-name="_top" xlink:show="replace"><text:span text:style-name="T640">http://it.wikipedia.org/wiki/Duck_typing</text:span></text:a><text:span text:style-name="T641"><text:s/>e io gli passavo la data in formato stringa che lui non riconsoceva come data e quindi mi impostava la data come quella di oggi.</text:span></text:p>
      <text:p text:style-name="P642">Ruby è dinamico, in teoria non posso definire una variabile perchè può cambiare durante il corso della sua vita</text:p>
      <text:p text:style-name="P643">creato <text:s/>un metodo<text:s/><text:span text:style-name="T644">strp_tags</text:span><text:s/>che aggiunge alla classe String un metodo per pulire il testo dal tag html</text:p>
      <text:p text:style-name="P645"><text:span text:style-name="T646"><text:s text:c="2"/></text:span><text:span text:style-name="T647">def strip_tags</text:span></text:p>
      <text:p text:style-name="P648"><text:s text:c="4"/>return self.gsub( %r{&lt;/?[^&gt;]+?&gt;}, '' )</text:p>
      <text:p text:style-name="P649"><text:span text:style-name="T650"><text:s text:c="2"/></text:span><text:span text:style-name="T651">end</text:span></text:p>
      <text:p text:style-name="P652">devo poi caricare il file indicando il percorso, per averlo come libreria al utuilizzo del file con:</text:p>
      <text:p text:style-name="P653">Dir["#{File.expand_path(File.dirname(__FILE__))}/../../../extend_string.rb"].each do |f|</text:p>
      <text:p text:style-name="P654"><text:s text:c="2"/>begin</text:p>
      <text:p text:style-name="P655"><text:s text:c="4"/>require f</text:p>
      <text:p text:style-name="P656"><text:s text:c="2"/>rescue LoadError</text:p>
      <text:p text:style-name="P657"><text:s text:c="4"/>puts "could not load #{f}: #{$!}"</text:p>
      <text:p text:style-name="P658"><text:span text:style-name="T659"><text:s text:c="2"/></text:span><text:span text:style-name="T660">end</text:span></text:p>
      <text:p text:style-name="P661">end</text:p>
      <text:p text:style-name="P662"/>
      <text:p text:style-name="P663"/>
      <text:p text:style-name="P664">Giorno 11</text:p>
      <text:p text:style-name="P665">Implementazione<text:s/>Nokogiri, per sostituire hpricot</text:p>
      <text:p text:style-name="P666">Gestione BB aziendali</text:p>
      <text:p text:style-name="P667">corretta il riconoscimento della data, perchè con readability passavo già una prima volta la data attraverso dateparser e l'oggettto che mi restiotuiva era della classe Time, quando con indexer.rb, chiamato in teoria da scraper_warker.rb la data tornava a passare per dateparser, questo aspettandosi un oggetto di tipo stringa, mi convertiva la data trovata con quella riferita alla data in cui si effettua la ricerca. Ho risolto il problema del creato dal<text:s/>duck typing aggiungendo un ulteriore controllo, che non tocca la data se di timo Time.</text:p>
      <text:p text:style-name="P668"/>
      <text:p text:style-name="P669"/>
      <text:p text:style-name="P670">Giorno 12</text:p>
      <text:p text:style-name="P671">Leggere I feed di Twitter con nokogiri<text:s/><text:a xlink:href="http://tenderlovemaking.com/2010/04/17/event-based-json-and-yaml-parsing/" office:target-frame-name="_top" xlink:show="replace">http://tenderlovemaking.com/2010/04/17/event-based-json-and-yaml-parsing/</text:a></text:p>
      <text:p text:style-name="P672">Hpricot è leggeremente differente</text:p>
      <text:p text:style-name="P673">primi Test di funzionamento sul server di test</text:p>
      <text:p text:style-name="P674"/>
      <text:p text:style-name="P675">giorno 13</text:p>
      <text:p text:style-name="P676">Trasferimento domini mail da aruba ad asco!</text:p>
      <text:p text:style-name="P677">Problemi con il funzionamento del programma nel server di test, nell<text:s/>orario di raccolta del documento, che è sballato, ma anche in circa 380 pagine che non vengono corretamente parsate, sul test, ma in locale si!</text:p>
      <text:p text:style-name="P678"/>
      <text:p text:style-name="P679">Giorno 14</text:p>
      <text:p text:style-name="P680">capistrano, con il comando<text:s/><text:span text:style-name="T681">cap staging deploy<text:s/></text:span>sposta dal server svn al server di test I file.</text:p>
      <text:p text:style-name="P682">Un casino perchè in locale funziona mentre sul server di test per alcuni siti non riesce a prendere il contenuto della pagina.</text:p>
      <text:p text:style-name="P683">Casino con l'ora...è da settare il timezone su rails, ma per fare questo molto probabilmente serve aggiornare la versione presente sul server di test</text:p>
      <text:p text:style-name="P684"/>
      <text:p text:style-name="P685">Giorno 15</text:p>
      <text:p text:style-name="P686">Test su test per capire...ma nulla, ho visto che sul server test alcuni siti vengono messi in blacklist, mentre in locale no, inoltre dai log ho visto che non compare mai il content mentre compare il title della pagina.</text:p>
      <text:p text:style-name="P687"/>
      <text:p text:style-name="P688">Se lancio<text:s/>test_andrea.rb sul server ottengo gli stessi risultati di lanciare lo stesso file in locale..cosa ho fatto non lo so.</text:p>
      <text:p text:style-name="P689">Se lancio scraper_warker.rb il problema rimane, quindi penso da quello che vedo nei log, che il fatch non abbia proprio il content, perchè<text:s/>non gli viene passato da document.rb</text:p>
      <text:p text:style-name="P690"/>
      <text:p text:style-name="P691">Giorno 18</text:p>
      <text:p text:style-name="P692">Sul server di test, manual:_scarpaer.rb funziona, trova il contenuto, mentre lo scraper automatico no</text:p>
      <text:p text:style-name="P693"/>
      <text:p text:style-name="P694">Giorno 19</text:p>
      <text:p text:style-name="P695">Una pricolare conincidenza di casi causa tutto il problema, quando un extractor trovava il<text:s/>title ma non il content, non veniva superato un confronto e quindi non faceva il marge dei risultati, per inserire nell'hash il title, autore, pubblicazione e contenuto. Risolto quel problema, sistemato I vari log e sistemato anche dal punto di vista della<text:s/>leggibilità il document.rb.</text:p>
      <text:p text:style-name="P696"/>
      <text:p text:style-name="P697">Ora il codice è :</text:p>
      <text:p text:style-name="P698">configs.each do |config|</text:p>
      <text:p text:style-name="P699"><text:span text:style-name="T700"><text:s text:c="12"/></text:span><text:span text:style-name="T701">Scraper.logger.debug "Page extracting content #{@uri.to_s}"</text:span></text:p>
      <text:p text:style-name="P702"><text:s text:c="12"/>result = self.extract(config)</text:p>
      <text:p text:style-name="P703"><text:s text:c="12"/>if (attributes(result)) then</text:p>
      <text:p text:style-name="P704"><text:s text:c="14"/>Scraper.logger.debug "Page <text:s/>content extracted #{@uri.to_s}"</text:p>
      <text:p text:style-name="P705"><text:s text:c="14"/>break</text:p>
      <text:p text:style-name="P706"><text:s text:c="12"/>end</text:p>
      <text:p text:style-name="P707"><text:s text:c="10"/>end</text:p>
      <text:p text:style-name="P708"><text:s text:c="10"/>@status = :fail unless result</text:p>
      <text:p text:style-name="P709"><text:span text:style-name="T710"><text:s text:c="8"/></text:span><text:span text:style-name="T711">end</text:span></text:p>
      <text:p text:style-name="P712"><text:s text:c="6"/>end</text:p>
      <text:p text:style-name="P713"/>
      <text:p text:style-name="P714">In attributes è stato aggiunto <text:s/>un controllo che fa passare l'estrazione all'estractor successivo<text:s/>se title e content sono vuoti (<text:span text:style-name="T715">blank?</text:span>)</text:p>
      <text:p text:style-name="P716">Mentre prima era</text:p>
      <text:p text:style-name="P717">result = nil</text:p>
      <text:p text:style-name="P718">configs.each do |config|</text:p>
      <text:p text:style-name="P719"><text:span text:style-name="T720"><text:s text:c="12"/></text:span><text:span text:style-name="T721">Scraper.logger.debug "Page extracting content #{@uri.to_s}"</text:span></text:p>
      <text:p text:style-name="P722"><text:s text:c="12"/>if ( result = self.extract(config)) then</text:p>
      <text:p text:style-name="P723"><text:s text:c="14"/>Scraper.logger.debug<text:s/>"Page <text:s/>content extracted #{@uri.to_s}"</text:p>
      <text:p text:style-name="P724">attributes(result)</text:p>
      <text:p text:style-name="P725"><text:s text:c="14"/>break</text:p>
      <text:p text:style-name="P726"><text:s text:c="12"/>end</text:p>
      <text:p text:style-name="P727"><text:s text:c="10"/>end</text:p>
      <text:p text:style-name="P728"><text:s text:c="10"/>@status = :fail unless result</text:p>
      <text:p text:style-name="P729"><text:span text:style-name="T730"><text:s text:c="8"/></text:span><text:span text:style-name="T731">end</text:span></text:p>
      <text:p text:style-name="P732"><text:s text:c="6"/>end</text:p>
      <text:p text:style-name="P733"/>
      <text:p text:style-name="P734">così facendo in certi casi l'if era nil e salvata il marge dei risultati ottenuti.</text:p>
      <text:p text:style-name="P735">Inoltre è stato sistemata la collocazione di iconv, che prima veniva fatta in sempre anche se la pagina ritornava 404, ed è stato inserito un rescue.</text:p>
      <text:p text:style-name="P736">Resta, che non ho capito come mai in locale funzionava mentre sul server di test no!</text:p>
      <text:p text:style-name="P737"/>
      <text:p text:style-name="P738">Bisogna sistemare il<text:s/>problema che se un extractor rileva il content, ma per esempio una parte errarata, dovrebbe intervenire l'estractor sucessivo.</text:p>
      <text:p text:style-name="P739"/>
      <text:p text:style-name="P740">Ora sto provando gli scraper da quello di default, che ha preso tutto, e funziona, ora ho abilitato anche readability. In questo caso, il sito di repubblica, lifestyle e facebok non funzionano, per alcune pagine di facebook non riesco a prendere il title, per le pagine di repubblica non trovo il contenuto e non trovo la data di pubblicazione devo controllare sta cosa.Ora sta partendo tutto, get_scraper il mio ed il default</text:p>
      <text:p text:style-name="P741"/>
      <text:p text:style-name="P742">Idea per prendere I commenti</text:p>
      <text:p text:style-name="P743">Ogni pagina ha il suo div, che si chiama comments, oppure più in generale contiene la parola commenti. Dovrei prendere readability è farlo funzionare sui div span o più in generale id e class che contengono la parola commenti.</text:p>
      <text:p text:style-name="P744"/>
      <text:p text:style-name="P745">Giorno 20</text:p>
      <text:p text:style-name="P746">Ho notato che l'url<text:s/><text:a xlink:href="http://www.gattiandco.com/forum/showthread.php?t=7018" office:target-frame-name="_top" xlink:show="replace">http://www.gattiandco.com/forum/showthread.php?t=7018</text:a><text:s/>ha un redirect e questo redirect ha una lettera accentata che non viene riconosciuta da @uri.open. Si può risolvere con URI.escape(“http:....”) ma non so perchè essendo un redirect l'escape viene fatto sull'url che gli viene passata e non su quella finale. Per ora ho aggirato il problema, aggiungendo un rescue<text:s/>catturenado l'errore attraverso URI::InvalidURIError.</text:p>
      <text:p text:style-name="P747">Altri casini, perchè il fetch aspettandosi giustamente un <text:s/>hash per qualche url, riceve un array...</text:p>
      <text:p text:style-name="P748">forse il problema dell'array nasce perchè il content type non è quello adatto, per esempio pdf o altri formati.</text:p>
      <text:p text:style-name="P749"/>
      <text:p text:style-name="P750">Risolto il problema con radability per I contenuti corti che riconsoce come testo principale, ho inserito un controllo sulla lunghezza....se minore di 25 salta al content extractor sucessivo</text:p>
      <text:p text:style-name="P751"/>
      <text:p text:style-name="P752">Molti siti con contenuto identico!</text:p>
      <text:p text:style-name="P753"/>
      <text:p text:style-name="P754">Giorno 22</text:p>
      <text:p text:style-name="P755">Sistemato l'URI.encode, che così riesco a catturare gli url che contengono caratteri speciali, spazi e lettere accentate.</text:p>
      <text:p text:style-name="P756">Fatto funzionare come se fosse in produzione, ha girato 5ore e mezza ed ha trovato più di 3k url.</text:p>
      <text:p text:style-name="P757"/>
      <text:p text:style-name="P758">Nel mentra continuato a fare il trasferimento di dominio della posta! Cambiando I DNS e il server</text:p>
      <text:p text:style-name="P759"/>
      <text:p text:style-name="P760"><text:span text:style-name="T761">idea per la citazione:<text:s/></text:span>Un bon tasar a volte, xe mejo de un bon vedar!</text:p>
      <text:p text:style-name="P762"/>
      <text:p text:style-name="P763">Giorno 25</text:p>
      <text:p text:style-name="P764">Ulterioi problemi di URL.encode risolti...problemi perchè l'svn a volte non fa il commit e quindi si pensa che il<text:s/>progetto nel server test sia aggioranto quando non lo è!</text:p>
      <text:p text:style-name="P765">Inizio a vedere MSQL cluster</text:p>
      <text:p text:style-name="P766"><text:a xlink:href="http://www.severalnines.com/cmon/index.php" office:target-frame-name="_top" xlink:show="replace">http://www.severalnines.com/cmon/index.php</text:a></text:p>
      <text:p text:style-name="P767"><text:a xlink:href="http://www.severalnines.com/config/index.php" office:target-frame-name="_top" xlink:show="replace">http://www.severalnines.com/config/index.php</text:a></text:p>
      <text:p text:style-name="P768"><text:a xlink:href="http://www.mysql.it/products/cluster/get-started.html" office:target-frame-name="_top" xlink:show="replace">http://www.mysql.it/products/cluster/get-started.html</text:a></text:p>
      <text:p text:style-name="P769"/>
      <text:p text:style-name="P770">Giorno 26</text:p>
      <text:p text:style-name="P771">Benchmark fra mysql e mongodb:</text:p>
      <text:p text:style-name="P772"><text:a xlink:href="http://www.idiotsabound.com/howd-that-mongo-get-so-fast" office:target-frame-name="_top" xlink:show="replace">http://www.idiotsabound.com/howd-that-mongo-get-so-fast</text:a></text:p>
      <text:p text:style-name="P773"><text:a xlink:href="http://www.idiotsabound.com/did-i-mention-mongodb-is-fast-way-to-go-mongo" office:target-frame-name="_top" xlink:show="replace">http://www.idiotsabound.com/did-i-mention-mongodb-is-fast-way-to-go-mongo</text:a></text:p>
      <text:p text:style-name="P774"><text:a xlink:href="http://milancermak.posterous.com/benchmarking-tornados-sessions-0" office:target-frame-name="_top" xlink:show="replace">http://milancermak.posterous.com/benchmarking-tornados-sessions-0</text:a></text:p>
      <text:p text:style-name="P775"><text:a xlink:href="http://github.com/latrommi/benchmarking" office:target-frame-name="_top" xlink:show="replace">http://github.com/latrommi/benchmarking</text:a></text:p>
      <text:p text:style-name="P776">http://www.wikivs.com/wiki/MySQL_vs_MongoDB</text:p>
      <text:p text:style-name="P777">mysql vs mondodb with ruby</text:p>
      <text:p text:style-name="P778"><text:a xlink:href="http://gist.github.com/189646" office:target-frame-name="_top" xlink:show="replace"><text:span text:style-name="T779">http://gist.github.com/189646</text:span></text:a></text:p>
      <text:p text:style-name="P780"/>
      <text:p text:style-name="P781">Scelta mia su mysql, anche se non supporta direttamente innoDB, e quindi si dovrà compilare MYSQL Cluster, ma non c'è da rivedere l'intero db per renderlo performante con mongoDB o altri DB, anche perchè ho letto che con ruby, il connettore crea un grosso collo di bottiglia con mondoDB.</text:p>
      <text:p text:style-name="P782"/>
      <text:p text:style-name="P783"/>
      <text:p text:style-name="P784">Come funziona il programma in fasi:</text:p>
      <text:list text:style-name="LFO10" text:continue-numbering="true">
        <text:list-item>
          <text:p text:style-name="P785">inizializzazzione dello scraper, impostando args a nil</text:p>
        </text:list-item>
        <text:list-item>
          <text:p text:style-name="P786">inizializzazione crawler, controlla se in args, passatogli da drb_scraper_worker.rb esiste un ID profilo e se sono impostate delle keyword, cerca le pagine corrispondono a questi dati, e per ognua dio esse, slava il contenuto che viene passato a</text:p>
        </text:list-item>
        <text:list-item>
          <text:p text:style-name="P787">filter, che semplicemente filtra I risultati in base ad una blacklist creata in un diverso momento</text:p>
        </text:list-item>
        <text:list-item>
          <text:p text:style-name="P788">fetcher se il documento esiste, cotrolla che se riesce a reperire dai meta tag informazioni come la lingua, il generator,<text:s/>etag, se non sono presenti, le setta nil, successivamente, una volta visto che il documento esiste, viene passata la pagina salvata con nokogiri a 3 estrattori, il primo, viene utilizzato se la pagina in esame corrisoponde ad unestrattore creato ad hoc, come per le pagine di repubblica, correire, alfemminile facebook ecc, se la pagina non non è fra queste, prova ad utilizzare il readability (che cerca di indovinare la lingua dall'estensione del dominio, dai tag all'interno della pagina, oppure attraverso l'uso di alcuni dizionari e di bloomfilter) se nemmeno readability funziona, con l'ultimo estrattore prende il contenuto dei tag title e body. Unisce tutti questi dati e li passa</text:p>
        </text:list-item>
        <text:list-item>
          <text:p text:style-name="P789">indexer, con l'insieme di dati, l'indexer si occupa di inserirli all'interno<text:s/>del DB, con lingua, data di pubblicazione, titolo della pagina, contenuto principale, profile ID se è in blacklist e altro</text:p>
        </text:list-item>
        <text:list-item>
          <text:p text:style-name="P790">analyzer, aggiorna il DB e salva le modifiche attravero ruby.</text:p>
        </text:list-item>
      </text:list>
      <text:p text:style-name="P791"/>
      <text:p text:style-name="P792">Ogni fase, riceve un hash, e alla fine lo ritorna modificato alla fase<text:s/>successiva.</text:p>
      <text:p text:style-name="P793">MYSQL invece di sqlite3: SQLite is a decent database for embedded applications and development.</text:p>
      <text:p text:style-name="P794">_Possibly_ for production if your traffic is low and your storage needs</text:p>
      <text:p text:style-name="P795">are minimal. But if you plan to have a lot of data and/or a lot of</text:p>
      <text:p text:style-name="P796">traffic, look elsewhere. Both PostgreSQL and MySQL are fine databases.</text:p>
      <text:p text:style-name="P797"/>
      <text:p text:style-name="P798">Altri motivi<text:s/><text:a xlink:href="http://www.google.it/url?sa=t&amp;source=web&amp;cd=10&amp;ved=0CFYQFjAJ&amp;url=http%3A%2F%2Fwww.roberto.foglietta.name%2Fpub%2Fdocs%2FComparazione_RDBMS-14a.pdf&amp;rct=j&amp;q=sqlite%20mysql%20benchmark&amp;ei=AvXGTL_JMdHHswb28uTqDQ&amp;usg=AFQjCNGJso-mNJemlzaA5wXn3dH18QZ_5g&amp;cad=rja" office:target-frame-name="_top" xlink:show="replace">http://www.google.it/url?sa=t&amp;source=web&amp;cd=10&amp;ved=0CFYQFjAJ&amp;url=http%3A%2F%2Fwww.roberto.foglietta.name%2Fpub%2Fdocs%2FComparazione_RDBMS-14a.pdf&amp;rct=j&amp;q=sqlite%20mysql%20benchmark&amp;ei=AvXGTL_JMdHHswb28uTqDQ&amp;usg=AFQjCNGJso-mNJemlzaA5wXn3dH18QZ_5g&amp;cad=rja</text:a></text:p>
      <text:p text:style-name="P799">Ruby preferisce sqlite, e quindi anche la sua gestione via server è molto più semplice rispetto a mysql, ma non garantisce le stesse prestazioni, appunto perchè lo<text:s/>stesso slqlite è molto più semplice da gestire e configurare.</text:p>
      <text:p text:style-name="P800"/>
      <text:p text:style-name="P801"/>
      <text:p text:style-name="P802">Giorno 27</text:p>
      <text:p text:style-name="P803">Sistemazione portatili</text:p>
      <text:p text:style-name="P804">Giorno 28</text:p>
      <text:p text:style-name="P805">Correzioni, e sto cercando di utilizzare le API di vimeo</text:p>
      <text:p text:style-name="P806"><text:a xlink:href="http://www.vimeo.com/api/docs/oauth" office:target-frame-name="_top" xlink:show="replace">http://www.vimeo.com/api/docs/oauth</text:a></text:p>
      <text:p text:style-name="P807"><text:a xlink:href="http://www.vimeo.com/api/docs/authentication" office:target-frame-name="_top" xlink:show="replace">http://www.vimeo.com/api/docs/authentication</text:a></text:p>
      <text:p text:style-name="P808"><text:a xlink:href="http://oauth.net/documentation" office:target-frame-name="_top" xlink:show="replace">http://oauth.net/documentation</text:a></text:p>
      <text:p text:style-name="P809"/>
      <text:p text:style-name="P810">Giorno 29</text:p>
      <text:p text:style-name="P811">ancora con le API, più sistemazione portatiliw</text:p>
      <text:p text:style-name="P812">lancio per tre<text:s/>giorni del programma ad orari controllati con crontab.</text:p>
      <text:p text:style-name="P813">Correzzione piccoli bugfix, dovuti alla modifica della pagina rispetto a quando era stato scritto il programma di scraper. Quando è stato lanciato per 1 giorno ha trovato 3093 risultati totali. In circa 5.30 ore</text:p>
      <text:p text:style-name="P814"/>
      <text:p text:style-name="P815">errro.log ha 48linee di errore in 1.30~</text:p>
      <text:p text:style-name="P816"/>
      <text:p text:style-name="P817">Giorno 2/11</text:p>
      <text:p text:style-name="P818">saltata la corrente</text:p>
      <text:p text:style-name="P819">Giorno 3</text:p>
      <text:p text:style-name="P820"><text:a xlink:href="http://dilatua.aduc.it/ricerca/" office:target-frame-name="_top" xlink:show="replace">http://dilatua.aduc.it/ricerca/</text:a><text:s text:c="2"/>e sosonline quando la ricerca non trova la keyword lo scraper da errore, corretto, p<text:span text:style-name="T821">er ora verifica solamente se ci sono errori e ritorna un array vuoto, da vedere cosa ritornare.</text:span></text:p>
      <text:p text:style-name="P822">Il tempo della prima esecuzione è di 4 ore e 20miunti, mentre nelle successive esecuzioni scende a 3ore e 47 miunti ~ questo perchè molte pagine sono già state trovate e non viene fatto un nuovo scraper.</text:p>
      <text:p text:style-name="P823">Teoricamente ogni volta che viene eseguito il processo, il numero di pagine aumenta ed il tempo totale diminuisce, questo perchè le pagine contenenti le keyword non crescono linearmente, ma a seconda della giornata, in genere, ottengo sempre un numero alto ed in crescita di pagine già precedentemente trovate e un numero basso o molto basso di pagine nuove.</text:p>
      <text:p text:style-name="P824">In partica però al momento della scansione una risorsa può non essere disponibile e quindi, pososno succedere diversi casi, per esempio se è la prima volta che viene rilevata, non viene raccolta, se invece il giorno precedente era stata rilevata la pagina resta in memoria, ma il<text:s/>numero di rusltati finale sarà inferiore di una, oppure un server visto i tanti accessi provenienti dallo stesso ip può bannarlo temporaneamente quindi delle pagine potrebbero risultare non acessibili dopo la prima scansione anche se normalmente usufuibili.</text:p>
      <text:p text:style-name="P825"/>
      <text:p text:style-name="P826"/>
      <text:p text:style-name="P827">Report dei risultati del numero di fonti</text:p>
      <text:p text:style-name="P828"/>
      <text:p text:style-name="Standard"><text:s/><text:span text:style-name="T829">INFO [2010-10-29 16:37:07] <text:s/>:: Stopping indexer with: Ven, 29 Ott 2010 16:37:07 +0200 137 result(s)</text:span></text:p>
      <text:p text:style-name="P830"><text:s/>INFO [2010-10-29 16:51:56] <text:s/>:: Stopping indexer with: Ven, 29 Ott 2010 16:51:56 +0200 267 result(s)</text:p>
      <text:p text:style-name="P831"><text:s/>INFO<text:s/>[2010-10-29 17:01:53] <text:s/>:: Stopping indexer with: Ven, 29 Ott 2010 17:01:53 +0200 172 result(s)</text:p>
      <text:p text:style-name="P832"><text:s/>INFO [2010-10-29 17:26:17] <text:s/>:: Stopping indexer with: Ven, 29 Ott 2010 17:26:17 +0200 347 result(s)</text:p>
      <text:p text:style-name="P833"><text:s/>INFO [2010-10-29 17:35:07] <text:s/>:: Stopping indexer with: Ven, 29 Ott 2010 17:35:07 +0200 119 result(s)</text:p>
      <text:p text:style-name="P834"><text:s/>INFO [2010-10-29 17:50:47] <text:s/>:: Stopping indexer with: Ven, 29 Ott 2010 17:50:47 +0200 130 result(s)</text:p>
      <text:p text:style-name="P835"><text:s/>INFO [2010-10-29 18:24:41] <text:s/>:: Stopping indexer with: Ven, 29 Ott 2010 18:24:41 +0200 328 result(s)</text:p>
      <text:p text:style-name="P836"><text:s/>INFO [2010-10-29 18:34:43] <text:s/>:: Stopping indexer with: Ven, 29 Ott 2010 18:34:43 +0200 112 result(s)</text:p>
      <text:p text:style-name="P837"><text:s/>INFO [2010-10-29 18:45:44] <text:s/>:: Stopping indexer with: Ven, 29 Ott 2010 18:45:44 +0200 255 result(s)</text:p>
      <text:p text:style-name="P838"><text:s/>INFO [2010-10-29 18:51:04] <text:s/>:: Stopping indexer with: Ven,<text:s/>29 Ott 2010 18:51:04 +0200 131 result(s)</text:p>
      <text:p text:style-name="P839"><text:s/>INFO [2010-10-29 19:32:19] <text:s/>:: Stopping indexer with: Ven, 29 Ott 2010 19:32:19 +0200 439 result(s)</text:p>
      <text:p text:style-name="P840"><text:s/>INFO [2010-10-29 19:50:18] <text:s/>:: Stopping indexer with: Ven, 29 Ott 2010 19:50:18 +0200 497 result(s)</text:p>
      <text:p text:style-name="P841"><text:s/>INFO [2010-10-29 20:42:48] <text:s/>:: Stopping indexer with: Ven, 29 Ott 2010 20:42:48 +0200 733 result(s)</text:p>
      <text:p text:style-name="P842"/>
      <text:p text:style-name="P843"/>
      <text:p text:style-name="P844"/>
      <text:p text:style-name="P845"><text:s/>INFO [2010-10-30 16:36:23] <text:s/>:: Stopping indexer with: Sab, 30 Ott 2010 16:36:23 +0200 144 result(s)</text:p>
      <text:p text:style-name="P846"><text:s/>INFO [2010-10-30 16:49:30] <text:s/>:: Stopping indexer with: Sab,<text:s/>30 Ott 2010 16:49:30 +0200 314 result(s)</text:p>
      <text:p text:style-name="P847"><text:s/>INFO [2010-10-30 16:59:15] <text:s/>:: Stopping indexer with: Sab, 30 Ott 2010 16:59:15 +0200 229 result(s)</text:p>
      <text:p text:style-name="P848"><text:s/>INFO [2010-10-30 17:21:56] <text:s/>:: Stopping indexer with: Sab, 30 Ott 2010 17:21:56 +0200 359 result(s)</text:p>
      <text:p text:style-name="P849"><text:s/>INFO [2010-10-30 17:27:39] <text:s/>:: Stopping indexer with: Sab, 30 Ott 2010 17:27:39 +0200 124 result(s)</text:p>
      <text:p text:style-name="P850"><text:s/>INFO [2010-10-30 17:39:47] <text:s/>:: Stopping indexer with: Sab, 30 Ott 2010 17:39:47 +0200 133 result(s)</text:p>
      <text:p text:style-name="P851"><text:s/>INFO [2010-10-30 18:06:09] <text:s/>:: Stopping indexer with: Sab, 30 Ott 2010 18:06:09 +0200 328 result(s)</text:p>
      <text:p text:style-name="P852"><text:s/>INFO [2010-10-30 18:14:35] <text:s/>:: Stopping indexer with: Sab, 30 Ott 2010 18:14:35 +0200 101 result(s)</text:p>
      <text:p text:style-name="P853"><text:s/>INFO [2010-10-30 18:24:53] <text:s/>:: Stopping indexer with: Sab, 30 Ott 2010 18:24:53 +0200 262 result(s)</text:p>
      <text:p text:style-name="P854"><text:s/>INFO [2010-10-30 18:35:04] <text:s/>:: Stopping indexer with: Sab, 30 Ott 2010 18:35:04 +0200 126 result(s)</text:p>
      <text:p text:style-name="P855"><text:s/>INFO [2010-10-30 19:01:01] <text:s/>:: Stopping indexer with: Sab, 30 Ott 2010 19:01:01 +0200 431 result(s)</text:p>
      <text:p text:style-name="P856"><text:s/>INFO [2010-10-30 19:17:11] <text:s/>:: Stopping indexer with: Sab, 30<text:s/>Ott 2010 19:17:11 +0200 517 result(s)</text:p>
      <text:p text:style-name="P857"><text:s/>INFO [2010-10-30 20:01:39] <text:s/>:: Stopping indexer with: Sab, 30 Ott 2010 20:01:39 +0200 797 result(s)</text:p>
      <text:p text:style-name="P858"/>
      <text:p text:style-name="P859"/>
      <text:p text:style-name="P860"/>
      <text:p text:style-name="P861">INFO [2010-10-31 16:36:42] <text:s/>:: Stopping indexer with: Dom, 31 Ott 2010 16:36:42 +0100 156 result(s)</text:p>
      <text:p text:style-name="P862"><text:s/>INFO<text:s/>[2010-10-31 16:48:58] <text:s/>:: Stopping indexer with: Dom, 31 Ott 2010 16:48:58 +0100 315 result(s)</text:p>
      <text:p text:style-name="P863"><text:s/>INFO [2010-10-31 16:58:00] <text:s/>:: Stopping indexer with: Dom, 31 Ott 2010 16:58:00 +0100 211 result(s)</text:p>
      <text:p text:style-name="P864"><text:s/>INFO [2010-10-31 17:21:30] <text:s/>:: Stopping indexer with: Dom, 31 Ott 2010 17:21:30 +0100 358 result(s)</text:p>
      <text:p text:style-name="P865"><text:s/>INFO [2010-10-31 17:29:15] <text:s/>:: Stopping indexer with: Dom, 31 Ott 2010 17:29:15 +0100 120 result(s)</text:p>
      <text:p text:style-name="P866"><text:s/>INFO [2010-10-31 17:41:03] <text:s/>:: Stopping indexer with: Dom, 31 Ott 2010 17:41:03 +0100 93 result(s)</text:p>
      <text:p text:style-name="P867"><text:s/>INFO [2010-10-31 18:08:57] <text:s/>:: Stopping indexer with: Dom, 31 Ott 2010 18:08:57 +0100 325 result(s)</text:p>
      <text:p text:style-name="P868"><text:s/>INFO [2010-10-31 18:19:11] <text:s/>:: Stopping indexer with: Dom, 31 Ott 2010 18:19:11 +0100 111 result(s)</text:p>
      <text:p text:style-name="P869"><text:s/>INFO [2010-10-31 18:29:36] <text:s/>:: Stopping indexer with: Dom, 31 Ott 2010 18:29:36 +0100 282 result(s)</text:p>
      <text:p text:style-name="P870"><text:s/>INFO [2010-10-31 18:32:57] <text:s/>:: Stopping indexer with: Dom, 31 Ott 2010 18:32:57 +0100 125 result(s)</text:p>
      <text:p text:style-name="P871"><text:s/>INFO [2010-10-31 19:01:43] <text:s/>:: Stopping indexer with: Dom, 31 Ott 2010 19:01:43 +0100 420 result(s)</text:p>
      <text:p text:style-name="P872"><text:s/>INFO [2010-10-31 19:14:48] <text:s/>:: Stopping indexer with: Dom, 31 Ott 2010 19:14:48 +0100 491 result(s)</text:p>
      <text:p text:style-name="P873"><text:s/>INFO [2010-10-31 19:58:20] <text:s/>:: Stopping indexer with: Dom, 31 Ott 2010 19:58:20 +0100 815 result(s)</text:p>
      <text:p text:style-name="P874"/>
      <text:p text:style-name="P875"/>
      <text:p text:style-name="P876"><text:s/>INFO [2010-11-01 16:37:13] <text:s/>:: Stopping indexer with: Lun,<text:s/>01 Nov 2010 16:37:13 +0100 160 result(s)</text:p>
      <text:p text:style-name="P877"><text:s/>INFO [2010-11-01 16:50:41] <text:s/>:: Stopping indexer with: Lun, 01 Nov 2010 16:50:41 +0100 312 result(s)</text:p>
      <text:p text:style-name="P878"><text:s/>INFO [2010-11-01 17:01:00] <text:s/>:: Stopping indexer with: Lun, 01 Nov 2010 17:01:00 +0100 223 result(s)</text:p>
      <text:p text:style-name="P879"><text:s/>INFO [2010-11-01 17:24:04] <text:s/>:: Stopping indexer with: Lun, 01 Nov 2010 17:24:04 +0100 358 result(s)</text:p>
      <text:p text:style-name="P880"><text:s/>INFO [2010-11-01 17:30:12] <text:s/>:: Stopping indexer with: Lun, 01 Nov 2010 17:30:12 +0100 116 result(s)</text:p>
      <text:p text:style-name="P881"><text:s/>INFO [2010-11-01 17:45:01] <text:s/>:: Stopping indexer with: Lun, 01<text:s/>Nov 2010 17:45:01 +0100 133 result(s)</text:p>
      <text:p text:style-name="P882"><text:s/>INFO [2010-11-01 18:13:50] <text:s/>:: Stopping indexer with: Lun, 01 Nov 2010 18:13:50 +0100 326 result(s)</text:p>
      <text:p text:style-name="P883"><text:s/>INFO [2010-11-01 18:26:42] <text:s/>:: Stopping indexer with: Lun, 01 Nov 2010 18:26:42 +0100 111 result(s)</text:p>
      <text:p text:style-name="P884"><text:s/>INFO [2010-11-01 18:35:45] <text:s/>:: Stopping indexer with: Lun, 01 Nov 2010 18:35:45 +0100 263 result(s)</text:p>
      <text:p text:style-name="P885"><text:s/>INFO [2010-11-01 18:42:36] <text:s/>:: Stopping indexer with: Lun, 01 Nov 2010 18:42:36 +0100 123 result(s)</text:p>
      <text:p text:style-name="P886"><text:s/>INFO [2010-11-01 19:07:32] <text:s/>:: Stopping indexer with: Lun, 01 Nov 2010 19:07:32 +0100 422 result(s)</text:p>
      <text:p text:style-name="P887"><text:s/>INFO [2010-11-01 19:27:09] <text:s/>:: Stopping indexer with: Lun, 01 Nov 2010 19:27:09 +0100 511 result(s)</text:p>
      <text:p text:style-name="P888"><text:span text:style-name="T889"><text:s/>INFO [2010-11-01 20:24:49] <text:s/>:: Stopping indexer with: Lun, 01 Nov 2010 20:24:49 +0100 803 result(s</text:span><text:span text:style-name="T890">)</text:span></text:p>
      <text:p text:style-name="P891"/>
      <text:p text:style-name="P892">altro giro dopo fix di sosonline</text:p>
      <text:p text:style-name="P893"><text:s/><text:span text:style-name="T894">INFO [2010-11-03 15:51:20] <text:s/>:: Stopping indexer with: Mer, 03 Nov 2010 15:51:20 +0100 172 result(s)</text:span></text:p>
      <text:p text:style-name="P895"><text:s/>INFO [2010-11-03 16:04:53] <text:s/>:: Stopping indexer with: Mer, 03 Nov 2010 16:04:53 +0100 324 result(s)</text:p>
      <text:p text:style-name="P896"><text:s/>INFO [2010-11-03 16:16:25] <text:s/>::<text:s/>Stopping indexer with: Mer, 03 Nov 2010 16:16:25 +0100 230 result(s)</text:p>
      <text:p text:style-name="P897"><text:s/>INFO [2010-11-03 16:38:50] <text:s/>:: Stopping indexer with: Mer, 03 Nov 2010 16:38:50 +0100 319 result(s)</text:p>
      <text:p text:style-name="P898"><text:s/>INFO [2010-11-03 16:45:07] <text:s/>:: Stopping indexer with: Mer, 03 Nov 2010 16:45:07 +0100 107 result(s)</text:p>
      <text:p text:style-name="P899"><text:s/>INFO [2010-11-03 16:52:20] <text:s/>:: Stopping indexer with: Mer, 03 Nov 2010 16:52:20 +0100 129 result(s)</text:p>
      <text:p text:style-name="P900"><text:s/>INFO [2010-11-03 17:22:28] <text:s/>:: Stopping indexer with: Mer, 03 Nov 2010 17:22:28 +0100 324 result(s)</text:p>
      <text:p text:style-name="P901"><text:s/>INFO [2010-11-03 17:32:26] <text:s/>:: Stopping indexer with: Mer, 03 Nov 2010 17:32:26 +0100 113 result(s)</text:p>
      <text:p text:style-name="P902"><text:s/>INFO [2010-11-03 17:41:54] <text:s/>:: Stopping indexer with: Mer, 03 Nov 2010 17:41:54 +0100 281 result(s)</text:p>
      <text:p text:style-name="P903"><text:s/>INFO [2010-11-03 17:45:14] <text:s/>:: Stopping indexer with: Mer, 03 Nov 2010 17:45:14 +0100<text:s/>122 result(s)</text:p>
      <text:p text:style-name="P904"><text:s/>INFO [2010-11-03 18:14:05] <text:s/>:: Stopping indexer with: Mer, 03 Nov 2010 18:14:05 +0100 411 result(s)</text:p>
      <text:p text:style-name="P905"><text:s/>INFO [2010-11-03 18:32:56] <text:s/>:: Stopping indexer with: Mer, 03 Nov 2010 18:32:56 +0100 508 result(s)</text:p>
      <text:p text:style-name="P906"><text:s/>INFO [2010-11-03 19:52:57] <text:s/>::<text:s/>Stopping indexer with: Mer, 03 Nov 2010 19:52:57 +0100 791 result(s)</text:p>
      <text:p text:style-name="P907"/>
      <text:p text:style-name="P908">Giorno 4</text:p>
      <text:p text:style-name="P909">prestazioni ruby msql</text:p>
      <text:p text:style-name="P910"><text:a xlink:href="http://en.oreilly.com/mysql2010/public/schedule/detail/13465" office:target-frame-name="_top" xlink:show="replace">http://en.oreilly.com/mysql2010/public/schedule/detail/13465</text:a></text:p>
      <text:p text:style-name="P911">cluster</text:p>
      <text:p text:style-name="P912"><text:a xlink:href="http://www.slideshare.net/Georgio_1999/how-to-scale-v2" office:target-frame-name="_top" xlink:show="replace">http://www.slideshare.net/Georgio_1999/how-to-scale-v2</text:a></text:p>
      <text:p text:style-name="P913">alla fine mysql cluster viene eliminato perchè non supporta join complessi e chiavi esterne, vedi pag 4 di wp_cluster-carrier-grade_OptimizingPerformance.it</text:p>
      <text:p text:style-name="P914"/>
      <text:p text:style-name="P915">installato in locale passenger<text:s/><text:a xlink:href="http://www.rubyenterpriseedition.com/download.html" office:target-frame-name="_top" xlink:show="replace">http://www.rubyenterpriseedition.com/download.html</text:a><text:s/>su ubuntu e configurato</text:p>
      <text:p text:style-name="P916">sarà il webserver definitivo</text:p>
      <text:p text:style-name="P917">Prestazioni a confronti con altri webserver<text:s/><text:a xlink:href="http://www.modrails.com/documentation.html" office:target-frame-name="_top" xlink:show="replace">http://www.modrails.com/documentation.html</text:a></text:p>
      <text:p text:style-name="P918">installato http://www.rubyenterpriseedition.com/faq.html#what_is_this</text:p>
      <text:p text:style-name="P919"/>
      <text:p text:style-name="P920"/>
      <text:p text:style-name="P921">Giorno 5</text:p>
      <text:p text:style-name="P922">Spegnimento e altro riavvio dei server, più problemi vari</text:p>
      <text:p text:style-name="P923">inizio tesi</text:p>
      <text:p text:style-name="P924"/>
      <text:p text:style-name="P925">Giorno 8</text:p>
      <text:p text:style-name="P926">Problemi vari, come portatile rotto, problemi alla rete, configurazione portatile nuovo DELL</text:p>
      <text:p text:style-name="P927">vimeo utilizza un codice, che aggiunge alla fine dell'url, precismante le prime 8 cifre di questo codice. Ora però causa troppe prove hanno temporaneamente bloccato il mio ip!</text:p>
      <text:p text:style-name="P928"/>
      <text:p text:style-name="P929">Giorno 9</text:p>
      <text:p text:style-name="P930">Ho abbandonato il sito di viemo, e mi utilizzo la ricerca video di google personalizzata per vimeo, anche se non trova i video caricaricati prima il giorno stessa della ricerca</text:p>
      <text:p text:style-name="P931">Utilizzo google video search per trovare tutti i video su youtube vimeo e tutti gli altri</text:p>
      <text:p text:style-name="P932">Impostazione per creare benchmark sul tempo di utlizzo della cpu, la quantità di dati trasferiti e ricevuti sarebbe interessante vedere....</text:p>
      <text:p text:style-name="P933">Prime impressioni da chi utilizza il programma ogni giorno:</text:p>
      <text:p text:style-name="P934">Ciao Andrea,</text:p>
      <text:p text:style-name="P935">finalmente sono riuscita a dare un occhio all'area di test con i risultati.</text:p>
      <text:p text:style-name="P936">In particolare ho controllato il profilo di Mcd e di Unicredit.</text:p>
      <text:p text:style-name="P937">Queste le mie impressioni:</text:p>
      <text:p text:style-name="P938"/>
      <text:p text:style-name="P939">- l'estrazione del testo funziona molto molto meglio (sia per esporta<text:s/>in PDF che in HTML)</text:p>
      <text:p text:style-name="P940">- la lingua va bene (ma anche adesso secondo me funziona a dovere)</text:p>
      <text:p text:style-name="P941">- le date purtroppo ancora sono in buona parte da sistemare :( ad esempio:</text:p>
      <text:p text:style-name="P942">http://www.finanzaonline.com/forum/banking-online-c-c-e-mutui/1167031-novita-carta-prepagata-virtuale-genius-card-web-di-unicredit.html</text:p>
      <text:p text:style-name="P943">mette come data di pubblicazione 01/11 ma in realtà il forum è del 21/03</text:p>
      <text:p text:style-name="P944"/>
      <text:p text:style-name="P945">anche per molti blog e portali la data è sbagliata..</text:p>
      <text:p text:style-name="P946">http://sottovoce.noblogo.org/genius-card-vs-conto-tascabile-vs-superflash-quale-la-carta-migliore/</text:p>
      <text:p text:style-name="P947">mette come data di pubblicazione il 31/10 ma in realtà è di marzo</text:p>
      <text:p text:style-name="P948"/>
      <text:p text:style-name="P949">la cosa che mi fa strano è che anche per Yahoo Answers la data di pubblicazione non coincide, cosa che normalmente non accade con questo sito. da yahoo answers le date sono quasi sempre corrette (99.9%) (da Mcd) http://it.answers.yahoo.com/question/index?qid=20070927074637AAIfvYe</text:p>
      <text:p text:style-name="P950">Mette come data di pubblicazione 29/10, ma il doc è di 3 anni fa</text:p>
      <text:p text:style-name="P951"/>
      <text:p text:style-name="P952">Sulle fonti di news invece mi sembra che vada bene. Ad esempio la data era corretta su questi:</text:p>
      <text:p text:style-name="P953">http://www.ilsole24ore.com/art/economia/2010-09-06/mozzarella-firmata-mcdonalds-acqua-164746.shtml</text:p>
      <text:p text:style-name="P954"><text:bookmark-start text:name="__DdeLink__2221_2102773417"/>http://www.italia-news.it/salute-c13/california--la-contea-di-santa-clara-vieta-lhappy-meal-35843.html<text:bookmark-end text:name="__DdeLink__2221_2102773417"/></text:p>
      <text:p text:style-name="P955">http://www.diebrucke.it/articoli/mcitaly-pizza-e-mandolino-parte-iii.html</text:p>
      <text:p text:style-name="P956"/>
      <text:p text:style-name="P957"/>
      <text:p text:style-name="P958">Cmq su mcd e UniCredit ho inserito anche delle note ai doc, per confrontarci più agilmente.</text:p>
      <text:p text:style-name="P959"/>
      <text:p text:style-name="P960">Domani magari vado avanti e vedo se trovo degli spunti interessanti</text:p>
      <text:p text:style-name="P961"/>
      <text:p text:style-name="P962">Giorno 15</text:p>
      <text:p text:style-name="P963">In questi giorni ho sistemato ciao.it, ho perfezionato le date di readability per esempio ora ho sistemato il fatto che prima trovava date del tipo 10/10.10 e le ho divise in 3 pattern regex per le date che iniziano prima<text:s/>con il giorno e poi anche quelle che iniziano prima con il mese. Ulteriori perfezionamento quando fa la standardizzazzione della data che non mi ero accorto che c'era la data dopo il dateparse e quindi l'ho messa e poi ho sistemato il confronto</text:p>
      <text:p text:style-name="P964">Oggi ho cominciato realmente a scrivere</text:p>
      <text:p text:style-name="P965"/>
      <text:p text:style-name="P966">Giorno 17</text:p>
      <text:p text:style-name="P967">ora funziona come script/scraper staging -p 1052296639</text:p>
      <text:p text:style-name="P968">oppure senza il numero del profilo, per farlo andare in tutto il database.</text:p>
      <text:p text:style-name="P969">Questo sistema utile per in molte fasi della progettazzione sia quando si devono fare<text:s/>delle prove veloci, tipo irb, utilizzando le classi del progetto, oppure come in questo caso per utilizzare una specifica parte dell'<text:bookmark-start text:name="__DdeLink__1980_1921440272"/>environment<text:bookmark-end text:name="__DdeLink__1980_1921440272"/>, in questo specifico caso inoltre è stato inserito il controllo degli ARGV per verificare di quale ambiente si<text:s/>parla e se si vuole avviare uno specifico profilo</text:p>
      <text:p text:style-name="P970"/>
      <text:p text:style-name="P971">Giorno 18</text:p>
      <text:p text:style-name="P972">Ciao,</text:p>
      <text:p text:style-name="P973">il primo dicembre siamo a Milano come sponsor e relatori dellevento di Business International Marketing Trends Conference.</text:p>
      <text:p text:style-name="P974">Qui cè il programma http://www.businessinternational.it/events/ed.action?edCode=2483&amp;t=events <text:s/>(cliccate su tab Programma*, non definitivo) e lintervento che presento è molto incentrato su About You (obiettivo trovare nuovi clienti e arrivare a chi ancora non ci conosce per questarea di consulenza), deve cmq uscire anche la parte di integrazione con il resto dei brand Strategies.</text:p>
      <text:p text:style-name="P975"/>
      <text:p text:style-name="P976">Titolo e abstract:</text:p>
      <text:p text:style-name="P977">La rete come strumento strategico di business: dall'ascolto delle conversazioni alla costruzione dell'identità aziendale online</text:p>
      <text:p text:style-name="P978"> Monitorare la rete per individuare<text:s/>quali sono i valori associati al brand e come sono percepiti i prodotti</text:p>
      <text:p text:style-name="P979"> Verificare quale è il posizionamento dellazienda rispetto ai competitor: potenziare i vantaggi competitivi</text:p>
      <text:p text:style-name="P980"> Lanalisi dello scenario di business: monitorare la rete per individuare nuovi bisogni</text:p>
      <text:p text:style-name="P981"> Costruire lidentità aziendale in rete: dal sito web ai social media</text:p>
      <text:p text:style-name="P982"> Farsi trovare e acquisire contatti di valore: la visibilità nei motori di ricerca e lusabilità</text:p>
      <text:p text:style-name="P983"/>
      <text:p text:style-name="P984">1) <text:s text:c="6"/>idee, news, link, approfondimenti, tutto quello che ritenete utile sul tema please segnalatemelo</text:p>
      <text:p text:style-name="P985"/>
      <text:p text:style-name="P986">2) <text:s text:c="6"/>il taglio di questi incontri è molto pratico/formativo; quindi ogni parte teorica è bene che venga supportata da esempi di lavori fatti con i clienti; abbiamo già case history/esempi di attività che possiamo diffondere? Altrimenti le costruiamo e poi chiediamo approvazione</text:p>
      <text:p text:style-name="P987"/>
      <text:list text:style-name="LFO11" text:continue-numbering="true">
        <text:list-item>
          <text:p text:style-name="P988">possiamo anche coinvolgere nellintervento un cliente  non credo che abbiamo una case history sostanziosa e completa su questa parte, ma va bene anche per approfondire uno degli aspetti  e fare una prima parte di presentazione teorica mia e poi un approfondimento su un caso specifico, con cliente presente (sarebbe il massimo!)</text:p>
        </text:list-item>
      </text:list>
      <text:p text:style-name="P989"/>
      <text:p text:style-name="P990">Problemi con l'avvio del nuvo sistema di funzionamento nel server di test, il demone per avviare il file non<text:s/>riesce a connettersi al DB, inspiegabilmente con<text:s/><text:bookmark-start text:name="__DdeLink__2053_95491552"/><text:bookmark-start text:name="__DdeLink__3285_850562145"/>RAILS_ENV=staging script/scraper<text:bookmark-end text:name="__DdeLink__2053_95491552"/><text:bookmark-end text:name="__DdeLink__3285_850562145"/><text:s/>funziona</text:p>
      <text:p text:style-name="P991"/>
      <text:p text:style-name="P992">Giorno 19</text:p>
      <text:p text:style-name="P993">non avevo installato tutto completamente come rake, che mi è servito per compilare la versione di ferret 0.11.8.1 però poi ho un problema con l'errore</text:p>
      <text:p text:style-name="P994">/var/lib/gems/1.8/gems/ferret-0.11.8.1/lib/ferret/index.rb:281:in `delete': End-of-File Error occured at &lt;except.c&gt;:99 in frt_xpop_context (EOFError)</text:p>
      <text:p text:style-name="P995">ovvero devo cancellare la cartella dell'indice e ricrearlo, perchè probabilmente si è rovinato perchè si è<text:s/>trovato con delle impostazioni che non erano state create da lui, ma dal ferret di prima di reinstallare il pc.</text:p>
      <text:p text:style-name="P996"/>
      <text:p text:style-name="P997">Sistemate alcune date, ma piccole cose, non funziona bene con facebook e life.style.it/forum</text:p>
      <text:p text:style-name="P998">non funziona bene con il corriere.it e con le pagine https di google grouppi</text:p>
      <text:p text:style-name="P999">http://www.hal3010.com/</text:p>
      <text:p text:style-name="P1000"/>
      <text:p text:style-name="P1001">Giorno 22</text:p>
      <text:p text:style-name="P1002">impressioni su HAL</text:p>
      <text:p text:style-name="P1003">Buongiorno a tutti,</text:p>
      <text:p text:style-name="P1004">vi invio in allegato le mail di alert che mi sono arrivate dalattivazione del servizio Hal3010.</text:p>
      <text:p text:style-name="P1005"/>
      <text:p text:style-name="P1006">Prime impressioni:</text:p>
      <text:p text:style-name="P1007">MAIL ALERT</text:p>
      <text:p text:style-name="P1008">:( una mail per doc reperito &gt; intasa la posta (infatti lo disattivo al volo :P)</text:p>
      <text:p text:style-name="P1009">:( nessuna preview</text:p>
      <text:p text:style-name="P1010">:( nessuna info aggiuntiva su fonte, data pubblicazione e altri dettagli fondamentali</text:p>
      <text:p text:style-name="P1011">:) dalla mail ti fornisce i link per modificare alert (esclusione kwd, fonte, categoria)</text:p>
      <text:p text:style-name="P1012">PANNELLO</text:p>
      <text:p text:style-name="P1013">:) molto semplice intuitivo (mi piace licona del cestino per indicare Elimina)</text:p>
      <text:p text:style-name="P1014">:( il pannello non permette alcuna esportazione delle pagine</text:p>
      <text:p text:style-name="P1015">:( la preview non si può ingrandire o ampliare</text:p>
      <text:p text:style-name="P1016">:( se si clicca sulla fonte o su titolo doc si arriva<text:s/>cmq alla stessa pagina del doc (non alla home page e alla</text:p>
      <text:p text:style-name="P1017">pagina spec)</text:p>
      <text:p text:style-name="P1018"/>
      <text:p text:style-name="P1019">Sotto uno screenshot del pannello, cmq se volete provarlo i dati di accesso sono:</text:p>
      <text:p text:style-name="P1020">user;<text:s/><text:bookmark-start text:name="__DdeLink__8300_868348494"/>francescatezza@hotmail.com<text:bookmark-end text:name="__DdeLink__8300_868348494"/></text:p>
      <text:p text:style-name="P1021">psw: H4l3010</text:p>
      <text:p text:style-name="P1022"/>
      <text:p text:style-name="P1023">report HAL</text:p>
      <text:p text:style-name="P1024"/>
      <text:p text:style-name="P1025">Da:<text:tab/>Francesca Tezza &lt;francescatezza@hotmail.com&gt;</text:p>
      <text:p text:style-name="P1026">Inviato:<text:tab/>lunedì 22 novembre 2010 9.49</text:p>
      <text:p text:style-name="P1027">A:<text:tab/>Francesca Tezza</text:p>
      <text:p text:style-name="P1028">Oggetto:<text:tab/>RE: Hal3010: conad su siracusa.blogsicilia.it</text:p>
      <text:p text:style-name="P1029"/>
      <text:p text:style-name="P1030">From: hal3010alert06@gmail.com</text:p>
      <text:p text:style-name="P1031">To: francescatezza@hotmail.com</text:p>
      <text:p text:style-name="P1032">CC: <text:s/></text:p>
      <text:p text:style-name="P1033">Subject: Hal3010: conad su siracusa.blogsicilia.it</text:p>
      <text:p text:style-name="P1034">Date: Mon, 22 Nov 2010 09:21:24 +0100</text:p>
      <text:p text:style-name="P1035"><text:s/></text:p>
      <text:p text:style-name="P1036">Buongiorno da Hal3010. <text:s/></text:p>
      <text:p text:style-name="P1037"><text:s/>Ho rilevato una presenza della vostra parola chiave conad al seguente link: <text:s/></text:p>
      <text:p text:style-name="P1038"><text:s/>Scherma, a Ravenna brilla Paolo Iemmolo</text:p>
      <text:p text:style-name="P1039"><text:s/>http://ragusa.blogsicilia.it/scherma-a-ravenna-brilla-paolo-iemmolo/17595/</text:p>
      <text:p text:style-name="P1040"><text:s/>Ritenete utile questo servizio? Parlatene a un collega! Ci aiuterete a crescere.</text:p>
      <text:p text:style-name="P1041"><text:s/>Il servizio è al momento in fase sperimentale. E'<text:s/>normale che possano arrivare segnalazioni non pertinenti;</text:p>
      <text:p text:style-name="P1042">stiamo affinando il motore di ricerca.</text:p>
      <text:p text:style-name="P1043">Perfavore segnalateci nuovi siti che vorreste far monitorare o eventuali redazionali non inviati.</text:p>
      <text:p text:style-name="P1044"><text:s/>---</text:p>
      <text:p text:style-name="P1045">Se questo redazionale non vi interessa, forse potete filtrare le segnalazioni dello stesso tipo:</text:p>
      <text:p text:style-name="P1046"><text:s/>Se desideri escludere i redazionali dove appare una parola o una frase fai click su questo link</text:p>
      <text:p text:style-name="P1047">Escludi i redazionali dove appare una parola o una frase che ti indico</text:p>
      <text:p text:style-name="P1048"><text:s/>Se desideri non ricevere segnalazioni<text:s/>dal sito siracusa.blogsicilia.it fai click su questo link</text:p>
      <text:p text:style-name="P1049">Non monitorare il sito siracusa.blogsicilia.it</text:p>
      <text:p text:style-name="P1050"><text:s/>Se desideri non ricevere segnalazioni del canale News fai click su questo link</text:p>
      <text:p text:style-name="P1051">Non monitorare il canale News</text:p>
      <text:p text:style-name="P1052">Questa segnalazione viene da un sito<text:s/>classificato come 'Notizie locali'. Se desideri non ricevere segnalazioni</text:p>
      <text:p text:style-name="P1053">da siti classificati come Notizie locali fai click su questo link</text:p>
      <text:p text:style-name="P1054">Non monitorare i siti classificati come Notizie locali</text:p>
      <text:p text:style-name="P1055"/>
      <text:p text:style-name="P1056">Impressioni personali:</text:p>
      <text:p text:style-name="P1057">Molto semplice perchè ancora in fase iniziale, non si può dire molto, se non che i risultati sono limitati perchè le fonti sono limitate! Lo scopo lo si taggiunge anche se in modo spartano</text:p>
      <text:p text:style-name="P1058"/>
      <text:p text:style-name="P1059"/>
      <text:p text:style-name="P1060">gem list</text:p>
      <text:p text:style-name="P1061">abstract (1.0.0)</text:p>
      <text:p text:style-name="P1062">actionmailer (3.0.1, 2.0.5)</text:p>
      <text:p text:style-name="P1063">actionpack (3.0.1, 2.0.5)</text:p>
      <text:p text:style-name="P1064">activemodel (3.0.1)</text:p>
      <text:p text:style-name="P1065">activerecord (3.0.1, 2.0.5)</text:p>
      <text:p text:style-name="P1066">activeresource (3.0.1, 2.0.5)</text:p>
      <text:p text:style-name="P1067">activesupport (3.0.1, 2.0.5)</text:p>
      <text:p text:style-name="P1068">acts_as_ferret (0.4.3)</text:p>
      <text:p text:style-name="P1069">arel (2.0.2, 1.0.1)</text:p>
      <text:p text:style-name="P1070">Ascii85 (1.0.0)</text:p>
      <text:p text:style-name="P1071">builder (2.1.2)</text:p>
      <text:p text:style-name="P1072">capistrano (2.5.19)</text:p>
      <text:p text:style-name="P1073">capistrano-ext (1.2.1)</text:p>
      <text:p text:style-name="P1074">color (1.4.1)</text:p>
      <text:p text:style-name="P1075">daemon_controller (0.2.5)</text:p>
      <text:p text:style-name="P1076">echoe (4.3.1)</text:p>
      <text:p text:style-name="P1077">erubis (2.6.6)</text:p>
      <text:p text:style-name="P1078">fastthread (1.0.7)</text:p>
      <text:p text:style-name="P1079">ferret (0.11.8.1, 0.11.6)</text:p>
      <text:p text:style-name="P1080">file-tail (1.0.5)</text:p>
      <text:p text:style-name="P1081">gemcutter (0.6.1)</text:p>
      <text:p text:style-name="P1082">googletranslate (0.2)</text:p>
      <text:p text:style-name="P1083">highline (1.6.1)</text:p>
      <text:p text:style-name="P1084">hoe (2.6.2)</text:p>
      <text:p text:style-name="P1085">hpricot (0.8.3)</text:p>
      <text:p text:style-name="P1086">i18n (0.4.2)</text:p>
      <text:p text:style-name="P1087">json_pure (1.4.6, 1.1.9)</text:p>
      <text:p text:style-name="P1088">mail (2.2.9.1)</text:p>
      <text:p text:style-name="P1089">mechanize<text:s/>(1.0.0)</text:p>
      <text:p text:style-name="P1090">mime-types (1.16)</text:p>
      <text:p text:style-name="P1091">mysql (2.8.1)</text:p>
      <text:p text:style-name="P1092">net-scp (1.0.4)</text:p>
      <text:p text:style-name="P1093">net-sftp (2.0.5)</text:p>
      <text:p text:style-name="P1094">net-ssh (2.0.23)</text:p>
      <text:p text:style-name="P1095">net-ssh-gateway (1.0.1)</text:p>
      <text:p text:style-name="P1096">nokogiri (1.4.3.1)</text:p>
      <text:p text:style-name="P1097">packet (0.1.15)</text:p>
      <text:p text:style-name="P1098">passenger (2.2.4)</text:p>
      <text:p text:style-name="P1099">pdf-reader (0.8.6)</text:p>
      <text:p text:style-name="P1100">pdf-writer (1.1.8)</text:p>
      <text:p text:style-name="P1101">polyglot (0.3.1)</text:p>
      <text:p text:style-name="P1102">rack (1.2.1)</text:p>
      <text:p text:style-name="P1103">rack-mount (0.6.13)</text:p>
      <text:p text:style-name="P1104">rack-test (0.5.6)</text:p>
      <text:p text:style-name="P1105">rails (2.0.5)</text:p>
      <text:p text:style-name="P1106">railties (3.0.1)</text:p>
      <text:p text:style-name="P1107">rake (0.8.7)</text:p>
      <text:p text:style-name="P1108">rubyforge (2.0.4, 2.0.3)</text:p>
      <text:p text:style-name="P1109">spruz (0.2.2)</text:p>
      <text:p text:style-name="P1110">thor (0.14.4)</text:p>
      <text:p text:style-name="P1111">transaction-simple (1.4.0)</text:p>
      <text:p text:style-name="P1112">treetop (1.4.8)</text:p>
      <text:p text:style-name="P1113">tzinfo (0.3.23)</text:p>
      <text:p text:style-name="P1114"/>
      <text:p text:style-name="P1115"/>
      <text:p text:style-name="P1116">Giorno 23</text:p>
      <text:p text:style-name="P1117">ancora office come nei 2 giorni precedenti</text:p>
      <text:p text:style-name="P1118">pomeriggio formazione WA</text:p>
      <text:p text:style-name="P1119"/>
      <text:p text:style-name="P1120">Giorno 24</text:p>
      <text:p text:style-name="P1121">Spostamento del DB di produzione in staging con eliminazione di alcuni dati, cancellazione index e ricostruzione</text:p>
      <text:p text:style-name="P1122">continua l'arcano con un aggiornamento, sul server test le url che non funzionavano, prese singolarmente funzionano</text:p>
      <text:p text:style-name="P1123">Fatto uno script che distingue fra connessione ssh per il server di test e quello di produzione</text:p>
      <text:p text:style-name="P1124"/>
      <text:p text:style-name="P1125">Giorno 25</text:p>
      <text:p text:style-name="P1126">Individuazione domini da eliminare da 9net</text:p>
      <text:p text:style-name="P1127">Giorno 26</text:p>
      <text:p text:style-name="P1128">eliminazione di 4 domini e tesi</text:p>
      <text:p text:style-name="P1129">Giorno 29</text:p>
      <text:p text:style-name="P1130">Tesi, più smanettamento su server stage asp</text:p>
      <text:p text:style-name="P1131">Giorno 30</text:p>
      <text:p text:style-name="P1132">Tesi più formazione about user</text:p>
      <text:p text:style-name="P1133">Giorno 1/12</text:p>
      <text:p text:style-name="P1134">Twitter gem con oauth<text:s/><text:a xlink:href="http://developer.yahoo.com/oauth/guide/oauth-auth-flow.html" office:target-frame-name="_top" xlink:show="replace">http://developer.yahoo.com/oauth/guide/oauth-auth-flow.html</text:a></text:p>
      <text:p text:style-name="P1135">Giorno 2</text:p>
      <text:p text:style-name="P1136">Assente</text:p>
      <text:p text:style-name="P1137">Giorno 3</text:p>
      <text:p text:style-name="P1138">studio</text:p>
      <text:p text:style-name="P1139">Giorno 5</text:p>
      <text:p text:style-name="P1140">domini 9net</text:p>
      <text:p text:style-name="P1141">Giorno 6</text:p>
      <text:p text:style-name="P1142">domini 9net + tesi</text:p>
      <text:p text:style-name="P1143">Giorno 22</text:p>
      <text:p text:style-name="P1144">Solr, riconoscimento tags</text:p>
      <text:p text:style-name="P1145">Giorno 23</text:p>
      <text:p text:style-name="P1146">Solr riconoscimento lingua</text:p>
      <text:p text:style-name="P1147">Giorno 3/01/11</text:p>
      <text:p text:style-name="P1148">Messo nel server di produzione di readability, aggiornando pacchetti</text:p>
      <text:p text:style-name="P1149">Giorno 4</text:p>
      <text:p text:style-name="P1150">Studio. Il programma gira dalla mattina dalle ore<text:s/>01.10.</text:p>
      <text:p text:style-name="P1151">Per un profilo che prima completava in 15 miunuti ci sono voulti 50 con la nuova procedura</text:p>
      <text:p text:style-name="P1152">Completamente eseguito in 15ore</text:p>
      <text:p text:style-name="P1153"/>
      <text:p text:style-name="P1154"/>
      <text:p text:style-name="P1155">Sembra riconoscere molte più pagine, ma ci mette molto tempo. Corretto un bug riguardante la codifica delle URL. ES:<text:s/><text:a xlink:href="http://it.wikipedia.org/wiki/McDonald's%2523Impatto_globale" office:target-frame-name="_top" xlink:show="replace">http://it.wikipedia.org/wiki/McDonald's%2523Impatto_globale</text:a></text:p>
      <text:p text:style-name="P1156">deve esssre :<text:s/><text:a xlink:href="http://it.wikipedia.org/wiki/McDonald%27s#Impatto_globale" office:target-frame-name="_top" xlink:show="replace">http://it.wikipedia.org/wiki/McDonald%27s#Impatto_globale</text:a></text:p>
      <text:p text:style-name="P1157"/>
      <text:p text:style-name="P1158">Riga:22 e 35 di document.rb</text:p>
      <text:p text:style-name="P1159"><text:span text:style-name="T1160">uri = URI.parse(URI.encode(args[:url]))</text:span></text:p>
      <text:p text:style-name="P1161">Diventa:</text:p>
      <text:p text:style-name="P1162"><text:s text:c="6"/>uri = URI.parse(args[:url])</text:p>
      <text:p text:style-name="P1163"/>
      <text:p text:style-name="P1164">Giorno 5</text:p>
      <text:p text:style-name="P1165">Avviato anche oggi, il problema della codifica dell'url rimane...</text:p>
      <text:p text:style-name="P1166">Con un<text:s/><text:a xlink:href="http://newrelic.com/" office:target-frame-name="_top" xlink:show="replace">http://newrelic.com/</text:a><text:s/>stiamo monitorando il funzionamento dell'software, da uno sguardo veloce, sembra, oltre ad un grande numero di pagine reperite rispetto a prima (vecchie però) ci mette molto tempo. Con questo software che installa una gemma <text:s/>misuriamo<text:s/>il tempo nelle varie fasi. Abbiamo visto che la fase più lunga è quella di fatching, dove usa i 3 scraper.</text:p>
      <text:p text:style-name="P1167"/>
      <text:p text:style-name="P1168">Giorno 10</text:p>
      <text:p text:style-name="P1169">Il programma ci mette molto tempo, e quindi controllando i log abbiamo visto che non c'è un punto in particolare dove il programma si pianta, però analizzando ulteriormente ho visto che alcuni siti vengono analizzati 1 volta altri 2 e certi altri 3, quindi sembra che passino per i vari scraper fino a quando non si riesce a superare qualche test, presumibilmente is_fetched.</text:p>
      <text:p text:style-name="P1170">Ora ho lanciato sul server di test con un profilo in esecuzione.</text:p>
      <text:p text:style-name="P1171"/>
      <text:p text:style-name="P1172">Ho notato che a portare via tempo sono i regex della data, bisogna diminuire il numero di regex e allo stesso tempo provare a cambiare il modo di cercarli. Provando a cercare le date prima su tutta la pagina<text:s/>che viene passata come stringa e poi passaregli l'elemento che le contiene e poi identificare la data.</text:p>
      <text:p text:style-name="P1173"/>
      <text:p text:style-name="P1174">11 Gennaio</text:p>
      <text:p text:style-name="P1175">Il programma eliminando la funzione che cerca la data in readability ci ha impegato circa 9 ore.</text:p>
      <text:p text:style-name="P1176">Sistemato le regex, inserendo quelle che ho<text:s/>trovato su internet di Michael Ash, inoltre rimuovo ogni elemento ispezionato della pagina. Ho una riduzione notevole del tempo e mantengo il riconoscimento delle date.</text:p>
      <text:p text:style-name="P1177">Per ogni pagina impiega circa 8secondi</text:p>
      <text:p text:style-name="P1178"/>
      <text:p text:style-name="P1179">12 Gennaio</text:p>
      <text:p text:style-name="P1180">Il programma ha completato il tutto<text:s/>in 6 ore e 10 miunti. Ci sono degli errori riguardanti il mancato fatch di alcune pagine, ma tutto nella norma. Yahoo answer non repereisce, anche se trova delle pagine.</text:p>
      <text:p text:style-name="P1181"/>
      <text:p text:style-name="P1182">Problemi con il redirect, esiste un patch per open-uri.<text:s/><text:a xlink:href="http://redmine.ruby-lang.org/issues/show/859" office:target-frame-name="_top" xlink:show="replace">http://redmine.ruby-lang.org/issues/show/859</text:a></text:p>
      <text:p text:style-name="P1183">Per codificare le uri, basta usare URI.escape() fonte:<text:s/><text:a xlink:href="http://seidimoda.repubblica.it/dettaglio/lui-lei-e-il-caffè/73613" office:target-frame-name="_top" xlink:show="replace">http://seidimoda.repubblica.it/dettaglio/lui-lei-e-il-caff%C3%A8/73613</text:a></text:p>
      <text:p text:style-name="P1184">Giorno 13</text:p>
      <text:p text:style-name="P1185">Implementazione dello scraper zoover.</text:p>
      <text:p text:style-name="P1186">Realizzazzione del progrmma in php per controllare se i backup vengono fatti correttamente.</text:p>
      <text:p text:style-name="P1187"/>
      <text:p text:style-name="P1188">Giorno 24</text:p>
      <text:p text:style-name="P1189">Per cancellare l’index di solr</text:p>
      <text:p text:style-name="P1190"><text:span text:style-name="T1191">If your requirement is to delete whole<text:s/></text:span><text:span text:style-name="T1192">index</text:span><text:span text:style-name="T1193"><text:s/>you can also use:<text:s/></text:span><text:span text:style-name="T1194"><text:line-break/></text:span><text:a xlink:href="http://localhost:8080/solr/update?stream.body=" office:target-frame-name="_top" xlink:show="replace"><text:span text:style-name="T1195">http://localhost:8080/</text:span><text:span text:style-name="T1196">solr</text:span><text:span text:style-name="T1197">/update?stream.body=</text:span></text:a><text:span text:style-name="T1198">&lt;delete&gt;&lt;query&gt;*:*&lt;/query&gt;&lt;/delete&gt;<text:s/></text:span><text:span text:style-name="T1199"><text:line-break/></text:span><text:a xlink:href="http://localhost:8080/solr/update?stream.body=" office:target-frame-name="_top" xlink:show="replace"><text:span text:style-name="T1200">http://localhost:8080/</text:span><text:span text:style-name="T1201">solr</text:span><text:span text:style-name="T1202">/update?stream.body=</text:span></text:a><text:span text:style-name="T1203">&lt;commit/&gt;<text:s/></text:span><text:span text:style-name="T1204"><text:line-break/></text:span><text:span text:style-name="T1205"><text:line-break/>If your requirement is to delete data from<text:s/></text:span><text:span text:style-name="T1206">index</text:span><text:span text:style-name="T1207"><text:s/>selectively, change the above query accordingly:<text:s/></text:span><text:span text:style-name="T1208"><text:line-break/></text:span><text:a xlink:href="http://localhost:8080/solr/update?stream.body=" office:target-frame-name="_top" xlink:show="replace"><text:span text:style-name="T1209">http://localhost:8080/</text:span><text:span text:style-name="T1210">solr</text:span><text:span text:style-name="T1211">/update?stream.body=</text:span></text:a><text:span text:style-name="T1212">&lt;delete&gt;&lt;query&gt;adId:1002&lt;/query&gt;&lt;/delete&gt;<text:s/></text:span><text:span text:style-name="T1213"><text:line-break/></text:span><text:a xlink:href="http://localhost:8080/solr/update?stream.body=" office:target-frame-name="_top" xlink:show="replace"><text:span text:style-name="T1214">http://localhost:8080/</text:span><text:span text:style-name="T1215">solr</text:span><text:span text:style-name="T1216">/update?stream.body=</text:span></text:a><text:span text:style-name="T1217">&lt;commit/&g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modern" style:font-pitch="fixed"/>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ejaVu Sans Mono" svg:font-family="DejaVu Sans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2" style:display-name="Titolo 2" style:family="paragraph" style:parent-style-name="Heading" style:next-style-name="Textbody" style:default-outline-level="2">
      <style:text-properties style:font-name="Liberation Serif" fo:font-weight="bold" style:font-weight-asian="bold" style:font-weight-complex="bold" fo:font-size="18pt" style:font-size-asian="18pt" style:font-size-complex="18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paragraph-properties fo:widows="2" fo:orphans="2"/>
      <style:text-properties style:font-name="Times New Roman" style:font-name-asian="Times New Roman" style:font-name-complex="Times New Roman"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DejaVu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DejaVu Sans Mono" style:font-name-asian="DejaVu Sans" style:font-name-complex="DejaVu Sans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style>
    <style:style style:name="WW8Num3z0" style:display-name="WW8Num3z0" style:family="text">
      <style:text-properties style:font-name="Courier New" style:font-name-complex="Courier New"/>
    </style:style>
    <style:style style:name="WW8Num3z2" style:display-name="WW8Num3z2" style:family="text">
      <style:text-properties style:font-name="Wingdings"/>
    </style:style>
    <style:style style:name="WW8Num3z3" style:display-name="WW8Num3z3" style:family="text">
      <style:text-properties style:font-name="Symbol"/>
    </style:style>
    <style:style style:name="WW8Num4z1" style:display-name="WW8Num4z1" style:family="text">
      <style:text-properties style:font-name="Courier New" style:font-name-complex="Courier New"/>
    </style:style>
    <style:style style:name="WW8Num4z3" style:display-name="WW8Num4z3" style:family="text">
      <style:text-properties style:font-name="Symbol"/>
    </style:style>
    <style:style style:name="WW8Num4z5" style:display-name="WW8Num4z5" style:family="text">
      <style:text-properties style:font-name="Wingdings"/>
    </style:style>
    <style:style style:name="WW8Num5z0" style:display-name="WW8Num5z0" style:family="text">
      <style:text-properties style:font-name="Courier New" style:font-name-complex="Courier New"/>
    </style:style>
    <style:style style:name="WW8Num5z2" style:display-name="WW8Num5z2" style:family="text">
      <style:text-properties style:font-name="Wingdings"/>
    </style:style>
    <style:style style:name="WW8Num5z3" style:display-name="WW8Num5z3" style:family="text">
      <style:text-properties style:font-name="Symbol"/>
    </style:style>
    <style:style style:name="WW8Num6z0" style:display-name="WW8Num6z0" style:family="text">
      <style:text-properties style:font-name="Symbol"/>
    </style:style>
    <style:style style:name="WW8Num6z1" style:display-name="WW8Num6z1" style:family="text">
      <style:text-properties style:font-name="Courier New" style:font-name-complex="Courier New"/>
    </style:style>
    <style:style style:name="WW8Num6z5" style:display-name="WW8Num6z5" style:family="text">
      <style:text-properties style:font-name="Wingdings"/>
    </style:style>
    <style:style style:name="Internetlink" style:display-name="Internet link" style:family="text" style:parent-style-name="Car.predefinitoparagrafo">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Car.predefinitoparagrafo">
      <style:text-properties fo:color="#8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WW_CharLFO1LVL1" style:family="text">
      <style:text-properties style:font-name="Symbol"/>
    </style:style>
    <text:list-style style:name="WW8Num1" style:display-name="WW8Num1">
      <text:list-level-style-bullet text:level="1" text:style-name="WW_CharLFO1LVL1"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2" style:display-name="WW8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8Num3" style:display-name="WW8Num3">
      <text:list-level-style-bullet text:level="1" text:style-name="WW_CharLFO3LVL1" text:bullet-char="o">
        <style:list-level-properties/>
        <style:text-properties style:font-name="Courier New"/>
      </text:list-level-style-bullet>
      <text:list-level-style-bullet text:level="2" text:style-name="WW_CharLFO3LVL2" text:bullet-char="o">
        <style:list-level-properties/>
        <style:text-properties style:font-name="Courier New"/>
      </text:list-level-style-bullet>
      <text:list-level-style-bullet text:level="3" text:style-name="WW_CharLFO3LVL3" text:bullet-char="">
        <style:list-level-properties/>
        <style:text-properties style:font-name="Wingdings"/>
      </text:list-level-style-bullet>
      <text:list-level-style-bullet text:level="4" text:style-name="WW_CharLFO3LVL4" text:bullet-char="">
        <style:list-level-properties/>
        <style:text-properties style:font-name="Symbol"/>
      </text:list-level-style-bullet>
      <text:list-level-style-bullet text:level="5" text:style-name="WW_CharLFO3LVL5" text:bullet-char="o">
        <style:list-level-properties/>
        <style:text-properties style:font-name="Courier New"/>
      </text:list-level-style-bullet>
      <text:list-level-style-bullet text:level="6" text:style-name="WW_CharLFO3LVL6" text:bullet-char="">
        <style:list-level-properties/>
        <style:text-properties style:font-name="Wingdings"/>
      </text:list-level-style-bullet>
      <text:list-level-style-bullet text:level="7" text:style-name="WW_CharLFO3LVL7" text:bullet-char="">
        <style:list-level-properties/>
        <style:text-properties style:font-name="Symbol"/>
      </text:list-level-style-bullet>
      <text:list-level-style-bullet text:level="8" text:style-name="WW_CharLFO3LVL8" text:bullet-char="o">
        <style:list-level-properties/>
        <style:text-properties style:font-name="Courier New"/>
      </text:list-level-style-bullet>
      <text:list-level-style-bullet text:level="9" text:style-name="WW_CharLFO3LVL9" text:bullet-char="">
        <style:list-level-properties/>
        <style:text-properties style:font-name="Wingdings"/>
      </text:list-level-style-bullet>
    </text:list-style>
    <style:style style:name="WW_CharLFO4LVL2" style:family="text">
      <style:text-properties style:font-name="Courier New" style:font-name-complex="Courier New"/>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8Num4" style:display-name="WW8Num4">
      <text:list-level-style-number text:level="1" style:num-suffix="." style:num-format="1">
        <style:list-level-properties/>
      </text:list-level-style-number>
      <text:list-level-style-bullet text:level="2" text:style-name="WW_CharLFO4LVL2" text:bullet-char="o">
        <style:list-level-properties/>
        <style:text-properties style:font-name="Courier New"/>
      </text:list-level-style-bullet>
      <text:list-level-style-number text:level="3" style:num-suffix="." style:num-format="1">
        <style:list-level-properties/>
      </text:list-level-style-number>
      <text:list-level-style-bullet text:level="4" text:style-name="WW_CharLFO4LVL4" text:bullet-char="">
        <style:list-level-properties/>
        <style:text-properties style:font-name="Symbol"/>
      </text:list-level-style-bullet>
      <text:list-level-style-bullet text:level="5" text:style-name="WW_CharLFO4LVL5" text:bullet-char="o">
        <style:list-level-properties/>
        <style:text-properties style:font-name="Courier New"/>
      </text:list-level-style-bullet>
      <text:list-level-style-bullet text:level="6" text:style-name="WW_CharLFO4LVL6" text:bullet-char="">
        <style:list-level-properties/>
        <style:text-properties style:font-name="Wingdings"/>
      </text:list-level-style-bullet>
      <text:list-level-style-bullet text:level="7" text:style-name="WW_CharLFO4LVL7" text:bullet-char="">
        <style:list-level-properties/>
        <style:text-properties style:font-name="Symbol"/>
      </text:list-level-style-bullet>
      <text:list-level-style-bullet text:level="8" text:style-name="WW_CharLFO4LVL8" text:bullet-char="o">
        <style:list-level-properties/>
        <style:text-properties style:font-name="Courier New"/>
      </text:list-level-style-bullet>
      <text:list-level-style-bullet text:level="9" text:style-name="WW_CharLFO4LVL9" text:bullet-char="">
        <style:list-level-properties/>
        <style:text-properties style:font-name="Wingdings"/>
      </text:list-level-style-bullet>
    </text:list-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8Num5" style:display-name="WW8Num5">
      <text:list-level-style-bullet text:level="1" text:style-name="WW_CharLFO5LVL1" text:bullet-char="o">
        <style:list-level-properties/>
        <style:text-properties style:font-name="Courier New"/>
      </text:list-level-style-bullet>
      <text:list-level-style-bullet text:level="2" text:style-name="WW_CharLFO5LVL2" text:bullet-char="o">
        <style:list-level-properties/>
        <style:text-properties style:font-name="Courier New"/>
      </text:list-level-style-bullet>
      <text:list-level-style-bullet text:level="3" text:style-name="WW_CharLFO5LVL3" text:bullet-char="">
        <style:list-level-properties/>
        <style:text-properties style:font-name="Wingdings"/>
      </text:list-level-style-bullet>
      <text:list-level-style-bullet text:level="4" text:style-name="WW_CharLFO5LVL4" text:bullet-char="">
        <style:list-level-properties/>
        <style:text-properties style:font-name="Symbol"/>
      </text:list-level-style-bullet>
      <text:list-level-style-bullet text:level="5" text:style-name="WW_CharLFO5LVL5" text:bullet-char="o">
        <style:list-level-properties/>
        <style:text-properties style:font-name="Courier New"/>
      </text:list-level-style-bullet>
      <text:list-level-style-bullet text:level="6" text:style-name="WW_CharLFO5LVL6" text:bullet-char="">
        <style:list-level-properties/>
        <style:text-properties style:font-name="Wingdings"/>
      </text:list-level-style-bullet>
      <text:list-level-style-bullet text:level="7" text:style-name="WW_CharLFO5LVL7" text:bullet-char="">
        <style:list-level-properties/>
        <style:text-properties style:font-name="Symbol"/>
      </text:list-level-style-bullet>
      <text:list-level-style-bullet text:level="8" text:style-name="WW_CharLFO5LVL8" text:bullet-char="o">
        <style:list-level-properties/>
        <style:text-properties style:font-name="Courier New"/>
      </text:list-level-style-bullet>
      <text:list-level-style-bullet text:level="9" text:style-name="WW_CharLFO5LVL9" text:bullet-char="">
        <style:list-level-properties/>
        <style:text-properties style:font-name="Wingdings"/>
      </text:list-level-style-bullet>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8Num6" style:display-name="WW8Num6">
      <text:list-level-style-bullet text:level="1" text:style-name="WW_CharLFO6LVL1" text:bullet-char="">
        <style:list-level-properties/>
        <style:text-properties style:font-name="Symbol"/>
      </text:list-level-style-bullet>
      <text:list-level-style-bullet text:level="2" text:style-name="WW_CharLFO6LVL2" text:bullet-char="o">
        <style:list-level-properties/>
        <style:text-properties style:font-name="Courier New"/>
      </text:list-level-style-bullet>
      <text:list-level-style-number text:level="3" style:num-suffix="." style:num-format="1">
        <style:list-level-properties/>
      </text:list-level-style-number>
      <text:list-level-style-bullet text:level="4" text:style-name="WW_CharLFO6LVL4" text:bullet-char="">
        <style:list-level-properties/>
        <style:text-properties style:font-name="Symbol"/>
      </text:list-level-style-bullet>
      <text:list-level-style-bullet text:level="5" text:style-name="WW_CharLFO6LVL5" text:bullet-char="o">
        <style:list-level-properties/>
        <style:text-properties style:font-name="Courier New"/>
      </text:list-level-style-bullet>
      <text:list-level-style-bullet text:level="6" text:style-name="WW_CharLFO6LVL6" text:bullet-char="">
        <style:list-level-properties/>
        <style:text-properties style:font-name="Wingdings"/>
      </text:list-level-style-bullet>
      <text:list-level-style-bullet text:level="7" text:style-name="WW_CharLFO6LVL7" text:bullet-char="">
        <style:list-level-properties/>
        <style:text-properties style:font-name="Symbol"/>
      </text:list-level-style-bullet>
      <text:list-level-style-bullet text:level="8" text:style-name="WW_CharLFO6LVL8" text:bullet-char="o">
        <style:list-level-properties/>
        <style:text-properties style:font-name="Courier New"/>
      </text:list-level-style-bullet>
      <text:list-level-style-bullet text:level="9" text:style-name="WW_CharLFO6LVL9" text:bullet-char="">
        <style:list-level-properties/>
        <style:text-properties style:font-name="Wingdings"/>
      </text:list-level-style-bullet>
    </text:list-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number text:level="1" style:num-suffix=")" style:num-format="1" text:start-value="3">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8in" fo:page-height="11.693in" style:print-orientation="portrait" fo:margin-top="0.4993in" fo:margin-left="0.5in" fo:margin-bottom="0.7875in" fo:margin-right="0.51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Giorno 13</dc:title>
    <meta:initial-creator>andrea.feltrin</meta:initial-creator>
    <dc:creator>Andrea Feltrin</dc:creator>
    <meta:creation-date>2010-09-13T09:43:00Z</meta:creation-date>
    <dc:date>2011-01-24T16:23:00Z</dc:date>
    <meta:template xlink:href="Normal" xlink:type="simple"/>
    <meta:editing-cycles>237</meta:editing-cycles>
    <meta:editing-duration>PT461280S</meta:editing-duration>
    <meta:user-defined meta:name="Info 1"/>
    <meta:user-defined meta:name="Info 2"/>
    <meta:user-defined meta:name="Info 3"/>
    <meta:user-defined meta:name="Info 4"/>
    <meta:document-statistic meta:page-count="27" meta:paragraph-count="212" meta:word-count="15857" meta:character-count="106036" meta:row-count="753" meta:non-whitespace-character-count="90391"/>
  </office:meta>
</office:document-meta>
</file>